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2.3618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1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d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Yolo3-converted (PT = 0.5)</text:p>
          </table:table-cell>
          <table:table-cell office:value-type="string" calcext:value-type="string">
            <text:p>Yolo3-converted (PT = 0.4)</text:p>
          </table:table-cell>
          <table:table-cell office:value-type="string" calcext:value-type="string">
            <text:p>Yolo3-converted (PT = 0.3)</text:p>
          </table:table-cell>
          <table:table-cell office:value-type="string" calcext:value-type="string">
            <text:p>Yolo3-original (PT = 0.5)</text:p>
          </table:table-cell>
          <table:table-cell office:value-type="string" calcext:value-type="string">
            <text:p>Person-detection-retail-0013 (PT = 0.5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0002045631409" calcext:value-type="float">
            <text:p>0.980002045631409</text:p>
          </table:table-cell>
          <table:table-cell office:value-type="float" office:value="0.803701758384705" calcext:value-type="float">
            <text:p>0.8037017583847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455252170563" calcext:value-type="float">
            <text:p>0.996455252170563</text:p>
          </table:table-cell>
          <table:table-cell office:value-type="float" office:value="0.838067293167114" calcext:value-type="float">
            <text:p>0.8380672931671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.997621119022369" calcext:value-type="float">
            <text:p>0.997621119022369</text:p>
          </table:table-cell>
          <table:table-cell office:value-type="float" office:value="0.974361896514893" calcext:value-type="float">
            <text:p>0.974361896514893</text:p>
          </table:table-cell>
          <table:table-cell office:value-type="float" office:value="0.79245913028717" calcext:value-type="float">
            <text:p>0.7924591302871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998426079750061" calcext:value-type="float">
            <text:p>0.998426079750061</text:p>
          </table:table-cell>
          <table:table-cell office:value-type="float" office:value="0.995974242687225" calcext:value-type="float">
            <text:p>0.995974242687225</text:p>
          </table:table-cell>
          <table:table-cell office:value-type="float" office:value="0.974998235702515" calcext:value-type="float">
            <text:p>0.97499823570251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.999765515327454" calcext:value-type="float">
            <text:p>0.999765515327454</text:p>
          </table:table-cell>
          <table:table-cell office:value-type="float" office:value="0.996585965156555" calcext:value-type="float">
            <text:p>0.996585965156555</text:p>
          </table:table-cell>
          <table:table-cell office:value-type="float" office:value="0.972192406654358" calcext:value-type="float">
            <text:p>0.97219240665435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999880611896515" calcext:value-type="float">
            <text:p>0.999880611896515</text:p>
          </table:table-cell>
          <table:table-cell office:value-type="float" office:value="0.999463737010956" calcext:value-type="float">
            <text:p>0.999463737010956</text:p>
          </table:table-cell>
          <table:table-cell office:value-type="float" office:value="0.946677625179291" calcext:value-type="float">
            <text:p>0.94667762517929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.99989914894104" calcext:value-type="float">
            <text:p>0.99989914894104</text:p>
          </table:table-cell>
          <table:table-cell office:value-type="float" office:value="0.998398184776306" calcext:value-type="float">
            <text:p>0.998398184776306</text:p>
          </table:table-cell>
          <table:table-cell office:value-type="float" office:value="0.982337832450867" calcext:value-type="float">
            <text:p>0.9823378324508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.999433577060699" calcext:value-type="float">
            <text:p>0.999433577060699</text:p>
          </table:table-cell>
          <table:table-cell office:value-type="float" office:value="0.998839020729065" calcext:value-type="float">
            <text:p>0.998839020729065</text:p>
          </table:table-cell>
          <table:table-cell office:value-type="float" office:value="0.990324974060059" calcext:value-type="float">
            <text:p>0.99032497406005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.991098999977112" calcext:value-type="float">
            <text:p>0.991098999977112</text:p>
          </table:table-cell>
          <table:table-cell office:value-type="float" office:value="0.997258126735687" calcext:value-type="float">
            <text:p>0.997258126735687</text:p>
          </table:table-cell>
          <table:table-cell office:value-type="float" office:value="0.957874298095703" calcext:value-type="float">
            <text:p>0.95787429809570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.988164663314819" calcext:value-type="float">
            <text:p>0.988164663314819</text:p>
          </table:table-cell>
          <table:table-cell office:value-type="float" office:value="0.987906396389008" calcext:value-type="float">
            <text:p>0.987906396389008</text:p>
          </table:table-cell>
          <table:table-cell office:value-type="float" office:value="0.987362861633301" calcext:value-type="float">
            <text:p>0.98736286163330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.999084115028381" calcext:value-type="float">
            <text:p>0.999084115028381</text:p>
          </table:table-cell>
          <table:table-cell office:value-type="float" office:value="0.984838306903839" calcext:value-type="float">
            <text:p>0.984838306903839</text:p>
          </table:table-cell>
          <table:table-cell office:value-type="float" office:value="0.96416437625885" calcext:value-type="float">
            <text:p>0.9641643762588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.998294115066528" calcext:value-type="float">
            <text:p>0.998294115066528</text:p>
          </table:table-cell>
          <table:table-cell office:value-type="float" office:value="0.926045000553131" calcext:value-type="float">
            <text:p>0.926045000553131</text:p>
          </table:table-cell>
          <table:table-cell office:value-type="float" office:value="0.946405708789825" calcext:value-type="float">
            <text:p>0.94640570878982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.999146699905396" calcext:value-type="float">
            <text:p>0.999146699905396</text:p>
          </table:table-cell>
          <table:table-cell office:value-type="float" office:value="0.996585130691528" calcext:value-type="float">
            <text:p>0.996585130691528</text:p>
          </table:table-cell>
          <table:table-cell office:value-type="float" office:value="0.923557996749878" calcext:value-type="float">
            <text:p>0.923557996749878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6193597316742" calcext:value-type="float">
            <text:p>0.986193597316742</text:p>
          </table:table-cell>
          <table:table-cell office:value-type="float" office:value="0.956493020057678" calcext:value-type="float">
            <text:p>0.95649302005767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74390625953674" calcext:value-type="float">
            <text:p>0.974390625953674</text:p>
          </table:table-cell>
          <table:table-cell office:value-type="float" office:value="0.942166149616241" calcext:value-type="float">
            <text:p>0.94216614961624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70625817775726" calcext:value-type="float">
            <text:p>0.970625817775726</text:p>
          </table:table-cell>
          <table:table-cell office:value-type="float" office:value="0.920292615890503" calcext:value-type="float">
            <text:p>0.92029261589050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67732012271881" calcext:value-type="float">
            <text:p>0.967732012271881</text:p>
          </table:table-cell>
          <table:table-cell office:value-type="float" office:value="0.750897228717804" calcext:value-type="float">
            <text:p>0.75089722871780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.997183382511139" calcext:value-type="float">
            <text:p>0.997183382511139</text:p>
          </table:table-cell>
          <table:table-cell office:value-type="float" office:value="0.74800169467926" calcext:value-type="float">
            <text:p>0.74800169467926</text:p>
          </table:table-cell>
          <table:table-cell office:value-type="float" office:value="0.838345646858215" calcext:value-type="float">
            <text:p>0.83834564685821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.998596966266632" calcext:value-type="float">
            <text:p>0.998596966266632</text:p>
          </table:table-cell>
          <table:table-cell office:value-type="float" office:value="0.986502885818481" calcext:value-type="float">
            <text:p>0.986502885818481</text:p>
          </table:table-cell>
          <table:table-cell office:value-type="float" office:value="0.855735003948212" calcext:value-type="float">
            <text:p>0.85573500394821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.999929964542389" calcext:value-type="float">
            <text:p>0.999929964542389</text:p>
          </table:table-cell>
          <table:table-cell office:value-type="float" office:value="0.990422010421753" calcext:value-type="float">
            <text:p>0.990422010421753</text:p>
          </table:table-cell>
          <table:table-cell office:value-type="float" office:value="0.896194219589233" calcext:value-type="float">
            <text:p>0.89619421958923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.999858319759369" calcext:value-type="float">
            <text:p>0.999858319759369</text:p>
          </table:table-cell>
          <table:table-cell office:value-type="float" office:value="0.995628297328949" calcext:value-type="float">
            <text:p>0.995628297328949</text:p>
          </table:table-cell>
          <table:table-cell office:value-type="float" office:value="0.910173773765564" calcext:value-type="float">
            <text:p>0.91017377376556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.99997752904892" calcext:value-type="float">
            <text:p>0.99997752904892</text:p>
          </table:table-cell>
          <table:table-cell office:value-type="float" office:value="0.98036539554596" calcext:value-type="float">
            <text:p>0.98036539554596</text:p>
          </table:table-cell>
          <table:table-cell office:value-type="float" office:value="0.927016973495483" calcext:value-type="float">
            <text:p>0.9270169734954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.999987900257111" calcext:value-type="float">
            <text:p>0.999987900257111</text:p>
          </table:table-cell>
          <table:table-cell office:value-type="float" office:value="0.970887064933777" calcext:value-type="float">
            <text:p>0.970887064933777</text:p>
          </table:table-cell>
          <table:table-cell office:value-type="float" office:value="0.92454993724823" calcext:value-type="float">
            <text:p>0.9245499372482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.999951362609863" calcext:value-type="float">
            <text:p>0.999951362609863</text:p>
          </table:table-cell>
          <table:table-cell office:value-type="float" office:value="0.964038014411926" calcext:value-type="float">
            <text:p>0.964038014411926</text:p>
          </table:table-cell>
          <table:table-cell office:value-type="float" office:value="0.946886241436004" calcext:value-type="float">
            <text:p>0.94688624143600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.999973773956299" calcext:value-type="float">
            <text:p>0.999973773956299</text:p>
          </table:table-cell>
          <table:table-cell office:value-type="float" office:value="0.967241823673248" calcext:value-type="float">
            <text:p>0.967241823673248</text:p>
          </table:table-cell>
          <table:table-cell office:value-type="float" office:value="0.960269927978516" calcext:value-type="float">
            <text:p>0.96026992797851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.999984443187714" calcext:value-type="float">
            <text:p>0.999984443187714</text:p>
          </table:table-cell>
          <table:table-cell office:value-type="float" office:value="0.955108642578125" calcext:value-type="float">
            <text:p>0.955108642578125</text:p>
          </table:table-cell>
          <table:table-cell office:value-type="float" office:value="0.967784285545349" calcext:value-type="float">
            <text:p>0.96778428554534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.999978601932525" calcext:value-type="float">
            <text:p>0.999978601932525</text:p>
          </table:table-cell>
          <table:table-cell office:value-type="float" office:value="0.943929493427277" calcext:value-type="float">
            <text:p>0.943929493427277</text:p>
          </table:table-cell>
          <table:table-cell office:value-type="float" office:value="0.960794448852539" calcext:value-type="float">
            <text:p>0.96079444885253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.999988436698914" calcext:value-type="float">
            <text:p>0.999988436698914</text:p>
          </table:table-cell>
          <table:table-cell office:value-type="float" office:value="0.913733959197998" calcext:value-type="float">
            <text:p>0.913733959197998</text:p>
          </table:table-cell>
          <table:table-cell office:value-type="float" office:value="0.949422240257263" calcext:value-type="float">
            <text:p>0.94942224025726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.999991536140442" calcext:value-type="float">
            <text:p>0.999991536140442</text:p>
          </table:table-cell>
          <table:table-cell office:value-type="float" office:value="0.963594853878021" calcext:value-type="float">
            <text:p>0.963594853878021</text:p>
          </table:table-cell>
          <table:table-cell office:value-type="float" office:value="0.9468834400177" calcext:value-type="float">
            <text:p>0.946883440017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.999975919723511" calcext:value-type="float">
            <text:p>0.999975919723511</text:p>
          </table:table-cell>
          <table:table-cell office:value-type="float" office:value="0.968459904193878" calcext:value-type="float">
            <text:p>0.968459904193878</text:p>
          </table:table-cell>
          <table:table-cell office:value-type="float" office:value="0.919992446899414" calcext:value-type="float">
            <text:p>0.91999244689941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.999975085258484" calcext:value-type="float">
            <text:p>0.999975085258484</text:p>
          </table:table-cell>
          <table:table-cell office:value-type="float" office:value="0.966084241867065" calcext:value-type="float">
            <text:p>0.966084241867065</text:p>
          </table:table-cell>
          <table:table-cell office:value-type="float" office:value="0.912279725074768" calcext:value-type="float">
            <text:p>0.91227972507476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.999964237213135" calcext:value-type="float">
            <text:p>0.999964237213135</text:p>
          </table:table-cell>
          <table:table-cell office:value-type="float" office:value="0.978176653385162" calcext:value-type="float">
            <text:p>0.978176653385162</text:p>
          </table:table-cell>
          <table:table-cell office:value-type="float" office:value="0.924163401126862" calcext:value-type="float">
            <text:p>0.92416340112686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.999962687492371" calcext:value-type="float">
            <text:p>0.999962687492371</text:p>
          </table:table-cell>
          <table:table-cell office:value-type="float" office:value="0.969932973384857" calcext:value-type="float">
            <text:p>0.969932973384857</text:p>
          </table:table-cell>
          <table:table-cell office:value-type="float" office:value="0.928862273693085" calcext:value-type="float">
            <text:p>0.92886227369308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.999976336956024" calcext:value-type="float">
            <text:p>0.999976336956024</text:p>
          </table:table-cell>
          <table:table-cell office:value-type="float" office:value="0.956396877765656" calcext:value-type="float">
            <text:p>0.956396877765656</text:p>
          </table:table-cell>
          <table:table-cell office:value-type="float" office:value="0.918339729309082" calcext:value-type="float">
            <text:p>0.91833972930908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.999960720539093" calcext:value-type="float">
            <text:p>0.999960720539093</text:p>
          </table:table-cell>
          <table:table-cell office:value-type="float" office:value="0.966016948223114" calcext:value-type="float">
            <text:p>0.966016948223114</text:p>
          </table:table-cell>
          <table:table-cell office:value-type="float" office:value="0.91319727897644" calcext:value-type="float">
            <text:p>0.9131972789764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.999939918518066" calcext:value-type="float">
            <text:p>0.999939918518066</text:p>
          </table:table-cell>
          <table:table-cell office:value-type="float" office:value="0.963192403316498" calcext:value-type="float">
            <text:p>0.963192403316498</text:p>
          </table:table-cell>
          <table:table-cell office:value-type="float" office:value="0.915512382984161" calcext:value-type="float">
            <text:p>0.91551238298416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.99995893239975" calcext:value-type="float">
            <text:p>0.99995893239975</text:p>
          </table:table-cell>
          <table:table-cell office:value-type="float" office:value="0.981665849685669" calcext:value-type="float">
            <text:p>0.981665849685669</text:p>
          </table:table-cell>
          <table:table-cell office:value-type="float" office:value="0.906258761882782" calcext:value-type="float">
            <text:p>0.90625876188278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.999951481819153" calcext:value-type="float">
            <text:p>0.999951481819153</text:p>
          </table:table-cell>
          <table:table-cell office:value-type="float" office:value="0.978672862052918" calcext:value-type="float">
            <text:p>0.978672862052918</text:p>
          </table:table-cell>
          <table:table-cell office:value-type="float" office:value="0.901408076286316" calcext:value-type="float">
            <text:p>0.90140807628631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.99992710351944" calcext:value-type="float">
            <text:p>0.99992710351944</text:p>
          </table:table-cell>
          <table:table-cell office:value-type="float" office:value="0.964770913124084" calcext:value-type="float">
            <text:p>0.964770913124084</text:p>
          </table:table-cell>
          <table:table-cell office:value-type="float" office:value="0.902410447597504" calcext:value-type="float">
            <text:p>0.90241044759750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.999957084655762" calcext:value-type="float">
            <text:p>0.999957084655762</text:p>
          </table:table-cell>
          <table:table-cell office:value-type="float" office:value="0.945787906646728" calcext:value-type="float">
            <text:p>0.945787906646728</text:p>
          </table:table-cell>
          <table:table-cell office:value-type="float" office:value="0.922145187854767" calcext:value-type="float">
            <text:p>0.922145187854767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.999956250190735" calcext:value-type="float">
            <text:p>0.999956250190735</text:p>
          </table:table-cell>
          <table:table-cell office:value-type="float" office:value="0.957815408706665" calcext:value-type="float">
            <text:p>0.957815408706665</text:p>
          </table:table-cell>
          <table:table-cell office:value-type="float" office:value="0.917651057243347" calcext:value-type="float">
            <text:p>0.91765105724334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.999967336654663" calcext:value-type="float">
            <text:p>0.999967336654663</text:p>
          </table:table-cell>
          <table:table-cell office:value-type="float" office:value="0.958049416542053" calcext:value-type="float">
            <text:p>0.958049416542053</text:p>
          </table:table-cell>
          <table:table-cell office:value-type="float" office:value="0.920111954212189" calcext:value-type="float">
            <text:p>0.920111954212189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.999968945980072" calcext:value-type="float">
            <text:p>0.999968945980072</text:p>
          </table:table-cell>
          <table:table-cell office:value-type="float" office:value="0.964182674884796" calcext:value-type="float">
            <text:p>0.964182674884796</text:p>
          </table:table-cell>
          <table:table-cell office:value-type="float" office:value="0.916773855686188" calcext:value-type="float">
            <text:p>0.916773855686188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.999974548816681" calcext:value-type="float">
            <text:p>0.999974548816681</text:p>
          </table:table-cell>
          <table:table-cell office:value-type="float" office:value="0.958311021327972" calcext:value-type="float">
            <text:p>0.958311021327972</text:p>
          </table:table-cell>
          <table:table-cell office:value-type="float" office:value="0.917100489139557" calcext:value-type="float">
            <text:p>0.91710048913955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.999974548816681" calcext:value-type="float">
            <text:p>0.999974548816681</text:p>
          </table:table-cell>
          <table:table-cell office:value-type="float" office:value="0.971928238868713" calcext:value-type="float">
            <text:p>0.971928238868713</text:p>
          </table:table-cell>
          <table:table-cell office:value-type="float" office:value="0.913367986679077" calcext:value-type="float">
            <text:p>0.91336798667907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.999967098236084" calcext:value-type="float">
            <text:p>0.999967098236084</text:p>
          </table:table-cell>
          <table:table-cell office:value-type="float" office:value="0.967622756958008" calcext:value-type="float">
            <text:p>0.967622756958008</text:p>
          </table:table-cell>
          <table:table-cell office:value-type="float" office:value="0.904946625232696" calcext:value-type="float">
            <text:p>0.90494662523269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.999963760375977" calcext:value-type="float">
            <text:p>0.999963760375977</text:p>
          </table:table-cell>
          <table:table-cell office:value-type="float" office:value="0.956272542476654" calcext:value-type="float">
            <text:p>0.956272542476654</text:p>
          </table:table-cell>
          <table:table-cell office:value-type="float" office:value="0.909286022186279" calcext:value-type="float">
            <text:p>0.909286022186279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.999961912631988" calcext:value-type="float">
            <text:p>0.999961912631988</text:p>
          </table:table-cell>
          <table:table-cell office:value-type="float" office:value="0.94555938243866" calcext:value-type="float">
            <text:p>0.94555938243866</text:p>
          </table:table-cell>
          <table:table-cell office:value-type="float" office:value="0.917222619056702" calcext:value-type="float">
            <text:p>0.917222619056702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.99997067451477" calcext:value-type="float">
            <text:p>0.99997067451477</text:p>
          </table:table-cell>
          <table:table-cell office:value-type="float" office:value="0.966245353221893" calcext:value-type="float">
            <text:p>0.966245353221893</text:p>
          </table:table-cell>
          <table:table-cell office:value-type="float" office:value="0.930286467075348" calcext:value-type="float">
            <text:p>0.93028646707534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.999972462654114" calcext:value-type="float">
            <text:p>0.999972462654114</text:p>
          </table:table-cell>
          <table:table-cell office:value-type="float" office:value="0.903927981853485" calcext:value-type="float">
            <text:p>0.903927981853485</text:p>
          </table:table-cell>
          <table:table-cell office:value-type="float" office:value="0.903929352760315" calcext:value-type="float">
            <text:p>0.90392935276031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.999977588653564" calcext:value-type="float">
            <text:p>0.999977588653564</text:p>
          </table:table-cell>
          <table:table-cell office:value-type="float" office:value="0.873895764350891" calcext:value-type="float">
            <text:p>0.873895764350891</text:p>
          </table:table-cell>
          <table:table-cell office:value-type="float" office:value="0.919324338436127" calcext:value-type="float">
            <text:p>0.91932433843612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.999978125095367" calcext:value-type="float">
            <text:p>0.999978125095367</text:p>
          </table:table-cell>
          <table:table-cell office:value-type="float" office:value="0.858225703239441" calcext:value-type="float">
            <text:p>0.858225703239441</text:p>
          </table:table-cell>
          <table:table-cell office:value-type="float" office:value="0.925132989883423" calcext:value-type="float">
            <text:p>0.92513298988342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.999977707862854" calcext:value-type="float">
            <text:p>0.999977707862854</text:p>
          </table:table-cell>
          <table:table-cell office:value-type="float" office:value="0.831787586212158" calcext:value-type="float">
            <text:p>0.831787586212158</text:p>
          </table:table-cell>
          <table:table-cell office:value-type="float" office:value="0.922251224517822" calcext:value-type="float">
            <text:p>0.92225122451782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.999983072280884" calcext:value-type="float">
            <text:p>0.999983072280884</text:p>
          </table:table-cell>
          <table:table-cell office:value-type="float" office:value="0.782223582267761" calcext:value-type="float">
            <text:p>0.782223582267761</text:p>
          </table:table-cell>
          <table:table-cell office:value-type="float" office:value="0.937326490879059" calcext:value-type="float">
            <text:p>0.93732649087905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.999983847141266" calcext:value-type="float">
            <text:p>0.999983847141266</text:p>
          </table:table-cell>
          <table:table-cell office:value-type="float" office:value="0.827818095684052" calcext:value-type="float">
            <text:p>0.827818095684052</text:p>
          </table:table-cell>
          <table:table-cell office:value-type="float" office:value="0.929900288581848" calcext:value-type="float">
            <text:p>0.92990028858184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.999981880187988" calcext:value-type="float">
            <text:p>0.999981880187988</text:p>
          </table:table-cell>
          <table:table-cell office:value-type="float" office:value="0.894982159137726" calcext:value-type="float">
            <text:p>0.894982159137726</text:p>
          </table:table-cell>
          <table:table-cell office:value-type="float" office:value="0.930099904537201" calcext:value-type="float">
            <text:p>0.93009990453720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.9999840259552" calcext:value-type="float">
            <text:p>0.9999840259552</text:p>
          </table:table-cell>
          <table:table-cell office:value-type="float" office:value="0.901699244976044" calcext:value-type="float">
            <text:p>0.901699244976044</text:p>
          </table:table-cell>
          <table:table-cell office:value-type="float" office:value="0.934344053268433" calcext:value-type="float">
            <text:p>0.93434405326843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.999985873699188" calcext:value-type="float">
            <text:p>0.999985873699188</text:p>
          </table:table-cell>
          <table:table-cell office:value-type="float" office:value="0.925954699516296" calcext:value-type="float">
            <text:p>0.925954699516296</text:p>
          </table:table-cell>
          <table:table-cell office:value-type="float" office:value="0.92567253112793" calcext:value-type="float">
            <text:p>0.9256725311279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.999984264373779" calcext:value-type="float">
            <text:p>0.999984264373779</text:p>
          </table:table-cell>
          <table:table-cell office:value-type="float" office:value="0.917672693729401" calcext:value-type="float">
            <text:p>0.917672693729401</text:p>
          </table:table-cell>
          <table:table-cell office:value-type="float" office:value="0.921533703804016" calcext:value-type="float">
            <text:p>0.92153370380401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.999983489513397" calcext:value-type="float">
            <text:p>0.999983489513397</text:p>
          </table:table-cell>
          <table:table-cell office:value-type="float" office:value="0.860218167304993" calcext:value-type="float">
            <text:p>0.860218167304993</text:p>
          </table:table-cell>
          <table:table-cell office:value-type="float" office:value="0.917660295963287" calcext:value-type="float">
            <text:p>0.91766029596328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.999983549118042" calcext:value-type="float">
            <text:p>0.999983549118042</text:p>
          </table:table-cell>
          <table:table-cell office:value-type="float" office:value="0.874172508716583" calcext:value-type="float">
            <text:p>0.874172508716583</text:p>
          </table:table-cell>
          <table:table-cell office:value-type="float" office:value="0.923182964324951" calcext:value-type="float">
            <text:p>0.92318296432495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.999987483024597" calcext:value-type="float">
            <text:p>0.999987483024597</text:p>
          </table:table-cell>
          <table:table-cell office:value-type="float" office:value="0.866840600967407" calcext:value-type="float">
            <text:p>0.866840600967407</text:p>
          </table:table-cell>
          <table:table-cell office:value-type="float" office:value="0.924798369407654" calcext:value-type="float">
            <text:p>0.92479836940765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.999987661838532" calcext:value-type="float">
            <text:p>0.999987661838532</text:p>
          </table:table-cell>
          <table:table-cell office:value-type="float" office:value="0.879395544528961" calcext:value-type="float">
            <text:p>0.879395544528961</text:p>
          </table:table-cell>
          <table:table-cell office:value-type="float" office:value="0.920619964599609" calcext:value-type="float">
            <text:p>0.92061996459960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.999987900257111" calcext:value-type="float">
            <text:p>0.999987900257111</text:p>
          </table:table-cell>
          <table:table-cell office:value-type="float" office:value="0.913633704185486" calcext:value-type="float">
            <text:p>0.913633704185486</text:p>
          </table:table-cell>
          <table:table-cell office:value-type="float" office:value="0.931779444217682" calcext:value-type="float">
            <text:p>0.93177944421768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.999984800815582" calcext:value-type="float">
            <text:p>0.999984800815582</text:p>
          </table:table-cell>
          <table:table-cell office:value-type="float" office:value="0.88990181684494" calcext:value-type="float">
            <text:p>0.88990181684494</text:p>
          </table:table-cell>
          <table:table-cell office:value-type="float" office:value="0.932528972625732" calcext:value-type="float">
            <text:p>0.932528972625732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.999979972839356" calcext:value-type="float">
            <text:p>0.999979972839356</text:p>
          </table:table-cell>
          <table:table-cell office:value-type="float" office:value="0.888515949249268" calcext:value-type="float">
            <text:p>0.888515949249268</text:p>
          </table:table-cell>
          <table:table-cell office:value-type="float" office:value="0.92402321100235" calcext:value-type="float">
            <text:p>0.9240232110023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.999984323978424" calcext:value-type="float">
            <text:p>0.999984323978424</text:p>
          </table:table-cell>
          <table:table-cell office:value-type="float" office:value="0.900534629821777" calcext:value-type="float">
            <text:p>0.900534629821777</text:p>
          </table:table-cell>
          <table:table-cell office:value-type="float" office:value="0.919836699962616" calcext:value-type="float">
            <text:p>0.91983669996261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.999982476234436" calcext:value-type="float">
            <text:p>0.999982476234436</text:p>
          </table:table-cell>
          <table:table-cell office:value-type="float" office:value="0.924274682998657" calcext:value-type="float">
            <text:p>0.924274682998657</text:p>
          </table:table-cell>
          <table:table-cell office:value-type="float" office:value="0.92211639881134" calcext:value-type="float">
            <text:p>0.92211639881134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0.999963462352753" calcext:value-type="float">
            <text:p>0.999963462352753</text:p>
          </table:table-cell>
          <table:table-cell office:value-type="float" office:value="0.882026970386505" calcext:value-type="float">
            <text:p>0.882026970386505</text:p>
          </table:table-cell>
          <table:table-cell office:value-type="float" office:value="0.921065032482147" calcext:value-type="float">
            <text:p>0.921065032482147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.999976396560669" calcext:value-type="float">
            <text:p>0.999976396560669</text:p>
          </table:table-cell>
          <table:table-cell office:value-type="float" office:value="0.934391796588898" calcext:value-type="float">
            <text:p>0.934391796588898</text:p>
          </table:table-cell>
          <table:table-cell office:value-type="float" office:value="0.920478463172913" calcext:value-type="float">
            <text:p>0.920478463172913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.999974071979523" calcext:value-type="float">
            <text:p>0.999974071979523</text:p>
          </table:table-cell>
          <table:table-cell office:value-type="float" office:value="0.926969707012176" calcext:value-type="float">
            <text:p>0.926969707012176</text:p>
          </table:table-cell>
          <table:table-cell office:value-type="float" office:value="0.929585158824921" calcext:value-type="float">
            <text:p>0.92958515882492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.999979019165039" calcext:value-type="float">
            <text:p>0.999979019165039</text:p>
          </table:table-cell>
          <table:table-cell office:value-type="float" office:value="0.920245826244354" calcext:value-type="float">
            <text:p>0.920245826244354</text:p>
          </table:table-cell>
          <table:table-cell office:value-type="float" office:value="0.936914026737213" calcext:value-type="float">
            <text:p>0.93691402673721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.999976634979248" calcext:value-type="float">
            <text:p>0.999976634979248</text:p>
          </table:table-cell>
          <table:table-cell office:value-type="float" office:value="0.919417142868042" calcext:value-type="float">
            <text:p>0.919417142868042</text:p>
          </table:table-cell>
          <table:table-cell office:value-type="float" office:value="0.928684294223785" calcext:value-type="float">
            <text:p>0.92868429422378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.999975323677063" calcext:value-type="float">
            <text:p>0.999975323677063</text:p>
          </table:table-cell>
          <table:table-cell office:value-type="float" office:value="0.868827223777771" calcext:value-type="float">
            <text:p>0.868827223777771</text:p>
          </table:table-cell>
          <table:table-cell office:value-type="float" office:value="0.93017840385437" calcext:value-type="float">
            <text:p>0.93017840385437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.99998015165329" calcext:value-type="float">
            <text:p>0.99998015165329</text:p>
          </table:table-cell>
          <table:table-cell office:value-type="float" office:value="0.907011091709137" calcext:value-type="float">
            <text:p>0.907011091709137</text:p>
          </table:table-cell>
          <table:table-cell office:value-type="float" office:value="0.928319215774536" calcext:value-type="float">
            <text:p>0.92831921577453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.999976813793182" calcext:value-type="float">
            <text:p>0.999976813793182</text:p>
          </table:table-cell>
          <table:table-cell office:value-type="float" office:value="0.896567344665527" calcext:value-type="float">
            <text:p>0.896567344665527</text:p>
          </table:table-cell>
          <table:table-cell office:value-type="float" office:value="0.926177620887756" calcext:value-type="float">
            <text:p>0.92617762088775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0.999979257583618" calcext:value-type="float">
            <text:p>0.999979257583618</text:p>
          </table:table-cell>
          <table:table-cell office:value-type="float" office:value="0.883512318134308" calcext:value-type="float">
            <text:p>0.883512318134308</text:p>
          </table:table-cell>
          <table:table-cell office:value-type="float" office:value="0.927046060562134" calcext:value-type="float">
            <text:p>0.92704606056213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.999981939792633" calcext:value-type="float">
            <text:p>0.999981939792633</text:p>
          </table:table-cell>
          <table:table-cell office:value-type="float" office:value="0.893816649913788" calcext:value-type="float">
            <text:p>0.893816649913788</text:p>
          </table:table-cell>
          <table:table-cell office:value-type="float" office:value="0.925834119319916" calcext:value-type="float">
            <text:p>0.92583411931991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.999981760978699" calcext:value-type="float">
            <text:p>0.999981760978699</text:p>
          </table:table-cell>
          <table:table-cell office:value-type="float" office:value="0.873374998569489" calcext:value-type="float">
            <text:p>0.873374998569489</text:p>
          </table:table-cell>
          <table:table-cell office:value-type="float" office:value="0.927516877651215" calcext:value-type="float">
            <text:p>0.92751687765121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0.999988853931427" calcext:value-type="float">
            <text:p>0.999988853931427</text:p>
          </table:table-cell>
          <table:table-cell office:value-type="float" office:value="0.90648740530014" calcext:value-type="float">
            <text:p>0.90648740530014</text:p>
          </table:table-cell>
          <table:table-cell office:value-type="float" office:value="0.931266784667969" calcext:value-type="float">
            <text:p>0.931266784667969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0.999990344047546" calcext:value-type="float">
            <text:p>0.999990344047546</text:p>
          </table:table-cell>
          <table:table-cell office:value-type="float" office:value="0.938447177410126" calcext:value-type="float">
            <text:p>0.938447177410126</text:p>
          </table:table-cell>
          <table:table-cell office:value-type="float" office:value="0.931110501289368" calcext:value-type="float">
            <text:p>0.931110501289368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0.999989330768585" calcext:value-type="float">
            <text:p>0.999989330768585</text:p>
          </table:table-cell>
          <table:table-cell office:value-type="float" office:value="0.909939706325531" calcext:value-type="float">
            <text:p>0.909939706325531</text:p>
          </table:table-cell>
          <table:table-cell office:value-type="float" office:value="0.929948329925537" calcext:value-type="float">
            <text:p>0.929948329925537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.999989688396454" calcext:value-type="float">
            <text:p>0.999989688396454</text:p>
          </table:table-cell>
          <table:table-cell office:value-type="float" office:value="0.908217370510101" calcext:value-type="float">
            <text:p>0.908217370510101</text:p>
          </table:table-cell>
          <table:table-cell office:value-type="float" office:value="0.930845499038696" calcext:value-type="float">
            <text:p>0.93084549903869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.999991357326508" calcext:value-type="float">
            <text:p>0.999991357326508</text:p>
          </table:table-cell>
          <table:table-cell office:value-type="float" office:value="0.926860749721527" calcext:value-type="float">
            <text:p>0.926860749721527</text:p>
          </table:table-cell>
          <table:table-cell office:value-type="float" office:value="0.929927706718445" calcext:value-type="float">
            <text:p>0.929927706718445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0.999991714954376" calcext:value-type="float">
            <text:p>0.999991714954376</text:p>
          </table:table-cell>
          <table:table-cell office:value-type="float" office:value="0.948956310749054" calcext:value-type="float">
            <text:p>0.948956310749054</text:p>
          </table:table-cell>
          <table:table-cell office:value-type="float" office:value="0.927608847618103" calcext:value-type="float">
            <text:p>0.92760884761810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0.999991238117218" calcext:value-type="float">
            <text:p>0.999991238117218</text:p>
          </table:table-cell>
          <table:table-cell office:value-type="float" office:value="0.960396289825439" calcext:value-type="float">
            <text:p>0.960396289825439</text:p>
          </table:table-cell>
          <table:table-cell office:value-type="float" office:value="0.927311778068542" calcext:value-type="float">
            <text:p>0.92731177806854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0.999988615512848" calcext:value-type="float">
            <text:p>0.999988615512848</text:p>
          </table:table-cell>
          <table:table-cell office:value-type="float" office:value="0.951709151268005" calcext:value-type="float">
            <text:p>0.951709151268005</text:p>
          </table:table-cell>
          <table:table-cell office:value-type="float" office:value="0.913275897502899" calcext:value-type="float">
            <text:p>0.913275897502899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.999988436698914" calcext:value-type="float">
            <text:p>0.999988436698914</text:p>
          </table:table-cell>
          <table:table-cell office:value-type="float" office:value="0.94130402803421" calcext:value-type="float">
            <text:p>0.94130402803421</text:p>
          </table:table-cell>
          <table:table-cell office:value-type="float" office:value="0.917574882507324" calcext:value-type="float">
            <text:p>0.91757488250732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0.999985158443451" calcext:value-type="float">
            <text:p>0.999985158443451</text:p>
          </table:table-cell>
          <table:table-cell office:value-type="float" office:value="0.951128900051117" calcext:value-type="float">
            <text:p>0.951128900051117</text:p>
          </table:table-cell>
          <table:table-cell office:value-type="float" office:value="0.921933770179748" calcext:value-type="float">
            <text:p>0.92193377017974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.99998939037323" calcext:value-type="float">
            <text:p>0.99998939037323</text:p>
          </table:table-cell>
          <table:table-cell office:value-type="float" office:value="0.908821821212769" calcext:value-type="float">
            <text:p>0.908821821212769</text:p>
          </table:table-cell>
          <table:table-cell office:value-type="float" office:value="0.901569366455078" calcext:value-type="float">
            <text:p>0.901569366455078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0.999988913536072" calcext:value-type="float">
            <text:p>0.999988913536072</text:p>
          </table:table-cell>
          <table:table-cell office:value-type="float" office:value="0.914625525474548" calcext:value-type="float">
            <text:p>0.914625525474548</text:p>
          </table:table-cell>
          <table:table-cell office:value-type="float" office:value="0.900676310062408" calcext:value-type="float">
            <text:p>0.900676310062408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.999988675117493" calcext:value-type="float">
            <text:p>0.999988675117493</text:p>
          </table:table-cell>
          <table:table-cell office:value-type="float" office:value="0.914158821105957" calcext:value-type="float">
            <text:p>0.914158821105957</text:p>
          </table:table-cell>
          <table:table-cell office:value-type="float" office:value="0.89857405424118" calcext:value-type="float">
            <text:p>0.89857405424118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.999987483024597" calcext:value-type="float">
            <text:p>0.999987483024597</text:p>
          </table:table-cell>
          <table:table-cell office:value-type="float" office:value="0.911937415599823" calcext:value-type="float">
            <text:p>0.911937415599823</text:p>
          </table:table-cell>
          <table:table-cell office:value-type="float" office:value="0.893131971359253" calcext:value-type="float">
            <text:p>0.8931319713592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0.999987125396728" calcext:value-type="float">
            <text:p>0.999987125396728</text:p>
          </table:table-cell>
          <table:table-cell office:value-type="float" office:value="0.902460694313049" calcext:value-type="float">
            <text:p>0.902460694313049</text:p>
          </table:table-cell>
          <table:table-cell office:value-type="float" office:value="0.894502460956574" calcext:value-type="float">
            <text:p>0.89450246095657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0.999985456466675" calcext:value-type="float">
            <text:p>0.999985456466675</text:p>
          </table:table-cell>
          <table:table-cell office:value-type="float" office:value="0.887831389904022" calcext:value-type="float">
            <text:p>0.887831389904022</text:p>
          </table:table-cell>
          <table:table-cell office:value-type="float" office:value="0.9010009765625" calcext:value-type="float">
            <text:p>0.901000976562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.999986469745636" calcext:value-type="float">
            <text:p>0.999986469745636</text:p>
          </table:table-cell>
          <table:table-cell office:value-type="float" office:value="0.895921766757965" calcext:value-type="float">
            <text:p>0.895921766757965</text:p>
          </table:table-cell>
          <table:table-cell office:value-type="float" office:value="0.901014804840088" calcext:value-type="float">
            <text:p>0.901014804840088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.999985158443451" calcext:value-type="float">
            <text:p>0.999985158443451</text:p>
          </table:table-cell>
          <table:table-cell office:value-type="float" office:value="0.880928158760071" calcext:value-type="float">
            <text:p>0.880928158760071</text:p>
          </table:table-cell>
          <table:table-cell office:value-type="float" office:value="0.89969140291214" calcext:value-type="float">
            <text:p>0.8996914029121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.999983549118042" calcext:value-type="float">
            <text:p>0.999983549118042</text:p>
          </table:table-cell>
          <table:table-cell office:value-type="float" office:value="0.864411532878876" calcext:value-type="float">
            <text:p>0.864411532878876</text:p>
          </table:table-cell>
          <table:table-cell office:value-type="float" office:value="0.90355771780014" calcext:value-type="float">
            <text:p>0.90355771780014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.999987363815308" calcext:value-type="float">
            <text:p>0.999987363815308</text:p>
          </table:table-cell>
          <table:table-cell office:value-type="float" office:value="0.887364864349365" calcext:value-type="float">
            <text:p>0.887364864349365</text:p>
          </table:table-cell>
          <table:table-cell office:value-type="float" office:value="0.908617198467254" calcext:value-type="float">
            <text:p>0.90861719846725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0.999986886978149" calcext:value-type="float">
            <text:p>0.999986886978149</text:p>
          </table:table-cell>
          <table:table-cell office:value-type="float" office:value="0.959209620952606" calcext:value-type="float">
            <text:p>0.959209620952606</text:p>
          </table:table-cell>
          <table:table-cell office:value-type="float" office:value="0.940624237060547" calcext:value-type="float">
            <text:p>0.94062423706054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.999985933303833" calcext:value-type="float">
            <text:p>0.999985933303833</text:p>
          </table:table-cell>
          <table:table-cell office:value-type="float" office:value="0.950353145599365" calcext:value-type="float">
            <text:p>0.950353145599365</text:p>
          </table:table-cell>
          <table:table-cell office:value-type="float" office:value="0.942945837974548" calcext:value-type="float">
            <text:p>0.942945837974548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.999988615512848" calcext:value-type="float">
            <text:p>0.999988615512848</text:p>
          </table:table-cell>
          <table:table-cell office:value-type="float" office:value="0.950838804244995" calcext:value-type="float">
            <text:p>0.950838804244995</text:p>
          </table:table-cell>
          <table:table-cell office:value-type="float" office:value="0.947619557380676" calcext:value-type="float">
            <text:p>0.94761955738067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0.999987483024597" calcext:value-type="float">
            <text:p>0.999987483024597</text:p>
          </table:table-cell>
          <table:table-cell office:value-type="float" office:value="0.962427496910095" calcext:value-type="float">
            <text:p>0.962427496910095</text:p>
          </table:table-cell>
          <table:table-cell office:value-type="float" office:value="0.933650732040405" calcext:value-type="float">
            <text:p>0.93365073204040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0.999984681606293" calcext:value-type="float">
            <text:p>0.999984681606293</text:p>
          </table:table-cell>
          <table:table-cell office:value-type="float" office:value="0.972467958927154" calcext:value-type="float">
            <text:p>0.972467958927154</text:p>
          </table:table-cell>
          <table:table-cell office:value-type="float" office:value="0.927486181259155" calcext:value-type="float">
            <text:p>0.92748618125915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0.999986350536346" calcext:value-type="float">
            <text:p>0.999986350536346</text:p>
          </table:table-cell>
          <table:table-cell office:value-type="float" office:value="0.963511049747467" calcext:value-type="float">
            <text:p>0.963511049747467</text:p>
          </table:table-cell>
          <table:table-cell office:value-type="float" office:value="0.930987238883972" calcext:value-type="float">
            <text:p>0.93098723888397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0.999986469745636" calcext:value-type="float">
            <text:p>0.999986469745636</text:p>
          </table:table-cell>
          <table:table-cell office:value-type="float" office:value="0.976732850074768" calcext:value-type="float">
            <text:p>0.976732850074768</text:p>
          </table:table-cell>
          <table:table-cell office:value-type="float" office:value="0.930115759372711" calcext:value-type="float">
            <text:p>0.93011575937271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0.999985575675964" calcext:value-type="float">
            <text:p>0.999985575675964</text:p>
          </table:table-cell>
          <table:table-cell office:value-type="float" office:value="0.976183116436004" calcext:value-type="float">
            <text:p>0.976183116436004</text:p>
          </table:table-cell>
          <table:table-cell office:value-type="float" office:value="0.938988208770752" calcext:value-type="float">
            <text:p>0.93898820877075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.999987065792084" calcext:value-type="float">
            <text:p>0.999987065792084</text:p>
          </table:table-cell>
          <table:table-cell office:value-type="float" office:value="0.969429790973663" calcext:value-type="float">
            <text:p>0.969429790973663</text:p>
          </table:table-cell>
          <table:table-cell office:value-type="float" office:value="0.937656342983246" calcext:value-type="float">
            <text:p>0.93765634298324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0.999987602233887" calcext:value-type="float">
            <text:p>0.999987602233887</text:p>
          </table:table-cell>
          <table:table-cell office:value-type="float" office:value="0.971611678600311" calcext:value-type="float">
            <text:p>0.971611678600311</text:p>
          </table:table-cell>
          <table:table-cell office:value-type="float" office:value="0.943348526954651" calcext:value-type="float">
            <text:p>0.94334852695465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.999979138374329" calcext:value-type="float">
            <text:p>0.999979138374329</text:p>
          </table:table-cell>
          <table:table-cell office:value-type="float" office:value="0.854364931583404" calcext:value-type="float">
            <text:p>0.854364931583404</text:p>
          </table:table-cell>
          <table:table-cell office:value-type="float" office:value="0.927607655525208" calcext:value-type="float">
            <text:p>0.92760765552520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0.999979138374329" calcext:value-type="float">
            <text:p>0.999979138374329</text:p>
          </table:table-cell>
          <table:table-cell office:value-type="float" office:value="0.84078174829483" calcext:value-type="float">
            <text:p>0.84078174829483</text:p>
          </table:table-cell>
          <table:table-cell office:value-type="float" office:value="0.927415668964386" calcext:value-type="float">
            <text:p>0.92741566896438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0.999974131584168" calcext:value-type="float">
            <text:p>0.999974131584168</text:p>
          </table:table-cell>
          <table:table-cell office:value-type="float" office:value="0.848912477493286" calcext:value-type="float">
            <text:p>0.848912477493286</text:p>
          </table:table-cell>
          <table:table-cell office:value-type="float" office:value="0.927956938743591" calcext:value-type="float">
            <text:p>0.92795693874359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0.999966263771057" calcext:value-type="float">
            <text:p>0.999966263771057</text:p>
          </table:table-cell>
          <table:table-cell office:value-type="float" office:value="0.775758683681488" calcext:value-type="float">
            <text:p>0.775758683681488</text:p>
          </table:table-cell>
          <table:table-cell office:value-type="float" office:value="0.925245344638824" calcext:value-type="float">
            <text:p>0.92524534463882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.999967753887176" calcext:value-type="float">
            <text:p>0.999967753887176</text:p>
          </table:table-cell>
          <table:table-cell office:value-type="float" office:value="0.851929724216461" calcext:value-type="float">
            <text:p>0.851929724216461</text:p>
          </table:table-cell>
          <table:table-cell office:value-type="float" office:value="0.932776570320129" calcext:value-type="float">
            <text:p>0.93277657032012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0.999961078166962" calcext:value-type="float">
            <text:p>0.999961078166962</text:p>
          </table:table-cell>
          <table:table-cell office:value-type="float" office:value="0.804914176464081" calcext:value-type="float">
            <text:p>0.804914176464081</text:p>
          </table:table-cell>
          <table:table-cell office:value-type="float" office:value="0.926108777523041" calcext:value-type="float">
            <text:p>0.92610877752304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0.999978184700012" calcext:value-type="float">
            <text:p>0.999978184700012</text:p>
          </table:table-cell>
          <table:table-cell office:value-type="float" office:value="0.851113021373749" calcext:value-type="float">
            <text:p>0.851113021373749</text:p>
          </table:table-cell>
          <table:table-cell office:value-type="float" office:value="0.931600749492645" calcext:value-type="float">
            <text:p>0.931600749492645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.999983668327332" calcext:value-type="float">
            <text:p>0.999983668327332</text:p>
          </table:table-cell>
          <table:table-cell office:value-type="float" office:value="0.896410942077637" calcext:value-type="float">
            <text:p>0.896410942077637</text:p>
          </table:table-cell>
          <table:table-cell office:value-type="float" office:value="0.924482226371765" calcext:value-type="float">
            <text:p>0.92448222637176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0.99998813867569" calcext:value-type="float">
            <text:p>0.99998813867569</text:p>
          </table:table-cell>
          <table:table-cell office:value-type="float" office:value="0.830221831798553" calcext:value-type="float">
            <text:p>0.830221831798553</text:p>
          </table:table-cell>
          <table:table-cell office:value-type="float" office:value="0.92046993970871" calcext:value-type="float">
            <text:p>0.9204699397087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0.999969303607941" calcext:value-type="float">
            <text:p>0.999969303607941</text:p>
          </table:table-cell>
          <table:table-cell office:value-type="float" office:value="0.823632597923279" calcext:value-type="float">
            <text:p>0.823632597923279</text:p>
          </table:table-cell>
          <table:table-cell office:value-type="float" office:value="0.906995594501495" calcext:value-type="float">
            <text:p>0.90699559450149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0.999977290630341" calcext:value-type="float">
            <text:p>0.999977290630341</text:p>
          </table:table-cell>
          <table:table-cell office:value-type="float" office:value="0.753296434879303" calcext:value-type="float">
            <text:p>0.753296434879303</text:p>
          </table:table-cell>
          <table:table-cell office:value-type="float" office:value="0.832388460636139" calcext:value-type="float">
            <text:p>0.83238846063613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.999917984008789" calcext:value-type="float">
            <text:p>0.999917984008789</text:p>
          </table:table-cell>
          <table:table-cell office:value-type="float" office:value="0.881509900093079" calcext:value-type="float">
            <text:p>0.881509900093079</text:p>
          </table:table-cell>
          <table:table-cell office:value-type="float" office:value="0.955613911151886" calcext:value-type="float">
            <text:p>0.955613911151886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0.998914420604706" calcext:value-type="float">
            <text:p>0.998914420604706</text:p>
          </table:table-cell>
          <table:table-cell office:value-type="float" office:value="0.980947971343994" calcext:value-type="float">
            <text:p>0.980947971343994</text:p>
          </table:table-cell>
          <table:table-cell office:value-type="float" office:value="0.807396471500397" calcext:value-type="float">
            <text:p>0.80739647150039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1777081489563" calcext:value-type="float">
            <text:p>0.971777081489563</text:p>
          </table:table-cell>
          <table:table-cell table:number-columns-repeated="2" office:value-type="float" office:value="0.972857654094696" calcext:value-type="float">
            <text:p>0.972857654094696</text:p>
          </table:table-cell>
          <table:table-cell office:value-type="float" office:value="0.935073673725128" calcext:value-type="float">
            <text:p>0.935073673725128</text:p>
          </table:table-cell>
          <table:table-cell office:value-type="float" office:value="0.913009643554688" calcext:value-type="float">
            <text:p>0.91300964355468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.95414400100708" calcext:value-type="float">
            <text:p>0.95414400100708</text:p>
          </table:table-cell>
          <table:table-cell office:value-type="float" office:value="0.984372854232788" calcext:value-type="float">
            <text:p>0.984372854232788</text:p>
          </table:table-cell>
          <table:table-cell office:value-type="float" office:value="0.916093170642853" calcext:value-type="float">
            <text:p>0.916093170642853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0828216075897" calcext:value-type="float">
            <text:p>0.990828216075897</text:p>
          </table:table-cell>
          <table:table-cell office:value-type="float" office:value="0.726828098297119" calcext:value-type="float">
            <text:p>0.726828098297119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2954421043396" calcext:value-type="float">
            <text:p>0.942954421043396</text:p>
          </table:table-cell>
          <table:table-cell office:value-type="float" office:value="0.745769739151001" calcext:value-type="float">
            <text:p>0.74576973915100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.998105347156525" calcext:value-type="float">
            <text:p>0.998105347156525</text:p>
          </table:table-cell>
          <table:table-cell office:value-type="float" office:value="0.963701546192169" calcext:value-type="float">
            <text:p>0.963701546192169</text:p>
          </table:table-cell>
          <table:table-cell office:value-type="float" office:value="0.935473024845123" calcext:value-type="float">
            <text:p>0.935473024845123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.999678790569305" calcext:value-type="float">
            <text:p>0.999678790569305</text:p>
          </table:table-cell>
          <table:table-cell office:value-type="float" office:value="0.99622654914856" calcext:value-type="float">
            <text:p>0.99622654914856</text:p>
          </table:table-cell>
          <table:table-cell office:value-type="float" office:value="0.744921505451202" calcext:value-type="float">
            <text:p>0.74492150545120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.999794483184814" calcext:value-type="float">
            <text:p>0.999794483184814</text:p>
          </table:table-cell>
          <table:table-cell office:value-type="float" office:value="0.995427370071411" calcext:value-type="float">
            <text:p>0.995427370071411</text:p>
          </table:table-cell>
          <table:table-cell office:value-type="float" office:value="0.741414546966553" calcext:value-type="float">
            <text:p>0.74141454696655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.999510288238525" calcext:value-type="float">
            <text:p>0.999510288238525</text:p>
          </table:table-cell>
          <table:table-cell office:value-type="float" office:value="0.994975388050079" calcext:value-type="float">
            <text:p>0.9949753880500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.846009254455566" calcext:value-type="float">
            <text:p>0.846009254455566</text:p>
          </table:table-cell>
          <table:table-cell office:value-type="float" office:value="0.955917418003082" calcext:value-type="float">
            <text:p>0.955917418003082</text:p>
          </table:table-cell>
          <table:table-cell office:value-type="float" office:value="0.61879312992096" calcext:value-type="float">
            <text:p>0.61879312992096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.992434620857239" calcext:value-type="float">
            <text:p>0.992434620857239</text:p>
          </table:table-cell>
          <table:table-cell office:value-type="float" office:value="0.987869501113892" calcext:value-type="float">
            <text:p>0.9878695011138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0.999079585075378" calcext:value-type="float">
            <text:p>0.999079585075378</text:p>
          </table:table-cell>
          <table:table-cell office:value-type="float" office:value="0.907170355319977" calcext:value-type="float">
            <text:p>0.9071703553199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810430645942688" calcext:value-type="float">
            <text:p>0.81043064594268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23517644405365" calcext:value-type="float">
            <text:p>0.92351764440536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6020386219025" calcext:value-type="float">
            <text:p>0.98602038621902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877688944339752" calcext:value-type="float">
            <text:p>0.877688944339752</text:p>
          </table:table-cell>
          <table:table-cell office:value-type="float" office:value="0.556325376033783" calcext:value-type="float">
            <text:p>0.5563253760337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 office:value-type="float" office:value="0.99948525428772" calcext:value-type="float">
            <text:p>0.99948525428772</text:p>
          </table:table-cell>
          <table:table-cell office:value-type="float" office:value="0.698602974414825" calcext:value-type="float">
            <text:p>0.6986029744148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1631150245666" calcext:value-type="float">
            <text:p>0.991631150245666</text:p>
          </table:table-cell>
          <table:table-cell office:value-type="float" office:value="0.868616700172424" calcext:value-type="float">
            <text:p>0.868616700172424</text:p>
          </table:table-cell>
          <table:table-cell office:value-type="float" office:value="0.80057692527771" calcext:value-type="float">
            <text:p>0.8005769252777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office:value-type="float" office:value="0.937627732753754" calcext:value-type="float">
            <text:p>0.937627732753754</text:p>
          </table:table-cell>
          <table:table-cell office:value-type="float" office:value="0.959528148174286" calcext:value-type="float">
            <text:p>0.959528148174286</text:p>
          </table:table-cell>
          <table:table-cell office:value-type="float" office:value="0.755596935749054" calcext:value-type="float">
            <text:p>0.75559693574905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0.999861896038055" calcext:value-type="float">
            <text:p>0.999861896038055</text:p>
          </table:table-cell>
          <table:table-cell office:value-type="float" office:value="0.989237248897552" calcext:value-type="float">
            <text:p>0.989237248897552</text:p>
          </table:table-cell>
          <table:table-cell office:value-type="float" office:value="0.969530999660492" calcext:value-type="float">
            <text:p>0.96953099966049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0.986625134944916" calcext:value-type="float">
            <text:p>0.986625134944916</text:p>
          </table:table-cell>
          <table:table-cell office:value-type="float" office:value="0.946535408496857" calcext:value-type="float">
            <text:p>0.946535408496857</text:p>
          </table:table-cell>
          <table:table-cell office:value-type="float" office:value="0.988401472568512" calcext:value-type="float">
            <text:p>0.98840147256851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.999448835849762" calcext:value-type="float">
            <text:p>0.999448835849762</text:p>
          </table:table-cell>
          <table:table-cell office:value-type="float" office:value="0.941430628299713" calcext:value-type="float">
            <text:p>0.941430628299713</text:p>
          </table:table-cell>
          <table:table-cell office:value-type="float" office:value="0.996049344539642" calcext:value-type="float">
            <text:p>0.99604934453964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.999836087226868" calcext:value-type="float">
            <text:p>0.999836087226868</text:p>
          </table:table-cell>
          <table:table-cell office:value-type="float" office:value="0.89856618642807" calcext:value-type="float">
            <text:p>0.89856618642807</text:p>
          </table:table-cell>
          <table:table-cell office:value-type="float" office:value="0.99838924407959" calcext:value-type="float">
            <text:p>0.99838924407959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0.999493658542633" calcext:value-type="float">
            <text:p>0.999493658542633</text:p>
          </table:table-cell>
          <table:table-cell office:value-type="float" office:value="0.938659608364105" calcext:value-type="float">
            <text:p>0.938659608364105</text:p>
          </table:table-cell>
          <table:table-cell office:value-type="float" office:value="0.997193396091461" calcext:value-type="float">
            <text:p>0.99719339609146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0.998543322086334" calcext:value-type="float">
            <text:p>0.998543322086334</text:p>
          </table:table-cell>
          <table:table-cell office:value-type="float" office:value="0.934534847736358" calcext:value-type="float">
            <text:p>0.934534847736358</text:p>
          </table:table-cell>
          <table:table-cell office:value-type="float" office:value="0.994156122207642" calcext:value-type="float">
            <text:p>0.99415612220764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.999914169311523" calcext:value-type="float">
            <text:p>0.999914169311523</text:p>
          </table:table-cell>
          <table:table-cell office:value-type="float" office:value="0.992964267730713" calcext:value-type="float">
            <text:p>0.992964267730713</text:p>
          </table:table-cell>
          <table:table-cell office:value-type="float" office:value="0.99837327003479" calcext:value-type="float">
            <text:p>0.9983732700347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0.999397158622742" calcext:value-type="float">
            <text:p>0.999397158622742</text:p>
          </table:table-cell>
          <table:table-cell office:value-type="float" office:value="0.984923183917999" calcext:value-type="float">
            <text:p>0.984923183917999</text:p>
          </table:table-cell>
          <table:table-cell office:value-type="float" office:value="0.997434079647064" calcext:value-type="float">
            <text:p>0.997434079647064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.999854683876038" calcext:value-type="float">
            <text:p>0.999854683876038</text:p>
          </table:table-cell>
          <table:table-cell office:value-type="float" office:value="0.931757628917694" calcext:value-type="float">
            <text:p>0.931757628917694</text:p>
          </table:table-cell>
          <table:table-cell office:value-type="float" office:value="0.993300676345825" calcext:value-type="float">
            <text:p>0.993300676345825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.999976515769958" calcext:value-type="float">
            <text:p>0.999976515769958</text:p>
          </table:table-cell>
          <table:table-cell office:value-type="float" office:value="0.966239035129547" calcext:value-type="float">
            <text:p>0.966239035129547</text:p>
          </table:table-cell>
          <table:table-cell office:value-type="float" office:value="0.986415088176727" calcext:value-type="float">
            <text:p>0.986415088176727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.999266743659973" calcext:value-type="float">
            <text:p>0.999266743659973</text:p>
          </table:table-cell>
          <table:table-cell office:value-type="float" office:value="0.980457007884979" calcext:value-type="float">
            <text:p>0.980457007884979</text:p>
          </table:table-cell>
          <table:table-cell office:value-type="float" office:value="0.973833441734314" calcext:value-type="float">
            <text:p>0.973833441734314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926797389984" calcext:value-type="float">
            <text:p>0.995926797389984</text:p>
          </table:table-cell>
          <table:table-cell office:value-type="float" office:value="0.87301778793335" calcext:value-type="float">
            <text:p>0.87301778793335</text:p>
          </table:table-cell>
          <table:table-cell office:value-type="float" office:value="0.986276268959045" calcext:value-type="float">
            <text:p>0.98627626895904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4190437793732" calcext:value-type="float">
            <text:p>0.824190437793732</text:p>
          </table:table-cell>
          <table:table-cell office:value-type="float" office:value="0.994731664657593" calcext:value-type="float">
            <text:p>0.994731664657593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502531528473" calcext:value-type="float">
            <text:p>0.995502531528473</text:p>
          </table:table-cell>
          <table:table-cell office:value-type="float" office:value="0.821107625961304" calcext:value-type="float">
            <text:p>0.821107625961304</text:p>
          </table:table-cell>
          <table:table-cell office:value-type="float" office:value="0.996396124362946" calcext:value-type="float">
            <text:p>0.9963961243629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1694447994232" calcext:value-type="float">
            <text:p>0.931694447994232</text:p>
          </table:table-cell>
          <table:table-cell office:value-type="float" office:value="0.994159698486328" calcext:value-type="float">
            <text:p>0.994159698486328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5894110202789" calcext:value-type="float">
            <text:p>0.895894110202789</text:p>
          </table:table-cell>
          <table:table-cell office:value-type="float" office:value="0.98989325761795" calcext:value-type="float">
            <text:p>0.9898932576179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83656179904938" calcext:value-type="float">
            <text:p>0.783656179904938</text:p>
          </table:table-cell>
          <table:table-cell office:value-type="float" office:value="0.988990664482117" calcext:value-type="float">
            <text:p>0.98899066448211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661437511444092" calcext:value-type="float">
            <text:p>0.661437511444092</text:p>
          </table:table-cell>
          <table:table-cell office:value-type="float" office:value="0.987242579460144" calcext:value-type="float">
            <text:p>0.987242579460144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83219397068024" calcext:value-type="float">
            <text:p>0.783219397068024</text:p>
          </table:table-cell>
          <table:table-cell office:value-type="float" office:value="0.984835624694824" calcext:value-type="float">
            <text:p>0.98483562469482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23580884933472" calcext:value-type="float">
            <text:p>0.923580884933472</text:p>
          </table:table-cell>
          <table:table-cell office:value-type="float" office:value="0.987456142902374" calcext:value-type="float">
            <text:p>0.987456142902374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2808389663696" calcext:value-type="float">
            <text:p>0.942808389663696</text:p>
          </table:table-cell>
          <table:table-cell office:value-type="float" office:value="0.990003347396851" calcext:value-type="float">
            <text:p>0.99000334739685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929100990295" calcext:value-type="float">
            <text:p>0.992929100990295</text:p>
          </table:table-cell>
          <table:table-cell office:value-type="float" office:value="0.852823495864868" calcext:value-type="float">
            <text:p>0.852823495864868</text:p>
          </table:table-cell>
          <table:table-cell office:value-type="float" office:value="0.991135239601135" calcext:value-type="float">
            <text:p>0.99113523960113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96529948711395" calcext:value-type="float">
            <text:p>0.796529948711395</text:p>
          </table:table-cell>
          <table:table-cell office:value-type="float" office:value="0.991945564746857" calcext:value-type="float">
            <text:p>0.991945564746857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87573337554931" calcext:value-type="float">
            <text:p>0.787573337554931</text:p>
          </table:table-cell>
          <table:table-cell office:value-type="float" office:value="0.9909508228302" calcext:value-type="float">
            <text:p>0.9909508228302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09652662277222" calcext:value-type="float">
            <text:p>0.709652662277222</text:p>
          </table:table-cell>
          <table:table-cell office:value-type="float" office:value="0.99386864900589" calcext:value-type="float">
            <text:p>0.99386864900589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32925474643707" calcext:value-type="float">
            <text:p>0.732925474643707</text:p>
          </table:table-cell>
          <table:table-cell office:value-type="float" office:value="0.993481755256653" calcext:value-type="float">
            <text:p>0.993481755256653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56494283676147" calcext:value-type="float">
            <text:p>0.756494283676147</text:p>
          </table:table-cell>
          <table:table-cell office:value-type="float" office:value="0.993552446365356" calcext:value-type="float">
            <text:p>0.993552446365356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66247868537903" calcext:value-type="float">
            <text:p>0.766247868537903</text:p>
          </table:table-cell>
          <table:table-cell office:value-type="float" office:value="0.992652237415314" calcext:value-type="float">
            <text:p>0.99265223741531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4130029678345" calcext:value-type="float">
            <text:p>0.854130029678345</text:p>
          </table:table-cell>
          <table:table-cell office:value-type="float" office:value="0.993650615215302" calcext:value-type="float">
            <text:p>0.99365061521530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8941178321838" calcext:value-type="float">
            <text:p>0.878941178321838</text:p>
          </table:table-cell>
          <table:table-cell office:value-type="float" office:value="0.993377387523651" calcext:value-type="float">
            <text:p>0.99337738752365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2812767028809" calcext:value-type="float">
            <text:p>0.852812767028809</text:p>
          </table:table-cell>
          <table:table-cell office:value-type="float" office:value="0.993316352367401" calcext:value-type="float">
            <text:p>0.993316352367401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35152328014374" calcext:value-type="float">
            <text:p>0.835152328014374</text:p>
          </table:table-cell>
          <table:table-cell office:value-type="float" office:value="0.993423938751221" calcext:value-type="float">
            <text:p>0.99342393875122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62387418746948" calcext:value-type="float">
            <text:p>0.862387418746948</text:p>
          </table:table-cell>
          <table:table-cell office:value-type="float" office:value="0.993226945400238" calcext:value-type="float">
            <text:p>0.99322694540023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1539454460144" calcext:value-type="float">
            <text:p>0.891539454460144</text:p>
          </table:table-cell>
          <table:table-cell office:value-type="float" office:value="0.993658483028412" calcext:value-type="float">
            <text:p>0.993658483028412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2645537853241" calcext:value-type="float">
            <text:p>0.892645537853241</text:p>
          </table:table-cell>
          <table:table-cell office:value-type="float" office:value="0.993473947048187" calcext:value-type="float">
            <text:p>0.99347394704818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584465503693" calcext:value-type="float">
            <text:p>0.881584465503693</text:p>
          </table:table-cell>
          <table:table-cell office:value-type="float" office:value="0.993897616863251" calcext:value-type="float">
            <text:p>0.99389761686325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10653209686279" calcext:value-type="float">
            <text:p>0.810653209686279</text:p>
          </table:table-cell>
          <table:table-cell office:value-type="float" office:value="0.994127511978149" calcext:value-type="float">
            <text:p>0.99412751197814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17068696022034" calcext:value-type="float">
            <text:p>0.817068696022034</text:p>
          </table:table-cell>
          <table:table-cell office:value-type="float" office:value="0.994601845741272" calcext:value-type="float">
            <text:p>0.994601845741272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3441036939621" calcext:value-type="float">
            <text:p>0.83441036939621</text:p>
          </table:table-cell>
          <table:table-cell office:value-type="float" office:value="0.99546730518341" calcext:value-type="float">
            <text:p>0.9954673051834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6418173313141" calcext:value-type="float">
            <text:p>0.876418173313141</text:p>
          </table:table-cell>
          <table:table-cell office:value-type="float" office:value="0.99557614326477" calcext:value-type="float">
            <text:p>0.99557614326477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239795923233" calcext:value-type="float">
            <text:p>0.87239795923233</text:p>
          </table:table-cell>
          <table:table-cell office:value-type="float" office:value="0.995515167713165" calcext:value-type="float">
            <text:p>0.995515167713165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9556615352631" calcext:value-type="float">
            <text:p>0.859556615352631</text:p>
          </table:table-cell>
          <table:table-cell office:value-type="float" office:value="0.995606601238251" calcext:value-type="float">
            <text:p>0.99560660123825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784125328064" calcext:value-type="float">
            <text:p>0.85784125328064</text:p>
          </table:table-cell>
          <table:table-cell office:value-type="float" office:value="0.995821833610535" calcext:value-type="float">
            <text:p>0.995821833610535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1164720058441" calcext:value-type="float">
            <text:p>0.891164720058441</text:p>
          </table:table-cell>
          <table:table-cell office:value-type="float" office:value="0.995753765106201" calcext:value-type="float">
            <text:p>0.99575376510620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74485039711" calcext:value-type="float">
            <text:p>0.9974485039711</text:p>
          </table:table-cell>
          <table:table-cell office:value-type="float" office:value="0.893792629241943" calcext:value-type="float">
            <text:p>0.893792629241943</text:p>
          </table:table-cell>
          <table:table-cell office:value-type="float" office:value="0.995601296424866" calcext:value-type="float">
            <text:p>0.99560129642486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88446521759" calcext:value-type="float">
            <text:p>0.99688446521759</text:p>
          </table:table-cell>
          <table:table-cell office:value-type="float" office:value="0.903207778930664" calcext:value-type="float">
            <text:p>0.903207778930664</text:p>
          </table:table-cell>
          <table:table-cell office:value-type="float" office:value="0.995498657226562" calcext:value-type="float">
            <text:p>0.99549865722656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943175792694" calcext:value-type="float">
            <text:p>0.996943175792694</text:p>
          </table:table-cell>
          <table:table-cell office:value-type="float" office:value="0.907217919826508" calcext:value-type="float">
            <text:p>0.907217919826508</text:p>
          </table:table-cell>
          <table:table-cell office:value-type="float" office:value="0.995120823383331" calcext:value-type="float">
            <text:p>0.99512082338333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7177064418793" calcext:value-type="float">
            <text:p>0.997177064418793</text:p>
          </table:table-cell>
          <table:table-cell office:value-type="float" office:value="0.917529821395874" calcext:value-type="float">
            <text:p>0.917529821395874</text:p>
          </table:table-cell>
          <table:table-cell office:value-type="float" office:value="0.995342969894409" calcext:value-type="float">
            <text:p>0.99534296989440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21313285827637" calcext:value-type="float">
            <text:p>0.921313285827637</text:p>
          </table:table-cell>
          <table:table-cell office:value-type="float" office:value="0.993868172168732" calcext:value-type="float">
            <text:p>0.99386817216873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1166439056396" calcext:value-type="float">
            <text:p>0.901166439056396</text:p>
          </table:table-cell>
          <table:table-cell office:value-type="float" office:value="0.994113981723785" calcext:value-type="float">
            <text:p>0.99411398172378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8790538311004" calcext:value-type="float">
            <text:p>0.898790538311004</text:p>
          </table:table-cell>
          <table:table-cell office:value-type="float" office:value="0.993986964225769" calcext:value-type="float">
            <text:p>0.993986964225769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9151005744934" calcext:value-type="float">
            <text:p>0.859151005744934</text:p>
          </table:table-cell>
          <table:table-cell office:value-type="float" office:value="0.994202435016632" calcext:value-type="float">
            <text:p>0.99420243501663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5419318675995" calcext:value-type="float">
            <text:p>0.875419318675995</text:p>
          </table:table-cell>
          <table:table-cell office:value-type="float" office:value="0.994322419166565" calcext:value-type="float">
            <text:p>0.994322419166565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7977223396301" calcext:value-type="float">
            <text:p>0.907977223396301</text:p>
          </table:table-cell>
          <table:table-cell office:value-type="float" office:value="0.994264543056488" calcext:value-type="float">
            <text:p>0.99426454305648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448397397995" calcext:value-type="float">
            <text:p>0.90448397397995</text:p>
          </table:table-cell>
          <table:table-cell office:value-type="float" office:value="0.994341969490051" calcext:value-type="float">
            <text:p>0.99434196949005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4558181762695" calcext:value-type="float">
            <text:p>0.904558181762695</text:p>
          </table:table-cell>
          <table:table-cell office:value-type="float" office:value="0.994080483913422" calcext:value-type="float">
            <text:p>0.994080483913422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12371039390564" calcext:value-type="float">
            <text:p>0.912371039390564</text:p>
          </table:table-cell>
          <table:table-cell office:value-type="float" office:value="0.994008421897888" calcext:value-type="float">
            <text:p>0.9940084218978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29560422897339" calcext:value-type="float">
            <text:p>0.929560422897339</text:p>
          </table:table-cell>
          <table:table-cell office:value-type="float" office:value="0.994046926498413" calcext:value-type="float">
            <text:p>0.99404692649841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4895875453949" calcext:value-type="float">
            <text:p>0.994895875453949</text:p>
          </table:table-cell>
          <table:table-cell office:value-type="float" office:value="0.930608928203583" calcext:value-type="float">
            <text:p>0.930608928203583</text:p>
          </table:table-cell>
          <table:table-cell office:value-type="float" office:value="0.995354890823364" calcext:value-type="float">
            <text:p>0.995354890823364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961129665375" calcext:value-type="float">
            <text:p>0.995961129665375</text:p>
          </table:table-cell>
          <table:table-cell office:value-type="float" office:value="0.937564313411713" calcext:value-type="float">
            <text:p>0.937564313411713</text:p>
          </table:table-cell>
          <table:table-cell office:value-type="float" office:value="0.995471239089966" calcext:value-type="float">
            <text:p>0.995471239089966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266067028046" calcext:value-type="float">
            <text:p>0.996266067028046</text:p>
          </table:table-cell>
          <table:table-cell office:value-type="float" office:value="0.938421070575714" calcext:value-type="float">
            <text:p>0.938421070575714</text:p>
          </table:table-cell>
          <table:table-cell office:value-type="float" office:value="0.995364904403686" calcext:value-type="float">
            <text:p>0.99536490440368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 office:value-type="float" office:value="0.997402250766754" calcext:value-type="float">
            <text:p>0.997402250766754</text:p>
          </table:table-cell>
          <table:table-cell office:value-type="float" office:value="0.945561289787292" calcext:value-type="float">
            <text:p>0.945561289787292</text:p>
          </table:table-cell>
          <table:table-cell office:value-type="float" office:value="0.995369017124176" calcext:value-type="float">
            <text:p>0.995369017124176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0.997369408607483" calcext:value-type="float">
            <text:p>0.997369408607483</text:p>
          </table:table-cell>
          <table:table-cell office:value-type="float" office:value="0.973752617835998" calcext:value-type="float">
            <text:p>0.973752617835998</text:p>
          </table:table-cell>
          <table:table-cell office:value-type="float" office:value="0.995659649372101" calcext:value-type="float">
            <text:p>0.99565964937210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253443717956" calcext:value-type="float">
            <text:p>0.995253443717956</text:p>
          </table:table-cell>
          <table:table-cell office:value-type="float" office:value="0.959465146064758" calcext:value-type="float">
            <text:p>0.959465146064758</text:p>
          </table:table-cell>
          <table:table-cell office:value-type="float" office:value="0.995967626571655" calcext:value-type="float">
            <text:p>0.99596762657165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4178950786591" calcext:value-type="float">
            <text:p>0.994178950786591</text:p>
          </table:table-cell>
          <table:table-cell office:value-type="float" office:value="0.949191212654114" calcext:value-type="float">
            <text:p>0.949191212654114</text:p>
          </table:table-cell>
          <table:table-cell office:value-type="float" office:value="0.996103763580322" calcext:value-type="float">
            <text:p>0.996103763580322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926380157471" calcext:value-type="float">
            <text:p>0.995926380157471</text:p>
          </table:table-cell>
          <table:table-cell office:value-type="float" office:value="0.966328859329224" calcext:value-type="float">
            <text:p>0.966328859329224</text:p>
          </table:table-cell>
          <table:table-cell office:value-type="float" office:value="0.996095836162567" calcext:value-type="float">
            <text:p>0.99609583616256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52056348323822" calcext:value-type="float">
            <text:p>0.952056348323822</text:p>
          </table:table-cell>
          <table:table-cell office:value-type="float" office:value="0.995887696743012" calcext:value-type="float">
            <text:p>0.995887696743012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265483856201" calcext:value-type="float">
            <text:p>0.995265483856201</text:p>
          </table:table-cell>
          <table:table-cell office:value-type="float" office:value="0.952026724815369" calcext:value-type="float">
            <text:p>0.952026724815369</text:p>
          </table:table-cell>
          <table:table-cell office:value-type="float" office:value="0.995769739151001" calcext:value-type="float">
            <text:p>0.99576973915100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714762687683" calcext:value-type="float">
            <text:p>0.992714762687683</text:p>
          </table:table-cell>
          <table:table-cell office:value-type="float" office:value="0.933057069778442" calcext:value-type="float">
            <text:p>0.933057069778442</text:p>
          </table:table-cell>
          <table:table-cell office:value-type="float" office:value="0.994986414909363" calcext:value-type="float">
            <text:p>0.994986414909363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398858070374" calcext:value-type="float">
            <text:p>0.992398858070374</text:p>
          </table:table-cell>
          <table:table-cell office:value-type="float" office:value="0.938071191310883" calcext:value-type="float">
            <text:p>0.938071191310883</text:p>
          </table:table-cell>
          <table:table-cell office:value-type="float" office:value="0.99504554271698" calcext:value-type="float">
            <text:p>0.99504554271698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340696811676" calcext:value-type="float">
            <text:p>0.991340696811676</text:p>
          </table:table-cell>
          <table:table-cell office:value-type="float" office:value="0.928556799888611" calcext:value-type="float">
            <text:p>0.928556799888611</text:p>
          </table:table-cell>
          <table:table-cell office:value-type="float" office:value="0.994926333427429" calcext:value-type="float">
            <text:p>0.994926333427429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044163703918" calcext:value-type="float">
            <text:p>0.991044163703918</text:p>
          </table:table-cell>
          <table:table-cell office:value-type="float" office:value="0.919895231723785" calcext:value-type="float">
            <text:p>0.919895231723785</text:p>
          </table:table-cell>
          <table:table-cell office:value-type="float" office:value="0.994788289070129" calcext:value-type="float">
            <text:p>0.994788289070129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9416599273681" calcext:value-type="float">
            <text:p>0.989416599273681</text:p>
          </table:table-cell>
          <table:table-cell office:value-type="float" office:value="0.919355630874634" calcext:value-type="float">
            <text:p>0.919355630874634</text:p>
          </table:table-cell>
          <table:table-cell office:value-type="float" office:value="0.994868755340576" calcext:value-type="float">
            <text:p>0.994868755340576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0137815475464" calcext:value-type="float">
            <text:p>0.990137815475464</text:p>
          </table:table-cell>
          <table:table-cell office:value-type="float" office:value="0.917955458164215" calcext:value-type="float">
            <text:p>0.917955458164215</text:p>
          </table:table-cell>
          <table:table-cell office:value-type="float" office:value="0.994991719722748" calcext:value-type="float">
            <text:p>0.994991719722748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4336333274841" calcext:value-type="float">
            <text:p>0.904336333274841</text:p>
          </table:table-cell>
          <table:table-cell office:value-type="float" office:value="0.994881272315979" calcext:value-type="float">
            <text:p>0.994881272315979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1398024559021" calcext:value-type="float">
            <text:p>0.91398024559021</text:p>
          </table:table-cell>
          <table:table-cell office:value-type="float" office:value="0.99505227804184" calcext:value-type="float">
            <text:p>0.9950522780418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9929463863373" calcext:value-type="float">
            <text:p>0.899929463863373</text:p>
          </table:table-cell>
          <table:table-cell office:value-type="float" office:value="0.995097458362579" calcext:value-type="float">
            <text:p>0.995097458362579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255508899689" calcext:value-type="float">
            <text:p>0.992255508899689</text:p>
          </table:table-cell>
          <table:table-cell office:value-type="float" office:value="0.905995190143585" calcext:value-type="float">
            <text:p>0.905995190143585</text:p>
          </table:table-cell>
          <table:table-cell office:value-type="float" office:value="0.995514214038849" calcext:value-type="float">
            <text:p>0.99551421403884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315603256226" calcext:value-type="float">
            <text:p>0.991315603256226</text:p>
          </table:table-cell>
          <table:table-cell office:value-type="float" office:value="0.942688167095184" calcext:value-type="float">
            <text:p>0.942688167095184</text:p>
          </table:table-cell>
          <table:table-cell office:value-type="float" office:value="0.99558013677597" calcext:value-type="float">
            <text:p>0.99558013677597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8892056941986" calcext:value-type="float">
            <text:p>0.948892056941986</text:p>
          </table:table-cell>
          <table:table-cell office:value-type="float" office:value="0.995789706707001" calcext:value-type="float">
            <text:p>0.99578970670700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9983260631561" calcext:value-type="float">
            <text:p>0.989983260631561</text:p>
          </table:table-cell>
          <table:table-cell office:value-type="float" office:value="0.950114965438843" calcext:value-type="float">
            <text:p>0.950114965438843</text:p>
          </table:table-cell>
          <table:table-cell office:value-type="float" office:value="0.995887339115143" calcext:value-type="float">
            <text:p>0.99588733911514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3579864501953" calcext:value-type="float">
            <text:p>0.993579864501953</text:p>
          </table:table-cell>
          <table:table-cell office:value-type="float" office:value="0.962974607944488" calcext:value-type="float">
            <text:p>0.962974607944488</text:p>
          </table:table-cell>
          <table:table-cell office:value-type="float" office:value="0.996037065982819" calcext:value-type="float">
            <text:p>0.99603706598281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2269456386566" calcext:value-type="float">
            <text:p>0.992269456386566</text:p>
          </table:table-cell>
          <table:table-cell office:value-type="float" office:value="0.96965765953064" calcext:value-type="float">
            <text:p>0.96965765953064</text:p>
          </table:table-cell>
          <table:table-cell office:value-type="float" office:value="0.995910406112671" calcext:value-type="float">
            <text:p>0.99591040611267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3348121643066" calcext:value-type="float">
            <text:p>0.993348121643066</text:p>
          </table:table-cell>
          <table:table-cell office:value-type="float" office:value="0.961399078369141" calcext:value-type="float">
            <text:p>0.961399078369141</text:p>
          </table:table-cell>
          <table:table-cell office:value-type="float" office:value="0.9960116147995" calcext:value-type="float">
            <text:p>0.996011614799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429315328598" calcext:value-type="float">
            <text:p>0.99429315328598</text:p>
          </table:table-cell>
          <table:table-cell office:value-type="float" office:value="0.955290138721466" calcext:value-type="float">
            <text:p>0.955290138721466</text:p>
          </table:table-cell>
          <table:table-cell office:value-type="float" office:value="0.995983481407166" calcext:value-type="float">
            <text:p>0.99598348140716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430827140808" calcext:value-type="float">
            <text:p>0.995430827140808</text:p>
          </table:table-cell>
          <table:table-cell office:value-type="float" office:value="0.952128231525421" calcext:value-type="float">
            <text:p>0.952128231525421</text:p>
          </table:table-cell>
          <table:table-cell office:value-type="float" office:value="0.99568498134613" calcext:value-type="float">
            <text:p>0.99568498134613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0.995873332023621" calcext:value-type="float">
            <text:p>0.995873332023621</text:p>
          </table:table-cell>
          <table:table-cell office:value-type="float" office:value="0.935697257518768" calcext:value-type="float">
            <text:p>0.935697257518768</text:p>
          </table:table-cell>
          <table:table-cell office:value-type="float" office:value="0.995774686336517" calcext:value-type="float">
            <text:p>0.995774686336517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0.99615091085434" calcext:value-type="float">
            <text:p>0.99615091085434</text:p>
          </table:table-cell>
          <table:table-cell office:value-type="float" office:value="0.94004625082016" calcext:value-type="float">
            <text:p>0.94004625082016</text:p>
          </table:table-cell>
          <table:table-cell office:value-type="float" office:value="0.995985925197601" calcext:value-type="float">
            <text:p>0.99598592519760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.996121764183044" calcext:value-type="float">
            <text:p>0.996121764183044</text:p>
          </table:table-cell>
          <table:table-cell office:value-type="float" office:value="0.899376690387726" calcext:value-type="float">
            <text:p>0.899376690387726</text:p>
          </table:table-cell>
          <table:table-cell office:value-type="float" office:value="0.995179653167725" calcext:value-type="float">
            <text:p>0.995179653167725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 office:value-type="float" office:value="0.995889127254486" calcext:value-type="float">
            <text:p>0.995889127254486</text:p>
          </table:table-cell>
          <table:table-cell office:value-type="float" office:value="0.886785507202148" calcext:value-type="float">
            <text:p>0.886785507202148</text:p>
          </table:table-cell>
          <table:table-cell office:value-type="float" office:value="0.995368123054504" calcext:value-type="float">
            <text:p>0.995368123054504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0.99658989906311" calcext:value-type="float">
            <text:p>0.99658989906311</text:p>
          </table:table-cell>
          <table:table-cell office:value-type="float" office:value="0.906094431877136" calcext:value-type="float">
            <text:p>0.906094431877136</text:p>
          </table:table-cell>
          <table:table-cell office:value-type="float" office:value="0.995436370372772" calcext:value-type="float">
            <text:p>0.99543637037277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.997027933597565" calcext:value-type="float">
            <text:p>0.997027933597565</text:p>
          </table:table-cell>
          <table:table-cell office:value-type="float" office:value="0.905292212963104" calcext:value-type="float">
            <text:p>0.905292212963104</text:p>
          </table:table-cell>
          <table:table-cell office:value-type="float" office:value="0.995373904705048" calcext:value-type="float">
            <text:p>0.995373904705048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 office:value-type="float" office:value="0.997014760971069" calcext:value-type="float">
            <text:p>0.997014760971069</text:p>
          </table:table-cell>
          <table:table-cell office:value-type="float" office:value="0.902285933494568" calcext:value-type="float">
            <text:p>0.902285933494568</text:p>
          </table:table-cell>
          <table:table-cell office:value-type="float" office:value="0.995338678359985" calcext:value-type="float">
            <text:p>0.995338678359985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.997372329235077" calcext:value-type="float">
            <text:p>0.997372329235077</text:p>
          </table:table-cell>
          <table:table-cell office:value-type="float" office:value="0.913205146789551" calcext:value-type="float">
            <text:p>0.913205146789551</text:p>
          </table:table-cell>
          <table:table-cell office:value-type="float" office:value="0.995277166366577" calcext:value-type="float">
            <text:p>0.995277166366577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 office:value-type="float" office:value="0.997599542140961" calcext:value-type="float">
            <text:p>0.997599542140961</text:p>
          </table:table-cell>
          <table:table-cell office:value-type="float" office:value="0.910588264465332" calcext:value-type="float">
            <text:p>0.910588264465332</text:p>
          </table:table-cell>
          <table:table-cell office:value-type="float" office:value="0.995284974575043" calcext:value-type="float">
            <text:p>0.995284974575043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 office:value-type="float" office:value="0.997658789157867" calcext:value-type="float">
            <text:p>0.997658789157867</text:p>
          </table:table-cell>
          <table:table-cell office:value-type="float" office:value="0.913034319877624" calcext:value-type="float">
            <text:p>0.913034319877624</text:p>
          </table:table-cell>
          <table:table-cell office:value-type="float" office:value="0.995277881622314" calcext:value-type="float">
            <text:p>0.995277881622314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 office:value-type="float" office:value="0.997297048568726" calcext:value-type="float">
            <text:p>0.997297048568726</text:p>
          </table:table-cell>
          <table:table-cell office:value-type="float" office:value="0.928261280059814" calcext:value-type="float">
            <text:p>0.928261280059814</text:p>
          </table:table-cell>
          <table:table-cell office:value-type="float" office:value="0.995436131954193" calcext:value-type="float">
            <text:p>0.995436131954193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0.997240364551544" calcext:value-type="float">
            <text:p>0.997240364551544</text:p>
          </table:table-cell>
          <table:table-cell office:value-type="float" office:value="0.929582118988037" calcext:value-type="float">
            <text:p>0.929582118988037</text:p>
          </table:table-cell>
          <table:table-cell office:value-type="float" office:value="0.995385706424713" calcext:value-type="float">
            <text:p>0.995385706424713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.995862483978272" calcext:value-type="float">
            <text:p>0.995862483978272</text:p>
          </table:table-cell>
          <table:table-cell office:value-type="float" office:value="0.955769300460815" calcext:value-type="float">
            <text:p>0.955769300460815</text:p>
          </table:table-cell>
          <table:table-cell office:value-type="float" office:value="0.995994091033936" calcext:value-type="float">
            <text:p>0.995994091033936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 office:value-type="float" office:value="0.996098101139069" calcext:value-type="float">
            <text:p>0.996098101139069</text:p>
          </table:table-cell>
          <table:table-cell office:value-type="float" office:value="0.962199866771698" calcext:value-type="float">
            <text:p>0.962199866771698</text:p>
          </table:table-cell>
          <table:table-cell office:value-type="float" office:value="0.99595707654953" calcext:value-type="float">
            <text:p>0.99595707654953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0.996153354644775" calcext:value-type="float">
            <text:p>0.996153354644775</text:p>
          </table:table-cell>
          <table:table-cell office:value-type="float" office:value="0.962500214576721" calcext:value-type="float">
            <text:p>0.962500214576721</text:p>
          </table:table-cell>
          <table:table-cell office:value-type="float" office:value="0.996064603328705" calcext:value-type="float">
            <text:p>0.996064603328705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0.996135830879211" calcext:value-type="float">
            <text:p>0.996135830879211</text:p>
          </table:table-cell>
          <table:table-cell office:value-type="float" office:value="0.958535492420196" calcext:value-type="float">
            <text:p>0.958535492420196</text:p>
          </table:table-cell>
          <table:table-cell office:value-type="float" office:value="0.99607926607132" calcext:value-type="float">
            <text:p>0.9960792660713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0.996176481246948" calcext:value-type="float">
            <text:p>0.996176481246948</text:p>
          </table:table-cell>
          <table:table-cell office:value-type="float" office:value="0.954585671424866" calcext:value-type="float">
            <text:p>0.954585671424866</text:p>
          </table:table-cell>
          <table:table-cell office:value-type="float" office:value="0.99604058265686" calcext:value-type="float">
            <text:p>0.99604058265686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.996030986309052" calcext:value-type="float">
            <text:p>0.996030986309052</text:p>
          </table:table-cell>
          <table:table-cell office:value-type="float" office:value="0.946731328964233" calcext:value-type="float">
            <text:p>0.946731328964233</text:p>
          </table:table-cell>
          <table:table-cell office:value-type="float" office:value="0.995871245861053" calcext:value-type="float">
            <text:p>0.995871245861053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 office:value-type="float" office:value="0.996066451072693" calcext:value-type="float">
            <text:p>0.996066451072693</text:p>
          </table:table-cell>
          <table:table-cell office:value-type="float" office:value="0.945692896842956" calcext:value-type="float">
            <text:p>0.945692896842956</text:p>
          </table:table-cell>
          <table:table-cell office:value-type="float" office:value="0.996089935302734" calcext:value-type="float">
            <text:p>0.996089935302734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 office:value-type="float" office:value="0.996217608451843" calcext:value-type="float">
            <text:p>0.996217608451843</text:p>
          </table:table-cell>
          <table:table-cell office:value-type="float" office:value="0.942505538463592" calcext:value-type="float">
            <text:p>0.942505538463592</text:p>
          </table:table-cell>
          <table:table-cell office:value-type="float" office:value="0.996308505535126" calcext:value-type="float">
            <text:p>0.99630850553512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 office:value-type="float" office:value="0.996132373809814" calcext:value-type="float">
            <text:p>0.996132373809814</text:p>
          </table:table-cell>
          <table:table-cell office:value-type="float" office:value="0.937455832958221" calcext:value-type="float">
            <text:p>0.937455832958221</text:p>
          </table:table-cell>
          <table:table-cell office:value-type="float" office:value="0.996351599693298" calcext:value-type="float">
            <text:p>0.99635159969329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 office:value-type="float" office:value="0.996902048587799" calcext:value-type="float">
            <text:p>0.996902048587799</text:p>
          </table:table-cell>
          <table:table-cell office:value-type="float" office:value="0.937698304653168" calcext:value-type="float">
            <text:p>0.937698304653168</text:p>
          </table:table-cell>
          <table:table-cell office:value-type="float" office:value="0.996506750583649" calcext:value-type="float">
            <text:p>0.99650675058364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.99783444404602" calcext:value-type="float">
            <text:p>0.99783444404602</text:p>
          </table:table-cell>
          <table:table-cell office:value-type="float" office:value="0.966368615627289" calcext:value-type="float">
            <text:p>0.966368615627289</text:p>
          </table:table-cell>
          <table:table-cell office:value-type="float" office:value="0.99645185470581" calcext:value-type="float">
            <text:p>0.9964518547058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0.998301863670349" calcext:value-type="float">
            <text:p>0.998301863670349</text:p>
          </table:table-cell>
          <table:table-cell office:value-type="float" office:value="0.971549034118652" calcext:value-type="float">
            <text:p>0.971549034118652</text:p>
          </table:table-cell>
          <table:table-cell office:value-type="float" office:value="0.996603965759277" calcext:value-type="float">
            <text:p>0.996603965759277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0.998389005661011" calcext:value-type="float">
            <text:p>0.998389005661011</text:p>
          </table:table-cell>
          <table:table-cell office:value-type="float" office:value="0.972426950931549" calcext:value-type="float">
            <text:p>0.972426950931549</text:p>
          </table:table-cell>
          <table:table-cell office:value-type="float" office:value="0.996659159660339" calcext:value-type="float">
            <text:p>0.996659159660339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 office:value-type="float" office:value="0.997530698776245" calcext:value-type="float">
            <text:p>0.997530698776245</text:p>
          </table:table-cell>
          <table:table-cell office:value-type="float" office:value="0.976336777210236" calcext:value-type="float">
            <text:p>0.976336777210236</text:p>
          </table:table-cell>
          <table:table-cell office:value-type="float" office:value="0.996572494506836" calcext:value-type="float">
            <text:p>0.996572494506836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.997454822063446" calcext:value-type="float">
            <text:p>0.997454822063446</text:p>
          </table:table-cell>
          <table:table-cell office:value-type="float" office:value="0.977473616600037" calcext:value-type="float">
            <text:p>0.977473616600037</text:p>
          </table:table-cell>
          <table:table-cell office:value-type="float" office:value="0.996652066707611" calcext:value-type="float">
            <text:p>0.99665206670761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.997684717178345" calcext:value-type="float">
            <text:p>0.997684717178345</text:p>
          </table:table-cell>
          <table:table-cell office:value-type="float" office:value="0.975194573402405" calcext:value-type="float">
            <text:p>0.975194573402405</text:p>
          </table:table-cell>
          <table:table-cell office:value-type="float" office:value="0.996646225452423" calcext:value-type="float">
            <text:p>0.996646225452423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 office:value-type="float" office:value="0.998366713523865" calcext:value-type="float">
            <text:p>0.998366713523865</text:p>
          </table:table-cell>
          <table:table-cell office:value-type="float" office:value="0.970801055431366" calcext:value-type="float">
            <text:p>0.970801055431366</text:p>
          </table:table-cell>
          <table:table-cell office:value-type="float" office:value="0.996695876121521" calcext:value-type="float">
            <text:p>0.99669587612152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 office:value-type="float" office:value="0.998371183872223" calcext:value-type="float">
            <text:p>0.998371183872223</text:p>
          </table:table-cell>
          <table:table-cell office:value-type="float" office:value="0.967188119888306" calcext:value-type="float">
            <text:p>0.967188119888306</text:p>
          </table:table-cell>
          <table:table-cell office:value-type="float" office:value="0.996562898159027" calcext:value-type="float">
            <text:p>0.99656289815902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 office:value-type="float" office:value="0.998436510562897" calcext:value-type="float">
            <text:p>0.998436510562897</text:p>
          </table:table-cell>
          <table:table-cell office:value-type="float" office:value="0.958534777164459" calcext:value-type="float">
            <text:p>0.958534777164459</text:p>
          </table:table-cell>
          <table:table-cell office:value-type="float" office:value="0.996541321277618" calcext:value-type="float">
            <text:p>0.99654132127761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 office:value-type="float" office:value="0.998811662197113" calcext:value-type="float">
            <text:p>0.998811662197113</text:p>
          </table:table-cell>
          <table:table-cell office:value-type="float" office:value="0.95144921541214" calcext:value-type="float">
            <text:p>0.95144921541214</text:p>
          </table:table-cell>
          <table:table-cell office:value-type="float" office:value="0.99650651216507" calcext:value-type="float">
            <text:p>0.99650651216507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.997434437274933" calcext:value-type="float">
            <text:p>0.997434437274933</text:p>
          </table:table-cell>
          <table:table-cell office:value-type="float" office:value="0.943231165409088" calcext:value-type="float">
            <text:p>0.943231165409088</text:p>
          </table:table-cell>
          <table:table-cell office:value-type="float" office:value="0.996415972709656" calcext:value-type="float">
            <text:p>0.996415972709656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0.996341824531555" calcext:value-type="float">
            <text:p>0.996341824531555</text:p>
          </table:table-cell>
          <table:table-cell office:value-type="float" office:value="0.938719391822815" calcext:value-type="float">
            <text:p>0.938719391822815</text:p>
          </table:table-cell>
          <table:table-cell office:value-type="float" office:value="0.9962038397789" calcext:value-type="float">
            <text:p>0.9962038397789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0.99512380361557" calcext:value-type="float">
            <text:p>0.99512380361557</text:p>
          </table:table-cell>
          <table:table-cell office:value-type="float" office:value="0.925625026226044" calcext:value-type="float">
            <text:p>0.925625026226044</text:p>
          </table:table-cell>
          <table:table-cell office:value-type="float" office:value="0.996289134025574" calcext:value-type="float">
            <text:p>0.996289134025574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512127876282" calcext:value-type="float">
            <text:p>0.995512127876282</text:p>
          </table:table-cell>
          <table:table-cell office:value-type="float" office:value="0.940272212028503" calcext:value-type="float">
            <text:p>0.940272212028503</text:p>
          </table:table-cell>
          <table:table-cell office:value-type="float" office:value="0.995936632156372" calcext:value-type="float">
            <text:p>0.995936632156372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3600726127624" calcext:value-type="float">
            <text:p>0.993600726127624</text:p>
          </table:table-cell>
          <table:table-cell office:value-type="float" office:value="0.922496914863586" calcext:value-type="float">
            <text:p>0.922496914863586</text:p>
          </table:table-cell>
          <table:table-cell office:value-type="float" office:value="0.995667457580566" calcext:value-type="float">
            <text:p>0.995667457580566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.99628484249115" calcext:value-type="float">
            <text:p>0.99628484249115</text:p>
          </table:table-cell>
          <table:table-cell office:value-type="float" office:value="0.924393057823181" calcext:value-type="float">
            <text:p>0.924393057823181</text:p>
          </table:table-cell>
          <table:table-cell office:value-type="float" office:value="0.995434105396271" calcext:value-type="float">
            <text:p>0.995434105396271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459616184235" calcext:value-type="float">
            <text:p>0.995459616184235</text:p>
          </table:table-cell>
          <table:table-cell office:value-type="float" office:value="0.930460631847382" calcext:value-type="float">
            <text:p>0.930460631847382</text:p>
          </table:table-cell>
          <table:table-cell office:value-type="float" office:value="0.995681643486023" calcext:value-type="float">
            <text:p>0.995681643486023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 office:value-type="float" office:value="0.996595621109009" calcext:value-type="float">
            <text:p>0.996595621109009</text:p>
          </table:table-cell>
          <table:table-cell office:value-type="float" office:value="0.912807285785675" calcext:value-type="float">
            <text:p>0.912807285785675</text:p>
          </table:table-cell>
          <table:table-cell office:value-type="float" office:value="0.995710492134094" calcext:value-type="float">
            <text:p>0.995710492134094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341956615448" calcext:value-type="float">
            <text:p>0.995341956615448</text:p>
          </table:table-cell>
          <table:table-cell office:value-type="float" office:value="0.907369434833527" calcext:value-type="float">
            <text:p>0.907369434833527</text:p>
          </table:table-cell>
          <table:table-cell office:value-type="float" office:value="0.995339632034302" calcext:value-type="float">
            <text:p>0.995339632034302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0.995845139026642" calcext:value-type="float">
            <text:p>0.995845139026642</text:p>
          </table:table-cell>
          <table:table-cell office:value-type="float" office:value="0.923609912395477" calcext:value-type="float">
            <text:p>0.923609912395477</text:p>
          </table:table-cell>
          <table:table-cell office:value-type="float" office:value="0.995592415332794" calcext:value-type="float">
            <text:p>0.995592415332794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1678714752197" calcext:value-type="float">
            <text:p>0.991678714752197</text:p>
          </table:table-cell>
          <table:table-cell office:value-type="float" office:value="0.925563097000122" calcext:value-type="float">
            <text:p>0.925563097000122</text:p>
          </table:table-cell>
          <table:table-cell office:value-type="float" office:value="0.995678722858429" calcext:value-type="float">
            <text:p>0.995678722858429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9078640937805" calcext:value-type="float">
            <text:p>0.989078640937805</text:p>
          </table:table-cell>
          <table:table-cell office:value-type="float" office:value="0.933720290660858" calcext:value-type="float">
            <text:p>0.933720290660858</text:p>
          </table:table-cell>
          <table:table-cell office:value-type="float" office:value="0.995557487010956" calcext:value-type="float">
            <text:p>0.995557487010956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524517536163" calcext:value-type="float">
            <text:p>0.991524517536163</text:p>
          </table:table-cell>
          <table:table-cell office:value-type="float" office:value="0.959239304065704" calcext:value-type="float">
            <text:p>0.959239304065704</text:p>
          </table:table-cell>
          <table:table-cell office:value-type="float" office:value="0.995154857635498" calcext:value-type="float">
            <text:p>0.995154857635498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0996241569519" calcext:value-type="float">
            <text:p>0.990996241569519</text:p>
          </table:table-cell>
          <table:table-cell office:value-type="float" office:value="0.951264441013336" calcext:value-type="float">
            <text:p>0.951264441013336</text:p>
          </table:table-cell>
          <table:table-cell office:value-type="float" office:value="0.99482661485672" calcext:value-type="float">
            <text:p>0.99482661485672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89795386791229" calcext:value-type="float">
            <text:p>0.989795386791229</text:p>
          </table:table-cell>
          <table:table-cell office:value-type="float" office:value="0.971038520336151" calcext:value-type="float">
            <text:p>0.971038520336151</text:p>
          </table:table-cell>
          <table:table-cell office:value-type="float" office:value="0.994038343429565" calcext:value-type="float">
            <text:p>0.994038343429565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2075383663178" calcext:value-type="float">
            <text:p>0.992075383663178</text:p>
          </table:table-cell>
          <table:table-cell office:value-type="float" office:value="0.977716505527496" calcext:value-type="float">
            <text:p>0.977716505527496</text:p>
          </table:table-cell>
          <table:table-cell office:value-type="float" office:value="0.993543028831482" calcext:value-type="float">
            <text:p>0.993543028831482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0.993545532226562" calcext:value-type="float">
            <text:p>0.993545532226562</text:p>
          </table:table-cell>
          <table:table-cell office:value-type="float" office:value="0.984646022319794" calcext:value-type="float">
            <text:p>0.984646022319794</text:p>
          </table:table-cell>
          <table:table-cell office:value-type="float" office:value="0.993017315864563" calcext:value-type="float">
            <text:p>0.993017315864563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 office:value-type="float" office:value="0.991715610027313" calcext:value-type="float">
            <text:p>0.991715610027313</text:p>
          </table:table-cell>
          <table:table-cell office:value-type="float" office:value="0.978053510189056" calcext:value-type="float">
            <text:p>0.978053510189056</text:p>
          </table:table-cell>
          <table:table-cell office:value-type="float" office:value="0.992423415184021" calcext:value-type="float">
            <text:p>0.992423415184021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 office:value-type="float" office:value="0.991242170333862" calcext:value-type="float">
            <text:p>0.991242170333862</text:p>
          </table:table-cell>
          <table:table-cell office:value-type="float" office:value="0.976497113704681" calcext:value-type="float">
            <text:p>0.976497113704681</text:p>
          </table:table-cell>
          <table:table-cell office:value-type="float" office:value="0.991866767406464" calcext:value-type="float">
            <text:p>0.991866767406464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 office:value-type="float" office:value="0.992873072624206" calcext:value-type="float">
            <text:p>0.992873072624206</text:p>
          </table:table-cell>
          <table:table-cell office:value-type="float" office:value="0.969730019569397" calcext:value-type="float">
            <text:p>0.969730019569397</text:p>
          </table:table-cell>
          <table:table-cell office:value-type="float" office:value="0.991511285305023" calcext:value-type="float">
            <text:p>0.991511285305023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.996173024177551" calcext:value-type="float">
            <text:p>0.996173024177551</text:p>
          </table:table-cell>
          <table:table-cell office:value-type="float" office:value="0.985610902309418" calcext:value-type="float">
            <text:p>0.985610902309418</text:p>
          </table:table-cell>
          <table:table-cell office:value-type="float" office:value="0.992691576480866" calcext:value-type="float">
            <text:p>0.992691576480866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 office:value-type="float" office:value="0.996020972728729" calcext:value-type="float">
            <text:p>0.996020972728729</text:p>
          </table:table-cell>
          <table:table-cell office:value-type="float" office:value="0.98732191324234" calcext:value-type="float">
            <text:p>0.98732191324234</text:p>
          </table:table-cell>
          <table:table-cell office:value-type="float" office:value="0.992954194545746" calcext:value-type="float">
            <text:p>0.992954194545746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 office:value-type="float" office:value="0.99627560377121" calcext:value-type="float">
            <text:p>0.99627560377121</text:p>
          </table:table-cell>
          <table:table-cell office:value-type="float" office:value="0.989356338977814" calcext:value-type="float">
            <text:p>0.989356338977814</text:p>
          </table:table-cell>
          <table:table-cell office:value-type="float" office:value="0.992836534976959" calcext:value-type="float">
            <text:p>0.99283653497695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 office:value-type="float" office:value="0.996451377868652" calcext:value-type="float">
            <text:p>0.996451377868652</text:p>
          </table:table-cell>
          <table:table-cell office:value-type="float" office:value="0.98932808637619" calcext:value-type="float">
            <text:p>0.98932808637619</text:p>
          </table:table-cell>
          <table:table-cell office:value-type="float" office:value="0.992760896682739" calcext:value-type="float">
            <text:p>0.992760896682739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 office:value-type="float" office:value="0.996411144733429" calcext:value-type="float">
            <text:p>0.996411144733429</text:p>
          </table:table-cell>
          <table:table-cell office:value-type="float" office:value="0.989677548408508" calcext:value-type="float">
            <text:p>0.989677548408508</text:p>
          </table:table-cell>
          <table:table-cell office:value-type="float" office:value="0.992723405361176" calcext:value-type="float">
            <text:p>0.992723405361176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.997022807598114" calcext:value-type="float">
            <text:p>0.997022807598114</text:p>
          </table:table-cell>
          <table:table-cell office:value-type="float" office:value="0.990379869937897" calcext:value-type="float">
            <text:p>0.990379869937897</text:p>
          </table:table-cell>
          <table:table-cell office:value-type="float" office:value="0.993279159069061" calcext:value-type="float">
            <text:p>0.993279159069061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 office:value-type="float" office:value="0.997418463230133" calcext:value-type="float">
            <text:p>0.997418463230133</text:p>
          </table:table-cell>
          <table:table-cell office:value-type="float" office:value="0.983956694602966" calcext:value-type="float">
            <text:p>0.983956694602966</text:p>
          </table:table-cell>
          <table:table-cell office:value-type="float" office:value="0.993139445781708" calcext:value-type="float">
            <text:p>0.993139445781708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0.997122645378113" calcext:value-type="float">
            <text:p>0.997122645378113</text:p>
          </table:table-cell>
          <table:table-cell office:value-type="float" office:value="0.980813264846802" calcext:value-type="float">
            <text:p>0.980813264846802</text:p>
          </table:table-cell>
          <table:table-cell office:value-type="float" office:value="0.993434309959412" calcext:value-type="float">
            <text:p>0.993434309959412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0.997548222541809" calcext:value-type="float">
            <text:p>0.997548222541809</text:p>
          </table:table-cell>
          <table:table-cell office:value-type="float" office:value="0.981997549533844" calcext:value-type="float">
            <text:p>0.981997549533844</text:p>
          </table:table-cell>
          <table:table-cell office:value-type="float" office:value="0.993909478187561" calcext:value-type="float">
            <text:p>0.993909478187561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 office:value-type="float" office:value="0.997029840946198" calcext:value-type="float">
            <text:p>0.997029840946198</text:p>
          </table:table-cell>
          <table:table-cell office:value-type="float" office:value="0.984914064407349" calcext:value-type="float">
            <text:p>0.984914064407349</text:p>
          </table:table-cell>
          <table:table-cell office:value-type="float" office:value="0.994223296642303" calcext:value-type="float">
            <text:p>0.994223296642303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.996512591838837" calcext:value-type="float">
            <text:p>0.996512591838837</text:p>
          </table:table-cell>
          <table:table-cell office:value-type="float" office:value="0.982473909854889" calcext:value-type="float">
            <text:p>0.982473909854889</text:p>
          </table:table-cell>
          <table:table-cell office:value-type="float" office:value="0.993982255458832" calcext:value-type="float">
            <text:p>0.99398225545883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 office:value-type="float" office:value="0.995913624763489" calcext:value-type="float">
            <text:p>0.995913624763489</text:p>
          </table:table-cell>
          <table:table-cell office:value-type="float" office:value="0.982340812683106" calcext:value-type="float">
            <text:p>0.982340812683106</text:p>
          </table:table-cell>
          <table:table-cell office:value-type="float" office:value="0.994003117084503" calcext:value-type="float">
            <text:p>0.994003117084503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 office:value-type="float" office:value="0.995895147323608" calcext:value-type="float">
            <text:p>0.995895147323608</text:p>
          </table:table-cell>
          <table:table-cell office:value-type="float" office:value="0.978313267230988" calcext:value-type="float">
            <text:p>0.978313267230988</text:p>
          </table:table-cell>
          <table:table-cell office:value-type="float" office:value="0.994076728820801" calcext:value-type="float">
            <text:p>0.99407672882080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 office:value-type="float" office:value="0.995661318302154" calcext:value-type="float">
            <text:p>0.995661318302154</text:p>
          </table:table-cell>
          <table:table-cell office:value-type="float" office:value="0.972771048545837" calcext:value-type="float">
            <text:p>0.972771048545837</text:p>
          </table:table-cell>
          <table:table-cell office:value-type="float" office:value="0.993900179862976" calcext:value-type="float">
            <text:p>0.993900179862976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0.996414661407471" calcext:value-type="float">
            <text:p>0.996414661407471</text:p>
          </table:table-cell>
          <table:table-cell office:value-type="float" office:value="0.970305681228638" calcext:value-type="float">
            <text:p>0.970305681228638</text:p>
          </table:table-cell>
          <table:table-cell office:value-type="float" office:value="0.993957281112671" calcext:value-type="float">
            <text:p>0.993957281112671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.997053802013397" calcext:value-type="float">
            <text:p>0.997053802013397</text:p>
          </table:table-cell>
          <table:table-cell office:value-type="float" office:value="0.966476559638977" calcext:value-type="float">
            <text:p>0.966476559638977</text:p>
          </table:table-cell>
          <table:table-cell office:value-type="float" office:value="0.994110763072968" calcext:value-type="float">
            <text:p>0.994110763072968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 office:value-type="float" office:value="0.997033178806305" calcext:value-type="float">
            <text:p>0.997033178806305</text:p>
          </table:table-cell>
          <table:table-cell office:value-type="float" office:value="0.968660295009613" calcext:value-type="float">
            <text:p>0.968660295009613</text:p>
          </table:table-cell>
          <table:table-cell office:value-type="float" office:value="0.994109869003296" calcext:value-type="float">
            <text:p>0.99410986900329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 office:value-type="float" office:value="0.997576951980591" calcext:value-type="float">
            <text:p>0.997576951980591</text:p>
          </table:table-cell>
          <table:table-cell office:value-type="float" office:value="0.96932590007782" calcext:value-type="float">
            <text:p>0.96932590007782</text:p>
          </table:table-cell>
          <table:table-cell office:value-type="float" office:value="0.99395626783371" calcext:value-type="float">
            <text:p>0.99395626783371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 office:value-type="float" office:value="0.997366786003113" calcext:value-type="float">
            <text:p>0.997366786003113</text:p>
          </table:table-cell>
          <table:table-cell office:value-type="float" office:value="0.967953383922577" calcext:value-type="float">
            <text:p>0.967953383922577</text:p>
          </table:table-cell>
          <table:table-cell office:value-type="float" office:value="0.994226157665253" calcext:value-type="float">
            <text:p>0.994226157665253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0.997335731983185" calcext:value-type="float">
            <text:p>0.997335731983185</text:p>
          </table:table-cell>
          <table:table-cell office:value-type="float" office:value="0.965055465698242" calcext:value-type="float">
            <text:p>0.965055465698242</text:p>
          </table:table-cell>
          <table:table-cell office:value-type="float" office:value="0.994311571121216" calcext:value-type="float">
            <text:p>0.994311571121216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.997929513454437" calcext:value-type="float">
            <text:p>0.997929513454437</text:p>
          </table:table-cell>
          <table:table-cell office:value-type="float" office:value="0.977991878986358" calcext:value-type="float">
            <text:p>0.977991878986358</text:p>
          </table:table-cell>
          <table:table-cell office:value-type="float" office:value="0.993992745876312" calcext:value-type="float">
            <text:p>0.99399274587631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 office:value-type="float" office:value="0.997723817825317" calcext:value-type="float">
            <text:p>0.997723817825317</text:p>
          </table:table-cell>
          <table:table-cell office:value-type="float" office:value="0.978489816188812" calcext:value-type="float">
            <text:p>0.978489816188812</text:p>
          </table:table-cell>
          <table:table-cell office:value-type="float" office:value="0.993977189064026" calcext:value-type="float">
            <text:p>0.993977189064026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 office:value-type="float" office:value="0.997813999652862" calcext:value-type="float">
            <text:p>0.997813999652862</text:p>
          </table:table-cell>
          <table:table-cell office:value-type="float" office:value="0.980381071567535" calcext:value-type="float">
            <text:p>0.980381071567535</text:p>
          </table:table-cell>
          <table:table-cell office:value-type="float" office:value="0.994084179401398" calcext:value-type="float">
            <text:p>0.994084179401398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 office:value-type="float" office:value="0.99769788980484" calcext:value-type="float">
            <text:p>0.99769788980484</text:p>
          </table:table-cell>
          <table:table-cell office:value-type="float" office:value="0.979884147644043" calcext:value-type="float">
            <text:p>0.979884147644043</text:p>
          </table:table-cell>
          <table:table-cell office:value-type="float" office:value="0.993920683860779" calcext:value-type="float">
            <text:p>0.993920683860779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 office:value-type="float" office:value="0.997446417808533" calcext:value-type="float">
            <text:p>0.997446417808533</text:p>
          </table:table-cell>
          <table:table-cell office:value-type="float" office:value="0.981452941894531" calcext:value-type="float">
            <text:p>0.981452941894531</text:p>
          </table:table-cell>
          <table:table-cell office:value-type="float" office:value="0.993915259838104" calcext:value-type="float">
            <text:p>0.99391525983810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.997329413890839" calcext:value-type="float">
            <text:p>0.997329413890839</text:p>
          </table:table-cell>
          <table:table-cell office:value-type="float" office:value="0.985144138336181" calcext:value-type="float">
            <text:p>0.985144138336181</text:p>
          </table:table-cell>
          <table:table-cell office:value-type="float" office:value="0.994231581687927" calcext:value-type="float">
            <text:p>0.994231581687927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 office:value-type="float" office:value="0.997049391269684" calcext:value-type="float">
            <text:p>0.997049391269684</text:p>
          </table:table-cell>
          <table:table-cell office:value-type="float" office:value="0.979708015918732" calcext:value-type="float">
            <text:p>0.979708015918732</text:p>
          </table:table-cell>
          <table:table-cell office:value-type="float" office:value="0.994241833686829" calcext:value-type="float">
            <text:p>0.994241833686829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 office:value-type="float" office:value="0.997104585170746" calcext:value-type="float">
            <text:p>0.997104585170746</text:p>
          </table:table-cell>
          <table:table-cell office:value-type="float" office:value="0.972771763801575" calcext:value-type="float">
            <text:p>0.972771763801575</text:p>
          </table:table-cell>
          <table:table-cell office:value-type="float" office:value="0.994381129741669" calcext:value-type="float">
            <text:p>0.994381129741669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0.997350931167602" calcext:value-type="float">
            <text:p>0.997350931167602</text:p>
          </table:table-cell>
          <table:table-cell office:value-type="float" office:value="0.968967795372009" calcext:value-type="float">
            <text:p>0.968967795372009</text:p>
          </table:table-cell>
          <table:table-cell office:value-type="float" office:value="0.994331359863281" calcext:value-type="float">
            <text:p>0.994331359863281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float" office:value="0.997002601623535" calcext:value-type="float">
            <text:p>0.997002601623535</text:p>
          </table:table-cell>
          <table:table-cell office:value-type="float" office:value="0.973098278045654" calcext:value-type="float">
            <text:p>0.973098278045654</text:p>
          </table:table-cell>
          <table:table-cell office:value-type="float" office:value="0.994345486164093" calcext:value-type="float">
            <text:p>0.994345486164093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.99792069196701" calcext:value-type="float">
            <text:p>0.99792069196701</text:p>
          </table:table-cell>
          <table:table-cell office:value-type="float" office:value="0.971269428730011" calcext:value-type="float">
            <text:p>0.971269428730011</text:p>
          </table:table-cell>
          <table:table-cell office:value-type="float" office:value="0.994975090026856" calcext:value-type="float">
            <text:p>0.994975090026856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0.997995615005493" calcext:value-type="float">
            <text:p>0.997995615005493</text:p>
          </table:table-cell>
          <table:table-cell office:value-type="float" office:value="0.967250943183899" calcext:value-type="float">
            <text:p>0.967250943183899</text:p>
          </table:table-cell>
          <table:table-cell office:value-type="float" office:value="0.995201230049133" calcext:value-type="float">
            <text:p>0.99520123004913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float" office:value="0.997873425483704" calcext:value-type="float">
            <text:p>0.997873425483704</text:p>
          </table:table-cell>
          <table:table-cell office:value-type="float" office:value="0.959726214408874" calcext:value-type="float">
            <text:p>0.959726214408874</text:p>
          </table:table-cell>
          <table:table-cell office:value-type="float" office:value="0.995163917541504" calcext:value-type="float">
            <text:p>0.995163917541504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 office:value-type="float" office:value="0.998408138751983" calcext:value-type="float">
            <text:p>0.998408138751983</text:p>
          </table:table-cell>
          <table:table-cell office:value-type="float" office:value="0.956465244293213" calcext:value-type="float">
            <text:p>0.956465244293213</text:p>
          </table:table-cell>
          <table:table-cell office:value-type="float" office:value="0.995173871517181" calcext:value-type="float">
            <text:p>0.995173871517181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 office:value-type="float" office:value="0.998585641384125" calcext:value-type="float">
            <text:p>0.998585641384125</text:p>
          </table:table-cell>
          <table:table-cell office:value-type="float" office:value="0.956276059150696" calcext:value-type="float">
            <text:p>0.956276059150696</text:p>
          </table:table-cell>
          <table:table-cell office:value-type="float" office:value="0.995229601860046" calcext:value-type="float">
            <text:p>0.995229601860046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.997945487499237" calcext:value-type="float">
            <text:p>0.997945487499237</text:p>
          </table:table-cell>
          <table:table-cell office:value-type="float" office:value="0.955748438835144" calcext:value-type="float">
            <text:p>0.955748438835144</text:p>
          </table:table-cell>
          <table:table-cell office:value-type="float" office:value="0.995077192783356" calcext:value-type="float">
            <text:p>0.99507719278335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 office:value-type="float" office:value="0.997956871986389" calcext:value-type="float">
            <text:p>0.997956871986389</text:p>
          </table:table-cell>
          <table:table-cell office:value-type="float" office:value="0.958019375801086" calcext:value-type="float">
            <text:p>0.958019375801086</text:p>
          </table:table-cell>
          <table:table-cell office:value-type="float" office:value="0.995123445987701" calcext:value-type="float">
            <text:p>0.995123445987701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 office:value-type="float" office:value="0.997507095336914" calcext:value-type="float">
            <text:p>0.997507095336914</text:p>
          </table:table-cell>
          <table:table-cell office:value-type="float" office:value="0.960645198822022" calcext:value-type="float">
            <text:p>0.960645198822022</text:p>
          </table:table-cell>
          <table:table-cell office:value-type="float" office:value="0.995270788669586" calcext:value-type="float">
            <text:p>0.99527078866958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 office:value-type="float" office:value="0.997157216072082" calcext:value-type="float">
            <text:p>0.997157216072082</text:p>
          </table:table-cell>
          <table:table-cell office:value-type="float" office:value="0.959312438964844" calcext:value-type="float">
            <text:p>0.959312438964844</text:p>
          </table:table-cell>
          <table:table-cell office:value-type="float" office:value="0.995487987995148" calcext:value-type="float">
            <text:p>0.99548798799514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0.997683763504028" calcext:value-type="float">
            <text:p>0.997683763504028</text:p>
          </table:table-cell>
          <table:table-cell office:value-type="float" office:value="0.960012435913086" calcext:value-type="float">
            <text:p>0.960012435913086</text:p>
          </table:table-cell>
          <table:table-cell office:value-type="float" office:value="0.995490252971649" calcext:value-type="float">
            <text:p>0.99549025297164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811879634857" calcext:value-type="float">
            <text:p>0.995811879634857</text:p>
          </table:table-cell>
          <table:table-cell office:value-type="float" office:value="0.954487025737762" calcext:value-type="float">
            <text:p>0.954487025737762</text:p>
          </table:table-cell>
          <table:table-cell office:value-type="float" office:value="0.995122611522675" calcext:value-type="float">
            <text:p>0.995122611522675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98723602295" calcext:value-type="float">
            <text:p>0.995898723602295</text:p>
          </table:table-cell>
          <table:table-cell office:value-type="float" office:value="0.960725545883179" calcext:value-type="float">
            <text:p>0.960725545883179</text:p>
          </table:table-cell>
          <table:table-cell office:value-type="float" office:value="0.995093822479248" calcext:value-type="float">
            <text:p>0.995093822479248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20641517639" calcext:value-type="float">
            <text:p>0.995820641517639</text:p>
          </table:table-cell>
          <table:table-cell office:value-type="float" office:value="0.95729523897171" calcext:value-type="float">
            <text:p>0.95729523897171</text:p>
          </table:table-cell>
          <table:table-cell office:value-type="float" office:value="0.995020985603332" calcext:value-type="float">
            <text:p>0.99502098560333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058940887451" calcext:value-type="float">
            <text:p>0.996058940887451</text:p>
          </table:table-cell>
          <table:table-cell office:value-type="float" office:value="0.956658601760864" calcext:value-type="float">
            <text:p>0.956658601760864</text:p>
          </table:table-cell>
          <table:table-cell office:value-type="float" office:value="0.995080590248108" calcext:value-type="float">
            <text:p>0.995080590248108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152877807617" calcext:value-type="float">
            <text:p>0.996152877807617</text:p>
          </table:table-cell>
          <table:table-cell office:value-type="float" office:value="0.956832230091095" calcext:value-type="float">
            <text:p>0.956832230091095</text:p>
          </table:table-cell>
          <table:table-cell office:value-type="float" office:value="0.994805753231049" calcext:value-type="float">
            <text:p>0.994805753231049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736347675324" calcext:value-type="float">
            <text:p>0.996736347675324</text:p>
          </table:table-cell>
          <table:table-cell office:value-type="float" office:value="0.959193408489227" calcext:value-type="float">
            <text:p>0.959193408489227</text:p>
          </table:table-cell>
          <table:table-cell office:value-type="float" office:value="0.994855523109436" calcext:value-type="float">
            <text:p>0.99485552310943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816158294678" calcext:value-type="float">
            <text:p>0.996816158294678</text:p>
          </table:table-cell>
          <table:table-cell office:value-type="float" office:value="0.958864092826843" calcext:value-type="float">
            <text:p>0.958864092826843</text:p>
          </table:table-cell>
          <table:table-cell office:value-type="float" office:value="0.994868516921997" calcext:value-type="float">
            <text:p>0.994868516921997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831476688385" calcext:value-type="float">
            <text:p>0.996831476688385</text:p>
          </table:table-cell>
          <table:table-cell office:value-type="float" office:value="0.957738697528839" calcext:value-type="float">
            <text:p>0.957738697528839</text:p>
          </table:table-cell>
          <table:table-cell office:value-type="float" office:value="0.994828641414642" calcext:value-type="float">
            <text:p>0.994828641414642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949195861816" calcext:value-type="float">
            <text:p>0.996949195861816</text:p>
          </table:table-cell>
          <table:table-cell office:value-type="float" office:value="0.955862879753113" calcext:value-type="float">
            <text:p>0.955862879753113</text:p>
          </table:table-cell>
          <table:table-cell office:value-type="float" office:value="0.994868040084839" calcext:value-type="float">
            <text:p>0.994868040084839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990978717804" calcext:value-type="float">
            <text:p>0.996990978717804</text:p>
          </table:table-cell>
          <table:table-cell office:value-type="float" office:value="0.955181419849396" calcext:value-type="float">
            <text:p>0.955181419849396</text:p>
          </table:table-cell>
          <table:table-cell office:value-type="float" office:value="0.995002925395966" calcext:value-type="float">
            <text:p>0.995002925395966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3796348571777" calcext:value-type="float">
            <text:p>0.993796348571777</text:p>
          </table:table-cell>
          <table:table-cell office:value-type="float" office:value="0.960549831390381" calcext:value-type="float">
            <text:p>0.960549831390381</text:p>
          </table:table-cell>
          <table:table-cell office:value-type="float" office:value="0.99553370475769" calcext:value-type="float">
            <text:p>0.99553370475769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47270154953" calcext:value-type="float">
            <text:p>0.9947270154953</text:p>
          </table:table-cell>
          <table:table-cell office:value-type="float" office:value="0.95885568857193" calcext:value-type="float">
            <text:p>0.95885568857193</text:p>
          </table:table-cell>
          <table:table-cell office:value-type="float" office:value="0.995367169380188" calcext:value-type="float">
            <text:p>0.995367169380188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623052120209" calcext:value-type="float">
            <text:p>0.995623052120209</text:p>
          </table:table-cell>
          <table:table-cell office:value-type="float" office:value="0.958024859428406" calcext:value-type="float">
            <text:p>0.958024859428406</text:p>
          </table:table-cell>
          <table:table-cell office:value-type="float" office:value="0.995313405990601" calcext:value-type="float">
            <text:p>0.995313405990601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576798915863" calcext:value-type="float">
            <text:p>0.995576798915863</text:p>
          </table:table-cell>
          <table:table-cell office:value-type="float" office:value="0.959453165531158" calcext:value-type="float">
            <text:p>0.959453165531158</text:p>
          </table:table-cell>
          <table:table-cell office:value-type="float" office:value="0.995406508445739" calcext:value-type="float">
            <text:p>0.995406508445739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60587310791" calcext:value-type="float">
            <text:p>0.99660587310791</text:p>
          </table:table-cell>
          <table:table-cell office:value-type="float" office:value="0.962924003601074" calcext:value-type="float">
            <text:p>0.962924003601074</text:p>
          </table:table-cell>
          <table:table-cell office:value-type="float" office:value="0.995411455631256" calcext:value-type="float">
            <text:p>0.99541145563125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851682662964" calcext:value-type="float">
            <text:p>0.996851682662964</text:p>
          </table:table-cell>
          <table:table-cell office:value-type="float" office:value="0.960740685462952" calcext:value-type="float">
            <text:p>0.960740685462952</text:p>
          </table:table-cell>
          <table:table-cell office:value-type="float" office:value="0.995596826076508" calcext:value-type="float">
            <text:p>0.995596826076508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366858482361" calcext:value-type="float">
            <text:p>0.996366858482361</text:p>
          </table:table-cell>
          <table:table-cell office:value-type="float" office:value="0.964885354042053" calcext:value-type="float">
            <text:p>0.964885354042053</text:p>
          </table:table-cell>
          <table:table-cell office:value-type="float" office:value="0.995408475399017" calcext:value-type="float">
            <text:p>0.995408475399017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697545051575" calcext:value-type="float">
            <text:p>0.996697545051575</text:p>
          </table:table-cell>
          <table:table-cell office:value-type="float" office:value="0.958756625652313" calcext:value-type="float">
            <text:p>0.958756625652313</text:p>
          </table:table-cell>
          <table:table-cell office:value-type="float" office:value="0.995130777359009" calcext:value-type="float">
            <text:p>0.995130777359009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7875001430512" calcext:value-type="float">
            <text:p>0.907875001430512</text:p>
          </table:table-cell>
          <table:table-cell office:value-type="float" office:value="0.99497401714325" calcext:value-type="float">
            <text:p>0.99497401714325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8290348052978" calcext:value-type="float">
            <text:p>0.948290348052978</text:p>
          </table:table-cell>
          <table:table-cell office:value-type="float" office:value="0.994548738002777" calcext:value-type="float">
            <text:p>0.994548738002777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.996166944503784" calcext:value-type="float">
            <text:p>0.996166944503784</text:p>
          </table:table-cell>
          <table:table-cell office:value-type="float" office:value="0.952025055885315" calcext:value-type="float">
            <text:p>0.952025055885315</text:p>
          </table:table-cell>
          <table:table-cell office:value-type="float" office:value="0.992375552654266" calcext:value-type="float">
            <text:p>0.992375552654266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530009269714" calcext:value-type="float">
            <text:p>0.995530009269714</text:p>
          </table:table-cell>
          <table:table-cell office:value-type="float" office:value="0.958996415138245" calcext:value-type="float">
            <text:p>0.958996415138245</text:p>
          </table:table-cell>
          <table:table-cell office:value-type="float" office:value="0.991853892803192" calcext:value-type="float">
            <text:p>0.991853892803192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3898758888245" calcext:value-type="float">
            <text:p>0.983898758888245</text:p>
          </table:table-cell>
          <table:table-cell office:value-type="float" office:value="0.98606288433075" calcext:value-type="float">
            <text:p>0.98606288433075</text:p>
          </table:table-cell>
          <table:table-cell office:value-type="float" office:value="0.98917281627655" calcext:value-type="float">
            <text:p>0.98917281627655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4188902378082" calcext:value-type="float">
            <text:p>0.934188902378082</text:p>
          </table:table-cell>
          <table:table-cell office:value-type="float" office:value="0.994826853275299" calcext:value-type="float">
            <text:p>0.994826853275299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74476432800293" calcext:value-type="float">
            <text:p>0.74476432800293</text:p>
          </table:table-cell>
          <table:table-cell office:value-type="float" office:value="0.915242731571198" calcext:value-type="float">
            <text:p>0.915242731571198</text:p>
          </table:table-cell>
          <table:table-cell office:value-type="float" office:value="0.992787301540375" calcext:value-type="float">
            <text:p>0.992787301540375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4927177429199" calcext:value-type="float">
            <text:p>0.984927177429199</text:p>
          </table:table-cell>
          <table:table-cell office:value-type="float" office:value="0.983001232147217" calcext:value-type="float">
            <text:p>0.983001232147217</text:p>
          </table:table-cell>
          <table:table-cell office:value-type="float" office:value="0.988318800926208" calcext:value-type="float">
            <text:p>0.988318800926208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883908033371" calcext:value-type="float">
            <text:p>0.99883908033371</text:p>
          </table:table-cell>
          <table:table-cell office:value-type="float" office:value="0.977168142795563" calcext:value-type="float">
            <text:p>0.977168142795563</text:p>
          </table:table-cell>
          <table:table-cell office:value-type="float" office:value="0.990112364292145" calcext:value-type="float">
            <text:p>0.990112364292145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0.939924359321594" calcext:value-type="float">
            <text:p>0.939924359321594</text:p>
          </table:table-cell>
          <table:table-cell office:value-type="float" office:value="0.948195338249206" calcext:value-type="float">
            <text:p>0.948195338249206</text:p>
          </table:table-cell>
          <table:table-cell office:value-type="float" office:value="0.985161185264587" calcext:value-type="float">
            <text:p>0.98516118526458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132135391235" calcext:value-type="float">
            <text:p>0.996132135391235</text:p>
          </table:table-cell>
          <table:table-cell office:value-type="float" office:value="0.637136697769165" calcext:value-type="float">
            <text:p>0.637136697769165</text:p>
          </table:table-cell>
          <table:table-cell office:value-type="float" office:value="0.878945231437683" calcext:value-type="float">
            <text:p>0.87894523143768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 office:value-type="float" office:value="0.999182224273681" calcext:value-type="float">
            <text:p>0.999182224273681</text:p>
          </table:table-cell>
          <table:table-cell office:value-type="float" office:value="0.990029394626617" calcext:value-type="float">
            <text:p>0.990029394626617</text:p>
          </table:table-cell>
          <table:table-cell office:value-type="float" office:value="0.819530785083771" calcext:value-type="float">
            <text:p>0.819530785083771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.99963104724884" calcext:value-type="float">
            <text:p>0.99963104724884</text:p>
          </table:table-cell>
          <table:table-cell office:value-type="float" office:value="0.995491981506348" calcext:value-type="float">
            <text:p>0.995491981506348</text:p>
          </table:table-cell>
          <table:table-cell office:value-type="float" office:value="0.960726380348206" calcext:value-type="float">
            <text:p>0.960726380348206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 office:value-type="float" office:value="0.999921858310699" calcext:value-type="float">
            <text:p>0.999921858310699</text:p>
          </table:table-cell>
          <table:table-cell office:value-type="float" office:value="0.997751533985138" calcext:value-type="float">
            <text:p>0.997751533985138</text:p>
          </table:table-cell>
          <table:table-cell office:value-type="float" office:value="0.994489431381226" calcext:value-type="float">
            <text:p>0.994489431381226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 office:value-type="float" office:value="0.999898493289948" calcext:value-type="float">
            <text:p>0.999898493289948</text:p>
          </table:table-cell>
          <table:table-cell office:value-type="float" office:value="0.995098233222961" calcext:value-type="float">
            <text:p>0.995098233222961</text:p>
          </table:table-cell>
          <table:table-cell office:value-type="float" office:value="0.965534150600433" calcext:value-type="float">
            <text:p>0.965534150600433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 office:value-type="float" office:value="0.99969357252121" calcext:value-type="float">
            <text:p>0.99969357252121</text:p>
          </table:table-cell>
          <table:table-cell office:value-type="float" office:value="0.997464060783386" calcext:value-type="float">
            <text:p>0.997464060783386</text:p>
          </table:table-cell>
          <table:table-cell office:value-type="float" office:value="0.512229382991791" calcext:value-type="float">
            <text:p>0.512229382991791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 office:value-type="float" office:value="0.998748242855072" calcext:value-type="float">
            <text:p>0.998748242855072</text:p>
          </table:table-cell>
          <table:table-cell office:value-type="float" office:value="0.984375953674316" calcext:value-type="float">
            <text:p>0.9843759536743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 office:value-type="float" office:value="0.998361110687256" calcext:value-type="float">
            <text:p>0.998361110687256</text:p>
          </table:table-cell>
          <table:table-cell office:value-type="float" office:value="0.979267597198486" calcext:value-type="float">
            <text:p>0.9792675971984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 office:value-type="float" office:value="0.97480171918869" calcext:value-type="float">
            <text:p>0.97480171918869</text:p>
          </table:table-cell>
          <table:table-cell office:value-type="float" office:value="0.72018426656723" calcext:value-type="float">
            <text:p>0.720184266567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 office:value-type="float" office:value="0.997917413711548" calcext:value-type="float">
            <text:p>0.997917413711548</text:p>
          </table:table-cell>
          <table:table-cell office:value-type="float" office:value="0.927062630653381" calcext:value-type="float">
            <text:p>0.9270626306533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 office:value-type="float" office:value="0.999099671840668" calcext:value-type="float">
            <text:p>0.999099671840668</text:p>
          </table:table-cell>
          <table:table-cell office:value-type="float" office:value="0.990641057491302" calcext:value-type="float">
            <text:p>0.9906410574913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 office:value-type="float" office:value="0.978028893470764" calcext:value-type="float">
            <text:p>0.978028893470764</text:p>
          </table:table-cell>
          <table:table-cell office:value-type="float" office:value="0.99846476316452" calcext:value-type="float">
            <text:p>0.998464763164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4231104850769" calcext:value-type="float">
            <text:p>0.9942311048507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799355030059814" calcext:value-type="float">
            <text:p>0.799355030059814</text:p>
          </table:table-cell>
          <table:table-cell office:value-type="float" office:value="0.996240317821503" calcext:value-type="float">
            <text:p>0.996240317821503</text:p>
          </table:table-cell>
          <table:table-cell office:value-type="float" office:value="0.738862931728363" calcext:value-type="float">
            <text:p>0.738862931728363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78116452693939" calcext:value-type="float">
            <text:p>0.978116452693939</text:p>
          </table:table-cell>
          <table:table-cell office:value-type="float" office:value="0.984678268432617" calcext:value-type="float">
            <text:p>0.984678268432617</text:p>
          </table:table-cell>
          <table:table-cell office:value-type="float" office:value="0.724259674549103" calcext:value-type="float">
            <text:p>0.724259674549103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 office:value-type="float" office:value="0.999384045600891" calcext:value-type="float">
            <text:p>0.999384045600891</text:p>
          </table:table-cell>
          <table:table-cell office:value-type="float" office:value="0.998224556446075" calcext:value-type="float">
            <text:p>0.998224556446075</text:p>
          </table:table-cell>
          <table:table-cell office:value-type="float" office:value="0.698998093605042" calcext:value-type="float">
            <text:p>0.698998093605042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 office:value-type="float" office:value="0.999451696872711" calcext:value-type="float">
            <text:p>0.999451696872711</text:p>
          </table:table-cell>
          <table:table-cell office:value-type="float" office:value="0.998056471347809" calcext:value-type="float">
            <text:p>0.998056471347809</text:p>
          </table:table-cell>
          <table:table-cell office:value-type="float" office:value="0.78995668888092" calcext:value-type="float">
            <text:p>0.78995668888092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0.999469220638275" calcext:value-type="float">
            <text:p>0.999469220638275</text:p>
          </table:table-cell>
          <table:table-cell office:value-type="float" office:value="0.990915298461914" calcext:value-type="float">
            <text:p>0.990915298461914</text:p>
          </table:table-cell>
          <table:table-cell office:value-type="float" office:value="0.945149302482605" calcext:value-type="float">
            <text:p>0.945149302482605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8658418655396" calcext:value-type="float">
            <text:p>0.998658418655396</text:p>
          </table:table-cell>
          <table:table-cell office:value-type="float" office:value="0.947556257247925" calcext:value-type="float">
            <text:p>0.947556257247925</text:p>
          </table:table-cell>
          <table:table-cell office:value-type="float" office:value="0.856961369514465" calcext:value-type="float">
            <text:p>0.856961369514465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 office:value-type="float" office:value="0.99949312210083" calcext:value-type="float">
            <text:p>0.99949312210083</text:p>
          </table:table-cell>
          <table:table-cell office:value-type="float" office:value="0.98959481716156" calcext:value-type="float">
            <text:p>0.98959481716156</text:p>
          </table:table-cell>
          <table:table-cell office:value-type="float" office:value="0.913912773132324" calcext:value-type="float">
            <text:p>0.91391277313232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</text:p>
          </table:table-cell>
          <table:table-cell office:value-type="float" office:value="0.978592038154602" calcext:value-type="float">
            <text:p>0.978592038154602</text:p>
          </table:table-cell>
          <table:table-cell office:value-type="float" office:value="0.989504039287567" calcext:value-type="float">
            <text:p>0.989504039287567</text:p>
          </table:table-cell>
          <table:table-cell office:value-type="float" office:value="0.970623672008514" calcext:value-type="float">
            <text:p>0.970623672008514</text:p>
          </table:table-cell>
          <table:table-cell office:value-type="float" office:value="0.808306455612183" calcext:value-type="float">
            <text:p>0.808306455612183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 office:value-type="float" office:value="0.988646566867828" calcext:value-type="float">
            <text:p>0.988646566867828</text:p>
          </table:table-cell>
          <table:table-cell office:value-type="float" office:value="0.94014972448349" calcext:value-type="float">
            <text:p>0.94014972448349</text:p>
          </table:table-cell>
          <table:table-cell office:value-type="float" office:value="0.913940370082855" calcext:value-type="float">
            <text:p>0.913940370082855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 office:value-type="float" office:value="0.998701453208923" calcext:value-type="float">
            <text:p>0.998701453208923</text:p>
          </table:table-cell>
          <table:table-cell office:value-type="float" office:value="0.928427159786224" calcext:value-type="float">
            <text:p>0.928427159786224</text:p>
          </table:table-cell>
          <table:table-cell office:value-type="float" office:value="0.870479166507721" calcext:value-type="float">
            <text:p>0.870479166507721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 office:value-type="float" office:value="0.987048149108887" calcext:value-type="float">
            <text:p>0.987048149108887</text:p>
          </table:table-cell>
          <table:table-cell office:value-type="float" office:value="0.994234085083008" calcext:value-type="float">
            <text:p>0.994234085083008</text:p>
          </table:table-cell>
          <table:table-cell office:value-type="float" office:value="0.803070247173309" calcext:value-type="float">
            <text:p>0.803070247173309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 office:value-type="float" office:value="0.999578535556793" calcext:value-type="float">
            <text:p>0.999578535556793</text:p>
          </table:table-cell>
          <table:table-cell office:value-type="float" office:value="0.982300221920013" calcext:value-type="float">
            <text:p>0.982300221920013</text:p>
          </table:table-cell>
          <table:table-cell office:value-type="float" office:value="0.916671752929688" calcext:value-type="float">
            <text:p>0.916671752929688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36913585663" calcext:value-type="float">
            <text:p>0.995836913585663</text:p>
          </table:table-cell>
          <table:table-cell office:value-type="float" office:value="0.973116397857666" calcext:value-type="float">
            <text:p>0.973116397857666</text:p>
          </table:table-cell>
          <table:table-cell office:value-type="float" office:value="0.943836390972137" calcext:value-type="float">
            <text:p>0.943836390972137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 office:value-type="float" office:value="0.995994865894318" calcext:value-type="float">
            <text:p>0.995994865894318</text:p>
          </table:table-cell>
          <table:table-cell office:value-type="float" office:value="0.960376679897308" calcext:value-type="float">
            <text:p>0.960376679897308</text:p>
          </table:table-cell>
          <table:table-cell office:value-type="float" office:value="0.841552436351776" calcext:value-type="float">
            <text:p>0.841552436351776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 office:value-type="float" office:value="0.999627470970154" calcext:value-type="float">
            <text:p>0.999627470970154</text:p>
          </table:table-cell>
          <table:table-cell office:value-type="float" office:value="0.979604840278626" calcext:value-type="float">
            <text:p>0.979604840278626</text:p>
          </table:table-cell>
          <table:table-cell office:value-type="float" office:value="0.717461168766022" calcext:value-type="float">
            <text:p>0.7174611687660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 office:value-type="float" office:value="0.990497529506683" calcext:value-type="float">
            <text:p>0.990497529506683</text:p>
          </table:table-cell>
          <table:table-cell office:value-type="float" office:value="0.950118720531464" calcext:value-type="float">
            <text:p>0.950118720531464</text:p>
          </table:table-cell>
          <table:table-cell office:value-type="float" office:value="0.748538732528687" calcext:value-type="float">
            <text:p>0.748538732528687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 office:value-type="float" office:value="0.982247591018677" calcext:value-type="float">
            <text:p>0.982247591018677</text:p>
          </table:table-cell>
          <table:table-cell office:value-type="float" office:value="0.979764878749847" calcext:value-type="float">
            <text:p>0.979764878749847</text:p>
          </table:table-cell>
          <table:table-cell office:value-type="float" office:value="0.627139270305633" calcext:value-type="float">
            <text:p>0.627139270305633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 office:value-type="float" office:value="0.982909202575684" calcext:value-type="float">
            <text:p>0.982909202575684</text:p>
          </table:table-cell>
          <table:table-cell office:value-type="float" office:value="0.957009434700012" calcext:value-type="float">
            <text:p>0.957009434700012</text:p>
          </table:table-cell>
          <table:table-cell office:value-type="float" office:value="0.760620594024658" calcext:value-type="float">
            <text:p>0.760620594024658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 office:value-type="float" office:value="0.995969355106354" calcext:value-type="float">
            <text:p>0.995969355106354</text:p>
          </table:table-cell>
          <table:table-cell office:value-type="float" office:value="0.966225624084473" calcext:value-type="float">
            <text:p>0.966225624084473</text:p>
          </table:table-cell>
          <table:table-cell office:value-type="float" office:value="0.810166776180267" calcext:value-type="float">
            <text:p>0.810166776180267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 office:value-type="float" office:value="0.997376143932342" calcext:value-type="float">
            <text:p>0.997376143932342</text:p>
          </table:table-cell>
          <table:table-cell office:value-type="float" office:value="0.972404897212982" calcext:value-type="float">
            <text:p>0.972404897212982</text:p>
          </table:table-cell>
          <table:table-cell office:value-type="float" office:value="0.762862861156464" calcext:value-type="float">
            <text:p>0.762862861156464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 office:value-type="float" office:value="0.995876610279083" calcext:value-type="float">
            <text:p>0.995876610279083</text:p>
          </table:table-cell>
          <table:table-cell office:value-type="float" office:value="0.966536045074463" calcext:value-type="float">
            <text:p>0.966536045074463</text:p>
          </table:table-cell>
          <table:table-cell office:value-type="float" office:value="0.806713998317719" calcext:value-type="float">
            <text:p>0.806713998317719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 office:value-type="float" office:value="0.994777023792267" calcext:value-type="float">
            <text:p>0.994777023792267</text:p>
          </table:table-cell>
          <table:table-cell office:value-type="float" office:value="0.965616583824158" calcext:value-type="float">
            <text:p>0.965616583824158</text:p>
          </table:table-cell>
          <table:table-cell office:value-type="float" office:value="0.822514414787293" calcext:value-type="float">
            <text:p>0.822514414787293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 office:value-type="float" office:value="0.994274199008942" calcext:value-type="float">
            <text:p>0.994274199008942</text:p>
          </table:table-cell>
          <table:table-cell office:value-type="float" office:value="0.979060471057892" calcext:value-type="float">
            <text:p>0.979060471057892</text:p>
          </table:table-cell>
          <table:table-cell office:value-type="float" office:value="0.798671245574951" calcext:value-type="float">
            <text:p>0.798671245574951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 office:value-type="float" office:value="0.992861926555634" calcext:value-type="float">
            <text:p>0.992861926555634</text:p>
          </table:table-cell>
          <table:table-cell office:value-type="float" office:value="0.991992235183716" calcext:value-type="float">
            <text:p>0.991992235183716</text:p>
          </table:table-cell>
          <table:table-cell office:value-type="float" office:value="0.81660932302475" calcext:value-type="float">
            <text:p>0.81660932302475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 office:value-type="float" office:value="0.999318838119507" calcext:value-type="float">
            <text:p>0.999318838119507</text:p>
          </table:table-cell>
          <table:table-cell office:value-type="float" office:value="0.986927449703217" calcext:value-type="float">
            <text:p>0.986927449703217</text:p>
          </table:table-cell>
          <table:table-cell office:value-type="float" office:value="0.839176535606384" calcext:value-type="float">
            <text:p>0.839176535606384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 office:value-type="float" office:value="0.999325513839722" calcext:value-type="float">
            <text:p>0.999325513839722</text:p>
          </table:table-cell>
          <table:table-cell office:value-type="float" office:value="0.984901905059814" calcext:value-type="float">
            <text:p>0.984901905059814</text:p>
          </table:table-cell>
          <table:table-cell office:value-type="float" office:value="0.85983818769455" calcext:value-type="float">
            <text:p>0.85983818769455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 office:value-type="float" office:value="0.999012410640717" calcext:value-type="float">
            <text:p>0.999012410640717</text:p>
          </table:table-cell>
          <table:table-cell office:value-type="float" office:value="0.989150822162628" calcext:value-type="float">
            <text:p>0.989150822162628</text:p>
          </table:table-cell>
          <table:table-cell office:value-type="float" office:value="0.818964898586273" calcext:value-type="float">
            <text:p>0.818964898586273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 office:value-type="float" office:value="0.99922251701355" calcext:value-type="float">
            <text:p>0.99922251701355</text:p>
          </table:table-cell>
          <table:table-cell office:value-type="float" office:value="0.990142107009888" calcext:value-type="float">
            <text:p>0.990142107009888</text:p>
          </table:table-cell>
          <table:table-cell office:value-type="float" office:value="0.856273949146271" calcext:value-type="float">
            <text:p>0.856273949146271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 office:value-type="float" office:value="0.999347567558289" calcext:value-type="float">
            <text:p>0.999347567558289</text:p>
          </table:table-cell>
          <table:table-cell office:value-type="float" office:value="0.988274812698364" calcext:value-type="float">
            <text:p>0.988274812698364</text:p>
          </table:table-cell>
          <table:table-cell office:value-type="float" office:value="0.876680731773376" calcext:value-type="float">
            <text:p>0.87668073177337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 office:value-type="float" office:value="0.999351143836975" calcext:value-type="float">
            <text:p>0.999351143836975</text:p>
          </table:table-cell>
          <table:table-cell office:value-type="float" office:value="0.981028139591217" calcext:value-type="float">
            <text:p>0.981028139591217</text:p>
          </table:table-cell>
          <table:table-cell office:value-type="float" office:value="0.905048072338104" calcext:value-type="float">
            <text:p>0.905048072338104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 office:value-type="float" office:value="0.998472392559052" calcext:value-type="float">
            <text:p>0.998472392559052</text:p>
          </table:table-cell>
          <table:table-cell office:value-type="float" office:value="0.977534770965576" calcext:value-type="float">
            <text:p>0.977534770965576</text:p>
          </table:table-cell>
          <table:table-cell office:value-type="float" office:value="0.914816796779633" calcext:value-type="float">
            <text:p>0.914816796779633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 office:value-type="float" office:value="0.998691558837891" calcext:value-type="float">
            <text:p>0.998691558837891</text:p>
          </table:table-cell>
          <table:table-cell office:value-type="float" office:value="0.974017143249512" calcext:value-type="float">
            <text:p>0.974017143249512</text:p>
          </table:table-cell>
          <table:table-cell office:value-type="float" office:value="0.899604618549347" calcext:value-type="float">
            <text:p>0.899604618549347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 office:value-type="float" office:value="0.998817682266235" calcext:value-type="float">
            <text:p>0.998817682266235</text:p>
          </table:table-cell>
          <table:table-cell office:value-type="float" office:value="0.98050981760025" calcext:value-type="float">
            <text:p>0.98050981760025</text:p>
          </table:table-cell>
          <table:table-cell office:value-type="float" office:value="0.905900657176971" calcext:value-type="float">
            <text:p>0.905900657176971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 office:value-type="float" office:value="0.997414648532867" calcext:value-type="float">
            <text:p>0.997414648532867</text:p>
          </table:table-cell>
          <table:table-cell office:value-type="float" office:value="0.985487222671509" calcext:value-type="float">
            <text:p>0.985487222671509</text:p>
          </table:table-cell>
          <table:table-cell office:value-type="float" office:value="0.891916573047638" calcext:value-type="float">
            <text:p>0.891916573047638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 office:value-type="float" office:value="0.996130764484406" calcext:value-type="float">
            <text:p>0.996130764484406</text:p>
          </table:table-cell>
          <table:table-cell office:value-type="float" office:value="0.970509827136993" calcext:value-type="float">
            <text:p>0.970509827136993</text:p>
          </table:table-cell>
          <table:table-cell office:value-type="float" office:value="0.791695535182953" calcext:value-type="float">
            <text:p>0.791695535182953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 office:value-type="float" office:value="0.995663344860077" calcext:value-type="float">
            <text:p>0.995663344860077</text:p>
          </table:table-cell>
          <table:table-cell office:value-type="float" office:value="0.957369327545166" calcext:value-type="float">
            <text:p>0.957369327545166</text:p>
          </table:table-cell>
          <table:table-cell office:value-type="float" office:value="0.823669910430908" calcext:value-type="float">
            <text:p>0.823669910430908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 office:value-type="float" office:value="0.993279755115509" calcext:value-type="float">
            <text:p>0.993279755115509</text:p>
          </table:table-cell>
          <table:table-cell office:value-type="float" office:value="0.958879053592682" calcext:value-type="float">
            <text:p>0.958879053592682</text:p>
          </table:table-cell>
          <table:table-cell office:value-type="float" office:value="0.834702253341675" calcext:value-type="float">
            <text:p>0.834702253341675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 office:value-type="float" office:value="0.990889191627502" calcext:value-type="float">
            <text:p>0.990889191627502</text:p>
          </table:table-cell>
          <table:table-cell office:value-type="float" office:value="0.963309049606323" calcext:value-type="float">
            <text:p>0.963309049606323</text:p>
          </table:table-cell>
          <table:table-cell office:value-type="float" office:value="0.815459251403809" calcext:value-type="float">
            <text:p>0.815459251403809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 office:value-type="float" office:value="0.992730140686035" calcext:value-type="float">
            <text:p>0.992730140686035</text:p>
          </table:table-cell>
          <table:table-cell office:value-type="float" office:value="0.957484066486358" calcext:value-type="float">
            <text:p>0.957484066486358</text:p>
          </table:table-cell>
          <table:table-cell office:value-type="float" office:value="0.802251398563385" calcext:value-type="float">
            <text:p>0.802251398563385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 office:value-type="float" office:value="0.99275279045105" calcext:value-type="float">
            <text:p>0.99275279045105</text:p>
          </table:table-cell>
          <table:table-cell office:value-type="float" office:value="0.939680516719818" calcext:value-type="float">
            <text:p>0.939680516719818</text:p>
          </table:table-cell>
          <table:table-cell office:value-type="float" office:value="0.816493630409241" calcext:value-type="float">
            <text:p>0.816493630409241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 office:value-type="float" office:value="0.992650508880615" calcext:value-type="float">
            <text:p>0.992650508880615</text:p>
          </table:table-cell>
          <table:table-cell office:value-type="float" office:value="0.926103353500366" calcext:value-type="float">
            <text:p>0.926103353500366</text:p>
          </table:table-cell>
          <table:table-cell office:value-type="float" office:value="0.771705448627472" calcext:value-type="float">
            <text:p>0.771705448627472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 office:value-type="float" office:value="0.995212852954864" calcext:value-type="float">
            <text:p>0.995212852954864</text:p>
          </table:table-cell>
          <table:table-cell office:value-type="float" office:value="0.939405500888824" calcext:value-type="float">
            <text:p>0.939405500888824</text:p>
          </table:table-cell>
          <table:table-cell office:value-type="float" office:value="0.77206552028656" calcext:value-type="float">
            <text:p>0.77206552028656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 office:value-type="float" office:value="0.997834622859955" calcext:value-type="float">
            <text:p>0.997834622859955</text:p>
          </table:table-cell>
          <table:table-cell office:value-type="float" office:value="0.925078570842743" calcext:value-type="float">
            <text:p>0.925078570842743</text:p>
          </table:table-cell>
          <table:table-cell office:value-type="float" office:value="0.800154864788055" calcext:value-type="float">
            <text:p>0.800154864788055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 office:value-type="float" office:value="0.99835467338562" calcext:value-type="float">
            <text:p>0.99835467338562</text:p>
          </table:table-cell>
          <table:table-cell office:value-type="float" office:value="0.930574953556061" calcext:value-type="float">
            <text:p>0.930574953556061</text:p>
          </table:table-cell>
          <table:table-cell office:value-type="float" office:value="0.810077965259552" calcext:value-type="float">
            <text:p>0.810077965259552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 office:value-type="float" office:value="0.997148156166077" calcext:value-type="float">
            <text:p>0.997148156166077</text:p>
          </table:table-cell>
          <table:table-cell office:value-type="float" office:value="0.888895452022553" calcext:value-type="float">
            <text:p>0.888895452022553</text:p>
          </table:table-cell>
          <table:table-cell office:value-type="float" office:value="0.800352931022644" calcext:value-type="float">
            <text:p>0.800352931022644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 office:value-type="float" office:value="0.997793436050415" calcext:value-type="float">
            <text:p>0.997793436050415</text:p>
          </table:table-cell>
          <table:table-cell office:value-type="float" office:value="0.926419079303741" calcext:value-type="float">
            <text:p>0.926419079303741</text:p>
          </table:table-cell>
          <table:table-cell office:value-type="float" office:value="0.816246807575226" calcext:value-type="float">
            <text:p>0.816246807575226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 office:value-type="float" office:value="0.997604846954346" calcext:value-type="float">
            <text:p>0.997604846954346</text:p>
          </table:table-cell>
          <table:table-cell office:value-type="float" office:value="0.915760397911072" calcext:value-type="float">
            <text:p>0.915760397911072</text:p>
          </table:table-cell>
          <table:table-cell office:value-type="float" office:value="0.80220103263855" calcext:value-type="float">
            <text:p>0.80220103263855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 office:value-type="float" office:value="0.997578740119934" calcext:value-type="float">
            <text:p>0.997578740119934</text:p>
          </table:table-cell>
          <table:table-cell office:value-type="float" office:value="0.923164665699005" calcext:value-type="float">
            <text:p>0.923164665699005</text:p>
          </table:table-cell>
          <table:table-cell office:value-type="float" office:value="0.806287944316864" calcext:value-type="float">
            <text:p>0.806287944316864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 office:value-type="float" office:value="0.996635019779205" calcext:value-type="float">
            <text:p>0.996635019779205</text:p>
          </table:table-cell>
          <table:table-cell office:value-type="float" office:value="0.912949502468109" calcext:value-type="float">
            <text:p>0.912949502468109</text:p>
          </table:table-cell>
          <table:table-cell office:value-type="float" office:value="0.809736788272858" calcext:value-type="float">
            <text:p>0.809736788272858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 office:value-type="float" office:value="0.997215449810028" calcext:value-type="float">
            <text:p>0.997215449810028</text:p>
          </table:table-cell>
          <table:table-cell office:value-type="float" office:value="0.915992498397827" calcext:value-type="float">
            <text:p>0.915992498397827</text:p>
          </table:table-cell>
          <table:table-cell office:value-type="float" office:value="0.79501861333847" calcext:value-type="float">
            <text:p>0.7950186133384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 office:value-type="float" office:value="0.998424172401428" calcext:value-type="float">
            <text:p>0.998424172401428</text:p>
          </table:table-cell>
          <table:table-cell office:value-type="float" office:value="0.912013828754425" calcext:value-type="float">
            <text:p>0.912013828754425</text:p>
          </table:table-cell>
          <table:table-cell office:value-type="float" office:value="0.751588702201843" calcext:value-type="float">
            <text:p>0.751588702201843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 office:value-type="float" office:value="0.998609840869904" calcext:value-type="float">
            <text:p>0.998609840869904</text:p>
          </table:table-cell>
          <table:table-cell office:value-type="float" office:value="0.922718584537506" calcext:value-type="float">
            <text:p>0.922718584537506</text:p>
          </table:table-cell>
          <table:table-cell office:value-type="float" office:value="0.753194689750671" calcext:value-type="float">
            <text:p>0.753194689750671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 office:value-type="float" office:value="0.997361361980438" calcext:value-type="float">
            <text:p>0.997361361980438</text:p>
          </table:table-cell>
          <table:table-cell office:value-type="float" office:value="0.953208804130554" calcext:value-type="float">
            <text:p>0.953208804130554</text:p>
          </table:table-cell>
          <table:table-cell office:value-type="float" office:value="0.771242380142212" calcext:value-type="float">
            <text:p>0.771242380142212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 office:value-type="float" office:value="0.997173309326172" calcext:value-type="float">
            <text:p>0.997173309326172</text:p>
          </table:table-cell>
          <table:table-cell office:value-type="float" office:value="0.962959349155426" calcext:value-type="float">
            <text:p>0.962959349155426</text:p>
          </table:table-cell>
          <table:table-cell office:value-type="float" office:value="0.747986912727356" calcext:value-type="float">
            <text:p>0.747986912727356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 office:value-type="float" office:value="0.998049080371857" calcext:value-type="float">
            <text:p>0.998049080371857</text:p>
          </table:table-cell>
          <table:table-cell office:value-type="float" office:value="0.967043459415436" calcext:value-type="float">
            <text:p>0.967043459415436</text:p>
          </table:table-cell>
          <table:table-cell office:value-type="float" office:value="0.773046672344208" calcext:value-type="float">
            <text:p>0.773046672344208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 office:value-type="float" office:value="0.997853577136993" calcext:value-type="float">
            <text:p>0.997853577136993</text:p>
          </table:table-cell>
          <table:table-cell office:value-type="float" office:value="0.97072845697403" calcext:value-type="float">
            <text:p>0.97072845697403</text:p>
          </table:table-cell>
          <table:table-cell office:value-type="float" office:value="0.786439836025238" calcext:value-type="float">
            <text:p>0.786439836025238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 office:value-type="float" office:value="0.997087240219116" calcext:value-type="float">
            <text:p>0.997087240219116</text:p>
          </table:table-cell>
          <table:table-cell office:value-type="float" office:value="0.97277820110321" calcext:value-type="float">
            <text:p>0.97277820110321</text:p>
          </table:table-cell>
          <table:table-cell office:value-type="float" office:value="0.803064167499542" calcext:value-type="float">
            <text:p>0.803064167499542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 office:value-type="float" office:value="0.996195793151856" calcext:value-type="float">
            <text:p>0.996195793151856</text:p>
          </table:table-cell>
          <table:table-cell office:value-type="float" office:value="0.95772910118103" calcext:value-type="float">
            <text:p>0.95772910118103</text:p>
          </table:table-cell>
          <table:table-cell office:value-type="float" office:value="0.779058814048767" calcext:value-type="float">
            <text:p>0.779058814048767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 office:value-type="float" office:value="0.996894299983978" calcext:value-type="float">
            <text:p>0.996894299983978</text:p>
          </table:table-cell>
          <table:table-cell office:value-type="float" office:value="0.952037632465362" calcext:value-type="float">
            <text:p>0.952037632465362</text:p>
          </table:table-cell>
          <table:table-cell office:value-type="float" office:value="0.768329083919525" calcext:value-type="float">
            <text:p>0.768329083919525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 office:value-type="float" office:value="0.996568381786346" calcext:value-type="float">
            <text:p>0.996568381786346</text:p>
          </table:table-cell>
          <table:table-cell office:value-type="float" office:value="0.952989459037781" calcext:value-type="float">
            <text:p>0.952989459037781</text:p>
          </table:table-cell>
          <table:table-cell office:value-type="float" office:value="0.779547929763794" calcext:value-type="float">
            <text:p>0.779547929763794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 office:value-type="float" office:value="0.995727777481079" calcext:value-type="float">
            <text:p>0.995727777481079</text:p>
          </table:table-cell>
          <table:table-cell office:value-type="float" office:value="0.949566304683685" calcext:value-type="float">
            <text:p>0.949566304683685</text:p>
          </table:table-cell>
          <table:table-cell office:value-type="float" office:value="0.78425270318985" calcext:value-type="float">
            <text:p>0.78425270318985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 office:value-type="float" office:value="0.997339904308319" calcext:value-type="float">
            <text:p>0.997339904308319</text:p>
          </table:table-cell>
          <table:table-cell office:value-type="float" office:value="0.954395771026611" calcext:value-type="float">
            <text:p>0.954395771026611</text:p>
          </table:table-cell>
          <table:table-cell office:value-type="float" office:value="0.777372360229492" calcext:value-type="float">
            <text:p>0.777372360229492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 office:value-type="float" office:value="0.999161303043366" calcext:value-type="float">
            <text:p>0.999161303043366</text:p>
          </table:table-cell>
          <table:table-cell office:value-type="float" office:value="0.971797704696655" calcext:value-type="float">
            <text:p>0.971797704696655</text:p>
          </table:table-cell>
          <table:table-cell office:value-type="float" office:value="0.768580377101898" calcext:value-type="float">
            <text:p>0.768580377101898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 office:value-type="float" office:value="0.998929619789124" calcext:value-type="float">
            <text:p>0.998929619789124</text:p>
          </table:table-cell>
          <table:table-cell office:value-type="float" office:value="0.970582604408264" calcext:value-type="float">
            <text:p>0.970582604408264</text:p>
          </table:table-cell>
          <table:table-cell office:value-type="float" office:value="0.784384191036224" calcext:value-type="float">
            <text:p>0.784384191036224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 office:value-type="float" office:value="0.998830854892731" calcext:value-type="float">
            <text:p>0.998830854892731</text:p>
          </table:table-cell>
          <table:table-cell office:value-type="float" office:value="0.964948713779449" calcext:value-type="float">
            <text:p>0.964948713779449</text:p>
          </table:table-cell>
          <table:table-cell office:value-type="float" office:value="0.747578799724579" calcext:value-type="float">
            <text:p>0.747578799724579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 office:value-type="float" office:value="0.998598992824554" calcext:value-type="float">
            <text:p>0.998598992824554</text:p>
          </table:table-cell>
          <table:table-cell office:value-type="float" office:value="0.965517163276672" calcext:value-type="float">
            <text:p>0.965517163276672</text:p>
          </table:table-cell>
          <table:table-cell office:value-type="float" office:value="0.781914055347443" calcext:value-type="float">
            <text:p>0.78191405534744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 office:value-type="float" office:value="0.99891471862793" calcext:value-type="float">
            <text:p>0.99891471862793</text:p>
          </table:table-cell>
          <table:table-cell office:value-type="float" office:value="0.954768657684326" calcext:value-type="float">
            <text:p>0.954768657684326</text:p>
          </table:table-cell>
          <table:table-cell office:value-type="float" office:value="0.788604438304901" calcext:value-type="float">
            <text:p>0.788604438304901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 office:value-type="float" office:value="0.99864250421524" calcext:value-type="float">
            <text:p>0.99864250421524</text:p>
          </table:table-cell>
          <table:table-cell office:value-type="float" office:value="0.931186556816101" calcext:value-type="float">
            <text:p>0.931186556816101</text:p>
          </table:table-cell>
          <table:table-cell office:value-type="float" office:value="0.805309414863586" calcext:value-type="float">
            <text:p>0.805309414863586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 office:value-type="float" office:value="0.99850344657898" calcext:value-type="float">
            <text:p>0.99850344657898</text:p>
          </table:table-cell>
          <table:table-cell office:value-type="float" office:value="0.918176889419556" calcext:value-type="float">
            <text:p>0.918176889419556</text:p>
          </table:table-cell>
          <table:table-cell office:value-type="float" office:value="0.802153646945953" calcext:value-type="float">
            <text:p>0.802153646945953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 office:value-type="float" office:value="0.998226165771484" calcext:value-type="float">
            <text:p>0.998226165771484</text:p>
          </table:table-cell>
          <table:table-cell office:value-type="float" office:value="0.916491389274597" calcext:value-type="float">
            <text:p>0.916491389274597</text:p>
          </table:table-cell>
          <table:table-cell office:value-type="float" office:value="0.768816113471985" calcext:value-type="float">
            <text:p>0.768816113471985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 office:value-type="float" office:value="0.998196601867676" calcext:value-type="float">
            <text:p>0.998196601867676</text:p>
          </table:table-cell>
          <table:table-cell office:value-type="float" office:value="0.90060943365097" calcext:value-type="float">
            <text:p>0.90060943365097</text:p>
          </table:table-cell>
          <table:table-cell office:value-type="float" office:value="0.773116707801819" calcext:value-type="float">
            <text:p>0.773116707801819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 office:value-type="float" office:value="0.997913479804993" calcext:value-type="float">
            <text:p>0.997913479804993</text:p>
          </table:table-cell>
          <table:table-cell office:value-type="float" office:value="0.9007967710495" calcext:value-type="float">
            <text:p>0.9007967710495</text:p>
          </table:table-cell>
          <table:table-cell office:value-type="float" office:value="0.792136669158935" calcext:value-type="float">
            <text:p>0.792136669158935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 office:value-type="float" office:value="0.997098624706268" calcext:value-type="float">
            <text:p>0.997098624706268</text:p>
          </table:table-cell>
          <table:table-cell office:value-type="float" office:value="0.903445661067963" calcext:value-type="float">
            <text:p>0.903445661067963</text:p>
          </table:table-cell>
          <table:table-cell office:value-type="float" office:value="0.768087267875671" calcext:value-type="float">
            <text:p>0.768087267875671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 office:value-type="float" office:value="0.997627317905426" calcext:value-type="float">
            <text:p>0.997627317905426</text:p>
          </table:table-cell>
          <table:table-cell office:value-type="float" office:value="0.911235272884369" calcext:value-type="float">
            <text:p>0.911235272884369</text:p>
          </table:table-cell>
          <table:table-cell office:value-type="float" office:value="0.771464705467224" calcext:value-type="float">
            <text:p>0.771464705467224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 office:value-type="float" office:value="0.99733692407608" calcext:value-type="float">
            <text:p>0.99733692407608</text:p>
          </table:table-cell>
          <table:table-cell office:value-type="float" office:value="0.903821647167206" calcext:value-type="float">
            <text:p>0.903821647167206</text:p>
          </table:table-cell>
          <table:table-cell office:value-type="float" office:value="0.762371122837067" calcext:value-type="float">
            <text:p>0.762371122837067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 office:value-type="float" office:value="0.997178673744202" calcext:value-type="float">
            <text:p>0.997178673744202</text:p>
          </table:table-cell>
          <table:table-cell office:value-type="float" office:value="0.909213721752167" calcext:value-type="float">
            <text:p>0.909213721752167</text:p>
          </table:table-cell>
          <table:table-cell office:value-type="float" office:value="0.774580299854279" calcext:value-type="float">
            <text:p>0.774580299854279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 office:value-type="float" office:value="0.996542751789093" calcext:value-type="float">
            <text:p>0.996542751789093</text:p>
          </table:table-cell>
          <table:table-cell office:value-type="float" office:value="0.910262107849121" calcext:value-type="float">
            <text:p>0.910262107849121</text:p>
          </table:table-cell>
          <table:table-cell office:value-type="float" office:value="0.773757994174957" calcext:value-type="float">
            <text:p>0.773757994174957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 office:value-type="float" office:value="0.997119665145874" calcext:value-type="float">
            <text:p>0.997119665145874</text:p>
          </table:table-cell>
          <table:table-cell office:value-type="float" office:value="0.897275149822235" calcext:value-type="float">
            <text:p>0.897275149822235</text:p>
          </table:table-cell>
          <table:table-cell office:value-type="float" office:value="0.784826755523681" calcext:value-type="float">
            <text:p>0.784826755523681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 office:value-type="float" office:value="0.997210085391998" calcext:value-type="float">
            <text:p>0.997210085391998</text:p>
          </table:table-cell>
          <table:table-cell office:value-type="float" office:value="0.923313677310944" calcext:value-type="float">
            <text:p>0.923313677310944</text:p>
          </table:table-cell>
          <table:table-cell office:value-type="float" office:value="0.809489190578461" calcext:value-type="float">
            <text:p>0.809489190578461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 office:value-type="float" office:value="0.997505307197571" calcext:value-type="float">
            <text:p>0.997505307197571</text:p>
          </table:table-cell>
          <table:table-cell office:value-type="float" office:value="0.947625160217285" calcext:value-type="float">
            <text:p>0.947625160217285</text:p>
          </table:table-cell>
          <table:table-cell office:value-type="float" office:value="0.773331999778748" calcext:value-type="float">
            <text:p>0.773331999778748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 office:value-type="float" office:value="0.997204542160034" calcext:value-type="float">
            <text:p>0.997204542160034</text:p>
          </table:table-cell>
          <table:table-cell office:value-type="float" office:value="0.935537755489349" calcext:value-type="float">
            <text:p>0.935537755489349</text:p>
          </table:table-cell>
          <table:table-cell office:value-type="float" office:value="0.779822826385498" calcext:value-type="float">
            <text:p>0.77982282638549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 office:value-type="float" office:value="0.997668266296387" calcext:value-type="float">
            <text:p>0.997668266296387</text:p>
          </table:table-cell>
          <table:table-cell office:value-type="float" office:value="0.919036090373993" calcext:value-type="float">
            <text:p>0.919036090373993</text:p>
          </table:table-cell>
          <table:table-cell office:value-type="float" office:value="0.780087947845459" calcext:value-type="float">
            <text:p>0.78008794784545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 office:value-type="float" office:value="0.995685636997223" calcext:value-type="float">
            <text:p>0.995685636997223</text:p>
          </table:table-cell>
          <table:table-cell office:value-type="float" office:value="0.810714721679688" calcext:value-type="float">
            <text:p>0.810714721679688</text:p>
          </table:table-cell>
          <table:table-cell office:value-type="float" office:value="0.765220046043396" calcext:value-type="float">
            <text:p>0.765220046043396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 office:value-type="float" office:value="0.994661867618561" calcext:value-type="float">
            <text:p>0.994661867618561</text:p>
          </table:table-cell>
          <table:table-cell office:value-type="float" office:value="0.865549206733704" calcext:value-type="float">
            <text:p>0.865549206733704</text:p>
          </table:table-cell>
          <table:table-cell office:value-type="float" office:value="0.778053045272827" calcext:value-type="float">
            <text:p>0.778053045272827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 office:value-type="float" office:value="0.995879113674164" calcext:value-type="float">
            <text:p>0.995879113674164</text:p>
          </table:table-cell>
          <table:table-cell office:value-type="float" office:value="0.820125102996826" calcext:value-type="float">
            <text:p>0.820125102996826</text:p>
          </table:table-cell>
          <table:table-cell office:value-type="float" office:value="0.801001131534576" calcext:value-type="float">
            <text:p>0.801001131534576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 office:value-type="float" office:value="0.997743368148804" calcext:value-type="float">
            <text:p>0.997743368148804</text:p>
          </table:table-cell>
          <table:table-cell office:value-type="float" office:value="0.838146090507507" calcext:value-type="float">
            <text:p>0.838146090507507</text:p>
          </table:table-cell>
          <table:table-cell office:value-type="float" office:value="0.787919759750366" calcext:value-type="float">
            <text:p>0.787919759750366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 office:value-type="float" office:value="0.998463809490204" calcext:value-type="float">
            <text:p>0.998463809490204</text:p>
          </table:table-cell>
          <table:table-cell office:value-type="float" office:value="0.827464282512665" calcext:value-type="float">
            <text:p>0.827464282512665</text:p>
          </table:table-cell>
          <table:table-cell office:value-type="float" office:value="0.743955314159393" calcext:value-type="float">
            <text:p>0.743955314159393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 office:value-type="float" office:value="0.997136414051056" calcext:value-type="float">
            <text:p>0.997136414051056</text:p>
          </table:table-cell>
          <table:table-cell office:value-type="float" office:value="0.848859250545502" calcext:value-type="float">
            <text:p>0.848859250545502</text:p>
          </table:table-cell>
          <table:table-cell office:value-type="float" office:value="0.710465312004089" calcext:value-type="float">
            <text:p>0.710465312004089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 office:value-type="float" office:value="0.99853789806366" calcext:value-type="float">
            <text:p>0.99853789806366</text:p>
          </table:table-cell>
          <table:table-cell office:value-type="float" office:value="0.870080590248108" calcext:value-type="float">
            <text:p>0.870080590248108</text:p>
          </table:table-cell>
          <table:table-cell office:value-type="float" office:value="0.699458420276642" calcext:value-type="float">
            <text:p>0.699458420276642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 office:value-type="float" office:value="0.99803352355957" calcext:value-type="float">
            <text:p>0.99803352355957</text:p>
          </table:table-cell>
          <table:table-cell office:value-type="float" office:value="0.813349843025208" calcext:value-type="float">
            <text:p>0.813349843025208</text:p>
          </table:table-cell>
          <table:table-cell office:value-type="float" office:value="0.75019109249115" calcext:value-type="float">
            <text:p>0.75019109249115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 office:value-type="float" office:value="0.996801912784576" calcext:value-type="float">
            <text:p>0.996801912784576</text:p>
          </table:table-cell>
          <table:table-cell office:value-type="float" office:value="0.832278907299042" calcext:value-type="float">
            <text:p>0.832278907299042</text:p>
          </table:table-cell>
          <table:table-cell office:value-type="float" office:value="0.802528083324432" calcext:value-type="float">
            <text:p>0.802528083324432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 office:value-type="float" office:value="0.999217927455902" calcext:value-type="float">
            <text:p>0.999217927455902</text:p>
          </table:table-cell>
          <table:table-cell office:value-type="float" office:value="0.862389147281647" calcext:value-type="float">
            <text:p>0.862389147281647</text:p>
          </table:table-cell>
          <table:table-cell office:value-type="float" office:value="0.832822024822235" calcext:value-type="float">
            <text:p>0.832822024822235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 office:value-type="float" office:value="0.999708414077759" calcext:value-type="float">
            <text:p>0.999708414077759</text:p>
          </table:table-cell>
          <table:table-cell office:value-type="float" office:value="0.941114068031311" calcext:value-type="float">
            <text:p>0.941114068031311</text:p>
          </table:table-cell>
          <table:table-cell office:value-type="float" office:value="0.878941178321838" calcext:value-type="float">
            <text:p>0.878941178321838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 office:value-type="float" office:value="0.99980241060257" calcext:value-type="float">
            <text:p>0.99980241060257</text:p>
          </table:table-cell>
          <table:table-cell office:value-type="float" office:value="0.923269152641296" calcext:value-type="float">
            <text:p>0.923269152641296</text:p>
          </table:table-cell>
          <table:table-cell office:value-type="float" office:value="0.837881445884705" calcext:value-type="float">
            <text:p>0.837881445884705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 office:value-type="float" office:value="0.999791920185089" calcext:value-type="float">
            <text:p>0.999791920185089</text:p>
          </table:table-cell>
          <table:table-cell office:value-type="float" office:value="0.93237566947937" calcext:value-type="float">
            <text:p>0.93237566947937</text:p>
          </table:table-cell>
          <table:table-cell office:value-type="float" office:value="0.823606729507446" calcext:value-type="float">
            <text:p>0.823606729507446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 office:value-type="float" office:value="0.999706506729126" calcext:value-type="float">
            <text:p>0.999706506729126</text:p>
          </table:table-cell>
          <table:table-cell office:value-type="float" office:value="0.966217398643494" calcext:value-type="float">
            <text:p>0.966217398643494</text:p>
          </table:table-cell>
          <table:table-cell office:value-type="float" office:value="0.771817326545715" calcext:value-type="float">
            <text:p>0.771817326545715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 office:value-type="float" office:value="0.99947988986969" calcext:value-type="float">
            <text:p>0.99947988986969</text:p>
          </table:table-cell>
          <table:table-cell office:value-type="float" office:value="0.957484304904938" calcext:value-type="float">
            <text:p>0.957484304904938</text:p>
          </table:table-cell>
          <table:table-cell office:value-type="float" office:value="0.877080500125885" calcext:value-type="float">
            <text:p>0.877080500125885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 office:value-type="float" office:value="0.999673306941986" calcext:value-type="float">
            <text:p>0.999673306941986</text:p>
          </table:table-cell>
          <table:table-cell office:value-type="float" office:value="0.938520073890686" calcext:value-type="float">
            <text:p>0.938520073890686</text:p>
          </table:table-cell>
          <table:table-cell office:value-type="float" office:value="0.853319227695465" calcext:value-type="float">
            <text:p>0.85331922769546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 office:value-type="float" office:value="0.999546110630035" calcext:value-type="float">
            <text:p>0.999546110630035</text:p>
          </table:table-cell>
          <table:table-cell office:value-type="float" office:value="0.929726898670196" calcext:value-type="float">
            <text:p>0.929726898670196</text:p>
          </table:table-cell>
          <table:table-cell office:value-type="float" office:value="0.831914842128754" calcext:value-type="float">
            <text:p>0.831914842128754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 office:value-type="float" office:value="0.999455273151398" calcext:value-type="float">
            <text:p>0.999455273151398</text:p>
          </table:table-cell>
          <table:table-cell office:value-type="float" office:value="0.941381990909576" calcext:value-type="float">
            <text:p>0.941381990909576</text:p>
          </table:table-cell>
          <table:table-cell office:value-type="float" office:value="0.800052762031555" calcext:value-type="float">
            <text:p>0.800052762031555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 office:value-type="float" office:value="0.999616801738739" calcext:value-type="float">
            <text:p>0.999616801738739</text:p>
          </table:table-cell>
          <table:table-cell office:value-type="float" office:value="0.928213477134705" calcext:value-type="float">
            <text:p>0.928213477134705</text:p>
          </table:table-cell>
          <table:table-cell office:value-type="float" office:value="0.810846567153931" calcext:value-type="float">
            <text:p>0.810846567153931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 office:value-type="float" office:value="0.999697685241699" calcext:value-type="float">
            <text:p>0.999697685241699</text:p>
          </table:table-cell>
          <table:table-cell office:value-type="float" office:value="0.928848266601562" calcext:value-type="float">
            <text:p>0.928848266601562</text:p>
          </table:table-cell>
          <table:table-cell office:value-type="float" office:value="0.839652597904205" calcext:value-type="float">
            <text:p>0.839652597904205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 office:value-type="float" office:value="0.999264061450958" calcext:value-type="float">
            <text:p>0.999264061450958</text:p>
          </table:table-cell>
          <table:table-cell office:value-type="float" office:value="0.85906708240509" calcext:value-type="float">
            <text:p>0.85906708240509</text:p>
          </table:table-cell>
          <table:table-cell office:value-type="float" office:value="0.847890853881836" calcext:value-type="float">
            <text:p>0.847890853881836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 office:value-type="float" office:value="0.999417066574097" calcext:value-type="float">
            <text:p>0.999417066574097</text:p>
          </table:table-cell>
          <table:table-cell office:value-type="float" office:value="0.90976083278656" calcext:value-type="float">
            <text:p>0.90976083278656</text:p>
          </table:table-cell>
          <table:table-cell office:value-type="float" office:value="0.879943430423737" calcext:value-type="float">
            <text:p>0.879943430423737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 office:value-type="float" office:value="0.999291896820068" calcext:value-type="float">
            <text:p>0.999291896820068</text:p>
          </table:table-cell>
          <table:table-cell office:value-type="float" office:value="0.930529594421387" calcext:value-type="float">
            <text:p>0.930529594421387</text:p>
          </table:table-cell>
          <table:table-cell office:value-type="float" office:value="0.869227111339569" calcext:value-type="float">
            <text:p>0.869227111339569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 office:value-type="float" office:value="0.998864531517029" calcext:value-type="float">
            <text:p>0.998864531517029</text:p>
          </table:table-cell>
          <table:table-cell office:value-type="float" office:value="0.931780695915222" calcext:value-type="float">
            <text:p>0.931780695915222</text:p>
          </table:table-cell>
          <table:table-cell office:value-type="float" office:value="0.849585294723511" calcext:value-type="float">
            <text:p>0.849585294723511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 office:value-type="float" office:value="0.998610973358154" calcext:value-type="float">
            <text:p>0.998610973358154</text:p>
          </table:table-cell>
          <table:table-cell office:value-type="float" office:value="0.938519656658173" calcext:value-type="float">
            <text:p>0.938519656658173</text:p>
          </table:table-cell>
          <table:table-cell office:value-type="float" office:value="0.807292103767395" calcext:value-type="float">
            <text:p>0.807292103767395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 office:value-type="float" office:value="0.999046146869659" calcext:value-type="float">
            <text:p>0.999046146869659</text:p>
          </table:table-cell>
          <table:table-cell office:value-type="float" office:value="0.955755114555359" calcext:value-type="float">
            <text:p>0.955755114555359</text:p>
          </table:table-cell>
          <table:table-cell office:value-type="float" office:value="0.813274025917053" calcext:value-type="float">
            <text:p>0.813274025917053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 office:value-type="float" office:value="0.999456584453583" calcext:value-type="float">
            <text:p>0.999456584453583</text:p>
          </table:table-cell>
          <table:table-cell office:value-type="float" office:value="0.963038384914398" calcext:value-type="float">
            <text:p>0.963038384914398</text:p>
          </table:table-cell>
          <table:table-cell office:value-type="float" office:value="0.836632192134857" calcext:value-type="float">
            <text:p>0.836632192134857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 office:value-type="float" office:value="0.999642133712769" calcext:value-type="float">
            <text:p>0.999642133712769</text:p>
          </table:table-cell>
          <table:table-cell office:value-type="float" office:value="0.963330864906311" calcext:value-type="float">
            <text:p>0.963330864906311</text:p>
          </table:table-cell>
          <table:table-cell office:value-type="float" office:value="0.819999873638153" calcext:value-type="float">
            <text:p>0.819999873638153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 office:value-type="float" office:value="0.999674141407013" calcext:value-type="float">
            <text:p>0.999674141407013</text:p>
          </table:table-cell>
          <table:table-cell office:value-type="float" office:value="0.971101820468903" calcext:value-type="float">
            <text:p>0.971101820468903</text:p>
          </table:table-cell>
          <table:table-cell office:value-type="float" office:value="0.834168076515198" calcext:value-type="float">
            <text:p>0.83416807651519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 office:value-type="float" office:value="0.999468863010406" calcext:value-type="float">
            <text:p>0.999468863010406</text:p>
          </table:table-cell>
          <table:table-cell office:value-type="float" office:value="0.966800093650818" calcext:value-type="float">
            <text:p>0.966800093650818</text:p>
          </table:table-cell>
          <table:table-cell office:value-type="float" office:value="0.858156204223633" calcext:value-type="float">
            <text:p>0.858156204223633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 office:value-type="float" office:value="0.999278426170349" calcext:value-type="float">
            <text:p>0.999278426170349</text:p>
          </table:table-cell>
          <table:table-cell office:value-type="float" office:value="0.974361598491669" calcext:value-type="float">
            <text:p>0.974361598491669</text:p>
          </table:table-cell>
          <table:table-cell office:value-type="float" office:value="0.895725905895233" calcext:value-type="float">
            <text:p>0.895725905895233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 office:value-type="float" office:value="0.999728322029114" calcext:value-type="float">
            <text:p>0.999728322029114</text:p>
          </table:table-cell>
          <table:table-cell office:value-type="float" office:value="0.977436065673828" calcext:value-type="float">
            <text:p>0.977436065673828</text:p>
          </table:table-cell>
          <table:table-cell office:value-type="float" office:value="0.903992652893066" calcext:value-type="float">
            <text:p>0.903992652893066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 office:value-type="float" office:value="0.999225735664368" calcext:value-type="float">
            <text:p>0.999225735664368</text:p>
          </table:table-cell>
          <table:table-cell office:value-type="float" office:value="0.980499267578125" calcext:value-type="float">
            <text:p>0.980499267578125</text:p>
          </table:table-cell>
          <table:table-cell office:value-type="float" office:value="0.913254022598267" calcext:value-type="float">
            <text:p>0.913254022598267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 office:value-type="float" office:value="0.999192833900452" calcext:value-type="float">
            <text:p>0.999192833900452</text:p>
          </table:table-cell>
          <table:table-cell office:value-type="float" office:value="0.989409625530243" calcext:value-type="float">
            <text:p>0.989409625530243</text:p>
          </table:table-cell>
          <table:table-cell office:value-type="float" office:value="0.862488448619843" calcext:value-type="float">
            <text:p>0.86248844861984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 office:value-type="float" office:value="0.999667525291443" calcext:value-type="float">
            <text:p>0.999667525291443</text:p>
          </table:table-cell>
          <table:table-cell office:value-type="float" office:value="0.982141315937042" calcext:value-type="float">
            <text:p>0.982141315937042</text:p>
          </table:table-cell>
          <table:table-cell office:value-type="float" office:value="0.773764729499817" calcext:value-type="float">
            <text:p>0.773764729499817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 office:value-type="float" office:value="0.999721705913544" calcext:value-type="float">
            <text:p>0.999721705913544</text:p>
          </table:table-cell>
          <table:table-cell office:value-type="float" office:value="0.989217758178711" calcext:value-type="float">
            <text:p>0.989217758178711</text:p>
          </table:table-cell>
          <table:table-cell office:value-type="float" office:value="0.759334146976471" calcext:value-type="float">
            <text:p>0.759334146976471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 office:value-type="float" office:value="0.999699115753174" calcext:value-type="float">
            <text:p>0.999699115753174</text:p>
          </table:table-cell>
          <table:table-cell office:value-type="float" office:value="0.990640044212341" calcext:value-type="float">
            <text:p>0.990640044212341</text:p>
          </table:table-cell>
          <table:table-cell office:value-type="float" office:value="0.747882544994354" calcext:value-type="float">
            <text:p>0.747882544994354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 office:value-type="float" office:value="0.999688565731049" calcext:value-type="float">
            <text:p>0.999688565731049</text:p>
          </table:table-cell>
          <table:table-cell office:value-type="float" office:value="0.992860317230225" calcext:value-type="float">
            <text:p>0.992860317230225</text:p>
          </table:table-cell>
          <table:table-cell office:value-type="float" office:value="0.880897045135498" calcext:value-type="float">
            <text:p>0.880897045135498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 office:value-type="float" office:value="0.999668061733246" calcext:value-type="float">
            <text:p>0.999668061733246</text:p>
          </table:table-cell>
          <table:table-cell office:value-type="float" office:value="0.992162525653839" calcext:value-type="float">
            <text:p>0.992162525653839</text:p>
          </table:table-cell>
          <table:table-cell office:value-type="float" office:value="0.878174126148224" calcext:value-type="float">
            <text:p>0.878174126148224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 office:value-type="float" office:value="0.999630570411682" calcext:value-type="float">
            <text:p>0.999630570411682</text:p>
          </table:table-cell>
          <table:table-cell office:value-type="float" office:value="0.993926763534546" calcext:value-type="float">
            <text:p>0.993926763534546</text:p>
          </table:table-cell>
          <table:table-cell office:value-type="float" office:value="0.903149127960205" calcext:value-type="float">
            <text:p>0.903149127960205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 office:value-type="float" office:value="0.999524295330048" calcext:value-type="float">
            <text:p>0.999524295330048</text:p>
          </table:table-cell>
          <table:table-cell office:value-type="float" office:value="0.974184989929199" calcext:value-type="float">
            <text:p>0.974184989929199</text:p>
          </table:table-cell>
          <table:table-cell office:value-type="float" office:value="0.896566927433014" calcext:value-type="float">
            <text:p>0.896566927433014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 office:value-type="float" office:value="0.999628007411957" calcext:value-type="float">
            <text:p>0.999628007411957</text:p>
          </table:table-cell>
          <table:table-cell office:value-type="float" office:value="0.979280054569244" calcext:value-type="float">
            <text:p>0.979280054569244</text:p>
          </table:table-cell>
          <table:table-cell office:value-type="float" office:value="0.881995677947998" calcext:value-type="float">
            <text:p>0.881995677947998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 office:value-type="float" office:value="0.999535083770752" calcext:value-type="float">
            <text:p>0.999535083770752</text:p>
          </table:table-cell>
          <table:table-cell office:value-type="float" office:value="0.977917790412903" calcext:value-type="float">
            <text:p>0.977917790412903</text:p>
          </table:table-cell>
          <table:table-cell office:value-type="float" office:value="0.87029355764389" calcext:value-type="float">
            <text:p>0.87029355764389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 office:value-type="float" office:value="0.999386966228485" calcext:value-type="float">
            <text:p>0.999386966228485</text:p>
          </table:table-cell>
          <table:table-cell office:value-type="float" office:value="0.975142955780029" calcext:value-type="float">
            <text:p>0.975142955780029</text:p>
          </table:table-cell>
          <table:table-cell office:value-type="float" office:value="0.889959514141083" calcext:value-type="float">
            <text:p>0.88995951414108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 office:value-type="float" office:value="0.999637186527252" calcext:value-type="float">
            <text:p>0.999637186527252</text:p>
          </table:table-cell>
          <table:table-cell office:value-type="float" office:value="0.983821868896484" calcext:value-type="float">
            <text:p>0.983821868896484</text:p>
          </table:table-cell>
          <table:table-cell office:value-type="float" office:value="0.90231466293335" calcext:value-type="float">
            <text:p>0.90231466293335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 office:value-type="float" office:value="0.999861061573029" calcext:value-type="float">
            <text:p>0.999861061573029</text:p>
          </table:table-cell>
          <table:table-cell office:value-type="float" office:value="0.977791726589203" calcext:value-type="float">
            <text:p>0.977791726589203</text:p>
          </table:table-cell>
          <table:table-cell office:value-type="float" office:value="0.879622638225555" calcext:value-type="float">
            <text:p>0.87962263822555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 office:value-type="float" office:value="0.9998819231987" calcext:value-type="float">
            <text:p>0.9998819231987</text:p>
          </table:table-cell>
          <table:table-cell office:value-type="float" office:value="0.963700294494629" calcext:value-type="float">
            <text:p>0.963700294494629</text:p>
          </table:table-cell>
          <table:table-cell office:value-type="float" office:value="0.916183769702911" calcext:value-type="float">
            <text:p>0.916183769702911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 office:value-type="float" office:value="0.999809265136719" calcext:value-type="float">
            <text:p>0.999809265136719</text:p>
          </table:table-cell>
          <table:table-cell office:value-type="float" office:value="0.924640536308289" calcext:value-type="float">
            <text:p>0.924640536308289</text:p>
          </table:table-cell>
          <table:table-cell office:value-type="float" office:value="0.791681528091431" calcext:value-type="float">
            <text:p>0.791681528091431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 office:value-type="float" office:value="0.999839723110199" calcext:value-type="float">
            <text:p>0.999839723110199</text:p>
          </table:table-cell>
          <table:table-cell office:value-type="float" office:value="0.923118889331818" calcext:value-type="float">
            <text:p>0.923118889331818</text:p>
          </table:table-cell>
          <table:table-cell office:value-type="float" office:value="0.895477473735809" calcext:value-type="float">
            <text:p>0.895477473735809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 office:value-type="float" office:value="0.999771773815155" calcext:value-type="float">
            <text:p>0.999771773815155</text:p>
          </table:table-cell>
          <table:table-cell office:value-type="float" office:value="0.94541335105896" calcext:value-type="float">
            <text:p>0.94541335105896</text:p>
          </table:table-cell>
          <table:table-cell office:value-type="float" office:value="0.919615566730499" calcext:value-type="float">
            <text:p>0.91961556673049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 office:value-type="float" office:value="0.999480605125427" calcext:value-type="float">
            <text:p>0.999480605125427</text:p>
          </table:table-cell>
          <table:table-cell office:value-type="float" office:value="0.941249787807465" calcext:value-type="float">
            <text:p>0.941249787807465</text:p>
          </table:table-cell>
          <table:table-cell office:value-type="float" office:value="0.90824681520462" calcext:value-type="float">
            <text:p>0.90824681520462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 office:value-type="float" office:value="0.999525010585785" calcext:value-type="float">
            <text:p>0.999525010585785</text:p>
          </table:table-cell>
          <table:table-cell office:value-type="float" office:value="0.958766102790832" calcext:value-type="float">
            <text:p>0.958766102790832</text:p>
          </table:table-cell>
          <table:table-cell office:value-type="float" office:value="0.835645616054535" calcext:value-type="float">
            <text:p>0.835645616054535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 office:value-type="float" office:value="0.999472260475159" calcext:value-type="float">
            <text:p>0.999472260475159</text:p>
          </table:table-cell>
          <table:table-cell office:value-type="float" office:value="0.961432576179504" calcext:value-type="float">
            <text:p>0.961432576179504</text:p>
          </table:table-cell>
          <table:table-cell office:value-type="float" office:value="0.822291314601898" calcext:value-type="float">
            <text:p>0.822291314601898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 office:value-type="float" office:value="0.999368488788605" calcext:value-type="float">
            <text:p>0.999368488788605</text:p>
          </table:table-cell>
          <table:table-cell office:value-type="float" office:value="0.958862960338592" calcext:value-type="float">
            <text:p>0.958862960338592</text:p>
          </table:table-cell>
          <table:table-cell office:value-type="float" office:value="0.808646738529205" calcext:value-type="float">
            <text:p>0.808646738529205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 office:value-type="float" office:value="0.999255239963532" calcext:value-type="float">
            <text:p>0.999255239963532</text:p>
          </table:table-cell>
          <table:table-cell office:value-type="float" office:value="0.944197595119476" calcext:value-type="float">
            <text:p>0.944197595119476</text:p>
          </table:table-cell>
          <table:table-cell office:value-type="float" office:value="0.787461519241333" calcext:value-type="float">
            <text:p>0.787461519241333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 office:value-type="float" office:value="0.999033093452454" calcext:value-type="float">
            <text:p>0.999033093452454</text:p>
          </table:table-cell>
          <table:table-cell office:value-type="float" office:value="0.95098352432251" calcext:value-type="float">
            <text:p>0.95098352432251</text:p>
          </table:table-cell>
          <table:table-cell office:value-type="float" office:value="0.774896025657654" calcext:value-type="float">
            <text:p>0.774896025657654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 office:value-type="float" office:value="0.998929560184479" calcext:value-type="float">
            <text:p>0.998929560184479</text:p>
          </table:table-cell>
          <table:table-cell office:value-type="float" office:value="0.958195090293884" calcext:value-type="float">
            <text:p>0.958195090293884</text:p>
          </table:table-cell>
          <table:table-cell office:value-type="float" office:value="0.797555148601532" calcext:value-type="float">
            <text:p>0.797555148601532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 office:value-type="float" office:value="0.999053299427032" calcext:value-type="float">
            <text:p>0.999053299427032</text:p>
          </table:table-cell>
          <table:table-cell office:value-type="float" office:value="0.961489677429199" calcext:value-type="float">
            <text:p>0.961489677429199</text:p>
          </table:table-cell>
          <table:table-cell office:value-type="float" office:value="0.775401949882507" calcext:value-type="float">
            <text:p>0.77540194988250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 office:value-type="float" office:value="0.999084889888763" calcext:value-type="float">
            <text:p>0.999084889888763</text:p>
          </table:table-cell>
          <table:table-cell office:value-type="float" office:value="0.954766571521759" calcext:value-type="float">
            <text:p>0.954766571521759</text:p>
          </table:table-cell>
          <table:table-cell office:value-type="float" office:value="0.758631467819214" calcext:value-type="float">
            <text:p>0.758631467819214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 office:value-type="float" office:value="0.999123513698578" calcext:value-type="float">
            <text:p>0.999123513698578</text:p>
          </table:table-cell>
          <table:table-cell office:value-type="float" office:value="0.960557997226715" calcext:value-type="float">
            <text:p>0.960557997226715</text:p>
          </table:table-cell>
          <table:table-cell office:value-type="float" office:value="0.744515180587769" calcext:value-type="float">
            <text:p>0.74451518058776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 office:value-type="float" office:value="0.99958610534668" calcext:value-type="float">
            <text:p>0.99958610534668</text:p>
          </table:table-cell>
          <table:table-cell office:value-type="float" office:value="0.971068024635315" calcext:value-type="float">
            <text:p>0.971068024635315</text:p>
          </table:table-cell>
          <table:table-cell office:value-type="float" office:value="0.898296058177948" calcext:value-type="float">
            <text:p>0.898296058177948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 office:value-type="float" office:value="0.996824026107788" calcext:value-type="float">
            <text:p>0.996824026107788</text:p>
          </table:table-cell>
          <table:table-cell office:value-type="float" office:value="0.992568731307983" calcext:value-type="float">
            <text:p>0.992568731307983</text:p>
          </table:table-cell>
          <table:table-cell office:value-type="float" office:value="0.811734914779663" calcext:value-type="float">
            <text:p>0.811734914779663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 office:value-type="float" office:value="0.999759912490845" calcext:value-type="float">
            <text:p>0.999759912490845</text:p>
          </table:table-cell>
          <table:table-cell office:value-type="float" office:value="0.995606958866119" calcext:value-type="float">
            <text:p>0.995606958866119</text:p>
          </table:table-cell>
          <table:table-cell office:value-type="float" office:value="0.673876523971558" calcext:value-type="float">
            <text:p>0.673876523971558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 office:value-type="float" office:value="0.999510526657104" calcext:value-type="float">
            <text:p>0.999510526657104</text:p>
          </table:table-cell>
          <table:table-cell office:value-type="float" office:value="0.997096121311188" calcext:value-type="float">
            <text:p>0.997096121311188</text:p>
          </table:table-cell>
          <table:table-cell office:value-type="float" office:value="0.66420578956604" calcext:value-type="float">
            <text:p>0.66420578956604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 office:value-type="float" office:value="0.99922114610672" calcext:value-type="float">
            <text:p>0.99922114610672</text:p>
          </table:table-cell>
          <table:table-cell office:value-type="float" office:value="0.996358692646027" calcext:value-type="float">
            <text:p>0.996358692646027</text:p>
          </table:table-cell>
          <table:table-cell office:value-type="float" office:value="0.725030601024628" calcext:value-type="float">
            <text:p>0.725030601024628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 office:value-type="float" office:value="0.999297797679901" calcext:value-type="float">
            <text:p>0.999297797679901</text:p>
          </table:table-cell>
          <table:table-cell office:value-type="float" office:value="0.994889676570892" calcext:value-type="float">
            <text:p>0.994889676570892</text:p>
          </table:table-cell>
          <table:table-cell office:value-type="float" office:value="0.762221097946167" calcext:value-type="float">
            <text:p>0.762221097946167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 office:value-type="float" office:value="0.998577773571014" calcext:value-type="float">
            <text:p>0.998577773571014</text:p>
          </table:table-cell>
          <table:table-cell office:value-type="float" office:value="0.990699470043182" calcext:value-type="float">
            <text:p>0.990699470043182</text:p>
          </table:table-cell>
          <table:table-cell office:value-type="float" office:value="0.745276391506195" calcext:value-type="float">
            <text:p>0.745276391506195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 office:value-type="float" office:value="0.998876929283142" calcext:value-type="float">
            <text:p>0.998876929283142</text:p>
          </table:table-cell>
          <table:table-cell office:value-type="float" office:value="0.996143639087677" calcext:value-type="float">
            <text:p>0.996143639087677</text:p>
          </table:table-cell>
          <table:table-cell office:value-type="float" office:value="0.73030161857605" calcext:value-type="float">
            <text:p>0.73030161857605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 office:value-type="float" office:value="0.999100625514984" calcext:value-type="float">
            <text:p>0.999100625514984</text:p>
          </table:table-cell>
          <table:table-cell office:value-type="float" office:value="0.99671459197998" calcext:value-type="float">
            <text:p>0.99671459197998</text:p>
          </table:table-cell>
          <table:table-cell office:value-type="float" office:value="0.704314768314362" calcext:value-type="float">
            <text:p>0.704314768314362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 office:value-type="float" office:value="0.998854160308838" calcext:value-type="float">
            <text:p>0.998854160308838</text:p>
          </table:table-cell>
          <table:table-cell office:value-type="float" office:value="0.995593786239624" calcext:value-type="float">
            <text:p>0.995593786239624</text:p>
          </table:table-cell>
          <table:table-cell office:value-type="float" office:value="0.695667028427124" calcext:value-type="float">
            <text:p>0.695667028427124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 office:value-type="float" office:value="0.999825656414032" calcext:value-type="float">
            <text:p>0.999825656414032</text:p>
          </table:table-cell>
          <table:table-cell office:value-type="float" office:value="0.993237555027008" calcext:value-type="float">
            <text:p>0.993237555027008</text:p>
          </table:table-cell>
          <table:table-cell office:value-type="float" office:value="0.731951296329498" calcext:value-type="float">
            <text:p>0.731951296329498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 office:value-type="float" office:value="0.999850869178772" calcext:value-type="float">
            <text:p>0.999850869178772</text:p>
          </table:table-cell>
          <table:table-cell office:value-type="float" office:value="0.994734168052673" calcext:value-type="float">
            <text:p>0.994734168052673</text:p>
          </table:table-cell>
          <table:table-cell office:value-type="float" office:value="0.752822399139404" calcext:value-type="float">
            <text:p>0.752822399139404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 office:value-type="float" office:value="0.999805867671967" calcext:value-type="float">
            <text:p>0.999805867671967</text:p>
          </table:table-cell>
          <table:table-cell office:value-type="float" office:value="0.995063006877899" calcext:value-type="float">
            <text:p>0.995063006877899</text:p>
          </table:table-cell>
          <table:table-cell office:value-type="float" office:value="0.680660843849182" calcext:value-type="float">
            <text:p>0.68066084384918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 office:value-type="float" office:value="0.999842166900635" calcext:value-type="float">
            <text:p>0.999842166900635</text:p>
          </table:table-cell>
          <table:table-cell office:value-type="float" office:value="0.995484054088592" calcext:value-type="float">
            <text:p>0.995484054088592</text:p>
          </table:table-cell>
          <table:table-cell office:value-type="float" office:value="0.6605024933815" calcext:value-type="float">
            <text:p>0.6605024933815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 office:value-type="float" office:value="0.999833405017853" calcext:value-type="float">
            <text:p>0.999833405017853</text:p>
          </table:table-cell>
          <table:table-cell office:value-type="float" office:value="0.996096611022949" calcext:value-type="float">
            <text:p>0.996096611022949</text:p>
          </table:table-cell>
          <table:table-cell office:value-type="float" office:value="0.70524525642395" calcext:value-type="float">
            <text:p>0.70524525642395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 office:value-type="float" office:value="0.999449014663696" calcext:value-type="float">
            <text:p>0.999449014663696</text:p>
          </table:table-cell>
          <table:table-cell office:value-type="float" office:value="0.996107161045074" calcext:value-type="float">
            <text:p>0.996107161045074</text:p>
          </table:table-cell>
          <table:table-cell office:value-type="float" office:value="0.634007751941681" calcext:value-type="float">
            <text:p>0.634007751941681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 office:value-type="float" office:value="0.999781906604767" calcext:value-type="float">
            <text:p>0.999781906604767</text:p>
          </table:table-cell>
          <table:table-cell office:value-type="float" office:value="0.995090186595917" calcext:value-type="float">
            <text:p>0.995090186595917</text:p>
          </table:table-cell>
          <table:table-cell office:value-type="float" office:value="0.820372521877289" calcext:value-type="float">
            <text:p>0.820372521877289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 office:value-type="float" office:value="0.999869287014008" calcext:value-type="float">
            <text:p>0.999869287014008</text:p>
          </table:table-cell>
          <table:table-cell office:value-type="float" office:value="0.992223262786865" calcext:value-type="float">
            <text:p>0.992223262786865</text:p>
          </table:table-cell>
          <table:table-cell office:value-type="float" office:value="0.866965413093567" calcext:value-type="float">
            <text:p>0.8669654130935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 office:value-type="float" office:value="0.999589383602142" calcext:value-type="float">
            <text:p>0.999589383602142</text:p>
          </table:table-cell>
          <table:table-cell office:value-type="float" office:value="0.985309720039368" calcext:value-type="float">
            <text:p>0.985309720039368</text:p>
          </table:table-cell>
          <table:table-cell office:value-type="float" office:value="0.796802043914795" calcext:value-type="float">
            <text:p>0.796802043914795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 office:value-type="float" office:value="0.999668955802918" calcext:value-type="float">
            <text:p>0.999668955802918</text:p>
          </table:table-cell>
          <table:table-cell office:value-type="float" office:value="0.980530321598053" calcext:value-type="float">
            <text:p>0.980530321598053</text:p>
          </table:table-cell>
          <table:table-cell office:value-type="float" office:value="0.769693970680237" calcext:value-type="float">
            <text:p>0.769693970680237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 office:value-type="float" office:value="0.999564588069916" calcext:value-type="float">
            <text:p>0.999564588069916</text:p>
          </table:table-cell>
          <table:table-cell office:value-type="float" office:value="0.962646484375" calcext:value-type="float">
            <text:p>0.962646484375</text:p>
          </table:table-cell>
          <table:table-cell office:value-type="float" office:value="0.799938499927521" calcext:value-type="float">
            <text:p>0.799938499927521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 office:value-type="float" office:value="0.999301075935364" calcext:value-type="float">
            <text:p>0.999301075935364</text:p>
          </table:table-cell>
          <table:table-cell office:value-type="float" office:value="0.962058842182159" calcext:value-type="float">
            <text:p>0.962058842182159</text:p>
          </table:table-cell>
          <table:table-cell office:value-type="float" office:value="0.828239440917969" calcext:value-type="float">
            <text:p>0.828239440917969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 office:value-type="float" office:value="0.99951958656311" calcext:value-type="float">
            <text:p>0.99951958656311</text:p>
          </table:table-cell>
          <table:table-cell office:value-type="float" office:value="0.968122124671936" calcext:value-type="float">
            <text:p>0.968122124671936</text:p>
          </table:table-cell>
          <table:table-cell office:value-type="float" office:value="0.836615800857544" calcext:value-type="float">
            <text:p>0.836615800857544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 office:value-type="float" office:value="0.999630868434906" calcext:value-type="float">
            <text:p>0.999630868434906</text:p>
          </table:table-cell>
          <table:table-cell office:value-type="float" office:value="0.967946827411652" calcext:value-type="float">
            <text:p>0.967946827411652</text:p>
          </table:table-cell>
          <table:table-cell office:value-type="float" office:value="0.849955141544342" calcext:value-type="float">
            <text:p>0.849955141544342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 office:value-type="float" office:value="0.99962991476059" calcext:value-type="float">
            <text:p>0.99962991476059</text:p>
          </table:table-cell>
          <table:table-cell office:value-type="float" office:value="0.950814306735992" calcext:value-type="float">
            <text:p>0.950814306735992</text:p>
          </table:table-cell>
          <table:table-cell office:value-type="float" office:value="0.855910658836365" calcext:value-type="float">
            <text:p>0.855910658836365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 office:value-type="float" office:value="0.999558210372925" calcext:value-type="float">
            <text:p>0.999558210372925</text:p>
          </table:table-cell>
          <table:table-cell office:value-type="float" office:value="0.963054239749908" calcext:value-type="float">
            <text:p>0.963054239749908</text:p>
          </table:table-cell>
          <table:table-cell office:value-type="float" office:value="0.795237064361572" calcext:value-type="float">
            <text:p>0.795237064361572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 office:value-type="float" office:value="0.999439120292664" calcext:value-type="float">
            <text:p>0.999439120292664</text:p>
          </table:table-cell>
          <table:table-cell office:value-type="float" office:value="0.966526091098785" calcext:value-type="float">
            <text:p>0.966526091098785</text:p>
          </table:table-cell>
          <table:table-cell office:value-type="float" office:value="0.897282600402832" calcext:value-type="float">
            <text:p>0.897282600402832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" office:value-type="float" office:value="0.999632358551025" calcext:value-type="float">
            <text:p>0.999632358551025</text:p>
          </table:table-cell>
          <table:table-cell office:value-type="float" office:value="0.985520362854004" calcext:value-type="float">
            <text:p>0.985520362854004</text:p>
          </table:table-cell>
          <table:table-cell office:value-type="float" office:value="0.898411512374878" calcext:value-type="float">
            <text:p>0.898411512374878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 office:value-type="float" office:value="0.999633729457855" calcext:value-type="float">
            <text:p>0.999633729457855</text:p>
          </table:table-cell>
          <table:table-cell office:value-type="float" office:value="0.98901778459549" calcext:value-type="float">
            <text:p>0.98901778459549</text:p>
          </table:table-cell>
          <table:table-cell office:value-type="float" office:value="0.853692293167114" calcext:value-type="float">
            <text:p>0.853692293167114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 office:value-type="float" office:value="0.999923408031464" calcext:value-type="float">
            <text:p>0.999923408031464</text:p>
          </table:table-cell>
          <table:table-cell office:value-type="float" office:value="0.985994815826416" calcext:value-type="float">
            <text:p>0.985994815826416</text:p>
          </table:table-cell>
          <table:table-cell office:value-type="float" office:value="0.774760365486145" calcext:value-type="float">
            <text:p>0.774760365486145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 office:value-type="float" office:value="0.999963760375977" calcext:value-type="float">
            <text:p>0.999963760375977</text:p>
          </table:table-cell>
          <table:table-cell office:value-type="float" office:value="0.988174915313721" calcext:value-type="float">
            <text:p>0.988174915313721</text:p>
          </table:table-cell>
          <table:table-cell office:value-type="float" office:value="0.706126749515533" calcext:value-type="float">
            <text:p>0.706126749515533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 office:value-type="float" office:value="0.999908328056335" calcext:value-type="float">
            <text:p>0.999908328056335</text:p>
          </table:table-cell>
          <table:table-cell office:value-type="float" office:value="0.975930333137512" calcext:value-type="float">
            <text:p>0.975930333137512</text:p>
          </table:table-cell>
          <table:table-cell office:value-type="float" office:value="0.676465451717377" calcext:value-type="float">
            <text:p>0.676465451717377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 office:value-type="float" office:value="0.999866008758545" calcext:value-type="float">
            <text:p>0.999866008758545</text:p>
          </table:table-cell>
          <table:table-cell office:value-type="float" office:value="0.978851735591888" calcext:value-type="float">
            <text:p>0.978851735591888</text:p>
          </table:table-cell>
          <table:table-cell office:value-type="float" office:value="0.574907660484314" calcext:value-type="float">
            <text:p>0.574907660484314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 office:value-type="float" office:value="0.999848425388336" calcext:value-type="float">
            <text:p>0.999848425388336</text:p>
          </table:table-cell>
          <table:table-cell office:value-type="float" office:value="0.994429886341095" calcext:value-type="float">
            <text:p>0.994429886341095</text:p>
          </table:table-cell>
          <table:table-cell office:value-type="float" office:value="0.794949948787689" calcext:value-type="float">
            <text:p>0.794949948787689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 office:value-type="float" office:value="0.999050974845886" calcext:value-type="float">
            <text:p>0.999050974845886</text:p>
          </table:table-cell>
          <table:table-cell office:value-type="float" office:value="0.989219427108765" calcext:value-type="float">
            <text:p>0.989219427108765</text:p>
          </table:table-cell>
          <table:table-cell office:value-type="float" office:value="0.871603727340698" calcext:value-type="float">
            <text:p>0.871603727340698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 office:value-type="float" office:value="0.989922344684601" calcext:value-type="float">
            <text:p>0.989922344684601</text:p>
          </table:table-cell>
          <table:table-cell office:value-type="float" office:value="0.996727824211121" calcext:value-type="float">
            <text:p>0.996727824211121</text:p>
          </table:table-cell>
          <table:table-cell office:value-type="float" office:value="0.918967664241791" calcext:value-type="float">
            <text:p>0.918967664241791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 office:value-type="float" office:value="0.989164412021637" calcext:value-type="float">
            <text:p>0.989164412021637</text:p>
          </table:table-cell>
          <table:table-cell office:value-type="float" office:value="0.989502310752869" calcext:value-type="float">
            <text:p>0.989502310752869</text:p>
          </table:table-cell>
          <table:table-cell office:value-type="float" office:value="0.840850949287415" calcext:value-type="float">
            <text:p>0.840850949287415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 office:value-type="float" office:value="0.996253371238708" calcext:value-type="float">
            <text:p>0.996253371238708</text:p>
          </table:table-cell>
          <table:table-cell office:value-type="float" office:value="0.996702671051025" calcext:value-type="float">
            <text:p>0.996702671051025</text:p>
          </table:table-cell>
          <table:table-cell office:value-type="float" office:value="0.749546766281128" calcext:value-type="float">
            <text:p>0.749546766281128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 office:value-type="float" office:value="0.991789162158966" calcext:value-type="float">
            <text:p>0.991789162158966</text:p>
          </table:table-cell>
          <table:table-cell office:value-type="float" office:value="0.99460905790329" calcext:value-type="float">
            <text:p>0.99460905790329</text:p>
          </table:table-cell>
          <table:table-cell office:value-type="float" office:value="0.656710743904114" calcext:value-type="float">
            <text:p>0.656710743904114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 office:value-type="float" office:value="0.997631907463074" calcext:value-type="float">
            <text:p>0.997631907463074</text:p>
          </table:table-cell>
          <table:table-cell office:value-type="float" office:value="0.972833395004272" calcext:value-type="float">
            <text:p>0.9728333950042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 office:value-type="float" office:value="0.997979402542114" calcext:value-type="float">
            <text:p>0.997979402542114</text:p>
          </table:table-cell>
          <table:table-cell office:value-type="float" office:value="0.997048020362854" calcext:value-type="float">
            <text:p>0.997048020362854</text:p>
          </table:table-cell>
          <table:table-cell office:value-type="float" office:value="0.688127934932709" calcext:value-type="float">
            <text:p>0.688127934932709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53424072266" calcext:value-type="float">
            <text:p>0.995853424072266</text:p>
          </table:table-cell>
          <table:table-cell office:value-type="float" office:value="0.605452537536621" calcext:value-type="float">
            <text:p>0.605452537536621</text:p>
          </table:table-cell>
          <table:table-cell office:value-type="float" office:value="0.825075566768646" calcext:value-type="float">
            <text:p>0.825075566768646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 office:value-type="float" office:value="0.99934446811676" calcext:value-type="float">
            <text:p>0.99934446811676</text:p>
          </table:table-cell>
          <table:table-cell office:value-type="float" office:value="0.987443447113037" calcext:value-type="float">
            <text:p>0.987443447113037</text:p>
          </table:table-cell>
          <table:table-cell office:value-type="float" office:value="0.929628431797028" calcext:value-type="float">
            <text:p>0.929628431797028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 office:value-type="float" office:value="0.999127089977264" calcext:value-type="float">
            <text:p>0.999127089977264</text:p>
          </table:table-cell>
          <table:table-cell office:value-type="float" office:value="0.997695982456207" calcext:value-type="float">
            <text:p>0.997695982456207</text:p>
          </table:table-cell>
          <table:table-cell office:value-type="float" office:value="0.925986409187317" calcext:value-type="float">
            <text:p>0.925986409187317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 office:value-type="float" office:value="0.999067068099976" calcext:value-type="float">
            <text:p>0.999067068099976</text:p>
          </table:table-cell>
          <table:table-cell office:value-type="float" office:value="0.991060554981232" calcext:value-type="float">
            <text:p>0.991060554981232</text:p>
          </table:table-cell>
          <table:table-cell office:value-type="float" office:value="0.85161566734314" calcext:value-type="float">
            <text:p>0.8516156673431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 office:value-type="float" office:value="0.998918294906616" calcext:value-type="float">
            <text:p>0.998918294906616</text:p>
          </table:table-cell>
          <table:table-cell office:value-type="float" office:value="0.943072319030762" calcext:value-type="float">
            <text:p>0.9430723190307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7271299362183" calcext:value-type="float">
            <text:p>0.997271299362183</text:p>
          </table:table-cell>
          <table:table-cell office:value-type="float" office:value="0.635465741157532" calcext:value-type="float">
            <text:p>0.6354657411575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533556222915649" calcext:value-type="float">
            <text:p>0.5335562229156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 office:value-type="float" office:value="0.999303460121155" calcext:value-type="float">
            <text:p>0.999303460121155</text:p>
          </table:table-cell>
          <table:table-cell office:value-type="float" office:value="0.938725709915161" calcext:value-type="float">
            <text:p>0.9387257099151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 office:value-type="float" office:value="0.999873638153076" calcext:value-type="float">
            <text:p>0.999873638153076</text:p>
          </table:table-cell>
          <table:table-cell office:value-type="float" office:value="0.969191074371338" calcext:value-type="float">
            <text:p>0.969191074371338</text:p>
          </table:table-cell>
          <table:table-cell office:value-type="float" office:value="0.609315931797028" calcext:value-type="float">
            <text:p>0.60931593179702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 office:value-type="float" office:value="0.999816954135895" calcext:value-type="float">
            <text:p>0.999816954135895</text:p>
          </table:table-cell>
          <table:table-cell office:value-type="float" office:value="0.992762982845306" calcext:value-type="float">
            <text:p>0.992762982845306</text:p>
          </table:table-cell>
          <table:table-cell office:value-type="float" office:value="0.990316867828369" calcext:value-type="float">
            <text:p>0.99031686782836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 office:value-type="float" office:value="0.999946415424347" calcext:value-type="float">
            <text:p>0.999946415424347</text:p>
          </table:table-cell>
          <table:table-cell office:value-type="float" office:value="0.997298955917358" calcext:value-type="float">
            <text:p>0.997298955917358</text:p>
          </table:table-cell>
          <table:table-cell office:value-type="float" office:value="0.991673648357391" calcext:value-type="float">
            <text:p>0.991673648357391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 office:value-type="float" office:value="0.999917447566986" calcext:value-type="float">
            <text:p>0.999917447566986</text:p>
          </table:table-cell>
          <table:table-cell office:value-type="float" office:value="0.998624920845032" calcext:value-type="float">
            <text:p>0.998624920845032</text:p>
          </table:table-cell>
          <table:table-cell office:value-type="float" office:value="0.98937338590622" calcext:value-type="float">
            <text:p>0.98937338590622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 office:value-type="float" office:value="0.999978363513946" calcext:value-type="float">
            <text:p>0.999978363513946</text:p>
          </table:table-cell>
          <table:table-cell office:value-type="float" office:value="0.97887372970581" calcext:value-type="float">
            <text:p>0.97887372970581</text:p>
          </table:table-cell>
          <table:table-cell office:value-type="float" office:value="0.997537016868591" calcext:value-type="float">
            <text:p>0.997537016868591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 office:value-type="float" office:value="0.999974489212036" calcext:value-type="float">
            <text:p>0.999974489212036</text:p>
          </table:table-cell>
          <table:table-cell office:value-type="float" office:value="0.96346640586853" calcext:value-type="float">
            <text:p>0.96346640586853</text:p>
          </table:table-cell>
          <table:table-cell office:value-type="float" office:value="0.998935520648956" calcext:value-type="float">
            <text:p>0.998935520648956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 office:value-type="float" office:value="0.999964833259582" calcext:value-type="float">
            <text:p>0.999964833259582</text:p>
          </table:table-cell>
          <table:table-cell office:value-type="float" office:value="0.986936748027802" calcext:value-type="float">
            <text:p>0.986936748027802</text:p>
          </table:table-cell>
          <table:table-cell office:value-type="float" office:value="0.999540328979492" calcext:value-type="float">
            <text:p>0.999540328979492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 office:value-type="float" office:value="0.999559104442596" calcext:value-type="float">
            <text:p>0.999559104442596</text:p>
          </table:table-cell>
          <table:table-cell office:value-type="float" office:value="0.982989251613617" calcext:value-type="float">
            <text:p>0.982989251613617</text:p>
          </table:table-cell>
          <table:table-cell office:value-type="float" office:value="0.999115884304047" calcext:value-type="float">
            <text:p>0.999115884304047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 office:value-type="float" office:value="0.998864829540253" calcext:value-type="float">
            <text:p>0.998864829540253</text:p>
          </table:table-cell>
          <table:table-cell office:value-type="float" office:value="0.970538139343262" calcext:value-type="float">
            <text:p>0.970538139343262</text:p>
          </table:table-cell>
          <table:table-cell office:value-type="float" office:value="0.998925030231476" calcext:value-type="float">
            <text:p>0.99892503023147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 office:value-type="float" office:value="0.99993884563446" calcext:value-type="float">
            <text:p>0.99993884563446</text:p>
          </table:table-cell>
          <table:table-cell office:value-type="float" office:value="0.9819375872612" calcext:value-type="float">
            <text:p>0.9819375872612</text:p>
          </table:table-cell>
          <table:table-cell office:value-type="float" office:value="0.998296678066254" calcext:value-type="float">
            <text:p>0.998296678066254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 office:value-type="float" office:value="0.999969184398651" calcext:value-type="float">
            <text:p>0.999969184398651</text:p>
          </table:table-cell>
          <table:table-cell office:value-type="float" office:value="0.994172394275665" calcext:value-type="float">
            <text:p>0.994172394275665</text:p>
          </table:table-cell>
          <table:table-cell office:value-type="float" office:value="0.997741103172302" calcext:value-type="float">
            <text:p>0.997741103172302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 office:value-type="float" office:value="0.999784708023071" calcext:value-type="float">
            <text:p>0.999784708023071</text:p>
          </table:table-cell>
          <table:table-cell office:value-type="float" office:value="0.997246086597443" calcext:value-type="float">
            <text:p>0.997246086597443</text:p>
          </table:table-cell>
          <table:table-cell office:value-type="float" office:value="0.994411408901215" calcext:value-type="float">
            <text:p>0.994411408901215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 office:value-type="float" office:value="0.999444782733917" calcext:value-type="float">
            <text:p>0.999444782733917</text:p>
          </table:table-cell>
          <table:table-cell office:value-type="float" office:value="0.996806204319" calcext:value-type="float">
            <text:p>0.996806204319</text:p>
          </table:table-cell>
          <table:table-cell office:value-type="float" office:value="0.991528153419495" calcext:value-type="float">
            <text:p>0.991528153419495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 office:value-type="float" office:value="0.999823689460754" calcext:value-type="float">
            <text:p>0.999823689460754</text:p>
          </table:table-cell>
          <table:table-cell office:value-type="float" office:value="0.997810423374176" calcext:value-type="float">
            <text:p>0.997810423374176</text:p>
          </table:table-cell>
          <table:table-cell office:value-type="float" office:value="0.997451603412628" calcext:value-type="float">
            <text:p>0.997451603412628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 office:value-type="float" office:value="0.999703407287598" calcext:value-type="float">
            <text:p>0.999703407287598</text:p>
          </table:table-cell>
          <table:table-cell office:value-type="float" office:value="0.996885061264038" calcext:value-type="float">
            <text:p>0.996885061264038</text:p>
          </table:table-cell>
          <table:table-cell office:value-type="float" office:value="0.997500479221344" calcext:value-type="float">
            <text:p>0.997500479221344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float" office:value="0.999894201755524" calcext:value-type="float">
            <text:p>0.999894201755524</text:p>
          </table:table-cell>
          <table:table-cell office:value-type="float" office:value="0.994121313095093" calcext:value-type="float">
            <text:p>0.994121313095093</text:p>
          </table:table-cell>
          <table:table-cell office:value-type="float" office:value="0.99594634771347" calcext:value-type="float">
            <text:p>0.99594634771347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 office:value-type="float" office:value="0.999593734741211" calcext:value-type="float">
            <text:p>0.999593734741211</text:p>
          </table:table-cell>
          <table:table-cell office:value-type="float" office:value="0.994301319122314" calcext:value-type="float">
            <text:p>0.994301319122314</text:p>
          </table:table-cell>
          <table:table-cell office:value-type="float" office:value="0.994621872901916" calcext:value-type="float">
            <text:p>0.994621872901916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 office:value-type="float" office:value="0.999464213848114" calcext:value-type="float">
            <text:p>0.999464213848114</text:p>
          </table:table-cell>
          <table:table-cell office:value-type="float" office:value="0.99757581949234" calcext:value-type="float">
            <text:p>0.99757581949234</text:p>
          </table:table-cell>
          <table:table-cell office:value-type="float" office:value="0.994863212108612" calcext:value-type="float">
            <text:p>0.994863212108612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 office:value-type="float" office:value="0.99949836730957" calcext:value-type="float">
            <text:p>0.99949836730957</text:p>
          </table:table-cell>
          <table:table-cell office:value-type="float" office:value="0.993630766868591" calcext:value-type="float">
            <text:p>0.993630766868591</text:p>
          </table:table-cell>
          <table:table-cell office:value-type="float" office:value="0.995545983314514" calcext:value-type="float">
            <text:p>0.995545983314514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 office:value-type="float" office:value="0.999911367893219" calcext:value-type="float">
            <text:p>0.999911367893219</text:p>
          </table:table-cell>
          <table:table-cell office:value-type="float" office:value="0.991805672645569" calcext:value-type="float">
            <text:p>0.991805672645569</text:p>
          </table:table-cell>
          <table:table-cell office:value-type="float" office:value="0.994071543216705" calcext:value-type="float">
            <text:p>0.994071543216705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 office:value-type="float" office:value="0.999846935272217" calcext:value-type="float">
            <text:p>0.999846935272217</text:p>
          </table:table-cell>
          <table:table-cell office:value-type="float" office:value="0.988829016685486" calcext:value-type="float">
            <text:p>0.988829016685486</text:p>
          </table:table-cell>
          <table:table-cell office:value-type="float" office:value="0.990154206752777" calcext:value-type="float">
            <text:p>0.990154206752777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 office:value-type="float" office:value="0.999933958053589" calcext:value-type="float">
            <text:p>0.999933958053589</text:p>
          </table:table-cell>
          <table:table-cell office:value-type="float" office:value="0.984229803085327" calcext:value-type="float">
            <text:p>0.984229803085327</text:p>
          </table:table-cell>
          <table:table-cell office:value-type="float" office:value="0.993442296981812" calcext:value-type="float">
            <text:p>0.993442296981812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 office:value-type="float" office:value="0.999972522258758" calcext:value-type="float">
            <text:p>0.999972522258758</text:p>
          </table:table-cell>
          <table:table-cell office:value-type="float" office:value="0.989906907081604" calcext:value-type="float">
            <text:p>0.989906907081604</text:p>
          </table:table-cell>
          <table:table-cell office:value-type="float" office:value="0.993277132511139" calcext:value-type="float">
            <text:p>0.993277132511139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 office:value-type="float" office:value="0.999940395355225" calcext:value-type="float">
            <text:p>0.999940395355225</text:p>
          </table:table-cell>
          <table:table-cell office:value-type="float" office:value="0.96963095664978" calcext:value-type="float">
            <text:p>0.96963095664978</text:p>
          </table:table-cell>
          <table:table-cell office:value-type="float" office:value="0.987777650356293" calcext:value-type="float">
            <text:p>0.987777650356293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 office:value-type="float" office:value="0.999942004680634" calcext:value-type="float">
            <text:p>0.999942004680634</text:p>
          </table:table-cell>
          <table:table-cell office:value-type="float" office:value="0.950131118297577" calcext:value-type="float">
            <text:p>0.950131118297577</text:p>
          </table:table-cell>
          <table:table-cell office:value-type="float" office:value="0.982908487319946" calcext:value-type="float">
            <text:p>0.982908487319946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 office:value-type="float" office:value="0.999927520751953" calcext:value-type="float">
            <text:p>0.999927520751953</text:p>
          </table:table-cell>
          <table:table-cell office:value-type="float" office:value="0.92413055896759" calcext:value-type="float">
            <text:p>0.92413055896759</text:p>
          </table:table-cell>
          <table:table-cell office:value-type="float" office:value="0.968599021434784" calcext:value-type="float">
            <text:p>0.968599021434784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 office:value-type="float" office:value="0.999886155128479" calcext:value-type="float">
            <text:p>0.999886155128479</text:p>
          </table:table-cell>
          <table:table-cell office:value-type="float" office:value="0.926234304904938" calcext:value-type="float">
            <text:p>0.926234304904938</text:p>
          </table:table-cell>
          <table:table-cell office:value-type="float" office:value="0.956444561481476" calcext:value-type="float">
            <text:p>0.956444561481476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 office:value-type="float" office:value="0.999896943569183" calcext:value-type="float">
            <text:p>0.999896943569183</text:p>
          </table:table-cell>
          <table:table-cell office:value-type="float" office:value="0.927024066448212" calcext:value-type="float">
            <text:p>0.927024066448212</text:p>
          </table:table-cell>
          <table:table-cell office:value-type="float" office:value="0.947796881198883" calcext:value-type="float">
            <text:p>0.947796881198883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 office:value-type="float" office:value="0.999880075454712" calcext:value-type="float">
            <text:p>0.999880075454712</text:p>
          </table:table-cell>
          <table:table-cell office:value-type="float" office:value="0.943456590175629" calcext:value-type="float">
            <text:p>0.943456590175629</text:p>
          </table:table-cell>
          <table:table-cell office:value-type="float" office:value="0.954170405864716" calcext:value-type="float">
            <text:p>0.95417040586471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 office:value-type="float" office:value="0.99990051984787" calcext:value-type="float">
            <text:p>0.99990051984787</text:p>
          </table:table-cell>
          <table:table-cell office:value-type="float" office:value="0.923546850681305" calcext:value-type="float">
            <text:p>0.923546850681305</text:p>
          </table:table-cell>
          <table:table-cell office:value-type="float" office:value="0.955629110336304" calcext:value-type="float">
            <text:p>0.955629110336304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 office:value-type="float" office:value="0.99994820356369" calcext:value-type="float">
            <text:p>0.99994820356369</text:p>
          </table:table-cell>
          <table:table-cell office:value-type="float" office:value="0.919917821884155" calcext:value-type="float">
            <text:p>0.919917821884155</text:p>
          </table:table-cell>
          <table:table-cell office:value-type="float" office:value="0.959563970565796" calcext:value-type="float">
            <text:p>0.959563970565796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 office:value-type="float" office:value="0.999935984611511" calcext:value-type="float">
            <text:p>0.999935984611511</text:p>
          </table:table-cell>
          <table:table-cell office:value-type="float" office:value="0.937073469161987" calcext:value-type="float">
            <text:p>0.937073469161987</text:p>
          </table:table-cell>
          <table:table-cell office:value-type="float" office:value="0.956591367721558" calcext:value-type="float">
            <text:p>0.956591367721558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0.99985146522522" calcext:value-type="float">
            <text:p>0.99985146522522</text:p>
          </table:table-cell>
          <table:table-cell office:value-type="float" office:value="0.931477129459381" calcext:value-type="float">
            <text:p>0.931477129459381</text:p>
          </table:table-cell>
          <table:table-cell office:value-type="float" office:value="0.950784921646118" calcext:value-type="float">
            <text:p>0.950784921646118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 office:value-type="float" office:value="0.999816298484802" calcext:value-type="float">
            <text:p>0.999816298484802</text:p>
          </table:table-cell>
          <table:table-cell office:value-type="float" office:value="0.923292279243469" calcext:value-type="float">
            <text:p>0.923292279243469</text:p>
          </table:table-cell>
          <table:table-cell office:value-type="float" office:value="0.960021138191223" calcext:value-type="float">
            <text:p>0.960021138191223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 office:value-type="float" office:value="0.99985933303833" calcext:value-type="float">
            <text:p>0.99985933303833</text:p>
          </table:table-cell>
          <table:table-cell office:value-type="float" office:value="0.92697274684906" calcext:value-type="float">
            <text:p>0.92697274684906</text:p>
          </table:table-cell>
          <table:table-cell office:value-type="float" office:value="0.961172699928284" calcext:value-type="float">
            <text:p>0.961172699928284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 office:value-type="float" office:value="0.999813854694366" calcext:value-type="float">
            <text:p>0.999813854694366</text:p>
          </table:table-cell>
          <table:table-cell office:value-type="float" office:value="0.919642150402069" calcext:value-type="float">
            <text:p>0.919642150402069</text:p>
          </table:table-cell>
          <table:table-cell office:value-type="float" office:value="0.955690979957581" calcext:value-type="float">
            <text:p>0.955690979957581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 office:value-type="float" office:value="0.999875724315643" calcext:value-type="float">
            <text:p>0.999875724315643</text:p>
          </table:table-cell>
          <table:table-cell office:value-type="float" office:value="0.931744396686554" calcext:value-type="float">
            <text:p>0.931744396686554</text:p>
          </table:table-cell>
          <table:table-cell office:value-type="float" office:value="0.961570382118225" calcext:value-type="float">
            <text:p>0.961570382118225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 office:value-type="float" office:value="0.999905288219452" calcext:value-type="float">
            <text:p>0.999905288219452</text:p>
          </table:table-cell>
          <table:table-cell office:value-type="float" office:value="0.963792860507965" calcext:value-type="float">
            <text:p>0.963792860507965</text:p>
          </table:table-cell>
          <table:table-cell office:value-type="float" office:value="0.967931568622589" calcext:value-type="float">
            <text:p>0.967931568622589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 office:value-type="float" office:value="0.999915421009064" calcext:value-type="float">
            <text:p>0.999915421009064</text:p>
          </table:table-cell>
          <table:table-cell office:value-type="float" office:value="0.969255864620209" calcext:value-type="float">
            <text:p>0.969255864620209</text:p>
          </table:table-cell>
          <table:table-cell office:value-type="float" office:value="0.959565281867981" calcext:value-type="float">
            <text:p>0.959565281867981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 office:value-type="float" office:value="0.99983161687851" calcext:value-type="float">
            <text:p>0.99983161687851</text:p>
          </table:table-cell>
          <table:table-cell office:value-type="float" office:value="0.959226965904236" calcext:value-type="float">
            <text:p>0.959226965904236</text:p>
          </table:table-cell>
          <table:table-cell office:value-type="float" office:value="0.958014011383056" calcext:value-type="float">
            <text:p>0.958014011383056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 office:value-type="float" office:value="0.999786376953125" calcext:value-type="float">
            <text:p>0.999786376953125</text:p>
          </table:table-cell>
          <table:table-cell office:value-type="float" office:value="0.955856084823608" calcext:value-type="float">
            <text:p>0.955856084823608</text:p>
          </table:table-cell>
          <table:table-cell office:value-type="float" office:value="0.95551210641861" calcext:value-type="float">
            <text:p>0.95551210641861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 office:value-type="float" office:value="0.999801456928253" calcext:value-type="float">
            <text:p>0.999801456928253</text:p>
          </table:table-cell>
          <table:table-cell office:value-type="float" office:value="0.975535452365875" calcext:value-type="float">
            <text:p>0.975535452365875</text:p>
          </table:table-cell>
          <table:table-cell office:value-type="float" office:value="0.944959878921509" calcext:value-type="float">
            <text:p>0.94495987892150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 office:value-type="float" office:value="0.999509155750275" calcext:value-type="float">
            <text:p>0.999509155750275</text:p>
          </table:table-cell>
          <table:table-cell office:value-type="float" office:value="0.937130331993103" calcext:value-type="float">
            <text:p>0.937130331993103</text:p>
          </table:table-cell>
          <table:table-cell office:value-type="float" office:value="0.953713238239288" calcext:value-type="float">
            <text:p>0.953713238239288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 office:value-type="float" office:value="0.999673247337341" calcext:value-type="float">
            <text:p>0.999673247337341</text:p>
          </table:table-cell>
          <table:table-cell office:value-type="float" office:value="0.929122567176819" calcext:value-type="float">
            <text:p>0.929122567176819</text:p>
          </table:table-cell>
          <table:table-cell office:value-type="float" office:value="0.954052090644836" calcext:value-type="float">
            <text:p>0.954052090644836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 office:value-type="float" office:value="0.999567449092865" calcext:value-type="float">
            <text:p>0.999567449092865</text:p>
          </table:table-cell>
          <table:table-cell office:value-type="float" office:value="0.908180117607117" calcext:value-type="float">
            <text:p>0.908180117607117</text:p>
          </table:table-cell>
          <table:table-cell office:value-type="float" office:value="0.954234778881073" calcext:value-type="float">
            <text:p>0.954234778881073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 office:value-type="float" office:value="0.999736785888672" calcext:value-type="float">
            <text:p>0.999736785888672</text:p>
          </table:table-cell>
          <table:table-cell office:value-type="float" office:value="0.912013232707977" calcext:value-type="float">
            <text:p>0.912013232707977</text:p>
          </table:table-cell>
          <table:table-cell office:value-type="float" office:value="0.948988556861877" calcext:value-type="float">
            <text:p>0.948988556861877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 office:value-type="float" office:value="0.999819457530975" calcext:value-type="float">
            <text:p>0.999819457530975</text:p>
          </table:table-cell>
          <table:table-cell office:value-type="float" office:value="0.911304771900177" calcext:value-type="float">
            <text:p>0.911304771900177</text:p>
          </table:table-cell>
          <table:table-cell office:value-type="float" office:value="0.942195773124695" calcext:value-type="float">
            <text:p>0.942195773124695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 office:value-type="float" office:value="0.999828457832336" calcext:value-type="float">
            <text:p>0.999828457832336</text:p>
          </table:table-cell>
          <table:table-cell office:value-type="float" office:value="0.906435430049896" calcext:value-type="float">
            <text:p>0.906435430049896</text:p>
          </table:table-cell>
          <table:table-cell office:value-type="float" office:value="0.934240937232971" calcext:value-type="float">
            <text:p>0.934240937232971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 office:value-type="float" office:value="0.999916553497314" calcext:value-type="float">
            <text:p>0.999916553497314</text:p>
          </table:table-cell>
          <table:table-cell office:value-type="float" office:value="0.934553623199463" calcext:value-type="float">
            <text:p>0.934553623199463</text:p>
          </table:table-cell>
          <table:table-cell office:value-type="float" office:value="0.923048257827759" calcext:value-type="float">
            <text:p>0.923048257827759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 office:value-type="float" office:value="0.999882578849792" calcext:value-type="float">
            <text:p>0.999882578849792</text:p>
          </table:table-cell>
          <table:table-cell office:value-type="float" office:value="0.936976313591003" calcext:value-type="float">
            <text:p>0.936976313591003</text:p>
          </table:table-cell>
          <table:table-cell office:value-type="float" office:value="0.941167175769806" calcext:value-type="float">
            <text:p>0.941167175769806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 office:value-type="float" office:value="0.999879479408264" calcext:value-type="float">
            <text:p>0.999879479408264</text:p>
          </table:table-cell>
          <table:table-cell office:value-type="float" office:value="0.945362329483032" calcext:value-type="float">
            <text:p>0.945362329483032</text:p>
          </table:table-cell>
          <table:table-cell office:value-type="float" office:value="0.952201128005981" calcext:value-type="float">
            <text:p>0.952201128005981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 office:value-type="float" office:value="0.999939322471619" calcext:value-type="float">
            <text:p>0.999939322471619</text:p>
          </table:table-cell>
          <table:table-cell office:value-type="float" office:value="0.962194502353668" calcext:value-type="float">
            <text:p>0.962194502353668</text:p>
          </table:table-cell>
          <table:table-cell office:value-type="float" office:value="0.950652182102203" calcext:value-type="float">
            <text:p>0.950652182102203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0.999905288219452" calcext:value-type="float">
            <text:p>0.999905288219452</text:p>
          </table:table-cell>
          <table:table-cell office:value-type="float" office:value="0.946426033973694" calcext:value-type="float">
            <text:p>0.946426033973694</text:p>
          </table:table-cell>
          <table:table-cell office:value-type="float" office:value="0.950071513652802" calcext:value-type="float">
            <text:p>0.950071513652802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 office:value-type="float" office:value="0.999914884567261" calcext:value-type="float">
            <text:p>0.999914884567261</text:p>
          </table:table-cell>
          <table:table-cell office:value-type="float" office:value="0.962180554866791" calcext:value-type="float">
            <text:p>0.962180554866791</text:p>
          </table:table-cell>
          <table:table-cell office:value-type="float" office:value="0.948477506637573" calcext:value-type="float">
            <text:p>0.948477506637573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 office:value-type="float" office:value="0.999951481819153" calcext:value-type="float">
            <text:p>0.999951481819153</text:p>
          </table:table-cell>
          <table:table-cell office:value-type="float" office:value="0.975386023521423" calcext:value-type="float">
            <text:p>0.975386023521423</text:p>
          </table:table-cell>
          <table:table-cell office:value-type="float" office:value="0.943514466285706" calcext:value-type="float">
            <text:p>0.943514466285706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 office:value-type="float" office:value="0.99993109703064" calcext:value-type="float">
            <text:p>0.99993109703064</text:p>
          </table:table-cell>
          <table:table-cell office:value-type="float" office:value="0.978915214538574" calcext:value-type="float">
            <text:p>0.978915214538574</text:p>
          </table:table-cell>
          <table:table-cell office:value-type="float" office:value="0.942651987075806" calcext:value-type="float">
            <text:p>0.942651987075806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 office:value-type="float" office:value="0.999945640563965" calcext:value-type="float">
            <text:p>0.999945640563965</text:p>
          </table:table-cell>
          <table:table-cell office:value-type="float" office:value="0.978440880775452" calcext:value-type="float">
            <text:p>0.978440880775452</text:p>
          </table:table-cell>
          <table:table-cell office:value-type="float" office:value="0.93083792924881" calcext:value-type="float">
            <text:p>0.93083792924881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 office:value-type="float" office:value="0.999939799308777" calcext:value-type="float">
            <text:p>0.999939799308777</text:p>
          </table:table-cell>
          <table:table-cell office:value-type="float" office:value="0.977362394332886" calcext:value-type="float">
            <text:p>0.977362394332886</text:p>
          </table:table-cell>
          <table:table-cell office:value-type="float" office:value="0.924237966537476" calcext:value-type="float">
            <text:p>0.924237966537476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 office:value-type="float" office:value="0.999934256076813" calcext:value-type="float">
            <text:p>0.999934256076813</text:p>
          </table:table-cell>
          <table:table-cell office:value-type="float" office:value="0.979758977890015" calcext:value-type="float">
            <text:p>0.979758977890015</text:p>
          </table:table-cell>
          <table:table-cell office:value-type="float" office:value="0.920862197875977" calcext:value-type="float">
            <text:p>0.920862197875977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 office:value-type="float" office:value="0.999931037425995" calcext:value-type="float">
            <text:p>0.999931037425995</text:p>
          </table:table-cell>
          <table:table-cell office:value-type="float" office:value="0.976359724998474" calcext:value-type="float">
            <text:p>0.976359724998474</text:p>
          </table:table-cell>
          <table:table-cell office:value-type="float" office:value="0.919180333614349" calcext:value-type="float">
            <text:p>0.919180333614349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 office:value-type="float" office:value="0.999943554401398" calcext:value-type="float">
            <text:p>0.999943554401398</text:p>
          </table:table-cell>
          <table:table-cell office:value-type="float" office:value="0.973390936851501" calcext:value-type="float">
            <text:p>0.973390936851501</text:p>
          </table:table-cell>
          <table:table-cell office:value-type="float" office:value="0.922686636447906" calcext:value-type="float">
            <text:p>0.922686636447906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 office:value-type="float" office:value="0.99993246793747" calcext:value-type="float">
            <text:p>0.99993246793747</text:p>
          </table:table-cell>
          <table:table-cell office:value-type="float" office:value="0.975438594818115" calcext:value-type="float">
            <text:p>0.975438594818115</text:p>
          </table:table-cell>
          <table:table-cell office:value-type="float" office:value="0.929722309112549" calcext:value-type="float">
            <text:p>0.92972230911254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 office:value-type="float" office:value="0.99987518787384" calcext:value-type="float">
            <text:p>0.99987518787384</text:p>
          </table:table-cell>
          <table:table-cell office:value-type="float" office:value="0.962613523006439" calcext:value-type="float">
            <text:p>0.962613523006439</text:p>
          </table:table-cell>
          <table:table-cell office:value-type="float" office:value="0.884790360927582" calcext:value-type="float">
            <text:p>0.884790360927582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 office:value-type="float" office:value="0.999879360198975" calcext:value-type="float">
            <text:p>0.999879360198975</text:p>
          </table:table-cell>
          <table:table-cell office:value-type="float" office:value="0.963104069232941" calcext:value-type="float">
            <text:p>0.963104069232941</text:p>
          </table:table-cell>
          <table:table-cell office:value-type="float" office:value="0.894489169120789" calcext:value-type="float">
            <text:p>0.894489169120789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 office:value-type="float" office:value="0.999864220619202" calcext:value-type="float">
            <text:p>0.999864220619202</text:p>
          </table:table-cell>
          <table:table-cell office:value-type="float" office:value="0.96217954158783" calcext:value-type="float">
            <text:p>0.96217954158783</text:p>
          </table:table-cell>
          <table:table-cell office:value-type="float" office:value="0.896053016185761" calcext:value-type="float">
            <text:p>0.896053016185761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 office:value-type="float" office:value="0.999840319156647" calcext:value-type="float">
            <text:p>0.999840319156647</text:p>
          </table:table-cell>
          <table:table-cell office:value-type="float" office:value="0.944195926189423" calcext:value-type="float">
            <text:p>0.944195926189423</text:p>
          </table:table-cell>
          <table:table-cell office:value-type="float" office:value="0.89572936296463" calcext:value-type="float">
            <text:p>0.8957293629646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 office:value-type="float" office:value="0.999851226806641" calcext:value-type="float">
            <text:p>0.999851226806641</text:p>
          </table:table-cell>
          <table:table-cell office:value-type="float" office:value="0.931499540805817" calcext:value-type="float">
            <text:p>0.931499540805817</text:p>
          </table:table-cell>
          <table:table-cell office:value-type="float" office:value="0.899581611156464" calcext:value-type="float">
            <text:p>0.89958161115646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 office:value-type="float" office:value="0.999875724315643" calcext:value-type="float">
            <text:p>0.999875724315643</text:p>
          </table:table-cell>
          <table:table-cell office:value-type="float" office:value="0.939316153526306" calcext:value-type="float">
            <text:p>0.939316153526306</text:p>
          </table:table-cell>
          <table:table-cell office:value-type="float" office:value="0.901902556419373" calcext:value-type="float">
            <text:p>0.901902556419373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 office:value-type="float" office:value="0.999841570854187" calcext:value-type="float">
            <text:p>0.999841570854187</text:p>
          </table:table-cell>
          <table:table-cell office:value-type="float" office:value="0.940662801265717" calcext:value-type="float">
            <text:p>0.940662801265717</text:p>
          </table:table-cell>
          <table:table-cell office:value-type="float" office:value="0.909572839736938" calcext:value-type="float">
            <text:p>0.909572839736938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 office:value-type="float" office:value="0.999817490577698" calcext:value-type="float">
            <text:p>0.999817490577698</text:p>
          </table:table-cell>
          <table:table-cell office:value-type="float" office:value="0.928057670593262" calcext:value-type="float">
            <text:p>0.928057670593262</text:p>
          </table:table-cell>
          <table:table-cell office:value-type="float" office:value="0.905076563358307" calcext:value-type="float">
            <text:p>0.90507656335830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 office:value-type="float" office:value="0.999849081039429" calcext:value-type="float">
            <text:p>0.999849081039429</text:p>
          </table:table-cell>
          <table:table-cell office:value-type="float" office:value="0.942975342273712" calcext:value-type="float">
            <text:p>0.942975342273712</text:p>
          </table:table-cell>
          <table:table-cell office:value-type="float" office:value="0.90532398223877" calcext:value-type="float">
            <text:p>0.90532398223877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 office:value-type="float" office:value="0.99987006187439" calcext:value-type="float">
            <text:p>0.99987006187439</text:p>
          </table:table-cell>
          <table:table-cell office:value-type="float" office:value="0.950962007045746" calcext:value-type="float">
            <text:p>0.950962007045746</text:p>
          </table:table-cell>
          <table:table-cell office:value-type="float" office:value="0.907876312732696" calcext:value-type="float">
            <text:p>0.907876312732696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 office:value-type="float" office:value="0.999846756458282" calcext:value-type="float">
            <text:p>0.999846756458282</text:p>
          </table:table-cell>
          <table:table-cell office:value-type="float" office:value="0.954050540924072" calcext:value-type="float">
            <text:p>0.954050540924072</text:p>
          </table:table-cell>
          <table:table-cell office:value-type="float" office:value="0.956668734550476" calcext:value-type="float">
            <text:p>0.956668734550476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 office:value-type="float" office:value="0.999751567840576" calcext:value-type="float">
            <text:p>0.999751567840576</text:p>
          </table:table-cell>
          <table:table-cell office:value-type="float" office:value="0.947708189487457" calcext:value-type="float">
            <text:p>0.947708189487457</text:p>
          </table:table-cell>
          <table:table-cell office:value-type="float" office:value="0.957236528396606" calcext:value-type="float">
            <text:p>0.957236528396606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 office:value-type="float" office:value="0.999763786792755" calcext:value-type="float">
            <text:p>0.999763786792755</text:p>
          </table:table-cell>
          <table:table-cell office:value-type="float" office:value="0.949484765529633" calcext:value-type="float">
            <text:p>0.949484765529633</text:p>
          </table:table-cell>
          <table:table-cell office:value-type="float" office:value="0.962525486946106" calcext:value-type="float">
            <text:p>0.962525486946106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 office:value-type="float" office:value="0.999810755252838" calcext:value-type="float">
            <text:p>0.999810755252838</text:p>
          </table:table-cell>
          <table:table-cell office:value-type="float" office:value="0.954034924507141" calcext:value-type="float">
            <text:p>0.954034924507141</text:p>
          </table:table-cell>
          <table:table-cell office:value-type="float" office:value="0.962308883666992" calcext:value-type="float">
            <text:p>0.962308883666992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 office:value-type="float" office:value="0.999886095523834" calcext:value-type="float">
            <text:p>0.999886095523834</text:p>
          </table:table-cell>
          <table:table-cell office:value-type="float" office:value="0.98024845123291" calcext:value-type="float">
            <text:p>0.98024845123291</text:p>
          </table:table-cell>
          <table:table-cell office:value-type="float" office:value="0.964876115322113" calcext:value-type="float">
            <text:p>0.964876115322113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 office:value-type="float" office:value="0.999849736690521" calcext:value-type="float">
            <text:p>0.999849736690521</text:p>
          </table:table-cell>
          <table:table-cell office:value-type="float" office:value="0.979726433753967" calcext:value-type="float">
            <text:p>0.979726433753967</text:p>
          </table:table-cell>
          <table:table-cell office:value-type="float" office:value="0.960699081420898" calcext:value-type="float">
            <text:p>0.960699081420898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 office:value-type="float" office:value="0.999840080738068" calcext:value-type="float">
            <text:p>0.999840080738068</text:p>
          </table:table-cell>
          <table:table-cell office:value-type="float" office:value="0.981342971324921" calcext:value-type="float">
            <text:p>0.981342971324921</text:p>
          </table:table-cell>
          <table:table-cell office:value-type="float" office:value="0.963045179843903" calcext:value-type="float">
            <text:p>0.963045179843903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 office:value-type="float" office:value="0.999816834926605" calcext:value-type="float">
            <text:p>0.999816834926605</text:p>
          </table:table-cell>
          <table:table-cell office:value-type="float" office:value="0.984500110149384" calcext:value-type="float">
            <text:p>0.984500110149384</text:p>
          </table:table-cell>
          <table:table-cell office:value-type="float" office:value="0.956255197525024" calcext:value-type="float">
            <text:p>0.956255197525024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 office:value-type="float" office:value="0.999692261219025" calcext:value-type="float">
            <text:p>0.999692261219025</text:p>
          </table:table-cell>
          <table:table-cell office:value-type="float" office:value="0.965021133422852" calcext:value-type="float">
            <text:p>0.965021133422852</text:p>
          </table:table-cell>
          <table:table-cell office:value-type="float" office:value="0.952916860580444" calcext:value-type="float">
            <text:p>0.952916860580444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 office:value-type="float" office:value="0.999724507331848" calcext:value-type="float">
            <text:p>0.999724507331848</text:p>
          </table:table-cell>
          <table:table-cell office:value-type="float" office:value="0.952782988548279" calcext:value-type="float">
            <text:p>0.952782988548279</text:p>
          </table:table-cell>
          <table:table-cell office:value-type="float" office:value="0.955930888652802" calcext:value-type="float">
            <text:p>0.955930888652802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 office:value-type="float" office:value="0.999567151069641" calcext:value-type="float">
            <text:p>0.999567151069641</text:p>
          </table:table-cell>
          <table:table-cell office:value-type="float" office:value="0.927663207054138" calcext:value-type="float">
            <text:p>0.927663207054138</text:p>
          </table:table-cell>
          <table:table-cell office:value-type="float" office:value="0.938863158226013" calcext:value-type="float">
            <text:p>0.938863158226013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 office:value-type="float" office:value="0.99951446056366" calcext:value-type="float">
            <text:p>0.99951446056366</text:p>
          </table:table-cell>
          <table:table-cell office:value-type="float" office:value="0.92924702167511" calcext:value-type="float">
            <text:p>0.92924702167511</text:p>
          </table:table-cell>
          <table:table-cell office:value-type="float" office:value="0.944551467895508" calcext:value-type="float">
            <text:p>0.944551467895508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 office:value-type="float" office:value="0.999696671962738" calcext:value-type="float">
            <text:p>0.999696671962738</text:p>
          </table:table-cell>
          <table:table-cell office:value-type="float" office:value="0.943258583545685" calcext:value-type="float">
            <text:p>0.943258583545685</text:p>
          </table:table-cell>
          <table:table-cell office:value-type="float" office:value="0.94553416967392" calcext:value-type="float">
            <text:p>0.9455341696739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 office:value-type="float" office:value="0.999711394309998" calcext:value-type="float">
            <text:p>0.999711394309998</text:p>
          </table:table-cell>
          <table:table-cell office:value-type="float" office:value="0.947578728199005" calcext:value-type="float">
            <text:p>0.947578728199005</text:p>
          </table:table-cell>
          <table:table-cell office:value-type="float" office:value="0.942382454872131" calcext:value-type="float">
            <text:p>0.942382454872131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 office:value-type="float" office:value="0.999739527702332" calcext:value-type="float">
            <text:p>0.999739527702332</text:p>
          </table:table-cell>
          <table:table-cell office:value-type="float" office:value="0.943654716014862" calcext:value-type="float">
            <text:p>0.943654716014862</text:p>
          </table:table-cell>
          <table:table-cell office:value-type="float" office:value="0.944853007793426" calcext:value-type="float">
            <text:p>0.944853007793426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 office:value-type="float" office:value="0.99964565038681" calcext:value-type="float">
            <text:p>0.99964565038681</text:p>
          </table:table-cell>
          <table:table-cell office:value-type="float" office:value="0.931560218334198" calcext:value-type="float">
            <text:p>0.931560218334198</text:p>
          </table:table-cell>
          <table:table-cell office:value-type="float" office:value="0.945501565933228" calcext:value-type="float">
            <text:p>0.945501565933228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 office:value-type="float" office:value="0.999680161476135" calcext:value-type="float">
            <text:p>0.999680161476135</text:p>
          </table:table-cell>
          <table:table-cell office:value-type="float" office:value="0.932746350765228" calcext:value-type="float">
            <text:p>0.932746350765228</text:p>
          </table:table-cell>
          <table:table-cell office:value-type="float" office:value="0.958285212516785" calcext:value-type="float">
            <text:p>0.958285212516785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 office:value-type="float" office:value="0.999672591686249" calcext:value-type="float">
            <text:p>0.999672591686249</text:p>
          </table:table-cell>
          <table:table-cell office:value-type="float" office:value="0.910297334194183" calcext:value-type="float">
            <text:p>0.910297334194183</text:p>
          </table:table-cell>
          <table:table-cell office:value-type="float" office:value="0.960109710693359" calcext:value-type="float">
            <text:p>0.960109710693359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 office:value-type="float" office:value="0.999567091464996" calcext:value-type="float">
            <text:p>0.999567091464996</text:p>
          </table:table-cell>
          <table:table-cell office:value-type="float" office:value="0.916495263576508" calcext:value-type="float">
            <text:p>0.916495263576508</text:p>
          </table:table-cell>
          <table:table-cell office:value-type="float" office:value="0.959329128265381" calcext:value-type="float">
            <text:p>0.959329128265381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 office:value-type="float" office:value="0.999585151672363" calcext:value-type="float">
            <text:p>0.999585151672363</text:p>
          </table:table-cell>
          <table:table-cell office:value-type="float" office:value="0.94799280166626" calcext:value-type="float">
            <text:p>0.94799280166626</text:p>
          </table:table-cell>
          <table:table-cell office:value-type="float" office:value="0.959336698055267" calcext:value-type="float">
            <text:p>0.959336698055267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 office:value-type="float" office:value="0.999424934387207" calcext:value-type="float">
            <text:p>0.999424934387207</text:p>
          </table:table-cell>
          <table:table-cell office:value-type="float" office:value="0.944377899169922" calcext:value-type="float">
            <text:p>0.944377899169922</text:p>
          </table:table-cell>
          <table:table-cell office:value-type="float" office:value="0.967869162559509" calcext:value-type="float">
            <text:p>0.967869162559509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 office:value-type="float" office:value="0.999189794063568" calcext:value-type="float">
            <text:p>0.999189794063568</text:p>
          </table:table-cell>
          <table:table-cell office:value-type="float" office:value="0.926351368427277" calcext:value-type="float">
            <text:p>0.926351368427277</text:p>
          </table:table-cell>
          <table:table-cell office:value-type="float" office:value="0.968236446380615" calcext:value-type="float">
            <text:p>0.968236446380615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 office:value-type="float" office:value="0.99943345785141" calcext:value-type="float">
            <text:p>0.99943345785141</text:p>
          </table:table-cell>
          <table:table-cell office:value-type="float" office:value="0.930853724479675" calcext:value-type="float">
            <text:p>0.930853724479675</text:p>
          </table:table-cell>
          <table:table-cell office:value-type="float" office:value="0.969135403633118" calcext:value-type="float">
            <text:p>0.969135403633118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 office:value-type="float" office:value="0.999547123908997" calcext:value-type="float">
            <text:p>0.999547123908997</text:p>
          </table:table-cell>
          <table:table-cell office:value-type="float" office:value="0.922824263572693" calcext:value-type="float">
            <text:p>0.922824263572693</text:p>
          </table:table-cell>
          <table:table-cell office:value-type="float" office:value="0.971481084823608" calcext:value-type="float">
            <text:p>0.971481084823608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 office:value-type="float" office:value="0.999606013298035" calcext:value-type="float">
            <text:p>0.999606013298035</text:p>
          </table:table-cell>
          <table:table-cell office:value-type="float" office:value="0.914326250553131" calcext:value-type="float">
            <text:p>0.914326250553131</text:p>
          </table:table-cell>
          <table:table-cell office:value-type="float" office:value="0.975195705890656" calcext:value-type="float">
            <text:p>0.975195705890656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 office:value-type="float" office:value="0.999513864517212" calcext:value-type="float">
            <text:p>0.999513864517212</text:p>
          </table:table-cell>
          <table:table-cell office:value-type="float" office:value="0.918770492076874" calcext:value-type="float">
            <text:p>0.918770492076874</text:p>
          </table:table-cell>
          <table:table-cell office:value-type="float" office:value="0.978428184986114" calcext:value-type="float">
            <text:p>0.978428184986114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 office:value-type="float" office:value="0.999746084213257" calcext:value-type="float">
            <text:p>0.999746084213257</text:p>
          </table:table-cell>
          <table:table-cell office:value-type="float" office:value="0.936936914920807" calcext:value-type="float">
            <text:p>0.936936914920807</text:p>
          </table:table-cell>
          <table:table-cell office:value-type="float" office:value="0.986587822437286" calcext:value-type="float">
            <text:p>0.98658782243728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 office:value-type="float" office:value="0.999969720840454" calcext:value-type="float">
            <text:p>0.999969720840454</text:p>
          </table:table-cell>
          <table:table-cell office:value-type="float" office:value="0.863958597183227" calcext:value-type="float">
            <text:p>0.863958597183227</text:p>
          </table:table-cell>
          <table:table-cell office:value-type="float" office:value="0.982910096645355" calcext:value-type="float">
            <text:p>0.982910096645355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 office:value-type="float" office:value="0.999988913536072" calcext:value-type="float">
            <text:p>0.999988913536072</text:p>
          </table:table-cell>
          <table:table-cell office:value-type="float" office:value="0.926847398281097" calcext:value-type="float">
            <text:p>0.926847398281097</text:p>
          </table:table-cell>
          <table:table-cell office:value-type="float" office:value="0.970592975616455" calcext:value-type="float">
            <text:p>0.970592975616455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 office:value-type="float" office:value="0.999971270561218" calcext:value-type="float">
            <text:p>0.999971270561218</text:p>
          </table:table-cell>
          <table:table-cell office:value-type="float" office:value="0.938982546329498" calcext:value-type="float">
            <text:p>0.938982546329498</text:p>
          </table:table-cell>
          <table:table-cell office:value-type="float" office:value="0.92501962184906" calcext:value-type="float">
            <text:p>0.9250196218490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0.999928116798401" calcext:value-type="float">
            <text:p>0.999928116798401</text:p>
          </table:table-cell>
          <table:table-cell office:value-type="float" office:value="0.997343480587006" calcext:value-type="float">
            <text:p>0.997343480587006</text:p>
          </table:table-cell>
          <table:table-cell office:value-type="float" office:value="0.954269170761108" calcext:value-type="float">
            <text:p>0.954269170761108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 office:value-type="float" office:value="0.99959534406662" calcext:value-type="float">
            <text:p>0.99959534406662</text:p>
          </table:table-cell>
          <table:table-cell office:value-type="float" office:value="0.996016979217529" calcext:value-type="float">
            <text:p>0.996016979217529</text:p>
          </table:table-cell>
          <table:table-cell office:value-type="float" office:value="0.988127291202545" calcext:value-type="float">
            <text:p>0.988127291202545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 office:value-type="float" office:value="0.997707545757294" calcext:value-type="float">
            <text:p>0.997707545757294</text:p>
          </table:table-cell>
          <table:table-cell office:value-type="float" office:value="0.980238676071167" calcext:value-type="float">
            <text:p>0.980238676071167</text:p>
          </table:table-cell>
          <table:table-cell office:value-type="float" office:value="0.985681176185608" calcext:value-type="float">
            <text:p>0.985681176185608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8227894306183" calcext:value-type="float">
            <text:p>0.998227894306183</text:p>
          </table:table-cell>
          <table:table-cell office:value-type="float" office:value="0.860146820545197" calcext:value-type="float">
            <text:p>0.860146820545197</text:p>
          </table:table-cell>
          <table:table-cell office:value-type="float" office:value="0.917880296707153" calcext:value-type="float">
            <text:p>0.9178802967071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 office:value-type="float" office:value="0.999435544013977" calcext:value-type="float">
            <text:p>0.999435544013977</text:p>
          </table:table-cell>
          <table:table-cell office:value-type="float" office:value="0.986033618450165" calcext:value-type="float">
            <text:p>0.986033618450165</text:p>
          </table:table-cell>
          <table:table-cell office:value-type="float" office:value="0.939495027065277" calcext:value-type="float">
            <text:p>0.939495027065277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 office:value-type="float" office:value="0.999964237213135" calcext:value-type="float">
            <text:p>0.999964237213135</text:p>
          </table:table-cell>
          <table:table-cell office:value-type="float" office:value="0.979465842247009" calcext:value-type="float">
            <text:p>0.979465842247009</text:p>
          </table:table-cell>
          <table:table-cell office:value-type="float" office:value="0.97240948677063" calcext:value-type="float">
            <text:p>0.97240948677063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 office:value-type="float" office:value="0.999987125396728" calcext:value-type="float">
            <text:p>0.999987125396728</text:p>
          </table:table-cell>
          <table:table-cell office:value-type="float" office:value="0.99761700630188" calcext:value-type="float">
            <text:p>0.99761700630188</text:p>
          </table:table-cell>
          <table:table-cell office:value-type="float" office:value="0.978125870227814" calcext:value-type="float">
            <text:p>0.978125870227814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 office:value-type="float" office:value="0.999953985214233" calcext:value-type="float">
            <text:p>0.999953985214233</text:p>
          </table:table-cell>
          <table:table-cell office:value-type="float" office:value="0.998689353466034" calcext:value-type="float">
            <text:p>0.998689353466034</text:p>
          </table:table-cell>
          <table:table-cell office:value-type="float" office:value="0.934847593307495" calcext:value-type="float">
            <text:p>0.934847593307495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 office:value-type="float" office:value="0.999961078166962" calcext:value-type="float">
            <text:p>0.999961078166962</text:p>
          </table:table-cell>
          <table:table-cell office:value-type="float" office:value="0.968620598316193" calcext:value-type="float">
            <text:p>0.968620598316193</text:p>
          </table:table-cell>
          <table:table-cell office:value-type="float" office:value="0.778680980205536" calcext:value-type="float">
            <text:p>0.778680980205536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 office:value-type="float" office:value="0.999969840049744" calcext:value-type="float">
            <text:p>0.999969840049744</text:p>
          </table:table-cell>
          <table:table-cell office:value-type="float" office:value="0.992649435997009" calcext:value-type="float">
            <text:p>0.992649435997009</text:p>
          </table:table-cell>
          <table:table-cell office:value-type="float" office:value="0.80124044418335" calcext:value-type="float">
            <text:p>0.80124044418335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 office:value-type="float" office:value="0.999827444553375" calcext:value-type="float">
            <text:p>0.999827444553375</text:p>
          </table:table-cell>
          <table:table-cell office:value-type="float" office:value="0.993254840373993" calcext:value-type="float">
            <text:p>0.993254840373993</text:p>
          </table:table-cell>
          <table:table-cell office:value-type="float" office:value="0.956962525844574" calcext:value-type="float">
            <text:p>0.956962525844574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 office:value-type="float" office:value="0.99982476234436" calcext:value-type="float">
            <text:p>0.99982476234436</text:p>
          </table:table-cell>
          <table:table-cell office:value-type="float" office:value="0.984472811222076" calcext:value-type="float">
            <text:p>0.984472811222076</text:p>
          </table:table-cell>
          <table:table-cell office:value-type="float" office:value="0.980107963085175" calcext:value-type="float">
            <text:p>0.980107963085175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 office:value-type="float" office:value="0.999153912067413" calcext:value-type="float">
            <text:p>0.999153912067413</text:p>
          </table:table-cell>
          <table:table-cell office:value-type="float" office:value="0.904462516307831" calcext:value-type="float">
            <text:p>0.904462516307831</text:p>
          </table:table-cell>
          <table:table-cell office:value-type="float" office:value="0.905153632164001" calcext:value-type="float">
            <text:p>0.905153632164001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 office:value-type="float" office:value="0.998503923416138" calcext:value-type="float">
            <text:p>0.998503923416138</text:p>
          </table:table-cell>
          <table:table-cell office:value-type="float" office:value="0.990927815437317" calcext:value-type="float">
            <text:p>0.990927815437317</text:p>
          </table:table-cell>
          <table:table-cell office:value-type="float" office:value="0.871849775314331" calcext:value-type="float">
            <text:p>0.871849775314331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 office:value-type="float" office:value="0.998259961605072" calcext:value-type="float">
            <text:p>0.998259961605072</text:p>
          </table:table-cell>
          <table:table-cell office:value-type="float" office:value="0.988451719284058" calcext:value-type="float">
            <text:p>0.9884517192840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562101662158966" calcext:value-type="float">
            <text:p>0.5621016621589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 office:value-type="float" office:value="0.988628089427948" calcext:value-type="float">
            <text:p>0.98862808942794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1885092258453" calcext:value-type="float">
            <text:p>0.9018850922584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3731806278229" calcext:value-type="float">
            <text:p>0.983731806278229</text:p>
          </table:table-cell>
          <table:table-cell office:value-type="float" office:value="0.83706134557724" calcext:value-type="float">
            <text:p>0.83706134557724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386996120214462" calcext:value-type="float">
            <text:p>0.386996120214462</text:p>
          </table:table-cell>
          <table:table-cell office:value-type="float" office:value="0.995566785335541" calcext:value-type="float">
            <text:p>0.995566785335541</text:p>
          </table:table-cell>
          <table:table-cell office:value-type="float" office:value="0.890781819820404" calcext:value-type="float">
            <text:p>0.890781819820404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3323624134064" calcext:value-type="float">
            <text:p>0.993323624134064</text:p>
          </table:table-cell>
          <table:table-cell office:value-type="float" office:value="0.748161792755127" calcext:value-type="float">
            <text:p>0.748161792755127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613036692142487" calcext:value-type="float">
            <text:p>0.613036692142487</text:p>
          </table:table-cell>
          <table:table-cell office:value-type="float" office:value="0.812989890575409" calcext:value-type="float">
            <text:p>0.81298989057540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.924309611320496" calcext:value-type="float">
            <text:p>0.924309611320496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 office:value-type="float" office:value="0.716497540473938" calcext:value-type="float">
            <text:p>0.716497540473938</text:p>
          </table:table-cell>
          <table:table-cell office:value-type="float" office:value="0.994504570960998" calcext:value-type="float">
            <text:p>0.994504570960998</text:p>
          </table:table-cell>
          <table:table-cell office:value-type="float" office:value="0.994708776473999" calcext:value-type="float">
            <text:p>0.994708776473999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 office:value-type="float" office:value="0.893351912498474" calcext:value-type="float">
            <text:p>0.893351912498474</text:p>
          </table:table-cell>
          <table:table-cell office:value-type="float" office:value="0.999057173728943" calcext:value-type="float">
            <text:p>0.999057173728943</text:p>
          </table:table-cell>
          <table:table-cell office:value-type="float" office:value="0.997081339359283" calcext:value-type="float">
            <text:p>0.997081339359283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 office:value-type="float" office:value="0.999503493309021" calcext:value-type="float">
            <text:p>0.999503493309021</text:p>
          </table:table-cell>
          <table:table-cell office:value-type="float" office:value="0.998944044113159" calcext:value-type="float">
            <text:p>0.998944044113159</text:p>
          </table:table-cell>
          <table:table-cell office:value-type="float" office:value="0.998743951320648" calcext:value-type="float">
            <text:p>0.998743951320648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 office:value-type="float" office:value="0.99958747625351" calcext:value-type="float">
            <text:p>0.99958747625351</text:p>
          </table:table-cell>
          <table:table-cell office:value-type="float" office:value="0.998159646987915" calcext:value-type="float">
            <text:p>0.998159646987915</text:p>
          </table:table-cell>
          <table:table-cell office:value-type="float" office:value="0.998263418674469" calcext:value-type="float">
            <text:p>0.998263418674469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" office:value-type="float" office:value="0.999926388263702" calcext:value-type="float">
            <text:p>0.999926388263702</text:p>
          </table:table-cell>
          <table:table-cell office:value-type="float" office:value="0.997950315475464" calcext:value-type="float">
            <text:p>0.997950315475464</text:p>
          </table:table-cell>
          <table:table-cell office:value-type="float" office:value="0.99763548374176" calcext:value-type="float">
            <text:p>0.99763548374176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 office:value-type="float" office:value="0.999882876873016" calcext:value-type="float">
            <text:p>0.999882876873016</text:p>
          </table:table-cell>
          <table:table-cell office:value-type="float" office:value="0.986028552055359" calcext:value-type="float">
            <text:p>0.986028552055359</text:p>
          </table:table-cell>
          <table:table-cell office:value-type="float" office:value="0.971131980419159" calcext:value-type="float">
            <text:p>0.971131980419159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 office:value-type="float" office:value="0.999665081501007" calcext:value-type="float">
            <text:p>0.999665081501007</text:p>
          </table:table-cell>
          <table:table-cell office:value-type="float" office:value="0.993757665157318" calcext:value-type="float">
            <text:p>0.993757665157318</text:p>
          </table:table-cell>
          <table:table-cell office:value-type="float" office:value="0.924252390861511" calcext:value-type="float">
            <text:p>0.924252390861511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 office:value-type="float" office:value="0.999994933605194" calcext:value-type="float">
            <text:p>0.999994933605194</text:p>
          </table:table-cell>
          <table:table-cell office:value-type="float" office:value="0.997461259365082" calcext:value-type="float">
            <text:p>0.997461259365082</text:p>
          </table:table-cell>
          <table:table-cell office:value-type="float" office:value="0.912601590156555" calcext:value-type="float">
            <text:p>0.912601590156555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 office:value-type="float" office:value="0.999967455863952" calcext:value-type="float">
            <text:p>0.999967455863952</text:p>
          </table:table-cell>
          <table:table-cell office:value-type="float" office:value="0.996099054813385" calcext:value-type="float">
            <text:p>0.996099054813385</text:p>
          </table:table-cell>
          <table:table-cell office:value-type="float" office:value="0.947605550289154" calcext:value-type="float">
            <text:p>0.947605550289154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0.9999760389328" calcext:value-type="float">
            <text:p>0.9999760389328</text:p>
          </table:table-cell>
          <table:table-cell office:value-type="float" office:value="0.99317479133606" calcext:value-type="float">
            <text:p>0.99317479133606</text:p>
          </table:table-cell>
          <table:table-cell office:value-type="float" office:value="0.899469912052154" calcext:value-type="float">
            <text:p>0.899469912052154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" office:value-type="float" office:value="0.99998277425766" calcext:value-type="float">
            <text:p>0.99998277425766</text:p>
          </table:table-cell>
          <table:table-cell office:value-type="float" office:value="0.992023229598999" calcext:value-type="float">
            <text:p>0.992023229598999</text:p>
          </table:table-cell>
          <table:table-cell office:value-type="float" office:value="0.940740346908569" calcext:value-type="float">
            <text:p>0.940740346908569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 office:value-type="float" office:value="0.999994814395904" calcext:value-type="float">
            <text:p>0.999994814395904</text:p>
          </table:table-cell>
          <table:table-cell office:value-type="float" office:value="0.998636364936829" calcext:value-type="float">
            <text:p>0.998636364936829</text:p>
          </table:table-cell>
          <table:table-cell office:value-type="float" office:value="0.898593485355377" calcext:value-type="float">
            <text:p>0.898593485355377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3" office:value-type="float" office:value="0.99998950958252" calcext:value-type="float">
            <text:p>0.99998950958252</text:p>
          </table:table-cell>
          <table:table-cell office:value-type="float" office:value="0.998497903347015" calcext:value-type="float">
            <text:p>0.998497903347015</text:p>
          </table:table-cell>
          <table:table-cell office:value-type="float" office:value="0.93830806016922" calcext:value-type="float">
            <text:p>0.93830806016922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 office:value-type="float" office:value="0.999994516372681" calcext:value-type="float">
            <text:p>0.999994516372681</text:p>
          </table:table-cell>
          <table:table-cell office:value-type="float" office:value="0.999060273170471" calcext:value-type="float">
            <text:p>0.999060273170471</text:p>
          </table:table-cell>
          <table:table-cell office:value-type="float" office:value="0.942483186721802" calcext:value-type="float">
            <text:p>0.942483186721802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 office:value-type="float" office:value="0.99998813867569" calcext:value-type="float">
            <text:p>0.99998813867569</text:p>
          </table:table-cell>
          <table:table-cell office:value-type="float" office:value="0.998828291893005" calcext:value-type="float">
            <text:p>0.998828291893005</text:p>
          </table:table-cell>
          <table:table-cell office:value-type="float" office:value="0.910628855228424" calcext:value-type="float">
            <text:p>0.910628855228424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 office:value-type="float" office:value="0.999986946582794" calcext:value-type="float">
            <text:p>0.999986946582794</text:p>
          </table:table-cell>
          <table:table-cell office:value-type="float" office:value="0.999235212802887" calcext:value-type="float">
            <text:p>0.999235212802887</text:p>
          </table:table-cell>
          <table:table-cell office:value-type="float" office:value="0.949944138526916" calcext:value-type="float">
            <text:p>0.94994413852691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 office:value-type="float" office:value="0.999982476234436" calcext:value-type="float">
            <text:p>0.999982476234436</text:p>
          </table:table-cell>
          <table:table-cell office:value-type="float" office:value="0.998286724090576" calcext:value-type="float">
            <text:p>0.998286724090576</text:p>
          </table:table-cell>
          <table:table-cell office:value-type="float" office:value="0.952994346618652" calcext:value-type="float">
            <text:p>0.952994346618652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 office:value-type="float" office:value="0.999989211559296" calcext:value-type="float">
            <text:p>0.999989211559296</text:p>
          </table:table-cell>
          <table:table-cell office:value-type="float" office:value="0.999377012252808" calcext:value-type="float">
            <text:p>0.999377012252808</text:p>
          </table:table-cell>
          <table:table-cell office:value-type="float" office:value="0.923402488231659" calcext:value-type="float">
            <text:p>0.923402488231659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" office:value-type="float" office:value="0.999986469745636" calcext:value-type="float">
            <text:p>0.999986469745636</text:p>
          </table:table-cell>
          <table:table-cell office:value-type="float" office:value="0.99893182516098" calcext:value-type="float">
            <text:p>0.99893182516098</text:p>
          </table:table-cell>
          <table:table-cell office:value-type="float" office:value="0.909555554389954" calcext:value-type="float">
            <text:p>0.909555554389954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 office:value-type="float" office:value="0.999971807003021" calcext:value-type="float">
            <text:p>0.999971807003021</text:p>
          </table:table-cell>
          <table:table-cell office:value-type="float" office:value="0.998862624168396" calcext:value-type="float">
            <text:p>0.998862624168396</text:p>
          </table:table-cell>
          <table:table-cell office:value-type="float" office:value="0.943380177021027" calcext:value-type="float">
            <text:p>0.943380177021027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 office:value-type="float" office:value="0.99998015165329" calcext:value-type="float">
            <text:p>0.99998015165329</text:p>
          </table:table-cell>
          <table:table-cell office:value-type="float" office:value="0.998652935028076" calcext:value-type="float">
            <text:p>0.998652935028076</text:p>
          </table:table-cell>
          <table:table-cell office:value-type="float" office:value="0.943914234638214" calcext:value-type="float">
            <text:p>0.943914234638214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 office:value-type="float" office:value="0.999982118606567" calcext:value-type="float">
            <text:p>0.999982118606567</text:p>
          </table:table-cell>
          <table:table-cell office:value-type="float" office:value="0.99894905090332" calcext:value-type="float">
            <text:p>0.99894905090332</text:p>
          </table:table-cell>
          <table:table-cell office:value-type="float" office:value="0.956834018230438" calcext:value-type="float">
            <text:p>0.956834018230438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 office:value-type="float" office:value="0.999979078769684" calcext:value-type="float">
            <text:p>0.999979078769684</text:p>
          </table:table-cell>
          <table:table-cell office:value-type="float" office:value="0.998658299446106" calcext:value-type="float">
            <text:p>0.998658299446106</text:p>
          </table:table-cell>
          <table:table-cell office:value-type="float" office:value="0.961517870426178" calcext:value-type="float">
            <text:p>0.961517870426178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 office:value-type="float" office:value="0.99998128414154" calcext:value-type="float">
            <text:p>0.99998128414154</text:p>
          </table:table-cell>
          <table:table-cell office:value-type="float" office:value="0.998365759849548" calcext:value-type="float">
            <text:p>0.998365759849548</text:p>
          </table:table-cell>
          <table:table-cell office:value-type="float" office:value="0.967938601970673" calcext:value-type="float">
            <text:p>0.967938601970673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 office:value-type="float" office:value="0.999966859817505" calcext:value-type="float">
            <text:p>0.999966859817505</text:p>
          </table:table-cell>
          <table:table-cell office:value-type="float" office:value="0.9986532330513" calcext:value-type="float">
            <text:p>0.9986532330513</text:p>
          </table:table-cell>
          <table:table-cell office:value-type="float" office:value="0.965668320655823" calcext:value-type="float">
            <text:p>0.965668320655823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 office:value-type="float" office:value="0.999972999095917" calcext:value-type="float">
            <text:p>0.999972999095917</text:p>
          </table:table-cell>
          <table:table-cell office:value-type="float" office:value="0.998542547225952" calcext:value-type="float">
            <text:p>0.998542547225952</text:p>
          </table:table-cell>
          <table:table-cell office:value-type="float" office:value="0.961041152477264" calcext:value-type="float">
            <text:p>0.961041152477264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" office:value-type="float" office:value="0.999984204769134" calcext:value-type="float">
            <text:p>0.999984204769134</text:p>
          </table:table-cell>
          <table:table-cell office:value-type="float" office:value="0.998758494853973" calcext:value-type="float">
            <text:p>0.998758494853973</text:p>
          </table:table-cell>
          <table:table-cell office:value-type="float" office:value="0.95923501253128" calcext:value-type="float">
            <text:p>0.95923501253128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 office:value-type="float" office:value="0.999981999397278" calcext:value-type="float">
            <text:p>0.999981999397278</text:p>
          </table:table-cell>
          <table:table-cell office:value-type="float" office:value="0.998559057712555" calcext:value-type="float">
            <text:p>0.998559057712555</text:p>
          </table:table-cell>
          <table:table-cell office:value-type="float" office:value="0.95338785648346" calcext:value-type="float">
            <text:p>0.95338785648346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 office:value-type="float" office:value="0.999981105327606" calcext:value-type="float">
            <text:p>0.999981105327606</text:p>
          </table:table-cell>
          <table:table-cell office:value-type="float" office:value="0.998210072517395" calcext:value-type="float">
            <text:p>0.998210072517395</text:p>
          </table:table-cell>
          <table:table-cell office:value-type="float" office:value="0.950831711292267" calcext:value-type="float">
            <text:p>0.950831711292267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 office:value-type="float" office:value="0.999976694583893" calcext:value-type="float">
            <text:p>0.999976694583893</text:p>
          </table:table-cell>
          <table:table-cell office:value-type="float" office:value="0.998068928718567" calcext:value-type="float">
            <text:p>0.998068928718567</text:p>
          </table:table-cell>
          <table:table-cell office:value-type="float" office:value="0.940956056118012" calcext:value-type="float">
            <text:p>0.940956056118012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 office:value-type="float" office:value="0.999980092048645" calcext:value-type="float">
            <text:p>0.999980092048645</text:p>
          </table:table-cell>
          <table:table-cell office:value-type="float" office:value="0.997897267341614" calcext:value-type="float">
            <text:p>0.997897267341614</text:p>
          </table:table-cell>
          <table:table-cell office:value-type="float" office:value="0.944960415363312" calcext:value-type="float">
            <text:p>0.944960415363312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 office:value-type="float" office:value="0.999983608722687" calcext:value-type="float">
            <text:p>0.999983608722687</text:p>
          </table:table-cell>
          <table:table-cell office:value-type="float" office:value="0.998497128486633" calcext:value-type="float">
            <text:p>0.998497128486633</text:p>
          </table:table-cell>
          <table:table-cell office:value-type="float" office:value="0.942862212657928" calcext:value-type="float">
            <text:p>0.942862212657928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" office:value-type="float" office:value="0.999983429908752" calcext:value-type="float">
            <text:p>0.999983429908752</text:p>
          </table:table-cell>
          <table:table-cell office:value-type="float" office:value="0.998711228370666" calcext:value-type="float">
            <text:p>0.998711228370666</text:p>
          </table:table-cell>
          <table:table-cell office:value-type="float" office:value="0.937998950481415" calcext:value-type="float">
            <text:p>0.937998950481415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 office:value-type="float" office:value="0.999988555908203" calcext:value-type="float">
            <text:p>0.999988555908203</text:p>
          </table:table-cell>
          <table:table-cell office:value-type="float" office:value="0.998472511768341" calcext:value-type="float">
            <text:p>0.998472511768341</text:p>
          </table:table-cell>
          <table:table-cell office:value-type="float" office:value="0.950966358184814" calcext:value-type="float">
            <text:p>0.95096635818481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 office:value-type="float" office:value="0.999983310699463" calcext:value-type="float">
            <text:p>0.999983310699463</text:p>
          </table:table-cell>
          <table:table-cell office:value-type="float" office:value="0.998751878738403" calcext:value-type="float">
            <text:p>0.998751878738403</text:p>
          </table:table-cell>
          <table:table-cell office:value-type="float" office:value="0.947993636131287" calcext:value-type="float">
            <text:p>0.947993636131287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 office:value-type="float" office:value="0.999988555908203" calcext:value-type="float">
            <text:p>0.999988555908203</text:p>
          </table:table-cell>
          <table:table-cell office:value-type="float" office:value="0.998921871185303" calcext:value-type="float">
            <text:p>0.998921871185303</text:p>
          </table:table-cell>
          <table:table-cell office:value-type="float" office:value="0.935399353504181" calcext:value-type="float">
            <text:p>0.935399353504181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3" office:value-type="float" office:value="0.999987900257111" calcext:value-type="float">
            <text:p>0.999987900257111</text:p>
          </table:table-cell>
          <table:table-cell office:value-type="float" office:value="0.998923242092133" calcext:value-type="float">
            <text:p>0.998923242092133</text:p>
          </table:table-cell>
          <table:table-cell office:value-type="float" office:value="0.935237109661102" calcext:value-type="float">
            <text:p>0.935237109661102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 office:value-type="float" office:value="0.999988794326782" calcext:value-type="float">
            <text:p>0.999988794326782</text:p>
          </table:table-cell>
          <table:table-cell office:value-type="float" office:value="0.998934090137482" calcext:value-type="float">
            <text:p>0.998934090137482</text:p>
          </table:table-cell>
          <table:table-cell office:value-type="float" office:value="0.932158172130585" calcext:value-type="float">
            <text:p>0.932158172130585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 office:value-type="float" office:value="0.999988615512848" calcext:value-type="float">
            <text:p>0.999988615512848</text:p>
          </table:table-cell>
          <table:table-cell office:value-type="float" office:value="0.999092161655426" calcext:value-type="float">
            <text:p>0.999092161655426</text:p>
          </table:table-cell>
          <table:table-cell office:value-type="float" office:value="0.931950151920319" calcext:value-type="float">
            <text:p>0.93195015192031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 office:value-type="float" office:value="0.999969065189362" calcext:value-type="float">
            <text:p>0.999969065189362</text:p>
          </table:table-cell>
          <table:table-cell office:value-type="float" office:value="0.999398529529572" calcext:value-type="float">
            <text:p>0.999398529529572</text:p>
          </table:table-cell>
          <table:table-cell office:value-type="float" office:value="0.949027419090271" calcext:value-type="float">
            <text:p>0.949027419090271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 office:value-type="float" office:value="0.99995893239975" calcext:value-type="float">
            <text:p>0.99995893239975</text:p>
          </table:table-cell>
          <table:table-cell office:value-type="float" office:value="0.999428689479828" calcext:value-type="float">
            <text:p>0.999428689479828</text:p>
          </table:table-cell>
          <table:table-cell office:value-type="float" office:value="0.952508509159088" calcext:value-type="float">
            <text:p>0.952508509159088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" office:value-type="float" office:value="0.99991911649704" calcext:value-type="float">
            <text:p>0.99991911649704</text:p>
          </table:table-cell>
          <table:table-cell office:value-type="float" office:value="0.999321758747101" calcext:value-type="float">
            <text:p>0.999321758747101</text:p>
          </table:table-cell>
          <table:table-cell office:value-type="float" office:value="0.954050719738007" calcext:value-type="float">
            <text:p>0.954050719738007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3" office:value-type="float" office:value="0.999893367290497" calcext:value-type="float">
            <text:p>0.999893367290497</text:p>
          </table:table-cell>
          <table:table-cell office:value-type="float" office:value="0.999264180660248" calcext:value-type="float">
            <text:p>0.999264180660248</text:p>
          </table:table-cell>
          <table:table-cell office:value-type="float" office:value="0.953238010406494" calcext:value-type="float">
            <text:p>0.953238010406494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 office:value-type="float" office:value="0.999901354312897" calcext:value-type="float">
            <text:p>0.999901354312897</text:p>
          </table:table-cell>
          <table:table-cell office:value-type="float" office:value="0.999237656593323" calcext:value-type="float">
            <text:p>0.999237656593323</text:p>
          </table:table-cell>
          <table:table-cell office:value-type="float" office:value="0.946774125099182" calcext:value-type="float">
            <text:p>0.946774125099182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" office:value-type="float" office:value="0.999897599220276" calcext:value-type="float">
            <text:p>0.999897599220276</text:p>
          </table:table-cell>
          <table:table-cell office:value-type="float" office:value="0.99933123588562" calcext:value-type="float">
            <text:p>0.99933123588562</text:p>
          </table:table-cell>
          <table:table-cell office:value-type="float" office:value="0.943453252315521" calcext:value-type="float">
            <text:p>0.943453252315521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 office:value-type="float" office:value="0.999904215335846" calcext:value-type="float">
            <text:p>0.999904215335846</text:p>
          </table:table-cell>
          <table:table-cell office:value-type="float" office:value="0.999358952045441" calcext:value-type="float">
            <text:p>0.999358952045441</text:p>
          </table:table-cell>
          <table:table-cell office:value-type="float" office:value="0.943495690822601" calcext:value-type="float">
            <text:p>0.943495690822601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 office:value-type="float" office:value="0.999915480613708" calcext:value-type="float">
            <text:p>0.999915480613708</text:p>
          </table:table-cell>
          <table:table-cell office:value-type="float" office:value="0.99921703338623" calcext:value-type="float">
            <text:p>0.99921703338623</text:p>
          </table:table-cell>
          <table:table-cell office:value-type="float" office:value="0.952115416526794" calcext:value-type="float">
            <text:p>0.952115416526794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 office:value-type="float" office:value="0.999908983707428" calcext:value-type="float">
            <text:p>0.999908983707428</text:p>
          </table:table-cell>
          <table:table-cell office:value-type="float" office:value="0.998946964740753" calcext:value-type="float">
            <text:p>0.998946964740753</text:p>
          </table:table-cell>
          <table:table-cell office:value-type="float" office:value="0.93003761768341" calcext:value-type="float">
            <text:p>0.93003761768341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 office:value-type="float" office:value="0.999945521354675" calcext:value-type="float">
            <text:p>0.999945521354675</text:p>
          </table:table-cell>
          <table:table-cell office:value-type="float" office:value="0.998816907405853" calcext:value-type="float">
            <text:p>0.998816907405853</text:p>
          </table:table-cell>
          <table:table-cell office:value-type="float" office:value="0.93646103143692" calcext:value-type="float">
            <text:p>0.93646103143692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 office:value-type="float" office:value="0.999919235706329" calcext:value-type="float">
            <text:p>0.999919235706329</text:p>
          </table:table-cell>
          <table:table-cell office:value-type="float" office:value="0.998555183410644" calcext:value-type="float">
            <text:p>0.998555183410644</text:p>
          </table:table-cell>
          <table:table-cell office:value-type="float" office:value="0.947620034217834" calcext:value-type="float">
            <text:p>0.947620034217834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 office:value-type="float" office:value="0.999943196773529" calcext:value-type="float">
            <text:p>0.999943196773529</text:p>
          </table:table-cell>
          <table:table-cell office:value-type="float" office:value="0.998547732830048" calcext:value-type="float">
            <text:p>0.998547732830048</text:p>
          </table:table-cell>
          <table:table-cell office:value-type="float" office:value="0.951241552829742" calcext:value-type="float">
            <text:p>0.951241552829742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 office:value-type="float" office:value="0.999943733215332" calcext:value-type="float">
            <text:p>0.999943733215332</text:p>
          </table:table-cell>
          <table:table-cell office:value-type="float" office:value="0.998472630977631" calcext:value-type="float">
            <text:p>0.998472630977631</text:p>
          </table:table-cell>
          <table:table-cell office:value-type="float" office:value="0.948651373386383" calcext:value-type="float">
            <text:p>0.948651373386383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" office:value-type="float" office:value="0.999951720237732" calcext:value-type="float">
            <text:p>0.999951720237732</text:p>
          </table:table-cell>
          <table:table-cell office:value-type="float" office:value="0.99847149848938" calcext:value-type="float">
            <text:p>0.99847149848938</text:p>
          </table:table-cell>
          <table:table-cell office:value-type="float" office:value="0.946622610092163" calcext:value-type="float">
            <text:p>0.94662261009216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 office:value-type="float" office:value="0.999955177307129" calcext:value-type="float">
            <text:p>0.999955177307129</text:p>
          </table:table-cell>
          <table:table-cell office:value-type="float" office:value="0.998617947101593" calcext:value-type="float">
            <text:p>0.998617947101593</text:p>
          </table:table-cell>
          <table:table-cell office:value-type="float" office:value="0.948366105556488" calcext:value-type="float">
            <text:p>0.948366105556488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 office:value-type="float" office:value="0.999942898750305" calcext:value-type="float">
            <text:p>0.999942898750305</text:p>
          </table:table-cell>
          <table:table-cell office:value-type="float" office:value="0.998290836811066" calcext:value-type="float">
            <text:p>0.998290836811066</text:p>
          </table:table-cell>
          <table:table-cell office:value-type="float" office:value="0.956019341945648" calcext:value-type="float">
            <text:p>0.956019341945648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 office:value-type="float" office:value="0.999958038330078" calcext:value-type="float">
            <text:p>0.999958038330078</text:p>
          </table:table-cell>
          <table:table-cell office:value-type="float" office:value="0.998557090759277" calcext:value-type="float">
            <text:p>0.998557090759277</text:p>
          </table:table-cell>
          <table:table-cell office:value-type="float" office:value="0.950253069400787" calcext:value-type="float">
            <text:p>0.950253069400787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" office:value-type="float" office:value="0.999963700771332" calcext:value-type="float">
            <text:p>0.999963700771332</text:p>
          </table:table-cell>
          <table:table-cell office:value-type="float" office:value="0.998632967472076" calcext:value-type="float">
            <text:p>0.998632967472076</text:p>
          </table:table-cell>
          <table:table-cell office:value-type="float" office:value="0.948442101478577" calcext:value-type="float">
            <text:p>0.94844210147857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 office:value-type="float" office:value="0.999964773654938" calcext:value-type="float">
            <text:p>0.999964773654938</text:p>
          </table:table-cell>
          <table:table-cell office:value-type="float" office:value="0.998655676841736" calcext:value-type="float">
            <text:p>0.998655676841736</text:p>
          </table:table-cell>
          <table:table-cell office:value-type="float" office:value="0.952450335025787" calcext:value-type="float">
            <text:p>0.952450335025787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3" office:value-type="float" office:value="0.99995768070221" calcext:value-type="float">
            <text:p>0.99995768070221</text:p>
          </table:table-cell>
          <table:table-cell office:value-type="float" office:value="0.998789131641388" calcext:value-type="float">
            <text:p>0.998789131641388</text:p>
          </table:table-cell>
          <table:table-cell office:value-type="float" office:value="0.950434744358063" calcext:value-type="float">
            <text:p>0.950434744358063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 office:value-type="float" office:value="0.99998128414154" calcext:value-type="float">
            <text:p>0.99998128414154</text:p>
          </table:table-cell>
          <table:table-cell office:value-type="float" office:value="0.998984158039093" calcext:value-type="float">
            <text:p>0.998984158039093</text:p>
          </table:table-cell>
          <table:table-cell office:value-type="float" office:value="0.949280321598053" calcext:value-type="float">
            <text:p>0.949280321598053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 office:value-type="float" office:value="0.999976217746735" calcext:value-type="float">
            <text:p>0.999976217746735</text:p>
          </table:table-cell>
          <table:table-cell office:value-type="float" office:value="0.999054312705994" calcext:value-type="float">
            <text:p>0.999054312705994</text:p>
          </table:table-cell>
          <table:table-cell office:value-type="float" office:value="0.950796008110046" calcext:value-type="float">
            <text:p>0.950796008110046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 office:value-type="float" office:value="0.999975264072418" calcext:value-type="float">
            <text:p>0.999975264072418</text:p>
          </table:table-cell>
          <table:table-cell office:value-type="float" office:value="0.998997807502747" calcext:value-type="float">
            <text:p>0.998997807502747</text:p>
          </table:table-cell>
          <table:table-cell office:value-type="float" office:value="0.945291996002197" calcext:value-type="float">
            <text:p>0.945291996002197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 office:value-type="float" office:value="0.999971270561218" calcext:value-type="float">
            <text:p>0.999971270561218</text:p>
          </table:table-cell>
          <table:table-cell office:value-type="float" office:value="0.999036073684692" calcext:value-type="float">
            <text:p>0.999036073684692</text:p>
          </table:table-cell>
          <table:table-cell office:value-type="float" office:value="0.944891095161438" calcext:value-type="float">
            <text:p>0.944891095161438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 office:value-type="float" office:value="0.999951481819153" calcext:value-type="float">
            <text:p>0.999951481819153</text:p>
          </table:table-cell>
          <table:table-cell office:value-type="float" office:value="0.998943448066711" calcext:value-type="float">
            <text:p>0.998943448066711</text:p>
          </table:table-cell>
          <table:table-cell office:value-type="float" office:value="0.944974541664124" calcext:value-type="float">
            <text:p>0.94497454166412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 office:value-type="float" office:value="0.999966025352478" calcext:value-type="float">
            <text:p>0.999966025352478</text:p>
          </table:table-cell>
          <table:table-cell office:value-type="float" office:value="0.998767554759979" calcext:value-type="float">
            <text:p>0.998767554759979</text:p>
          </table:table-cell>
          <table:table-cell office:value-type="float" office:value="0.941614925861358" calcext:value-type="float">
            <text:p>0.941614925861358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 office:value-type="float" office:value="0.999940991401672" calcext:value-type="float">
            <text:p>0.999940991401672</text:p>
          </table:table-cell>
          <table:table-cell office:value-type="float" office:value="0.998754322528839" calcext:value-type="float">
            <text:p>0.998754322528839</text:p>
          </table:table-cell>
          <table:table-cell office:value-type="float" office:value="0.939508259296417" calcext:value-type="float">
            <text:p>0.939508259296417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3" office:value-type="float" office:value="0.999932646751404" calcext:value-type="float">
            <text:p>0.999932646751404</text:p>
          </table:table-cell>
          <table:table-cell office:value-type="float" office:value="0.99792093038559" calcext:value-type="float">
            <text:p>0.99792093038559</text:p>
          </table:table-cell>
          <table:table-cell office:value-type="float" office:value="0.944529891014099" calcext:value-type="float">
            <text:p>0.944529891014099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 office:value-type="float" office:value="0.999920904636383" calcext:value-type="float">
            <text:p>0.999920904636383</text:p>
          </table:table-cell>
          <table:table-cell office:value-type="float" office:value="0.997759938240051" calcext:value-type="float">
            <text:p>0.997759938240051</text:p>
          </table:table-cell>
          <table:table-cell office:value-type="float" office:value="0.942455112934112" calcext:value-type="float">
            <text:p>0.942455112934112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3" office:value-type="float" office:value="0.999873638153076" calcext:value-type="float">
            <text:p>0.999873638153076</text:p>
          </table:table-cell>
          <table:table-cell office:value-type="float" office:value="0.998292565345764" calcext:value-type="float">
            <text:p>0.998292565345764</text:p>
          </table:table-cell>
          <table:table-cell office:value-type="float" office:value="0.949903607368469" calcext:value-type="float">
            <text:p>0.94990360736846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.999885320663452" calcext:value-type="float">
            <text:p>0.999885320663452</text:p>
          </table:table-cell>
          <table:table-cell office:value-type="float" office:value="0.997585237026215" calcext:value-type="float">
            <text:p>0.997585237026215</text:p>
          </table:table-cell>
          <table:table-cell office:value-type="float" office:value="0.947941184043884" calcext:value-type="float">
            <text:p>0.947941184043884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3" office:value-type="float" office:value="0.999927520751953" calcext:value-type="float">
            <text:p>0.999927520751953</text:p>
          </table:table-cell>
          <table:table-cell office:value-type="float" office:value="0.997550845146179" calcext:value-type="float">
            <text:p>0.997550845146179</text:p>
          </table:table-cell>
          <table:table-cell office:value-type="float" office:value="0.949230849742889" calcext:value-type="float">
            <text:p>0.949230849742889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 office:value-type="float" office:value="0.999947190284729" calcext:value-type="float">
            <text:p>0.999947190284729</text:p>
          </table:table-cell>
          <table:table-cell office:value-type="float" office:value="0.997579991817474" calcext:value-type="float">
            <text:p>0.997579991817474</text:p>
          </table:table-cell>
          <table:table-cell office:value-type="float" office:value="0.951083958148956" calcext:value-type="float">
            <text:p>0.951083958148956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3" office:value-type="float" office:value="0.999929785728455" calcext:value-type="float">
            <text:p>0.999929785728455</text:p>
          </table:table-cell>
          <table:table-cell office:value-type="float" office:value="0.998591482639313" calcext:value-type="float">
            <text:p>0.998591482639313</text:p>
          </table:table-cell>
          <table:table-cell office:value-type="float" office:value="0.955265581607819" calcext:value-type="float">
            <text:p>0.955265581607819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 office:value-type="float" office:value="0.999935925006866" calcext:value-type="float">
            <text:p>0.999935925006866</text:p>
          </table:table-cell>
          <table:table-cell office:value-type="float" office:value="0.998471617698669" calcext:value-type="float">
            <text:p>0.998471617698669</text:p>
          </table:table-cell>
          <table:table-cell office:value-type="float" office:value="0.952451646327972" calcext:value-type="float">
            <text:p>0.952451646327972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3" office:value-type="float" office:value="0.999921143054962" calcext:value-type="float">
            <text:p>0.999921143054962</text:p>
          </table:table-cell>
          <table:table-cell office:value-type="float" office:value="0.998410165309906" calcext:value-type="float">
            <text:p>0.998410165309906</text:p>
          </table:table-cell>
          <table:table-cell office:value-type="float" office:value="0.941433370113373" calcext:value-type="float">
            <text:p>0.941433370113373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 office:value-type="float" office:value="0.999926924705505" calcext:value-type="float">
            <text:p>0.999926924705505</text:p>
          </table:table-cell>
          <table:table-cell office:value-type="float" office:value="0.998870551586151" calcext:value-type="float">
            <text:p>0.998870551586151</text:p>
          </table:table-cell>
          <table:table-cell office:value-type="float" office:value="0.943853974342346" calcext:value-type="float">
            <text:p>0.94385397434234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3" office:value-type="float" office:value="0.999945104122162" calcext:value-type="float">
            <text:p>0.999945104122162</text:p>
          </table:table-cell>
          <table:table-cell office:value-type="float" office:value="0.998618245124817" calcext:value-type="float">
            <text:p>0.998618245124817</text:p>
          </table:table-cell>
          <table:table-cell office:value-type="float" office:value="0.938354671001434" calcext:value-type="float">
            <text:p>0.938354671001434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 office:value-type="float" office:value="0.999935865402222" calcext:value-type="float">
            <text:p>0.999935865402222</text:p>
          </table:table-cell>
          <table:table-cell office:value-type="float" office:value="0.998545289039612" calcext:value-type="float">
            <text:p>0.998545289039612</text:p>
          </table:table-cell>
          <table:table-cell office:value-type="float" office:value="0.942053556442261" calcext:value-type="float">
            <text:p>0.942053556442261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3" office:value-type="float" office:value="0.999926865100861" calcext:value-type="float">
            <text:p>0.999926865100861</text:p>
          </table:table-cell>
          <table:table-cell office:value-type="float" office:value="0.998250007629394" calcext:value-type="float">
            <text:p>0.998250007629394</text:p>
          </table:table-cell>
          <table:table-cell office:value-type="float" office:value="0.942971587181091" calcext:value-type="float">
            <text:p>0.942971587181091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 office:value-type="float" office:value="0.999908745288849" calcext:value-type="float">
            <text:p>0.999908745288849</text:p>
          </table:table-cell>
          <table:table-cell office:value-type="float" office:value="0.998226404190064" calcext:value-type="float">
            <text:p>0.998226404190064</text:p>
          </table:table-cell>
          <table:table-cell office:value-type="float" office:value="0.94250750541687" calcext:value-type="float">
            <text:p>0.94250750541687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3" office:value-type="float" office:value="0.999926805496216" calcext:value-type="float">
            <text:p>0.999926805496216</text:p>
          </table:table-cell>
          <table:table-cell office:value-type="float" office:value="0.998516261577606" calcext:value-type="float">
            <text:p>0.998516261577606</text:p>
          </table:table-cell>
          <table:table-cell office:value-type="float" office:value="0.937774002552032" calcext:value-type="float">
            <text:p>0.937774002552032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 office:value-type="float" office:value="0.999927222728729" calcext:value-type="float">
            <text:p>0.999927222728729</text:p>
          </table:table-cell>
          <table:table-cell office:value-type="float" office:value="0.998579442501068" calcext:value-type="float">
            <text:p>0.998579442501068</text:p>
          </table:table-cell>
          <table:table-cell office:value-type="float" office:value="0.936820983886719" calcext:value-type="float">
            <text:p>0.936820983886719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3" office:value-type="float" office:value="0.999945342540741" calcext:value-type="float">
            <text:p>0.999945342540741</text:p>
          </table:table-cell>
          <table:table-cell office:value-type="float" office:value="0.998632252216339" calcext:value-type="float">
            <text:p>0.998632252216339</text:p>
          </table:table-cell>
          <table:table-cell office:value-type="float" office:value="0.935857057571411" calcext:value-type="float">
            <text:p>0.935857057571411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 office:value-type="float" office:value="0.999948561191559" calcext:value-type="float">
            <text:p>0.999948561191559</text:p>
          </table:table-cell>
          <table:table-cell office:value-type="float" office:value="0.998739540576935" calcext:value-type="float">
            <text:p>0.998739540576935</text:p>
          </table:table-cell>
          <table:table-cell office:value-type="float" office:value="0.937090396881104" calcext:value-type="float">
            <text:p>0.93709039688110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3" office:value-type="float" office:value="0.999939262866974" calcext:value-type="float">
            <text:p>0.999939262866974</text:p>
          </table:table-cell>
          <table:table-cell office:value-type="float" office:value="0.998598277568817" calcext:value-type="float">
            <text:p>0.998598277568817</text:p>
          </table:table-cell>
          <table:table-cell office:value-type="float" office:value="0.938350260257721" calcext:value-type="float">
            <text:p>0.938350260257721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 office:value-type="float" office:value="0.999854683876038" calcext:value-type="float">
            <text:p>0.999854683876038</text:p>
          </table:table-cell>
          <table:table-cell office:value-type="float" office:value="0.998746514320374" calcext:value-type="float">
            <text:p>0.998746514320374</text:p>
          </table:table-cell>
          <table:table-cell office:value-type="float" office:value="0.937266707420349" calcext:value-type="float">
            <text:p>0.937266707420349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3" office:value-type="float" office:value="0.999847531318665" calcext:value-type="float">
            <text:p>0.999847531318665</text:p>
          </table:table-cell>
          <table:table-cell office:value-type="float" office:value="0.998520135879517" calcext:value-type="float">
            <text:p>0.998520135879517</text:p>
          </table:table-cell>
          <table:table-cell office:value-type="float" office:value="0.939413070678711" calcext:value-type="float">
            <text:p>0.939413070678711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 office:value-type="float" office:value="0.999799430370331" calcext:value-type="float">
            <text:p>0.999799430370331</text:p>
          </table:table-cell>
          <table:table-cell office:value-type="float" office:value="0.998348414897919" calcext:value-type="float">
            <text:p>0.998348414897919</text:p>
          </table:table-cell>
          <table:table-cell office:value-type="float" office:value="0.94875705242157" calcext:value-type="float">
            <text:p>0.94875705242157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3" office:value-type="float" office:value="0.999739110469818" calcext:value-type="float">
            <text:p>0.999739110469818</text:p>
          </table:table-cell>
          <table:table-cell office:value-type="float" office:value="0.998536348342896" calcext:value-type="float">
            <text:p>0.998536348342896</text:p>
          </table:table-cell>
          <table:table-cell office:value-type="float" office:value="0.952829480171204" calcext:value-type="float">
            <text:p>0.952829480171204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 office:value-type="float" office:value="0.999937832355499" calcext:value-type="float">
            <text:p>0.999937832355499</text:p>
          </table:table-cell>
          <table:table-cell office:value-type="float" office:value="0.99900472164154" calcext:value-type="float">
            <text:p>0.99900472164154</text:p>
          </table:table-cell>
          <table:table-cell office:value-type="float" office:value="0.942555904388428" calcext:value-type="float">
            <text:p>0.942555904388428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3" office:value-type="float" office:value="0.999934256076813" calcext:value-type="float">
            <text:p>0.999934256076813</text:p>
          </table:table-cell>
          <table:table-cell office:value-type="float" office:value="0.999047875404358" calcext:value-type="float">
            <text:p>0.999047875404358</text:p>
          </table:table-cell>
          <table:table-cell office:value-type="float" office:value="0.942019164562225" calcext:value-type="float">
            <text:p>0.942019164562225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 office:value-type="float" office:value="0.999924600124359" calcext:value-type="float">
            <text:p>0.999924600124359</text:p>
          </table:table-cell>
          <table:table-cell office:value-type="float" office:value="0.9990473985672" calcext:value-type="float">
            <text:p>0.9990473985672</text:p>
          </table:table-cell>
          <table:table-cell office:value-type="float" office:value="0.941645562648773" calcext:value-type="float">
            <text:p>0.941645562648773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3" office:value-type="float" office:value="0.999912202358246" calcext:value-type="float">
            <text:p>0.999912202358246</text:p>
          </table:table-cell>
          <table:table-cell office:value-type="float" office:value="0.999002456665039" calcext:value-type="float">
            <text:p>0.999002456665039</text:p>
          </table:table-cell>
          <table:table-cell office:value-type="float" office:value="0.941617548465729" calcext:value-type="float">
            <text:p>0.941617548465729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 office:value-type="float" office:value="0.999904751777649" calcext:value-type="float">
            <text:p>0.999904751777649</text:p>
          </table:table-cell>
          <table:table-cell office:value-type="float" office:value="0.999060869216919" calcext:value-type="float">
            <text:p>0.999060869216919</text:p>
          </table:table-cell>
          <table:table-cell office:value-type="float" office:value="0.938714385032654" calcext:value-type="float">
            <text:p>0.93871438503265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3" office:value-type="float" office:value="0.999940931797028" calcext:value-type="float">
            <text:p>0.999940931797028</text:p>
          </table:table-cell>
          <table:table-cell office:value-type="float" office:value="0.999130725860596" calcext:value-type="float">
            <text:p>0.999130725860596</text:p>
          </table:table-cell>
          <table:table-cell office:value-type="float" office:value="0.93917852640152" calcext:value-type="float">
            <text:p>0.93917852640152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 office:value-type="float" office:value="0.999915361404419" calcext:value-type="float">
            <text:p>0.999915361404419</text:p>
          </table:table-cell>
          <table:table-cell office:value-type="float" office:value="0.99898761510849" calcext:value-type="float">
            <text:p>0.99898761510849</text:p>
          </table:table-cell>
          <table:table-cell office:value-type="float" office:value="0.93218857049942" calcext:value-type="float">
            <text:p>0.93218857049942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" office:value-type="float" office:value="0.999908983707428" calcext:value-type="float">
            <text:p>0.999908983707428</text:p>
          </table:table-cell>
          <table:table-cell office:value-type="float" office:value="0.998891949653626" calcext:value-type="float">
            <text:p>0.998891949653626</text:p>
          </table:table-cell>
          <table:table-cell office:value-type="float" office:value="0.933238446712494" calcext:value-type="float">
            <text:p>0.933238446712494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 office:value-type="float" office:value="0.999924063682556" calcext:value-type="float">
            <text:p>0.999924063682556</text:p>
          </table:table-cell>
          <table:table-cell office:value-type="float" office:value="0.998827874660492" calcext:value-type="float">
            <text:p>0.998827874660492</text:p>
          </table:table-cell>
          <table:table-cell office:value-type="float" office:value="0.93325924873352" calcext:value-type="float">
            <text:p>0.93325924873352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3" office:value-type="float" office:value="0.999926805496216" calcext:value-type="float">
            <text:p>0.999926805496216</text:p>
          </table:table-cell>
          <table:table-cell office:value-type="float" office:value="0.998793423175812" calcext:value-type="float">
            <text:p>0.998793423175812</text:p>
          </table:table-cell>
          <table:table-cell office:value-type="float" office:value="0.932386994361877" calcext:value-type="float">
            <text:p>0.932386994361877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 office:value-type="float" office:value="0.99995368719101" calcext:value-type="float">
            <text:p>0.99995368719101</text:p>
          </table:table-cell>
          <table:table-cell office:value-type="float" office:value="0.998711884021759" calcext:value-type="float">
            <text:p>0.998711884021759</text:p>
          </table:table-cell>
          <table:table-cell office:value-type="float" office:value="0.932472050189972" calcext:value-type="float">
            <text:p>0.932472050189972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3" office:value-type="float" office:value="0.999918282032013" calcext:value-type="float">
            <text:p>0.999918282032013</text:p>
          </table:table-cell>
          <table:table-cell office:value-type="float" office:value="0.99866247177124" calcext:value-type="float">
            <text:p>0.99866247177124</text:p>
          </table:table-cell>
          <table:table-cell office:value-type="float" office:value="0.9275963306427" calcext:value-type="float">
            <text:p>0.9275963306427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 office:value-type="float" office:value="0.999913215637207" calcext:value-type="float">
            <text:p>0.999913215637207</text:p>
          </table:table-cell>
          <table:table-cell office:value-type="float" office:value="0.998636901378632" calcext:value-type="float">
            <text:p>0.998636901378632</text:p>
          </table:table-cell>
          <table:table-cell office:value-type="float" office:value="0.931464374065399" calcext:value-type="float">
            <text:p>0.931464374065399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3" office:value-type="float" office:value="0.99991375207901" calcext:value-type="float">
            <text:p>0.99991375207901</text:p>
          </table:table-cell>
          <table:table-cell office:value-type="float" office:value="0.998713374137878" calcext:value-type="float">
            <text:p>0.998713374137878</text:p>
          </table:table-cell>
          <table:table-cell office:value-type="float" office:value="0.924744844436646" calcext:value-type="float">
            <text:p>0.924744844436646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 office:value-type="float" office:value="0.999918937683106" calcext:value-type="float">
            <text:p>0.999918937683106</text:p>
          </table:table-cell>
          <table:table-cell office:value-type="float" office:value="0.998704493045807" calcext:value-type="float">
            <text:p>0.998704493045807</text:p>
          </table:table-cell>
          <table:table-cell office:value-type="float" office:value="0.925002813339233" calcext:value-type="float">
            <text:p>0.925002813339233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3" office:value-type="float" office:value="0.999933779239654" calcext:value-type="float">
            <text:p>0.999933779239654</text:p>
          </table:table-cell>
          <table:table-cell office:value-type="float" office:value="0.998824954032898" calcext:value-type="float">
            <text:p>0.998824954032898</text:p>
          </table:table-cell>
          <table:table-cell office:value-type="float" office:value="0.9271080493927" calcext:value-type="float">
            <text:p>0.9271080493927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3" office:value-type="float" office:value="0.999925076961517" calcext:value-type="float">
            <text:p>0.999925076961517</text:p>
          </table:table-cell>
          <table:table-cell office:value-type="float" office:value="0.998982727527618" calcext:value-type="float">
            <text:p>0.998982727527618</text:p>
          </table:table-cell>
          <table:table-cell office:value-type="float" office:value="0.926352918148041" calcext:value-type="float">
            <text:p>0.926352918148041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3" office:value-type="float" office:value="0.999958157539368" calcext:value-type="float">
            <text:p>0.999958157539368</text:p>
          </table:table-cell>
          <table:table-cell office:value-type="float" office:value="0.998875677585602" calcext:value-type="float">
            <text:p>0.998875677585602</text:p>
          </table:table-cell>
          <table:table-cell office:value-type="float" office:value="0.929302155971527" calcext:value-type="float">
            <text:p>0.92930215597152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 office:value-type="float" office:value="0.999959707260132" calcext:value-type="float">
            <text:p>0.999959707260132</text:p>
          </table:table-cell>
          <table:table-cell office:value-type="float" office:value="0.999001324176788" calcext:value-type="float">
            <text:p>0.999001324176788</text:p>
          </table:table-cell>
          <table:table-cell office:value-type="float" office:value="0.932646930217743" calcext:value-type="float">
            <text:p>0.932646930217743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3" office:value-type="float" office:value="0.999953389167785" calcext:value-type="float">
            <text:p>0.999953389167785</text:p>
          </table:table-cell>
          <table:table-cell office:value-type="float" office:value="0.998879432678223" calcext:value-type="float">
            <text:p>0.998879432678223</text:p>
          </table:table-cell>
          <table:table-cell office:value-type="float" office:value="0.935234665870666" calcext:value-type="float">
            <text:p>0.935234665870666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 office:value-type="float" office:value="0.999951303005218" calcext:value-type="float">
            <text:p>0.999951303005218</text:p>
          </table:table-cell>
          <table:table-cell office:value-type="float" office:value="0.99785327911377" calcext:value-type="float">
            <text:p>0.99785327911377</text:p>
          </table:table-cell>
          <table:table-cell office:value-type="float" office:value="0.931810617446899" calcext:value-type="float">
            <text:p>0.931810617446899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3" office:value-type="float" office:value="0.999946117401123" calcext:value-type="float">
            <text:p>0.999946117401123</text:p>
          </table:table-cell>
          <table:table-cell office:value-type="float" office:value="0.997844457626343" calcext:value-type="float">
            <text:p>0.997844457626343</text:p>
          </table:table-cell>
          <table:table-cell office:value-type="float" office:value="0.936176657676697" calcext:value-type="float">
            <text:p>0.936176657676697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 office:value-type="float" office:value="0.999956727027893" calcext:value-type="float">
            <text:p>0.999956727027893</text:p>
          </table:table-cell>
          <table:table-cell office:value-type="float" office:value="0.998035311698914" calcext:value-type="float">
            <text:p>0.998035311698914</text:p>
          </table:table-cell>
          <table:table-cell office:value-type="float" office:value="0.940168082714081" calcext:value-type="float">
            <text:p>0.940168082714081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3" office:value-type="float" office:value="0.999964833259582" calcext:value-type="float">
            <text:p>0.999964833259582</text:p>
          </table:table-cell>
          <table:table-cell office:value-type="float" office:value="0.998145043849945" calcext:value-type="float">
            <text:p>0.998145043849945</text:p>
          </table:table-cell>
          <table:table-cell office:value-type="float" office:value="0.942999005317688" calcext:value-type="float">
            <text:p>0.942999005317688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 office:value-type="float" office:value="0.999955952167511" calcext:value-type="float">
            <text:p>0.999955952167511</text:p>
          </table:table-cell>
          <table:table-cell office:value-type="float" office:value="0.998075366020202" calcext:value-type="float">
            <text:p>0.998075366020202</text:p>
          </table:table-cell>
          <table:table-cell office:value-type="float" office:value="0.945444643497467" calcext:value-type="float">
            <text:p>0.945444643497467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3" office:value-type="float" office:value="0.999959826469421" calcext:value-type="float">
            <text:p>0.999959826469421</text:p>
          </table:table-cell>
          <table:table-cell office:value-type="float" office:value="0.998326063156128" calcext:value-type="float">
            <text:p>0.998326063156128</text:p>
          </table:table-cell>
          <table:table-cell office:value-type="float" office:value="0.950636804103851" calcext:value-type="float">
            <text:p>0.950636804103851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 office:value-type="float" office:value="0.999969244003296" calcext:value-type="float">
            <text:p>0.999969244003296</text:p>
          </table:table-cell>
          <table:table-cell office:value-type="float" office:value="0.998239159584045" calcext:value-type="float">
            <text:p>0.998239159584045</text:p>
          </table:table-cell>
          <table:table-cell office:value-type="float" office:value="0.952722072601318" calcext:value-type="float">
            <text:p>0.952722072601318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3" office:value-type="float" office:value="0.999972760677338" calcext:value-type="float">
            <text:p>0.999972760677338</text:p>
          </table:table-cell>
          <table:table-cell office:value-type="float" office:value="0.99822598695755" calcext:value-type="float">
            <text:p>0.99822598695755</text:p>
          </table:table-cell>
          <table:table-cell office:value-type="float" office:value="0.951171338558197" calcext:value-type="float">
            <text:p>0.95117133855819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3" office:value-type="float" office:value="0.999969303607941" calcext:value-type="float">
            <text:p>0.999969303607941</text:p>
          </table:table-cell>
          <table:table-cell office:value-type="float" office:value="0.99803352355957" calcext:value-type="float">
            <text:p>0.99803352355957</text:p>
          </table:table-cell>
          <table:table-cell office:value-type="float" office:value="0.955100238323212" calcext:value-type="float">
            <text:p>0.955100238323212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3" office:value-type="float" office:value="0.999965369701386" calcext:value-type="float">
            <text:p>0.999965369701386</text:p>
          </table:table-cell>
          <table:table-cell office:value-type="float" office:value="0.998154640197754" calcext:value-type="float">
            <text:p>0.998154640197754</text:p>
          </table:table-cell>
          <table:table-cell office:value-type="float" office:value="0.952795207500458" calcext:value-type="float">
            <text:p>0.952795207500458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 office:value-type="float" office:value="0.99993908405304" calcext:value-type="float">
            <text:p>0.99993908405304</text:p>
          </table:table-cell>
          <table:table-cell office:value-type="float" office:value="0.998278439044952" calcext:value-type="float">
            <text:p>0.998278439044952</text:p>
          </table:table-cell>
          <table:table-cell office:value-type="float" office:value="0.95403379201889" calcext:value-type="float">
            <text:p>0.95403379201889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3" office:value-type="float" office:value="0.999920308589935" calcext:value-type="float">
            <text:p>0.999920308589935</text:p>
          </table:table-cell>
          <table:table-cell office:value-type="float" office:value="0.998176991939545" calcext:value-type="float">
            <text:p>0.998176991939545</text:p>
          </table:table-cell>
          <table:table-cell office:value-type="float" office:value="0.95326566696167" calcext:value-type="float">
            <text:p>0.95326566696167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 office:value-type="float" office:value="0.999922811985016" calcext:value-type="float">
            <text:p>0.999922811985016</text:p>
          </table:table-cell>
          <table:table-cell office:value-type="float" office:value="0.998333156108856" calcext:value-type="float">
            <text:p>0.998333156108856</text:p>
          </table:table-cell>
          <table:table-cell office:value-type="float" office:value="0.954775631427765" calcext:value-type="float">
            <text:p>0.954775631427765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3" office:value-type="float" office:value="0.999920845031738" calcext:value-type="float">
            <text:p>0.999920845031738</text:p>
          </table:table-cell>
          <table:table-cell office:value-type="float" office:value="0.998542428016663" calcext:value-type="float">
            <text:p>0.998542428016663</text:p>
          </table:table-cell>
          <table:table-cell office:value-type="float" office:value="0.956413626670837" calcext:value-type="float">
            <text:p>0.956413626670837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 office:value-type="float" office:value="0.999922692775726" calcext:value-type="float">
            <text:p>0.999922692775726</text:p>
          </table:table-cell>
          <table:table-cell office:value-type="float" office:value="0.998475253582001" calcext:value-type="float">
            <text:p>0.998475253582001</text:p>
          </table:table-cell>
          <table:table-cell office:value-type="float" office:value="0.953442811965942" calcext:value-type="float">
            <text:p>0.953442811965942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3" office:value-type="float" office:value="0.999915659427643" calcext:value-type="float">
            <text:p>0.999915659427643</text:p>
          </table:table-cell>
          <table:table-cell office:value-type="float" office:value="0.99879515171051" calcext:value-type="float">
            <text:p>0.99879515171051</text:p>
          </table:table-cell>
          <table:table-cell office:value-type="float" office:value="0.947023391723633" calcext:value-type="float">
            <text:p>0.947023391723633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 office:value-type="float" office:value="0.999905824661255" calcext:value-type="float">
            <text:p>0.999905824661255</text:p>
          </table:table-cell>
          <table:table-cell office:value-type="float" office:value="0.998611092567444" calcext:value-type="float">
            <text:p>0.998611092567444</text:p>
          </table:table-cell>
          <table:table-cell office:value-type="float" office:value="0.942245900630951" calcext:value-type="float">
            <text:p>0.942245900630951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3" office:value-type="float" office:value="0.999918162822723" calcext:value-type="float">
            <text:p>0.999918162822723</text:p>
          </table:table-cell>
          <table:table-cell office:value-type="float" office:value="0.998693406581879" calcext:value-type="float">
            <text:p>0.998693406581879</text:p>
          </table:table-cell>
          <table:table-cell office:value-type="float" office:value="0.94571316242218" calcext:value-type="float">
            <text:p>0.94571316242218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3" office:value-type="float" office:value="0.999901294708252" calcext:value-type="float">
            <text:p>0.999901294708252</text:p>
          </table:table-cell>
          <table:table-cell office:value-type="float" office:value="0.998642683029175" calcext:value-type="float">
            <text:p>0.998642683029175</text:p>
          </table:table-cell>
          <table:table-cell office:value-type="float" office:value="0.934974193572998" calcext:value-type="float">
            <text:p>0.93497419357299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3" office:value-type="float" office:value="0.99987804889679" calcext:value-type="float">
            <text:p>0.99987804889679</text:p>
          </table:table-cell>
          <table:table-cell office:value-type="float" office:value="0.998667657375336" calcext:value-type="float">
            <text:p>0.998667657375336</text:p>
          </table:table-cell>
          <table:table-cell office:value-type="float" office:value="0.93654203414917" calcext:value-type="float">
            <text:p>0.93654203414917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 office:value-type="float" office:value="0.999904870986938" calcext:value-type="float">
            <text:p>0.999904870986938</text:p>
          </table:table-cell>
          <table:table-cell office:value-type="float" office:value="0.998317241668701" calcext:value-type="float">
            <text:p>0.998317241668701</text:p>
          </table:table-cell>
          <table:table-cell office:value-type="float" office:value="0.933649778366089" calcext:value-type="float">
            <text:p>0.933649778366089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3" office:value-type="float" office:value="0.99992436170578" calcext:value-type="float">
            <text:p>0.99992436170578</text:p>
          </table:table-cell>
          <table:table-cell office:value-type="float" office:value="0.99837851524353" calcext:value-type="float">
            <text:p>0.99837851524353</text:p>
          </table:table-cell>
          <table:table-cell office:value-type="float" office:value="0.936098217964172" calcext:value-type="float">
            <text:p>0.936098217964172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 office:value-type="float" office:value="0.999897241592407" calcext:value-type="float">
            <text:p>0.999897241592407</text:p>
          </table:table-cell>
          <table:table-cell office:value-type="float" office:value="0.998418211936951" calcext:value-type="float">
            <text:p>0.998418211936951</text:p>
          </table:table-cell>
          <table:table-cell office:value-type="float" office:value="0.93353271484375" calcext:value-type="float">
            <text:p>0.93353271484375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3" office:value-type="float" office:value="0.999888122081757" calcext:value-type="float">
            <text:p>0.999888122081757</text:p>
          </table:table-cell>
          <table:table-cell office:value-type="float" office:value="0.998379826545715" calcext:value-type="float">
            <text:p>0.998379826545715</text:p>
          </table:table-cell>
          <table:table-cell office:value-type="float" office:value="0.933644473552704" calcext:value-type="float">
            <text:p>0.933644473552704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3" office:value-type="float" office:value="0.9998779296875" calcext:value-type="float">
            <text:p>0.9998779296875</text:p>
          </table:table-cell>
          <table:table-cell office:value-type="float" office:value="0.998226761817932" calcext:value-type="float">
            <text:p>0.998226761817932</text:p>
          </table:table-cell>
          <table:table-cell office:value-type="float" office:value="0.932597517967224" calcext:value-type="float">
            <text:p>0.93259751796722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3" office:value-type="float" office:value="0.999896109104156" calcext:value-type="float">
            <text:p>0.999896109104156</text:p>
          </table:table-cell>
          <table:table-cell office:value-type="float" office:value="0.998078525066376" calcext:value-type="float">
            <text:p>0.998078525066376</text:p>
          </table:table-cell>
          <table:table-cell office:value-type="float" office:value="0.932721614837646" calcext:value-type="float">
            <text:p>0.932721614837646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 office:value-type="float" office:value="0.999897956848144" calcext:value-type="float">
            <text:p>0.999897956848144</text:p>
          </table:table-cell>
          <table:table-cell office:value-type="float" office:value="0.99810916185379" calcext:value-type="float">
            <text:p>0.99810916185379</text:p>
          </table:table-cell>
          <table:table-cell office:value-type="float" office:value="0.931045591831207" calcext:value-type="float">
            <text:p>0.931045591831207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3" office:value-type="float" office:value="0.99990850687027" calcext:value-type="float">
            <text:p>0.99990850687027</text:p>
          </table:table-cell>
          <table:table-cell office:value-type="float" office:value="0.998077571392059" calcext:value-type="float">
            <text:p>0.998077571392059</text:p>
          </table:table-cell>
          <table:table-cell office:value-type="float" office:value="0.932610154151916" calcext:value-type="float">
            <text:p>0.932610154151916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.999895870685577" calcext:value-type="float">
            <text:p>0.999895870685577</text:p>
          </table:table-cell>
          <table:table-cell office:value-type="float" office:value="0.998124539852142" calcext:value-type="float">
            <text:p>0.998124539852142</text:p>
          </table:table-cell>
          <table:table-cell office:value-type="float" office:value="0.93090432882309" calcext:value-type="float">
            <text:p>0.93090432882309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3" office:value-type="float" office:value="0.999891877174377" calcext:value-type="float">
            <text:p>0.999891877174377</text:p>
          </table:table-cell>
          <table:table-cell office:value-type="float" office:value="0.998006343841553" calcext:value-type="float">
            <text:p>0.998006343841553</text:p>
          </table:table-cell>
          <table:table-cell office:value-type="float" office:value="0.929486155509949" calcext:value-type="float">
            <text:p>0.92948615550994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 office:value-type="float" office:value="0.999918043613434" calcext:value-type="float">
            <text:p>0.999918043613434</text:p>
          </table:table-cell>
          <table:table-cell office:value-type="float" office:value="0.998317301273346" calcext:value-type="float">
            <text:p>0.998317301273346</text:p>
          </table:table-cell>
          <table:table-cell office:value-type="float" office:value="0.933185935020447" calcext:value-type="float">
            <text:p>0.933185935020447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3" office:value-type="float" office:value="0.999931156635284" calcext:value-type="float">
            <text:p>0.999931156635284</text:p>
          </table:table-cell>
          <table:table-cell office:value-type="float" office:value="0.998405337333679" calcext:value-type="float">
            <text:p>0.998405337333679</text:p>
          </table:table-cell>
          <table:table-cell office:value-type="float" office:value="0.933148384094238" calcext:value-type="float">
            <text:p>0.933148384094238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 office:value-type="float" office:value="0.99991250038147" calcext:value-type="float">
            <text:p>0.99991250038147</text:p>
          </table:table-cell>
          <table:table-cell office:value-type="float" office:value="0.998460412025452" calcext:value-type="float">
            <text:p>0.998460412025452</text:p>
          </table:table-cell>
          <table:table-cell office:value-type="float" office:value="0.934974610805512" calcext:value-type="float">
            <text:p>0.93497461080551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3" office:value-type="float" office:value="0.999887347221374" calcext:value-type="float">
            <text:p>0.999887347221374</text:p>
          </table:table-cell>
          <table:table-cell office:value-type="float" office:value="0.998595118522644" calcext:value-type="float">
            <text:p>0.998595118522644</text:p>
          </table:table-cell>
          <table:table-cell office:value-type="float" office:value="0.935814380645752" calcext:value-type="float">
            <text:p>0.935814380645752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3" office:value-type="float" office:value="0.999927878379822" calcext:value-type="float">
            <text:p>0.999927878379822</text:p>
          </table:table-cell>
          <table:table-cell office:value-type="float" office:value="0.998728573322296" calcext:value-type="float">
            <text:p>0.998728573322296</text:p>
          </table:table-cell>
          <table:table-cell office:value-type="float" office:value="0.939717829227448" calcext:value-type="float">
            <text:p>0.939717829227448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3" office:value-type="float" office:value="0.999885737895966" calcext:value-type="float">
            <text:p>0.999885737895966</text:p>
          </table:table-cell>
          <table:table-cell office:value-type="float" office:value="0.998689234256744" calcext:value-type="float">
            <text:p>0.998689234256744</text:p>
          </table:table-cell>
          <table:table-cell office:value-type="float" office:value="0.946971833705902" calcext:value-type="float">
            <text:p>0.946971833705902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 office:value-type="float" office:value="0.999862730503082" calcext:value-type="float">
            <text:p>0.999862730503082</text:p>
          </table:table-cell>
          <table:table-cell office:value-type="float" office:value="0.998675286769867" calcext:value-type="float">
            <text:p>0.998675286769867</text:p>
          </table:table-cell>
          <table:table-cell office:value-type="float" office:value="0.948361992835998" calcext:value-type="float">
            <text:p>0.948361992835998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3" office:value-type="float" office:value="0.999863028526306" calcext:value-type="float">
            <text:p>0.999863028526306</text:p>
          </table:table-cell>
          <table:table-cell office:value-type="float" office:value="0.998706877231598" calcext:value-type="float">
            <text:p>0.998706877231598</text:p>
          </table:table-cell>
          <table:table-cell office:value-type="float" office:value="0.947634875774384" calcext:value-type="float">
            <text:p>0.947634875774384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 office:value-type="float" office:value="0.99985408782959" calcext:value-type="float">
            <text:p>0.99985408782959</text:p>
          </table:table-cell>
          <table:table-cell office:value-type="float" office:value="0.998552501201629" calcext:value-type="float">
            <text:p>0.998552501201629</text:p>
          </table:table-cell>
          <table:table-cell office:value-type="float" office:value="0.947181940078735" calcext:value-type="float">
            <text:p>0.947181940078735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3" office:value-type="float" office:value="0.999883711338043" calcext:value-type="float">
            <text:p>0.999883711338043</text:p>
          </table:table-cell>
          <table:table-cell office:value-type="float" office:value="0.998522698879242" calcext:value-type="float">
            <text:p>0.998522698879242</text:p>
          </table:table-cell>
          <table:table-cell office:value-type="float" office:value="0.947690904140472" calcext:value-type="float">
            <text:p>0.947690904140472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 office:value-type="float" office:value="0.999855220317841" calcext:value-type="float">
            <text:p>0.999855220317841</text:p>
          </table:table-cell>
          <table:table-cell office:value-type="float" office:value="0.998662889003754" calcext:value-type="float">
            <text:p>0.998662889003754</text:p>
          </table:table-cell>
          <table:table-cell office:value-type="float" office:value="0.951007425785065" calcext:value-type="float">
            <text:p>0.951007425785065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3" office:value-type="float" office:value="0.99986869096756" calcext:value-type="float">
            <text:p>0.99986869096756</text:p>
          </table:table-cell>
          <table:table-cell office:value-type="float" office:value="0.998553812503815" calcext:value-type="float">
            <text:p>0.998553812503815</text:p>
          </table:table-cell>
          <table:table-cell office:value-type="float" office:value="0.94967657327652" calcext:value-type="float">
            <text:p>0.94967657327652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 office:value-type="float" office:value="0.999833285808563" calcext:value-type="float">
            <text:p>0.999833285808563</text:p>
          </table:table-cell>
          <table:table-cell office:value-type="float" office:value="0.998478472232819" calcext:value-type="float">
            <text:p>0.998478472232819</text:p>
          </table:table-cell>
          <table:table-cell office:value-type="float" office:value="0.94757878780365" calcext:value-type="float">
            <text:p>0.94757878780365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3" office:value-type="float" office:value="0.999838411808014" calcext:value-type="float">
            <text:p>0.999838411808014</text:p>
          </table:table-cell>
          <table:table-cell office:value-type="float" office:value="0.998659431934357" calcext:value-type="float">
            <text:p>0.998659431934357</text:p>
          </table:table-cell>
          <table:table-cell office:value-type="float" office:value="0.948756754398346" calcext:value-type="float">
            <text:p>0.948756754398346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" office:value-type="float" office:value="0.999832451343536" calcext:value-type="float">
            <text:p>0.999832451343536</text:p>
          </table:table-cell>
          <table:table-cell office:value-type="float" office:value="0.998677372932434" calcext:value-type="float">
            <text:p>0.998677372932434</text:p>
          </table:table-cell>
          <table:table-cell office:value-type="float" office:value="0.946720600128174" calcext:value-type="float">
            <text:p>0.94672060012817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3" office:value-type="float" office:value="0.99977058172226" calcext:value-type="float">
            <text:p>0.99977058172226</text:p>
          </table:table-cell>
          <table:table-cell office:value-type="float" office:value="0.998644828796387" calcext:value-type="float">
            <text:p>0.998644828796387</text:p>
          </table:table-cell>
          <table:table-cell office:value-type="float" office:value="0.942356765270233" calcext:value-type="float">
            <text:p>0.942356765270233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 office:value-type="float" office:value="0.999778568744659" calcext:value-type="float">
            <text:p>0.999778568744659</text:p>
          </table:table-cell>
          <table:table-cell office:value-type="float" office:value="0.998688697814941" calcext:value-type="float">
            <text:p>0.998688697814941</text:p>
          </table:table-cell>
          <table:table-cell office:value-type="float" office:value="0.942719876766205" calcext:value-type="float">
            <text:p>0.942719876766205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3" office:value-type="float" office:value="0.999789655208588" calcext:value-type="float">
            <text:p>0.999789655208588</text:p>
          </table:table-cell>
          <table:table-cell office:value-type="float" office:value="0.998668849468231" calcext:value-type="float">
            <text:p>0.998668849468231</text:p>
          </table:table-cell>
          <table:table-cell office:value-type="float" office:value="0.940745294094086" calcext:value-type="float">
            <text:p>0.940745294094086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 office:value-type="float" office:value="0.99979031085968" calcext:value-type="float">
            <text:p>0.99979031085968</text:p>
          </table:table-cell>
          <table:table-cell office:value-type="float" office:value="0.998690783977508" calcext:value-type="float">
            <text:p>0.998690783977508</text:p>
          </table:table-cell>
          <table:table-cell office:value-type="float" office:value="0.939403355121612" calcext:value-type="float">
            <text:p>0.939403355121612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3" office:value-type="float" office:value="0.999783337116241" calcext:value-type="float">
            <text:p>0.999783337116241</text:p>
          </table:table-cell>
          <table:table-cell office:value-type="float" office:value="0.998609721660614" calcext:value-type="float">
            <text:p>0.998609721660614</text:p>
          </table:table-cell>
          <table:table-cell office:value-type="float" office:value="0.939992547035217" calcext:value-type="float">
            <text:p>0.939992547035217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 office:value-type="float" office:value="0.999928414821625" calcext:value-type="float">
            <text:p>0.999928414821625</text:p>
          </table:table-cell>
          <table:table-cell office:value-type="float" office:value="0.998874723911285" calcext:value-type="float">
            <text:p>0.998874723911285</text:p>
          </table:table-cell>
          <table:table-cell office:value-type="float" office:value="0.948675513267517" calcext:value-type="float">
            <text:p>0.948675513267517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3" office:value-type="float" office:value="0.999916076660156" calcext:value-type="float">
            <text:p>0.999916076660156</text:p>
          </table:table-cell>
          <table:table-cell office:value-type="float" office:value="0.998811602592468" calcext:value-type="float">
            <text:p>0.998811602592468</text:p>
          </table:table-cell>
          <table:table-cell office:value-type="float" office:value="0.945287108421326" calcext:value-type="float">
            <text:p>0.945287108421326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 office:value-type="float" office:value="0.999911189079285" calcext:value-type="float">
            <text:p>0.999911189079285</text:p>
          </table:table-cell>
          <table:table-cell office:value-type="float" office:value="0.998797833919525" calcext:value-type="float">
            <text:p>0.998797833919525</text:p>
          </table:table-cell>
          <table:table-cell office:value-type="float" office:value="0.94942981004715" calcext:value-type="float">
            <text:p>0.94942981004715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3" office:value-type="float" office:value="0.999909281730652" calcext:value-type="float">
            <text:p>0.999909281730652</text:p>
          </table:table-cell>
          <table:table-cell office:value-type="float" office:value="0.998857736587524" calcext:value-type="float">
            <text:p>0.998857736587524</text:p>
          </table:table-cell>
          <table:table-cell office:value-type="float" office:value="0.949610114097595" calcext:value-type="float">
            <text:p>0.949610114097595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 office:value-type="float" office:value="0.999848663806915" calcext:value-type="float">
            <text:p>0.999848663806915</text:p>
          </table:table-cell>
          <table:table-cell office:value-type="float" office:value="0.998670697212219" calcext:value-type="float">
            <text:p>0.998670697212219</text:p>
          </table:table-cell>
          <table:table-cell office:value-type="float" office:value="0.951621294021606" calcext:value-type="float">
            <text:p>0.951621294021606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3" office:value-type="float" office:value="0.999853491783142" calcext:value-type="float">
            <text:p>0.999853491783142</text:p>
          </table:table-cell>
          <table:table-cell office:value-type="float" office:value="0.998751699924469" calcext:value-type="float">
            <text:p>0.998751699924469</text:p>
          </table:table-cell>
          <table:table-cell office:value-type="float" office:value="0.950734496116638" calcext:value-type="float">
            <text:p>0.950734496116638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 office:value-type="float" office:value="0.999915182590485" calcext:value-type="float">
            <text:p>0.999915182590485</text:p>
          </table:table-cell>
          <table:table-cell office:value-type="float" office:value="0.99869304895401" calcext:value-type="float">
            <text:p>0.99869304895401</text:p>
          </table:table-cell>
          <table:table-cell office:value-type="float" office:value="0.955675601959228" calcext:value-type="float">
            <text:p>0.955675601959228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3" office:value-type="float" office:value="0.999897480010986" calcext:value-type="float">
            <text:p>0.999897480010986</text:p>
          </table:table-cell>
          <table:table-cell office:value-type="float" office:value="0.998763442039489" calcext:value-type="float">
            <text:p>0.998763442039489</text:p>
          </table:table-cell>
          <table:table-cell office:value-type="float" office:value="0.954233467578888" calcext:value-type="float">
            <text:p>0.954233467578888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" office:value-type="float" office:value="0.999873697757721" calcext:value-type="float">
            <text:p>0.999873697757721</text:p>
          </table:table-cell>
          <table:table-cell office:value-type="float" office:value="0.998743653297424" calcext:value-type="float">
            <text:p>0.998743653297424</text:p>
          </table:table-cell>
          <table:table-cell office:value-type="float" office:value="0.947225272655487" calcext:value-type="float">
            <text:p>0.947225272655487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3" office:value-type="float" office:value="0.999861001968384" calcext:value-type="float">
            <text:p>0.999861001968384</text:p>
          </table:table-cell>
          <table:table-cell office:value-type="float" office:value="0.998752474784851" calcext:value-type="float">
            <text:p>0.998752474784851</text:p>
          </table:table-cell>
          <table:table-cell office:value-type="float" office:value="0.950417935848236" calcext:value-type="float">
            <text:p>0.950417935848236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 office:value-type="float" office:value="0.999806702136993" calcext:value-type="float">
            <text:p>0.999806702136993</text:p>
          </table:table-cell>
          <table:table-cell office:value-type="float" office:value="0.998783051967621" calcext:value-type="float">
            <text:p>0.998783051967621</text:p>
          </table:table-cell>
          <table:table-cell office:value-type="float" office:value="0.941647589206696" calcext:value-type="float">
            <text:p>0.941647589206696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3" office:value-type="float" office:value="0.999773442745209" calcext:value-type="float">
            <text:p>0.999773442745209</text:p>
          </table:table-cell>
          <table:table-cell office:value-type="float" office:value="0.998834848403931" calcext:value-type="float">
            <text:p>0.998834848403931</text:p>
          </table:table-cell>
          <table:table-cell office:value-type="float" office:value="0.941976547241211" calcext:value-type="float">
            <text:p>0.94197654724121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 office:value-type="float" office:value="0.999868094921112" calcext:value-type="float">
            <text:p>0.999868094921112</text:p>
          </table:table-cell>
          <table:table-cell office:value-type="float" office:value="0.998990774154663" calcext:value-type="float">
            <text:p>0.998990774154663</text:p>
          </table:table-cell>
          <table:table-cell office:value-type="float" office:value="0.943979144096374" calcext:value-type="float">
            <text:p>0.943979144096374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3" office:value-type="float" office:value="0.999859511852264" calcext:value-type="float">
            <text:p>0.999859511852264</text:p>
          </table:table-cell>
          <table:table-cell office:value-type="float" office:value="0.998899221420288" calcext:value-type="float">
            <text:p>0.998899221420288</text:p>
          </table:table-cell>
          <table:table-cell office:value-type="float" office:value="0.945146203041077" calcext:value-type="float">
            <text:p>0.945146203041077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 office:value-type="float" office:value="0.999826550483704" calcext:value-type="float">
            <text:p>0.999826550483704</text:p>
          </table:table-cell>
          <table:table-cell office:value-type="float" office:value="0.99893194437027" calcext:value-type="float">
            <text:p>0.99893194437027</text:p>
          </table:table-cell>
          <table:table-cell office:value-type="float" office:value="0.946715772151947" calcext:value-type="float">
            <text:p>0.946715772151947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3" office:value-type="float" office:value="0.99982625246048" calcext:value-type="float">
            <text:p>0.99982625246048</text:p>
          </table:table-cell>
          <table:table-cell office:value-type="float" office:value="0.999159932136535" calcext:value-type="float">
            <text:p>0.999159932136535</text:p>
          </table:table-cell>
          <table:table-cell office:value-type="float" office:value="0.945819914340973" calcext:value-type="float">
            <text:p>0.945819914340973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 office:value-type="float" office:value="0.999810516834259" calcext:value-type="float">
            <text:p>0.999810516834259</text:p>
          </table:table-cell>
          <table:table-cell office:value-type="float" office:value="0.999195694923401" calcext:value-type="float">
            <text:p>0.999195694923401</text:p>
          </table:table-cell>
          <table:table-cell office:value-type="float" office:value="0.944757461547852" calcext:value-type="float">
            <text:p>0.944757461547852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3" office:value-type="float" office:value="0.999786138534546" calcext:value-type="float">
            <text:p>0.999786138534546</text:p>
          </table:table-cell>
          <table:table-cell office:value-type="float" office:value="0.999163150787354" calcext:value-type="float">
            <text:p>0.999163150787354</text:p>
          </table:table-cell>
          <table:table-cell office:value-type="float" office:value="0.94456160068512" calcext:value-type="float">
            <text:p>0.94456160068512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" office:value-type="float" office:value="0.999745905399322" calcext:value-type="float">
            <text:p>0.999745905399322</text:p>
          </table:table-cell>
          <table:table-cell office:value-type="float" office:value="0.999217331409454" calcext:value-type="float">
            <text:p>0.999217331409454</text:p>
          </table:table-cell>
          <table:table-cell office:value-type="float" office:value="0.943595707416534" calcext:value-type="float">
            <text:p>0.943595707416534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3" office:value-type="float" office:value="0.999777913093567" calcext:value-type="float">
            <text:p>0.999777913093567</text:p>
          </table:table-cell>
          <table:table-cell office:value-type="float" office:value="0.999179065227508" calcext:value-type="float">
            <text:p>0.999179065227508</text:p>
          </table:table-cell>
          <table:table-cell office:value-type="float" office:value="0.945165276527405" calcext:value-type="float">
            <text:p>0.945165276527405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 office:value-type="float" office:value="0.999934017658233" calcext:value-type="float">
            <text:p>0.999934017658233</text:p>
          </table:table-cell>
          <table:table-cell office:value-type="float" office:value="0.999077439308166" calcext:value-type="float">
            <text:p>0.999077439308166</text:p>
          </table:table-cell>
          <table:table-cell office:value-type="float" office:value="0.95359218120575" calcext:value-type="float">
            <text:p>0.95359218120575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3" office:value-type="float" office:value="0.999948740005493" calcext:value-type="float">
            <text:p>0.999948740005493</text:p>
          </table:table-cell>
          <table:table-cell office:value-type="float" office:value="0.999057829380035" calcext:value-type="float">
            <text:p>0.999057829380035</text:p>
          </table:table-cell>
          <table:table-cell office:value-type="float" office:value="0.956795394420624" calcext:value-type="float">
            <text:p>0.956795394420624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" office:value-type="float" office:value="0.999951124191284" calcext:value-type="float">
            <text:p>0.999951124191284</text:p>
          </table:table-cell>
          <table:table-cell office:value-type="float" office:value="0.99907636642456" calcext:value-type="float">
            <text:p>0.99907636642456</text:p>
          </table:table-cell>
          <table:table-cell office:value-type="float" office:value="0.954567015171051" calcext:value-type="float">
            <text:p>0.954567015171051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3" office:value-type="float" office:value="0.999953866004944" calcext:value-type="float">
            <text:p>0.999953866004944</text:p>
          </table:table-cell>
          <table:table-cell office:value-type="float" office:value="0.999116957187653" calcext:value-type="float">
            <text:p>0.999116957187653</text:p>
          </table:table-cell>
          <table:table-cell office:value-type="float" office:value="0.955405592918396" calcext:value-type="float">
            <text:p>0.955405592918396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 office:value-type="float" office:value="0.99994957447052" calcext:value-type="float">
            <text:p>0.99994957447052</text:p>
          </table:table-cell>
          <table:table-cell office:value-type="float" office:value="0.999108612537384" calcext:value-type="float">
            <text:p>0.999108612537384</text:p>
          </table:table-cell>
          <table:table-cell office:value-type="float" office:value="0.954869866371155" calcext:value-type="float">
            <text:p>0.954869866371155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3" office:value-type="float" office:value="0.999955356121063" calcext:value-type="float">
            <text:p>0.999955356121063</text:p>
          </table:table-cell>
          <table:table-cell office:value-type="float" office:value="0.999055862426758" calcext:value-type="float">
            <text:p>0.999055862426758</text:p>
          </table:table-cell>
          <table:table-cell office:value-type="float" office:value="0.951519787311554" calcext:value-type="float">
            <text:p>0.951519787311554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" office:value-type="float" office:value="0.999953866004944" calcext:value-type="float">
            <text:p>0.999953866004944</text:p>
          </table:table-cell>
          <table:table-cell office:value-type="float" office:value="0.999061822891235" calcext:value-type="float">
            <text:p>0.999061822891235</text:p>
          </table:table-cell>
          <table:table-cell office:value-type="float" office:value="0.951138615608215" calcext:value-type="float">
            <text:p>0.951138615608215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3" office:value-type="float" office:value="0.999954462051392" calcext:value-type="float">
            <text:p>0.999954462051392</text:p>
          </table:table-cell>
          <table:table-cell office:value-type="float" office:value="0.999048709869385" calcext:value-type="float">
            <text:p>0.999048709869385</text:p>
          </table:table-cell>
          <table:table-cell office:value-type="float" office:value="0.951869189739227" calcext:value-type="float">
            <text:p>0.95186918973922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 office:value-type="float" office:value="0.999952018260956" calcext:value-type="float">
            <text:p>0.999952018260956</text:p>
          </table:table-cell>
          <table:table-cell office:value-type="float" office:value="0.999101638793945" calcext:value-type="float">
            <text:p>0.999101638793945</text:p>
          </table:table-cell>
          <table:table-cell office:value-type="float" office:value="0.950244903564453" calcext:value-type="float">
            <text:p>0.950244903564453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3" office:value-type="float" office:value="0.999954104423523" calcext:value-type="float">
            <text:p>0.999954104423523</text:p>
          </table:table-cell>
          <table:table-cell office:value-type="float" office:value="0.998998641967773" calcext:value-type="float">
            <text:p>0.998998641967773</text:p>
          </table:table-cell>
          <table:table-cell office:value-type="float" office:value="0.949766993522644" calcext:value-type="float">
            <text:p>0.949766993522644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 office:value-type="float" office:value="0.99988329410553" calcext:value-type="float">
            <text:p>0.99988329410553</text:p>
          </table:table-cell>
          <table:table-cell office:value-type="float" office:value="0.998870670795441" calcext:value-type="float">
            <text:p>0.998870670795441</text:p>
          </table:table-cell>
          <table:table-cell office:value-type="float" office:value="0.942025005817413" calcext:value-type="float">
            <text:p>0.942025005817413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3" office:value-type="float" office:value="0.999864041805267" calcext:value-type="float">
            <text:p>0.999864041805267</text:p>
          </table:table-cell>
          <table:table-cell office:value-type="float" office:value="0.998742699623108" calcext:value-type="float">
            <text:p>0.998742699623108</text:p>
          </table:table-cell>
          <table:table-cell office:value-type="float" office:value="0.939928293228149" calcext:value-type="float">
            <text:p>0.939928293228149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 office:value-type="float" office:value="0.99988067150116" calcext:value-type="float">
            <text:p>0.99988067150116</text:p>
          </table:table-cell>
          <table:table-cell office:value-type="float" office:value="0.998851478099823" calcext:value-type="float">
            <text:p>0.998851478099823</text:p>
          </table:table-cell>
          <table:table-cell office:value-type="float" office:value="0.943201243877411" calcext:value-type="float">
            <text:p>0.943201243877411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3" office:value-type="float" office:value="0.99984747171402" calcext:value-type="float">
            <text:p>0.99984747171402</text:p>
          </table:table-cell>
          <table:table-cell office:value-type="float" office:value="0.998742818832397" calcext:value-type="float">
            <text:p>0.998742818832397</text:p>
          </table:table-cell>
          <table:table-cell office:value-type="float" office:value="0.938407242298126" calcext:value-type="float">
            <text:p>0.938407242298126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" office:value-type="float" office:value="0.999811232089996" calcext:value-type="float">
            <text:p>0.999811232089996</text:p>
          </table:table-cell>
          <table:table-cell office:value-type="float" office:value="0.998724341392517" calcext:value-type="float">
            <text:p>0.998724341392517</text:p>
          </table:table-cell>
          <table:table-cell office:value-type="float" office:value="0.940646052360535" calcext:value-type="float">
            <text:p>0.940646052360535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3" office:value-type="float" office:value="0.999738276004791" calcext:value-type="float">
            <text:p>0.999738276004791</text:p>
          </table:table-cell>
          <table:table-cell office:value-type="float" office:value="0.99858283996582" calcext:value-type="float">
            <text:p>0.99858283996582</text:p>
          </table:table-cell>
          <table:table-cell office:value-type="float" office:value="0.943984508514404" calcext:value-type="float">
            <text:p>0.943984508514404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 office:value-type="float" office:value="0.999726891517639" calcext:value-type="float">
            <text:p>0.999726891517639</text:p>
          </table:table-cell>
          <table:table-cell office:value-type="float" office:value="0.998650252819061" calcext:value-type="float">
            <text:p>0.998650252819061</text:p>
          </table:table-cell>
          <table:table-cell office:value-type="float" office:value="0.939321339130402" calcext:value-type="float">
            <text:p>0.939321339130402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3" office:value-type="float" office:value="0.999778568744659" calcext:value-type="float">
            <text:p>0.999778568744659</text:p>
          </table:table-cell>
          <table:table-cell office:value-type="float" office:value="0.998662889003754" calcext:value-type="float">
            <text:p>0.998662889003754</text:p>
          </table:table-cell>
          <table:table-cell office:value-type="float" office:value="0.944253146648407" calcext:value-type="float">
            <text:p>0.94425314664840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 office:value-type="float" office:value="0.999767899513245" calcext:value-type="float">
            <text:p>0.999767899513245</text:p>
          </table:table-cell>
          <table:table-cell office:value-type="float" office:value="0.998646378517151" calcext:value-type="float">
            <text:p>0.998646378517151</text:p>
          </table:table-cell>
          <table:table-cell office:value-type="float" office:value="0.945907354354858" calcext:value-type="float">
            <text:p>0.94590735435485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3" office:value-type="float" office:value="0.999815464019775" calcext:value-type="float">
            <text:p>0.999815464019775</text:p>
          </table:table-cell>
          <table:table-cell office:value-type="float" office:value="0.99877667427063" calcext:value-type="float">
            <text:p>0.99877667427063</text:p>
          </table:table-cell>
          <table:table-cell office:value-type="float" office:value="0.946445763111114" calcext:value-type="float">
            <text:p>0.946445763111114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 office:value-type="float" office:value="0.999933004379272" calcext:value-type="float">
            <text:p>0.999933004379272</text:p>
          </table:table-cell>
          <table:table-cell office:value-type="float" office:value="0.999061048030853" calcext:value-type="float">
            <text:p>0.999061048030853</text:p>
          </table:table-cell>
          <table:table-cell office:value-type="float" office:value="0.953469455242157" calcext:value-type="float">
            <text:p>0.953469455242157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3" office:value-type="float" office:value="0.999923527240753" calcext:value-type="float">
            <text:p>0.999923527240753</text:p>
          </table:table-cell>
          <table:table-cell office:value-type="float" office:value="0.998931407928467" calcext:value-type="float">
            <text:p>0.998931407928467</text:p>
          </table:table-cell>
          <table:table-cell office:value-type="float" office:value="0.952932894229889" calcext:value-type="float">
            <text:p>0.952932894229889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3" office:value-type="float" office:value="0.999939739704132" calcext:value-type="float">
            <text:p>0.999939739704132</text:p>
          </table:table-cell>
          <table:table-cell office:value-type="float" office:value="0.998905897140503" calcext:value-type="float">
            <text:p>0.998905897140503</text:p>
          </table:table-cell>
          <table:table-cell office:value-type="float" office:value="0.954831182956696" calcext:value-type="float">
            <text:p>0.954831182956696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3" office:value-type="float" office:value="0.999918103218079" calcext:value-type="float">
            <text:p>0.999918103218079</text:p>
          </table:table-cell>
          <table:table-cell office:value-type="float" office:value="0.998929560184479" calcext:value-type="float">
            <text:p>0.998929560184479</text:p>
          </table:table-cell>
          <table:table-cell office:value-type="float" office:value="0.957129716873169" calcext:value-type="float">
            <text:p>0.957129716873169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 office:value-type="float" office:value="0.99992024898529" calcext:value-type="float">
            <text:p>0.99992024898529</text:p>
          </table:table-cell>
          <table:table-cell office:value-type="float" office:value="0.998878598213196" calcext:value-type="float">
            <text:p>0.998878598213196</text:p>
          </table:table-cell>
          <table:table-cell office:value-type="float" office:value="0.956131279468536" calcext:value-type="float">
            <text:p>0.956131279468536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3" office:value-type="float" office:value="0.999915063381195" calcext:value-type="float">
            <text:p>0.999915063381195</text:p>
          </table:table-cell>
          <table:table-cell office:value-type="float" office:value="0.999001264572144" calcext:value-type="float">
            <text:p>0.999001264572144</text:p>
          </table:table-cell>
          <table:table-cell office:value-type="float" office:value="0.958075284957886" calcext:value-type="float">
            <text:p>0.958075284957886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3" office:value-type="float" office:value="0.999904274940491" calcext:value-type="float">
            <text:p>0.999904274940491</text:p>
          </table:table-cell>
          <table:table-cell office:value-type="float" office:value="0.998989522457123" calcext:value-type="float">
            <text:p>0.998989522457123</text:p>
          </table:table-cell>
          <table:table-cell office:value-type="float" office:value="0.957191824913025" calcext:value-type="float">
            <text:p>0.957191824913025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3" office:value-type="float" office:value="0.999913156032562" calcext:value-type="float">
            <text:p>0.999913156032562</text:p>
          </table:table-cell>
          <table:table-cell office:value-type="float" office:value="0.999015867710114" calcext:value-type="float">
            <text:p>0.999015867710114</text:p>
          </table:table-cell>
          <table:table-cell office:value-type="float" office:value="0.957489788532257" calcext:value-type="float">
            <text:p>0.95748978853225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 office:value-type="float" office:value="0.999944388866425" calcext:value-type="float">
            <text:p>0.999944388866425</text:p>
          </table:table-cell>
          <table:table-cell office:value-type="float" office:value="0.999137222766876" calcext:value-type="float">
            <text:p>0.999137222766876</text:p>
          </table:table-cell>
          <table:table-cell office:value-type="float" office:value="0.959477722644806" calcext:value-type="float">
            <text:p>0.959477722644806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3" office:value-type="float" office:value="0.999940991401672" calcext:value-type="float">
            <text:p>0.999940991401672</text:p>
          </table:table-cell>
          <table:table-cell office:value-type="float" office:value="0.999190211296082" calcext:value-type="float">
            <text:p>0.999190211296082</text:p>
          </table:table-cell>
          <table:table-cell office:value-type="float" office:value="0.956271231174469" calcext:value-type="float">
            <text:p>0.95627123117446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 office:value-type="float" office:value="0.99992299079895" calcext:value-type="float">
            <text:p>0.99992299079895</text:p>
          </table:table-cell>
          <table:table-cell office:value-type="float" office:value="0.998789072036743" calcext:value-type="float">
            <text:p>0.998789072036743</text:p>
          </table:table-cell>
          <table:table-cell office:value-type="float" office:value="0.942434668540955" calcext:value-type="float">
            <text:p>0.942434668540955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3" office:value-type="float" office:value="0.999917507171631" calcext:value-type="float">
            <text:p>0.999917507171631</text:p>
          </table:table-cell>
          <table:table-cell office:value-type="float" office:value="0.998854398727417" calcext:value-type="float">
            <text:p>0.998854398727417</text:p>
          </table:table-cell>
          <table:table-cell office:value-type="float" office:value="0.938438236713409" calcext:value-type="float">
            <text:p>0.938438236713409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 office:value-type="float" office:value="0.999913096427918" calcext:value-type="float">
            <text:p>0.999913096427918</text:p>
          </table:table-cell>
          <table:table-cell office:value-type="float" office:value="0.998777747154236" calcext:value-type="float">
            <text:p>0.998777747154236</text:p>
          </table:table-cell>
          <table:table-cell office:value-type="float" office:value="0.940334677696228" calcext:value-type="float">
            <text:p>0.940334677696228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3" office:value-type="float" office:value="0.999914288520813" calcext:value-type="float">
            <text:p>0.999914288520813</text:p>
          </table:table-cell>
          <table:table-cell office:value-type="float" office:value="0.998738706111908" calcext:value-type="float">
            <text:p>0.998738706111908</text:p>
          </table:table-cell>
          <table:table-cell office:value-type="float" office:value="0.941095590591431" calcext:value-type="float">
            <text:p>0.941095590591431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 office:value-type="float" office:value="0.999882757663727" calcext:value-type="float">
            <text:p>0.999882757663727</text:p>
          </table:table-cell>
          <table:table-cell office:value-type="float" office:value="0.998817324638367" calcext:value-type="float">
            <text:p>0.998817324638367</text:p>
          </table:table-cell>
          <table:table-cell office:value-type="float" office:value="0.940783739089966" calcext:value-type="float">
            <text:p>0.940783739089966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3" office:value-type="float" office:value="0.999879002571106" calcext:value-type="float">
            <text:p>0.999879002571106</text:p>
          </table:table-cell>
          <table:table-cell office:value-type="float" office:value="0.998915433883667" calcext:value-type="float">
            <text:p>0.998915433883667</text:p>
          </table:table-cell>
          <table:table-cell office:value-type="float" office:value="0.941847085952759" calcext:value-type="float">
            <text:p>0.941847085952759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 office:value-type="float" office:value="0.999912679195404" calcext:value-type="float">
            <text:p>0.999912679195404</text:p>
          </table:table-cell>
          <table:table-cell office:value-type="float" office:value="0.998860657215118" calcext:value-type="float">
            <text:p>0.998860657215118</text:p>
          </table:table-cell>
          <table:table-cell office:value-type="float" office:value="0.941507875919342" calcext:value-type="float">
            <text:p>0.941507875919342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3" office:value-type="float" office:value="0.999885976314545" calcext:value-type="float">
            <text:p>0.999885976314545</text:p>
          </table:table-cell>
          <table:table-cell office:value-type="float" office:value="0.998944282531738" calcext:value-type="float">
            <text:p>0.998944282531738</text:p>
          </table:table-cell>
          <table:table-cell office:value-type="float" office:value="0.938874542713165" calcext:value-type="float">
            <text:p>0.938874542713165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 office:value-type="float" office:value="0.999866425991058" calcext:value-type="float">
            <text:p>0.999866425991058</text:p>
          </table:table-cell>
          <table:table-cell office:value-type="float" office:value="0.999012887477875" calcext:value-type="float">
            <text:p>0.999012887477875</text:p>
          </table:table-cell>
          <table:table-cell office:value-type="float" office:value="0.94326388835907" calcext:value-type="float">
            <text:p>0.94326388835907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3" office:value-type="float" office:value="0.999858677387238" calcext:value-type="float">
            <text:p>0.999858677387238</text:p>
          </table:table-cell>
          <table:table-cell office:value-type="float" office:value="0.998934090137482" calcext:value-type="float">
            <text:p>0.998934090137482</text:p>
          </table:table-cell>
          <table:table-cell office:value-type="float" office:value="0.942499756813049" calcext:value-type="float">
            <text:p>0.9424997568130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 office:value-type="float" office:value="0.999805450439453" calcext:value-type="float">
            <text:p>0.999805450439453</text:p>
          </table:table-cell>
          <table:table-cell office:value-type="float" office:value="0.998850047588348" calcext:value-type="float">
            <text:p>0.998850047588348</text:p>
          </table:table-cell>
          <table:table-cell office:value-type="float" office:value="0.94731855392456" calcext:value-type="float">
            <text:p>0.94731855392456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3" office:value-type="float" office:value="0.999775946140289" calcext:value-type="float">
            <text:p>0.999775946140289</text:p>
          </table:table-cell>
          <table:table-cell office:value-type="float" office:value="0.998902380466461" calcext:value-type="float">
            <text:p>0.998902380466461</text:p>
          </table:table-cell>
          <table:table-cell office:value-type="float" office:value="0.948413074016571" calcext:value-type="float">
            <text:p>0.94841307401657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 office:value-type="float" office:value="0.999827265739441" calcext:value-type="float">
            <text:p>0.999827265739441</text:p>
          </table:table-cell>
          <table:table-cell office:value-type="float" office:value="0.998488783836365" calcext:value-type="float">
            <text:p>0.998488783836365</text:p>
          </table:table-cell>
          <table:table-cell office:value-type="float" office:value="0.947678864002228" calcext:value-type="float">
            <text:p>0.947678864002228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3" office:value-type="float" office:value="0.999750435352325" calcext:value-type="float">
            <text:p>0.999750435352325</text:p>
          </table:table-cell>
          <table:table-cell office:value-type="float" office:value="0.998331665992737" calcext:value-type="float">
            <text:p>0.998331665992737</text:p>
          </table:table-cell>
          <table:table-cell office:value-type="float" office:value="0.947812736034393" calcext:value-type="float">
            <text:p>0.94781273603439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3" office:value-type="float" office:value="0.999723017215729" calcext:value-type="float">
            <text:p>0.999723017215729</text:p>
          </table:table-cell>
          <table:table-cell office:value-type="float" office:value="0.99848073720932" calcext:value-type="float">
            <text:p>0.99848073720932</text:p>
          </table:table-cell>
          <table:table-cell office:value-type="float" office:value="0.943086504936218" calcext:value-type="float">
            <text:p>0.943086504936218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3" office:value-type="float" office:value="0.999747097492218" calcext:value-type="float">
            <text:p>0.999747097492218</text:p>
          </table:table-cell>
          <table:table-cell office:value-type="float" office:value="0.998612225055695" calcext:value-type="float">
            <text:p>0.998612225055695</text:p>
          </table:table-cell>
          <table:table-cell office:value-type="float" office:value="0.951231420040131" calcext:value-type="float">
            <text:p>0.951231420040131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 office:value-type="float" office:value="0.999732315540314" calcext:value-type="float">
            <text:p>0.999732315540314</text:p>
          </table:table-cell>
          <table:table-cell office:value-type="float" office:value="0.998643219470978" calcext:value-type="float">
            <text:p>0.998643219470978</text:p>
          </table:table-cell>
          <table:table-cell office:value-type="float" office:value="0.951916098594666" calcext:value-type="float">
            <text:p>0.95191609859466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3" office:value-type="float" office:value="0.999782860279083" calcext:value-type="float">
            <text:p>0.999782860279083</text:p>
          </table:table-cell>
          <table:table-cell office:value-type="float" office:value="0.998692691326141" calcext:value-type="float">
            <text:p>0.998692691326141</text:p>
          </table:table-cell>
          <table:table-cell office:value-type="float" office:value="0.951774060726166" calcext:value-type="float">
            <text:p>0.951774060726166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 office:value-type="float" office:value="0.999711334705353" calcext:value-type="float">
            <text:p>0.999711334705353</text:p>
          </table:table-cell>
          <table:table-cell office:value-type="float" office:value="0.998756349086762" calcext:value-type="float">
            <text:p>0.998756349086762</text:p>
          </table:table-cell>
          <table:table-cell office:value-type="float" office:value="0.956604778766632" calcext:value-type="float">
            <text:p>0.956604778766632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3" office:value-type="float" office:value="0.99972665309906" calcext:value-type="float">
            <text:p>0.99972665309906</text:p>
          </table:table-cell>
          <table:table-cell office:value-type="float" office:value="0.998717725276947" calcext:value-type="float">
            <text:p>0.998717725276947</text:p>
          </table:table-cell>
          <table:table-cell office:value-type="float" office:value="0.957318782806396" calcext:value-type="float">
            <text:p>0.957318782806396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 office:value-type="float" office:value="0.999918818473816" calcext:value-type="float">
            <text:p>0.999918818473816</text:p>
          </table:table-cell>
          <table:table-cell office:value-type="float" office:value="0.998992264270782" calcext:value-type="float">
            <text:p>0.998992264270782</text:p>
          </table:table-cell>
          <table:table-cell office:value-type="float" office:value="0.951906263828278" calcext:value-type="float">
            <text:p>0.951906263828278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3" office:value-type="float" office:value="0.99994558095932" calcext:value-type="float">
            <text:p>0.99994558095932</text:p>
          </table:table-cell>
          <table:table-cell office:value-type="float" office:value="0.998978853225708" calcext:value-type="float">
            <text:p>0.998978853225708</text:p>
          </table:table-cell>
          <table:table-cell office:value-type="float" office:value="0.951719403266907" calcext:value-type="float">
            <text:p>0.951719403266907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 office:value-type="float" office:value="0.999931693077087" calcext:value-type="float">
            <text:p>0.999931693077087</text:p>
          </table:table-cell>
          <table:table-cell office:value-type="float" office:value="0.99907648563385" calcext:value-type="float">
            <text:p>0.99907648563385</text:p>
          </table:table-cell>
          <table:table-cell office:value-type="float" office:value="0.949531137943268" calcext:value-type="float">
            <text:p>0.949531137943268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3" office:value-type="float" office:value="0.999929845333099" calcext:value-type="float">
            <text:p>0.999929845333099</text:p>
          </table:table-cell>
          <table:table-cell office:value-type="float" office:value="0.998990774154663" calcext:value-type="float">
            <text:p>0.998990774154663</text:p>
          </table:table-cell>
          <table:table-cell office:value-type="float" office:value="0.945074200630188" calcext:value-type="float">
            <text:p>0.945074200630188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 office:value-type="float" office:value="0.999940395355225" calcext:value-type="float">
            <text:p>0.999940395355225</text:p>
          </table:table-cell>
          <table:table-cell office:value-type="float" office:value="0.999089539051056" calcext:value-type="float">
            <text:p>0.999089539051056</text:p>
          </table:table-cell>
          <table:table-cell office:value-type="float" office:value="0.948525428771973" calcext:value-type="float">
            <text:p>0.948525428771973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3" office:value-type="float" office:value="0.999940931797028" calcext:value-type="float">
            <text:p>0.999940931797028</text:p>
          </table:table-cell>
          <table:table-cell office:value-type="float" office:value="0.999061465263367" calcext:value-type="float">
            <text:p>0.999061465263367</text:p>
          </table:table-cell>
          <table:table-cell office:value-type="float" office:value="0.945934891700745" calcext:value-type="float">
            <text:p>0.94593489170074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 office:value-type="float" office:value="0.999949097633362" calcext:value-type="float">
            <text:p>0.999949097633362</text:p>
          </table:table-cell>
          <table:table-cell office:value-type="float" office:value="0.999001264572144" calcext:value-type="float">
            <text:p>0.999001264572144</text:p>
          </table:table-cell>
          <table:table-cell office:value-type="float" office:value="0.947129786014557" calcext:value-type="float">
            <text:p>0.947129786014557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" office:value-type="float" office:value="0.999955713748932" calcext:value-type="float">
            <text:p>0.999955713748932</text:p>
          </table:table-cell>
          <table:table-cell office:value-type="float" office:value="0.998940825462341" calcext:value-type="float">
            <text:p>0.998940825462341</text:p>
          </table:table-cell>
          <table:table-cell office:value-type="float" office:value="0.944100677967072" calcext:value-type="float">
            <text:p>0.944100677967072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 office:value-type="float" office:value="0.999950289726257" calcext:value-type="float">
            <text:p>0.999950289726257</text:p>
          </table:table-cell>
          <table:table-cell office:value-type="float" office:value="0.998893916606903" calcext:value-type="float">
            <text:p>0.998893916606903</text:p>
          </table:table-cell>
          <table:table-cell office:value-type="float" office:value="0.948710918426514" calcext:value-type="float">
            <text:p>0.948710918426514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3" office:value-type="float" office:value="0.999948680400848" calcext:value-type="float">
            <text:p>0.999948680400848</text:p>
          </table:table-cell>
          <table:table-cell office:value-type="float" office:value="0.999005138874054" calcext:value-type="float">
            <text:p>0.999005138874054</text:p>
          </table:table-cell>
          <table:table-cell office:value-type="float" office:value="0.949827253818512" calcext:value-type="float">
            <text:p>0.949827253818512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 office:value-type="float" office:value="0.99990040063858" calcext:value-type="float">
            <text:p>0.99990040063858</text:p>
          </table:table-cell>
          <table:table-cell office:value-type="float" office:value="0.99904876947403" calcext:value-type="float">
            <text:p>0.99904876947403</text:p>
          </table:table-cell>
          <table:table-cell office:value-type="float" office:value="0.939369916915894" calcext:value-type="float">
            <text:p>0.939369916915894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3" office:value-type="float" office:value="0.999901652336121" calcext:value-type="float">
            <text:p>0.999901652336121</text:p>
          </table:table-cell>
          <table:table-cell office:value-type="float" office:value="0.998987913131714" calcext:value-type="float">
            <text:p>0.998987913131714</text:p>
          </table:table-cell>
          <table:table-cell office:value-type="float" office:value="0.939532339572906" calcext:value-type="float">
            <text:p>0.939532339572906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 office:value-type="float" office:value="0.999893665313721" calcext:value-type="float">
            <text:p>0.999893665313721</text:p>
          </table:table-cell>
          <table:table-cell office:value-type="float" office:value="0.999032735824585" calcext:value-type="float">
            <text:p>0.999032735824585</text:p>
          </table:table-cell>
          <table:table-cell office:value-type="float" office:value="0.938444375991821" calcext:value-type="float">
            <text:p>0.938444375991821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3" office:value-type="float" office:value="0.999892830848694" calcext:value-type="float">
            <text:p>0.999892830848694</text:p>
          </table:table-cell>
          <table:table-cell office:value-type="float" office:value="0.998963594436646" calcext:value-type="float">
            <text:p>0.998963594436646</text:p>
          </table:table-cell>
          <table:table-cell office:value-type="float" office:value="0.942407131195068" calcext:value-type="float">
            <text:p>0.942407131195068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 office:value-type="float" office:value="0.999872505664825" calcext:value-type="float">
            <text:p>0.999872505664825</text:p>
          </table:table-cell>
          <table:table-cell office:value-type="float" office:value="0.99889862537384" calcext:value-type="float">
            <text:p>0.99889862537384</text:p>
          </table:table-cell>
          <table:table-cell office:value-type="float" office:value="0.945277810096741" calcext:value-type="float">
            <text:p>0.945277810096741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3" office:value-type="float" office:value="0.999560654163361" calcext:value-type="float">
            <text:p>0.999560654163361</text:p>
          </table:table-cell>
          <table:table-cell office:value-type="float" office:value="0.999058842658997" calcext:value-type="float">
            <text:p>0.999058842658997</text:p>
          </table:table-cell>
          <table:table-cell office:value-type="float" office:value="0.949308514595032" calcext:value-type="float">
            <text:p>0.949308514595032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 office:value-type="float" office:value="0.999828457832336" calcext:value-type="float">
            <text:p>0.999828457832336</text:p>
          </table:table-cell>
          <table:table-cell office:value-type="float" office:value="0.998927712440491" calcext:value-type="float">
            <text:p>0.998927712440491</text:p>
          </table:table-cell>
          <table:table-cell office:value-type="float" office:value="0.946133434772491" calcext:value-type="float">
            <text:p>0.946133434772491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3" office:value-type="float" office:value="0.996143758296967" calcext:value-type="float">
            <text:p>0.996143758296967</text:p>
          </table:table-cell>
          <table:table-cell office:value-type="float" office:value="0.997372925281525" calcext:value-type="float">
            <text:p>0.997372925281525</text:p>
          </table:table-cell>
          <table:table-cell office:value-type="float" office:value="0.929890930652618" calcext:value-type="float">
            <text:p>0.929890930652618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 office:value-type="float" office:value="0.999657571315765" calcext:value-type="float">
            <text:p>0.999657571315765</text:p>
          </table:table-cell>
          <table:table-cell office:value-type="float" office:value="0.996740818023681" calcext:value-type="float">
            <text:p>0.996740818023681</text:p>
          </table:table-cell>
          <table:table-cell office:value-type="float" office:value="0.915446937084198" calcext:value-type="float">
            <text:p>0.91544693708419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3" office:value-type="float" office:value="0.999598860740662" calcext:value-type="float">
            <text:p>0.999598860740662</text:p>
          </table:table-cell>
          <table:table-cell office:value-type="float" office:value="0.99881511926651" calcext:value-type="float">
            <text:p>0.99881511926651</text:p>
          </table:table-cell>
          <table:table-cell office:value-type="float" office:value="0.899674952030182" calcext:value-type="float">
            <text:p>0.899674952030182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 office:value-type="float" office:value="0.999074041843414" calcext:value-type="float">
            <text:p>0.999074041843414</text:p>
          </table:table-cell>
          <table:table-cell office:value-type="float" office:value="0.997676730155945" calcext:value-type="float">
            <text:p>0.997676730155945</text:p>
          </table:table-cell>
          <table:table-cell office:value-type="float" office:value="0.944101214408874" calcext:value-type="float">
            <text:p>0.944101214408874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3" office:value-type="float" office:value="0.963150680065155" calcext:value-type="float">
            <text:p>0.963150680065155</text:p>
          </table:table-cell>
          <table:table-cell office:value-type="float" office:value="0.982507288455963" calcext:value-type="float">
            <text:p>0.982507288455963</text:p>
          </table:table-cell>
          <table:table-cell office:value-type="float" office:value="0.857981085777283" calcext:value-type="float">
            <text:p>0.857981085777283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 office:value-type="float" office:value="0.986687660217285" calcext:value-type="float">
            <text:p>0.986687660217285</text:p>
          </table:table-cell>
          <table:table-cell office:value-type="float" office:value="0.944397449493408" calcext:value-type="float">
            <text:p>0.944397449493408</text:p>
          </table:table-cell>
          <table:table-cell office:value-type="float" office:value="0.850840508937836" calcext:value-type="float">
            <text:p>0.850840508937836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3" office:value-type="float" office:value="0.990052998065948" calcext:value-type="float">
            <text:p>0.990052998065948</text:p>
          </table:table-cell>
          <table:table-cell office:value-type="float" office:value="0.988781452178955" calcext:value-type="float">
            <text:p>0.988781452178955</text:p>
          </table:table-cell>
          <table:table-cell office:value-type="float" office:value="0.884386301040649" calcext:value-type="float">
            <text:p>0.884386301040649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 office:value-type="float" office:value="0.996886134147644" calcext:value-type="float">
            <text:p>0.996886134147644</text:p>
          </table:table-cell>
          <table:table-cell office:value-type="float" office:value="0.993414163589478" calcext:value-type="float">
            <text:p>0.993414163589478</text:p>
          </table:table-cell>
          <table:table-cell office:value-type="float" office:value="0.582652449607849" calcext:value-type="float">
            <text:p>0.582652449607849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3" office:value-type="float" office:value="0.995422780513763" calcext:value-type="float">
            <text:p>0.995422780513763</text:p>
          </table:table-cell>
          <table:table-cell office:value-type="float" office:value="0.987812340259552" calcext:value-type="float">
            <text:p>0.987812340259552</text:p>
          </table:table-cell>
          <table:table-cell office:value-type="float" office:value="0.767979502677918" calcext:value-type="float">
            <text:p>0.767979502677918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3" office:value-type="float" office:value="0.999973058700562" calcext:value-type="float">
            <text:p>0.999973058700562</text:p>
          </table:table-cell>
          <table:table-cell office:value-type="float" office:value="0.994634389877319" calcext:value-type="float">
            <text:p>0.994634389877319</text:p>
          </table:table-cell>
          <table:table-cell office:value-type="float" office:value="0.734821915626526" calcext:value-type="float">
            <text:p>0.73482191562652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3" office:value-type="float" office:value="0.999786496162415" calcext:value-type="float">
            <text:p>0.999786496162415</text:p>
          </table:table-cell>
          <table:table-cell office:value-type="float" office:value="0.997273862361908" calcext:value-type="float">
            <text:p>0.997273862361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 office:value-type="float" office:value="0.999898433685303" calcext:value-type="float">
            <text:p>0.999898433685303</text:p>
          </table:table-cell>
          <table:table-cell office:value-type="float" office:value="0.997674524784088" calcext:value-type="float">
            <text:p>0.997674524784088</text:p>
          </table:table-cell>
          <table:table-cell office:value-type="float" office:value="0.599595844745636" calcext:value-type="float">
            <text:p>0.599595844745636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3" office:value-type="float" office:value="0.999902129173279" calcext:value-type="float">
            <text:p>0.999902129173279</text:p>
          </table:table-cell>
          <table:table-cell office:value-type="float" office:value="0.99844092130661" calcext:value-type="float">
            <text:p>0.998440921306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 office:value-type="float" office:value="0.998843967914581" calcext:value-type="float">
            <text:p>0.998843967914581</text:p>
          </table:table-cell>
          <table:table-cell office:value-type="float" office:value="0.995924413204193" calcext:value-type="float">
            <text:p>0.9959244132041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3" office:value-type="float" office:value="0.999952018260956" calcext:value-type="float">
            <text:p>0.999952018260956</text:p>
          </table:table-cell>
          <table:table-cell office:value-type="float" office:value="0.997997045516968" calcext:value-type="float">
            <text:p>0.9979970455169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 office:value-type="float" office:value="0.999878883361816" calcext:value-type="float">
            <text:p>0.999878883361816</text:p>
          </table:table-cell>
          <table:table-cell office:value-type="float" office:value="0.99681282043457" calcext:value-type="float">
            <text:p>0.996812820434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3" office:value-type="float" office:value="0.995015203952789" calcext:value-type="float">
            <text:p>0.995015203952789</text:p>
          </table:table-cell>
          <table:table-cell office:value-type="float" office:value="0.995989322662354" calcext:value-type="float">
            <text:p>0.9959893226623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 office:value-type="float" office:value="0.981424272060394" calcext:value-type="float">
            <text:p>0.981424272060394</text:p>
          </table:table-cell>
          <table:table-cell office:value-type="float" office:value="0.984674334526062" calcext:value-type="float">
            <text:p>0.9846743345260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3" office:value-type="float" office:value="0.856725752353668" calcext:value-type="float">
            <text:p>0.856725752353668</text:p>
          </table:table-cell>
          <table:table-cell office:value-type="float" office:value="0.939432978630066" calcext:value-type="float">
            <text:p>0.9394329786300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 office:value-type="float" office:value="0.987601161003113" calcext:value-type="float">
            <text:p>0.987601161003113</text:p>
          </table:table-cell>
          <table:table-cell office:value-type="float" office:value="0.897353410720825" calcext:value-type="float">
            <text:p>0.8973534107208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3" office:value-type="float" office:value="0.955785870552063" calcext:value-type="float">
            <text:p>0.955785870552063</text:p>
          </table:table-cell>
          <table:table-cell office:value-type="float" office:value="0.611386895179749" calcext:value-type="float">
            <text:p>0.6113868951797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62878942489624" calcext:value-type="float">
            <text:p>0.962878942489624</text:p>
          </table:table-cell>
          <table:table-cell office:value-type="float" office:value="0.679057002067566" calcext:value-type="float">
            <text:p>0.6790570020675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3" office:value-type="float" office:value="0.999453485012054" calcext:value-type="float">
            <text:p>0.999453485012054</text:p>
          </table:table-cell>
          <table:table-cell office:value-type="float" office:value="0.654822409152985" calcext:value-type="float">
            <text:p>0.6548224091529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3" office:value-type="float" office:value="0.999841570854187" calcext:value-type="float">
            <text:p>0.999841570854187</text:p>
          </table:table-cell>
          <table:table-cell office:value-type="float" office:value="0.975459575653076" calcext:value-type="float">
            <text:p>0.9754595756530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3" office:value-type="float" office:value="0.999789953231812" calcext:value-type="float">
            <text:p>0.999789953231812</text:p>
          </table:table-cell>
          <table:table-cell office:value-type="float" office:value="0.985967397689819" calcext:value-type="float">
            <text:p>0.9859673976898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 office:value-type="float" office:value="0.999440252780914" calcext:value-type="float">
            <text:p>0.999440252780914</text:p>
          </table:table-cell>
          <table:table-cell office:value-type="float" office:value="0.996126592159271" calcext:value-type="float">
            <text:p>0.996126592159271</text:p>
          </table:table-cell>
          <table:table-cell office:value-type="float" office:value="0.577073574066162" calcext:value-type="float">
            <text:p>0.577073574066162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3" office:value-type="float" office:value="0.999986827373504" calcext:value-type="float">
            <text:p>0.999986827373504</text:p>
          </table:table-cell>
          <table:table-cell office:value-type="float" office:value="0.99644011259079" calcext:value-type="float">
            <text:p>0.996440112590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 office:value-type="float" office:value="0.999987781047821" calcext:value-type="float">
            <text:p>0.999987781047821</text:p>
          </table:table-cell>
          <table:table-cell office:value-type="float" office:value="0.990908801555634" calcext:value-type="float">
            <text:p>0.9909088015556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3" office:value-type="float" office:value="0.999988973140717" calcext:value-type="float">
            <text:p>0.999988973140717</text:p>
          </table:table-cell>
          <table:table-cell office:value-type="float" office:value="0.997266411781311" calcext:value-type="float">
            <text:p>0.9972664117813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 office:value-type="float" office:value="0.999988615512848" calcext:value-type="float">
            <text:p>0.999988615512848</text:p>
          </table:table-cell>
          <table:table-cell office:value-type="float" office:value="0.99577808380127" calcext:value-type="float">
            <text:p>0.99577808380127</text:p>
          </table:table-cell>
          <table:table-cell office:value-type="float" office:value="0.713534414768219" calcext:value-type="float">
            <text:p>0.713534414768219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3" office:value-type="float" office:value="0.999953150749206" calcext:value-type="float">
            <text:p>0.999953150749206</text:p>
          </table:table-cell>
          <table:table-cell office:value-type="float" office:value="0.984858930110931" calcext:value-type="float">
            <text:p>0.984858930110931</text:p>
          </table:table-cell>
          <table:table-cell office:value-type="float" office:value="0.982363224029541" calcext:value-type="float">
            <text:p>0.982363224029541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 office:value-type="float" office:value="0.999877512454987" calcext:value-type="float">
            <text:p>0.999877512454987</text:p>
          </table:table-cell>
          <table:table-cell office:value-type="float" office:value="0.968807220458984" calcext:value-type="float">
            <text:p>0.968807220458984</text:p>
          </table:table-cell>
          <table:table-cell office:value-type="float" office:value="0.984704613685608" calcext:value-type="float">
            <text:p>0.984704613685608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3" office:value-type="float" office:value="0.999936461448669" calcext:value-type="float">
            <text:p>0.999936461448669</text:p>
          </table:table-cell>
          <table:table-cell office:value-type="float" office:value="0.988054454326629" calcext:value-type="float">
            <text:p>0.988054454326629</text:p>
          </table:table-cell>
          <table:table-cell office:value-type="float" office:value="0.984513223171234" calcext:value-type="float">
            <text:p>0.984513223171234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 office:value-type="float" office:value="0.999719977378845" calcext:value-type="float">
            <text:p>0.999719977378845</text:p>
          </table:table-cell>
          <table:table-cell office:value-type="float" office:value="0.989679753780365" calcext:value-type="float">
            <text:p>0.989679753780365</text:p>
          </table:table-cell>
          <table:table-cell office:value-type="float" office:value="0.973568856716156" calcext:value-type="float">
            <text:p>0.973568856716156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3" office:value-type="float" office:value="0.999589323997498" calcext:value-type="float">
            <text:p>0.999589323997498</text:p>
          </table:table-cell>
          <table:table-cell office:value-type="float" office:value="0.98075944185257" calcext:value-type="float">
            <text:p>0.98075944185257</text:p>
          </table:table-cell>
          <table:table-cell office:value-type="float" office:value="0.979819357395172" calcext:value-type="float">
            <text:p>0.979819357395172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 office:value-type="float" office:value="0.999779582023621" calcext:value-type="float">
            <text:p>0.999779582023621</text:p>
          </table:table-cell>
          <table:table-cell office:value-type="float" office:value="0.976011216640472" calcext:value-type="float">
            <text:p>0.976011216640472</text:p>
          </table:table-cell>
          <table:table-cell office:value-type="float" office:value="0.988465428352356" calcext:value-type="float">
            <text:p>0.988465428352356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3" office:value-type="float" office:value="0.999749302864075" calcext:value-type="float">
            <text:p>0.999749302864075</text:p>
          </table:table-cell>
          <table:table-cell office:value-type="float" office:value="0.984755992889404" calcext:value-type="float">
            <text:p>0.984755992889404</text:p>
          </table:table-cell>
          <table:table-cell office:value-type="float" office:value="0.973243892192841" calcext:value-type="float">
            <text:p>0.97324389219284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99763011932373" calcext:value-type="float">
            <text:p>0.99763011932373</text:p>
          </table:table-cell>
          <table:table-cell table:number-columns-repeated="2" office:value-type="float" office:value="0.999233603477478" calcext:value-type="float">
            <text:p>0.999233603477478</text:p>
          </table:table-cell>
          <table:table-cell office:value-type="float" office:value="0.983734130859375" calcext:value-type="float">
            <text:p>0.983734130859375</text:p>
          </table:table-cell>
          <table:table-cell office:value-type="float" office:value="0.969546914100647" calcext:value-type="float">
            <text:p>0.969546914100647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989850878715515" calcext:value-type="float">
            <text:p>0.989850878715515</text:p>
          </table:table-cell>
          <table:table-cell table:number-columns-repeated="2" office:value-type="float" office:value="0.99320650100708" calcext:value-type="float">
            <text:p>0.99320650100708</text:p>
          </table:table-cell>
          <table:table-cell office:value-type="float" office:value="0.983173966407776" calcext:value-type="float">
            <text:p>0.983173966407776</text:p>
          </table:table-cell>
          <table:table-cell office:value-type="float" office:value="0.942633986473084" calcext:value-type="float">
            <text:p>0.942633986473084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4558751583099" calcext:value-type="float">
            <text:p>0.994558751583099</text:p>
          </table:table-cell>
          <table:table-cell office:value-type="float" office:value="0.961103916168213" calcext:value-type="float">
            <text:p>0.961103916168213</text:p>
          </table:table-cell>
          <table:table-cell office:value-type="float" office:value="0.96323561668396" calcext:value-type="float">
            <text:p>0.96323561668396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3" office:value-type="float" office:value="0.995474696159363" calcext:value-type="float">
            <text:p>0.995474696159363</text:p>
          </table:table-cell>
          <table:table-cell office:value-type="float" office:value="0.950587630271912" calcext:value-type="float">
            <text:p>0.950587630271912</text:p>
          </table:table-cell>
          <table:table-cell office:value-type="float" office:value="0.96368819475174" calcext:value-type="float">
            <text:p>0.96368819475174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 office:value-type="float" office:value="0.992854833602905" calcext:value-type="float">
            <text:p>0.992854833602905</text:p>
          </table:table-cell>
          <table:table-cell office:value-type="float" office:value="0.911104083061218" calcext:value-type="float">
            <text:p>0.911104083061218</text:p>
          </table:table-cell>
          <table:table-cell office:value-type="float" office:value="0.974049746990204" calcext:value-type="float">
            <text:p>0.974049746990204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3" office:value-type="float" office:value="0.99932986497879" calcext:value-type="float">
            <text:p>0.99932986497879</text:p>
          </table:table-cell>
          <table:table-cell office:value-type="float" office:value="0.926383316516876" calcext:value-type="float">
            <text:p>0.926383316516876</text:p>
          </table:table-cell>
          <table:table-cell office:value-type="float" office:value="0.985597670078278" calcext:value-type="float">
            <text:p>0.985597670078278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 office:value-type="float" office:value="0.999743938446045" calcext:value-type="float">
            <text:p>0.999743938446045</text:p>
          </table:table-cell>
          <table:table-cell office:value-type="float" office:value="0.950961649417877" calcext:value-type="float">
            <text:p>0.950961649417877</text:p>
          </table:table-cell>
          <table:table-cell office:value-type="float" office:value="0.987095355987549" calcext:value-type="float">
            <text:p>0.987095355987549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3" office:value-type="float" office:value="0.99969094991684" calcext:value-type="float">
            <text:p>0.99969094991684</text:p>
          </table:table-cell>
          <table:table-cell office:value-type="float" office:value="0.977713942527771" calcext:value-type="float">
            <text:p>0.977713942527771</text:p>
          </table:table-cell>
          <table:table-cell office:value-type="float" office:value="0.972609579563141" calcext:value-type="float">
            <text:p>0.972609579563141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 office:value-type="float" office:value="0.999750316143036" calcext:value-type="float">
            <text:p>0.999750316143036</text:p>
          </table:table-cell>
          <table:table-cell office:value-type="float" office:value="0.979854583740234" calcext:value-type="float">
            <text:p>0.979854583740234</text:p>
          </table:table-cell>
          <table:table-cell office:value-type="float" office:value="0.968009114265442" calcext:value-type="float">
            <text:p>0.968009114265442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3" office:value-type="float" office:value="0.999898612499237" calcext:value-type="float">
            <text:p>0.999898612499237</text:p>
          </table:table-cell>
          <table:table-cell office:value-type="float" office:value="0.982297658920288" calcext:value-type="float">
            <text:p>0.982297658920288</text:p>
          </table:table-cell>
          <table:table-cell office:value-type="float" office:value="0.975012898445129" calcext:value-type="float">
            <text:p>0.975012898445129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" office:value-type="float" office:value="0.999807000160217" calcext:value-type="float">
            <text:p>0.999807000160217</text:p>
          </table:table-cell>
          <table:table-cell office:value-type="float" office:value="0.958440601825714" calcext:value-type="float">
            <text:p>0.958440601825714</text:p>
          </table:table-cell>
          <table:table-cell office:value-type="float" office:value="0.974107801914215" calcext:value-type="float">
            <text:p>0.974107801914215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" office:value-type="float" office:value="0.999570488929748" calcext:value-type="float">
            <text:p>0.999570488929748</text:p>
          </table:table-cell>
          <table:table-cell office:value-type="float" office:value="0.943776488304138" calcext:value-type="float">
            <text:p>0.943776488304138</text:p>
          </table:table-cell>
          <table:table-cell office:value-type="float" office:value="0.963272571563721" calcext:value-type="float">
            <text:p>0.963272571563721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 office:value-type="float" office:value="0.999755859375" calcext:value-type="float">
            <text:p>0.999755859375</text:p>
          </table:table-cell>
          <table:table-cell office:value-type="float" office:value="0.959239602088928" calcext:value-type="float">
            <text:p>0.959239602088928</text:p>
          </table:table-cell>
          <table:table-cell office:value-type="float" office:value="0.961414515972137" calcext:value-type="float">
            <text:p>0.961414515972137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3" office:value-type="float" office:value="0.999440371990204" calcext:value-type="float">
            <text:p>0.999440371990204</text:p>
          </table:table-cell>
          <table:table-cell office:value-type="float" office:value="0.958434224128723" calcext:value-type="float">
            <text:p>0.958434224128723</text:p>
          </table:table-cell>
          <table:table-cell office:value-type="float" office:value="0.967690706253052" calcext:value-type="float">
            <text:p>0.967690706253052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 office:value-type="float" office:value="0.999687969684601" calcext:value-type="float">
            <text:p>0.999687969684601</text:p>
          </table:table-cell>
          <table:table-cell office:value-type="float" office:value="0.967081844806671" calcext:value-type="float">
            <text:p>0.967081844806671</text:p>
          </table:table-cell>
          <table:table-cell office:value-type="float" office:value="0.969970226287842" calcext:value-type="float">
            <text:p>0.969970226287842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3" office:value-type="float" office:value="0.999746799468994" calcext:value-type="float">
            <text:p>0.999746799468994</text:p>
          </table:table-cell>
          <table:table-cell office:value-type="float" office:value="0.97365814447403" calcext:value-type="float">
            <text:p>0.97365814447403</text:p>
          </table:table-cell>
          <table:table-cell office:value-type="float" office:value="0.974742293357849" calcext:value-type="float">
            <text:p>0.974742293357849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 office:value-type="float" office:value="0.999690294265747" calcext:value-type="float">
            <text:p>0.999690294265747</text:p>
          </table:table-cell>
          <table:table-cell office:value-type="float" office:value="0.976252257823944" calcext:value-type="float">
            <text:p>0.976252257823944</text:p>
          </table:table-cell>
          <table:table-cell office:value-type="float" office:value="0.975808501243591" calcext:value-type="float">
            <text:p>0.975808501243591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3" office:value-type="float" office:value="0.999832928180695" calcext:value-type="float">
            <text:p>0.999832928180695</text:p>
          </table:table-cell>
          <table:table-cell office:value-type="float" office:value="0.976668894290924" calcext:value-type="float">
            <text:p>0.976668894290924</text:p>
          </table:table-cell>
          <table:table-cell office:value-type="float" office:value="0.978050172328949" calcext:value-type="float">
            <text:p>0.97805017232894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 office:value-type="float" office:value="0.999477624893188" calcext:value-type="float">
            <text:p>0.999477624893188</text:p>
          </table:table-cell>
          <table:table-cell office:value-type="float" office:value="0.981312930583954" calcext:value-type="float">
            <text:p>0.981312930583954</text:p>
          </table:table-cell>
          <table:table-cell office:value-type="float" office:value="0.981806516647339" calcext:value-type="float">
            <text:p>0.981806516647339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3" office:value-type="float" office:value="0.999789834022522" calcext:value-type="float">
            <text:p>0.999789834022522</text:p>
          </table:table-cell>
          <table:table-cell office:value-type="float" office:value="0.978904187679291" calcext:value-type="float">
            <text:p>0.978904187679291</text:p>
          </table:table-cell>
          <table:table-cell office:value-type="float" office:value="0.981988608837128" calcext:value-type="float">
            <text:p>0.981988608837128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 office:value-type="float" office:value="0.999567925930023" calcext:value-type="float">
            <text:p>0.999567925930023</text:p>
          </table:table-cell>
          <table:table-cell office:value-type="float" office:value="0.969768106937408" calcext:value-type="float">
            <text:p>0.969768106937408</text:p>
          </table:table-cell>
          <table:table-cell office:value-type="float" office:value="0.977780759334564" calcext:value-type="float">
            <text:p>0.977780759334564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3" office:value-type="float" office:value="0.999582767486572" calcext:value-type="float">
            <text:p>0.999582767486572</text:p>
          </table:table-cell>
          <table:table-cell office:value-type="float" office:value="0.965154707431793" calcext:value-type="float">
            <text:p>0.965154707431793</text:p>
          </table:table-cell>
          <table:table-cell office:value-type="float" office:value="0.980865716934204" calcext:value-type="float">
            <text:p>0.980865716934204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 office:value-type="float" office:value="0.999779343605042" calcext:value-type="float">
            <text:p>0.999779343605042</text:p>
          </table:table-cell>
          <table:table-cell office:value-type="float" office:value="0.983155608177185" calcext:value-type="float">
            <text:p>0.983155608177185</text:p>
          </table:table-cell>
          <table:table-cell office:value-type="float" office:value="0.981058478355408" calcext:value-type="float">
            <text:p>0.981058478355408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3" office:value-type="float" office:value="0.999818563461304" calcext:value-type="float">
            <text:p>0.999818563461304</text:p>
          </table:table-cell>
          <table:table-cell office:value-type="float" office:value="0.981804311275482" calcext:value-type="float">
            <text:p>0.981804311275482</text:p>
          </table:table-cell>
          <table:table-cell office:value-type="float" office:value="0.983943819999695" calcext:value-type="float">
            <text:p>0.98394381999969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 office:value-type="float" office:value="0.999892592430115" calcext:value-type="float">
            <text:p>0.999892592430115</text:p>
          </table:table-cell>
          <table:table-cell office:value-type="float" office:value="0.973856091499329" calcext:value-type="float">
            <text:p>0.973856091499329</text:p>
          </table:table-cell>
          <table:table-cell office:value-type="float" office:value="0.982745230197906" calcext:value-type="float">
            <text:p>0.98274523019790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3" office:value-type="float" office:value="0.999918401241302" calcext:value-type="float">
            <text:p>0.999918401241302</text:p>
          </table:table-cell>
          <table:table-cell office:value-type="float" office:value="0.983893513679504" calcext:value-type="float">
            <text:p>0.983893513679504</text:p>
          </table:table-cell>
          <table:table-cell office:value-type="float" office:value="0.982121706008911" calcext:value-type="float">
            <text:p>0.982121706008911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 office:value-type="float" office:value="0.99990451335907" calcext:value-type="float">
            <text:p>0.99990451335907</text:p>
          </table:table-cell>
          <table:table-cell office:value-type="float" office:value="0.981117904186249" calcext:value-type="float">
            <text:p>0.981117904186249</text:p>
          </table:table-cell>
          <table:table-cell office:value-type="float" office:value="0.985264718532562" calcext:value-type="float">
            <text:p>0.985264718532562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3" office:value-type="float" office:value="0.99993908405304" calcext:value-type="float">
            <text:p>0.99993908405304</text:p>
          </table:table-cell>
          <table:table-cell office:value-type="float" office:value="0.985198259353638" calcext:value-type="float">
            <text:p>0.985198259353638</text:p>
          </table:table-cell>
          <table:table-cell office:value-type="float" office:value="0.984696865081787" calcext:value-type="float">
            <text:p>0.984696865081787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 office:value-type="float" office:value="0.999971270561218" calcext:value-type="float">
            <text:p>0.999971270561218</text:p>
          </table:table-cell>
          <table:table-cell office:value-type="float" office:value="0.98937726020813" calcext:value-type="float">
            <text:p>0.98937726020813</text:p>
          </table:table-cell>
          <table:table-cell office:value-type="float" office:value="0.984425067901611" calcext:value-type="float">
            <text:p>0.984425067901611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3" office:value-type="float" office:value="0.999978601932525" calcext:value-type="float">
            <text:p>0.999978601932525</text:p>
          </table:table-cell>
          <table:table-cell office:value-type="float" office:value="0.99084997177124" calcext:value-type="float">
            <text:p>0.99084997177124</text:p>
          </table:table-cell>
          <table:table-cell office:value-type="float" office:value="0.983784317970276" calcext:value-type="float">
            <text:p>0.983784317970276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" office:value-type="float" office:value="0.999985456466675" calcext:value-type="float">
            <text:p>0.999985456466675</text:p>
          </table:table-cell>
          <table:table-cell office:value-type="float" office:value="0.991090595722198" calcext:value-type="float">
            <text:p>0.991090595722198</text:p>
          </table:table-cell>
          <table:table-cell office:value-type="float" office:value="0.985511839389801" calcext:value-type="float">
            <text:p>0.985511839389801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" office:value-type="float" office:value="0.999989330768585" calcext:value-type="float">
            <text:p>0.999989330768585</text:p>
          </table:table-cell>
          <table:table-cell office:value-type="float" office:value="0.99222993850708" calcext:value-type="float">
            <text:p>0.99222993850708</text:p>
          </table:table-cell>
          <table:table-cell office:value-type="float" office:value="0.985055327415466" calcext:value-type="float">
            <text:p>0.985055327415466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 office:value-type="float" office:value="0.999990582466126" calcext:value-type="float">
            <text:p>0.999990582466126</text:p>
          </table:table-cell>
          <table:table-cell office:value-type="float" office:value="0.992732048034668" calcext:value-type="float">
            <text:p>0.992732048034668</text:p>
          </table:table-cell>
          <table:table-cell office:value-type="float" office:value="0.98453289270401" calcext:value-type="float">
            <text:p>0.98453289270401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3" office:value-type="float" office:value="0.999991416931152" calcext:value-type="float">
            <text:p>0.999991416931152</text:p>
          </table:table-cell>
          <table:table-cell office:value-type="float" office:value="0.993915557861328" calcext:value-type="float">
            <text:p>0.993915557861328</text:p>
          </table:table-cell>
          <table:table-cell office:value-type="float" office:value="0.983969807624817" calcext:value-type="float">
            <text:p>0.983969807624817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 office:value-type="float" office:value="0.999990701675415" calcext:value-type="float">
            <text:p>0.999990701675415</text:p>
          </table:table-cell>
          <table:table-cell office:value-type="float" office:value="0.995135009288788" calcext:value-type="float">
            <text:p>0.995135009288788</text:p>
          </table:table-cell>
          <table:table-cell office:value-type="float" office:value="0.983439266681671" calcext:value-type="float">
            <text:p>0.983439266681671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3" office:value-type="float" office:value="0.999991476535797" calcext:value-type="float">
            <text:p>0.999991476535797</text:p>
          </table:table-cell>
          <table:table-cell office:value-type="float" office:value="0.996275544166565" calcext:value-type="float">
            <text:p>0.996275544166565</text:p>
          </table:table-cell>
          <table:table-cell office:value-type="float" office:value="0.983855783939362" calcext:value-type="float">
            <text:p>0.983855783939362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 office:value-type="float" office:value="0.999987542629242" calcext:value-type="float">
            <text:p>0.999987542629242</text:p>
          </table:table-cell>
          <table:table-cell office:value-type="float" office:value="0.995191752910614" calcext:value-type="float">
            <text:p>0.995191752910614</text:p>
          </table:table-cell>
          <table:table-cell office:value-type="float" office:value="0.982311487197876" calcext:value-type="float">
            <text:p>0.982311487197876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3" office:value-type="float" office:value="0.999985337257385" calcext:value-type="float">
            <text:p>0.999985337257385</text:p>
          </table:table-cell>
          <table:table-cell office:value-type="float" office:value="0.994461357593536" calcext:value-type="float">
            <text:p>0.994461357593536</text:p>
          </table:table-cell>
          <table:table-cell office:value-type="float" office:value="0.982343792915344" calcext:value-type="float">
            <text:p>0.982343792915344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 office:value-type="float" office:value="0.999967932701111" calcext:value-type="float">
            <text:p>0.999967932701111</text:p>
          </table:table-cell>
          <table:table-cell office:value-type="float" office:value="0.994679927825928" calcext:value-type="float">
            <text:p>0.994679927825928</text:p>
          </table:table-cell>
          <table:table-cell office:value-type="float" office:value="0.98193895816803" calcext:value-type="float">
            <text:p>0.98193895816803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" office:value-type="float" office:value="0.99995768070221" calcext:value-type="float">
            <text:p>0.99995768070221</text:p>
          </table:table-cell>
          <table:table-cell office:value-type="float" office:value="0.993987321853638" calcext:value-type="float">
            <text:p>0.993987321853638</text:p>
          </table:table-cell>
          <table:table-cell office:value-type="float" office:value="0.984082221984863" calcext:value-type="float">
            <text:p>0.984082221984863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 office:value-type="float" office:value="0.999953150749206" calcext:value-type="float">
            <text:p>0.999953150749206</text:p>
          </table:table-cell>
          <table:table-cell office:value-type="float" office:value="0.994366884231567" calcext:value-type="float">
            <text:p>0.994366884231567</text:p>
          </table:table-cell>
          <table:table-cell office:value-type="float" office:value="0.984059691429138" calcext:value-type="float">
            <text:p>0.984059691429138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3" office:value-type="float" office:value="0.999955117702484" calcext:value-type="float">
            <text:p>0.999955117702484</text:p>
          </table:table-cell>
          <table:table-cell office:value-type="float" office:value="0.992999732494354" calcext:value-type="float">
            <text:p>0.992999732494354</text:p>
          </table:table-cell>
          <table:table-cell office:value-type="float" office:value="0.980366170406342" calcext:value-type="float">
            <text:p>0.980366170406342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 office:value-type="float" office:value="0.999916851520538" calcext:value-type="float">
            <text:p>0.999916851520538</text:p>
          </table:table-cell>
          <table:table-cell office:value-type="float" office:value="0.990565419197082" calcext:value-type="float">
            <text:p>0.990565419197082</text:p>
          </table:table-cell>
          <table:table-cell office:value-type="float" office:value="0.975795686244965" calcext:value-type="float">
            <text:p>0.975795686244965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3" office:value-type="float" office:value="0.9999178647995" calcext:value-type="float">
            <text:p>0.9999178647995</text:p>
          </table:table-cell>
          <table:table-cell office:value-type="float" office:value="0.980506896972656" calcext:value-type="float">
            <text:p>0.980506896972656</text:p>
          </table:table-cell>
          <table:table-cell office:value-type="float" office:value="0.977829456329346" calcext:value-type="float">
            <text:p>0.977829456329346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 office:value-type="float" office:value="0.99994432926178" calcext:value-type="float">
            <text:p>0.99994432926178</text:p>
          </table:table-cell>
          <table:table-cell office:value-type="float" office:value="0.987580716609955" calcext:value-type="float">
            <text:p>0.987580716609955</text:p>
          </table:table-cell>
          <table:table-cell office:value-type="float" office:value="0.976245284080505" calcext:value-type="float">
            <text:p>0.976245284080505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.999949991703033" calcext:value-type="float">
            <text:p>0.999949991703033</text:p>
          </table:table-cell>
          <table:table-cell office:value-type="float" office:value="0.990260064601898" calcext:value-type="float">
            <text:p>0.990260064601898</text:p>
          </table:table-cell>
          <table:table-cell office:value-type="float" office:value="0.97301709651947" calcext:value-type="float">
            <text:p>0.9730170965194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 office:value-type="float" office:value="0.999949514865875" calcext:value-type="float">
            <text:p>0.999949514865875</text:p>
          </table:table-cell>
          <table:table-cell office:value-type="float" office:value="0.987058997154236" calcext:value-type="float">
            <text:p>0.987058997154236</text:p>
          </table:table-cell>
          <table:table-cell office:value-type="float" office:value="0.972126543521881" calcext:value-type="float">
            <text:p>0.972126543521881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3" office:value-type="float" office:value="0.99993222951889" calcext:value-type="float">
            <text:p>0.99993222951889</text:p>
          </table:table-cell>
          <table:table-cell office:value-type="float" office:value="0.986558556556702" calcext:value-type="float">
            <text:p>0.986558556556702</text:p>
          </table:table-cell>
          <table:table-cell office:value-type="float" office:value="0.973366737365723" calcext:value-type="float">
            <text:p>0.973366737365723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.999936938285827" calcext:value-type="float">
            <text:p>0.999936938285827</text:p>
          </table:table-cell>
          <table:table-cell office:value-type="float" office:value="0.987867832183838" calcext:value-type="float">
            <text:p>0.987867832183838</text:p>
          </table:table-cell>
          <table:table-cell office:value-type="float" office:value="0.973070383071899" calcext:value-type="float">
            <text:p>0.973070383071899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.99993622303009" calcext:value-type="float">
            <text:p>0.99993622303009</text:p>
          </table:table-cell>
          <table:table-cell office:value-type="float" office:value="0.986511290073395" calcext:value-type="float">
            <text:p>0.986511290073395</text:p>
          </table:table-cell>
          <table:table-cell office:value-type="float" office:value="0.973927855491638" calcext:value-type="float">
            <text:p>0.973927855491638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.999934017658233" calcext:value-type="float">
            <text:p>0.999934017658233</text:p>
          </table:table-cell>
          <table:table-cell office:value-type="float" office:value="0.98615837097168" calcext:value-type="float">
            <text:p>0.98615837097168</text:p>
          </table:table-cell>
          <table:table-cell office:value-type="float" office:value="0.975503385066986" calcext:value-type="float">
            <text:p>0.975503385066986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 office:value-type="float" office:value="0.99992436170578" calcext:value-type="float">
            <text:p>0.99992436170578</text:p>
          </table:table-cell>
          <table:table-cell office:value-type="float" office:value="0.988270342350006" calcext:value-type="float">
            <text:p>0.988270342350006</text:p>
          </table:table-cell>
          <table:table-cell office:value-type="float" office:value="0.978848218917847" calcext:value-type="float">
            <text:p>0.978848218917847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.99993759393692" calcext:value-type="float">
            <text:p>0.99993759393692</text:p>
          </table:table-cell>
          <table:table-cell office:value-type="float" office:value="0.989334225654602" calcext:value-type="float">
            <text:p>0.989334225654602</text:p>
          </table:table-cell>
          <table:table-cell office:value-type="float" office:value="0.978302776813507" calcext:value-type="float">
            <text:p>0.978302776813507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.999928712844849" calcext:value-type="float">
            <text:p>0.999928712844849</text:p>
          </table:table-cell>
          <table:table-cell office:value-type="float" office:value="0.98785924911499" calcext:value-type="float">
            <text:p>0.98785924911499</text:p>
          </table:table-cell>
          <table:table-cell office:value-type="float" office:value="0.980494379997253" calcext:value-type="float">
            <text:p>0.980494379997253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.999961137771606" calcext:value-type="float">
            <text:p>0.999961137771606</text:p>
          </table:table-cell>
          <table:table-cell office:value-type="float" office:value="0.991722881793976" calcext:value-type="float">
            <text:p>0.991722881793976</text:p>
          </table:table-cell>
          <table:table-cell office:value-type="float" office:value="0.982536315917969" calcext:value-type="float">
            <text:p>0.982536315917969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.999947130680084" calcext:value-type="float">
            <text:p>0.999947130680084</text:p>
          </table:table-cell>
          <table:table-cell office:value-type="float" office:value="0.993620693683624" calcext:value-type="float">
            <text:p>0.993620693683624</text:p>
          </table:table-cell>
          <table:table-cell office:value-type="float" office:value="0.9830002784729" calcext:value-type="float">
            <text:p>0.9830002784729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.999959945678711" calcext:value-type="float">
            <text:p>0.999959945678711</text:p>
          </table:table-cell>
          <table:table-cell office:value-type="float" office:value="0.992723643779754" calcext:value-type="float">
            <text:p>0.992723643779754</text:p>
          </table:table-cell>
          <table:table-cell office:value-type="float" office:value="0.982725203037262" calcext:value-type="float">
            <text:p>0.982725203037262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.999971747398376" calcext:value-type="float">
            <text:p>0.999971747398376</text:p>
          </table:table-cell>
          <table:table-cell office:value-type="float" office:value="0.993825197219849" calcext:value-type="float">
            <text:p>0.993825197219849</text:p>
          </table:table-cell>
          <table:table-cell office:value-type="float" office:value="0.983224511146545" calcext:value-type="float">
            <text:p>0.983224511146545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.99994683265686" calcext:value-type="float">
            <text:p>0.99994683265686</text:p>
          </table:table-cell>
          <table:table-cell office:value-type="float" office:value="0.995227158069611" calcext:value-type="float">
            <text:p>0.995227158069611</text:p>
          </table:table-cell>
          <table:table-cell office:value-type="float" office:value="0.981879711151123" calcext:value-type="float">
            <text:p>0.981879711151123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.999951720237732" calcext:value-type="float">
            <text:p>0.999951720237732</text:p>
          </table:table-cell>
          <table:table-cell office:value-type="float" office:value="0.996042728424072" calcext:value-type="float">
            <text:p>0.996042728424072</text:p>
          </table:table-cell>
          <table:table-cell office:value-type="float" office:value="0.980852663516998" calcext:value-type="float">
            <text:p>0.980852663516998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.999957263469696" calcext:value-type="float">
            <text:p>0.999957263469696</text:p>
          </table:table-cell>
          <table:table-cell office:value-type="float" office:value="0.993489623069763" calcext:value-type="float">
            <text:p>0.993489623069763</text:p>
          </table:table-cell>
          <table:table-cell office:value-type="float" office:value="0.976288676261902" calcext:value-type="float">
            <text:p>0.97628867626190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.999962627887726" calcext:value-type="float">
            <text:p>0.999962627887726</text:p>
          </table:table-cell>
          <table:table-cell office:value-type="float" office:value="0.99272620677948" calcext:value-type="float">
            <text:p>0.99272620677948</text:p>
          </table:table-cell>
          <table:table-cell office:value-type="float" office:value="0.975351929664612" calcext:value-type="float">
            <text:p>0.975351929664612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.999962449073792" calcext:value-type="float">
            <text:p>0.999962449073792</text:p>
          </table:table-cell>
          <table:table-cell office:value-type="float" office:value="0.992602348327637" calcext:value-type="float">
            <text:p>0.992602348327637</text:p>
          </table:table-cell>
          <table:table-cell office:value-type="float" office:value="0.97404682636261" calcext:value-type="float">
            <text:p>0.97404682636261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.999954044818878" calcext:value-type="float">
            <text:p>0.999954044818878</text:p>
          </table:table-cell>
          <table:table-cell office:value-type="float" office:value="0.99275141954422" calcext:value-type="float">
            <text:p>0.99275141954422</text:p>
          </table:table-cell>
          <table:table-cell office:value-type="float" office:value="0.973944008350372" calcext:value-type="float">
            <text:p>0.973944008350372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.999959468841553" calcext:value-type="float">
            <text:p>0.999959468841553</text:p>
          </table:table-cell>
          <table:table-cell office:value-type="float" office:value="0.992211103439331" calcext:value-type="float">
            <text:p>0.992211103439331</text:p>
          </table:table-cell>
          <table:table-cell office:value-type="float" office:value="0.972835302352905" calcext:value-type="float">
            <text:p>0.972835302352905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.999955296516418" calcext:value-type="float">
            <text:p>0.999955296516418</text:p>
          </table:table-cell>
          <table:table-cell office:value-type="float" office:value="0.992672264575958" calcext:value-type="float">
            <text:p>0.992672264575958</text:p>
          </table:table-cell>
          <table:table-cell office:value-type="float" office:value="0.973445117473602" calcext:value-type="float">
            <text:p>0.973445117473602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.999953746795654" calcext:value-type="float">
            <text:p>0.999953746795654</text:p>
          </table:table-cell>
          <table:table-cell office:value-type="float" office:value="0.992947816848755" calcext:value-type="float">
            <text:p>0.992947816848755</text:p>
          </table:table-cell>
          <table:table-cell office:value-type="float" office:value="0.97419261932373" calcext:value-type="float">
            <text:p>0.97419261932373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.999962151050568" calcext:value-type="float">
            <text:p>0.999962151050568</text:p>
          </table:table-cell>
          <table:table-cell office:value-type="float" office:value="0.993317365646362" calcext:value-type="float">
            <text:p>0.993317365646362</text:p>
          </table:table-cell>
          <table:table-cell office:value-type="float" office:value="0.976823985576629" calcext:value-type="float">
            <text:p>0.97682398557662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.999952614307404" calcext:value-type="float">
            <text:p>0.999952614307404</text:p>
          </table:table-cell>
          <table:table-cell office:value-type="float" office:value="0.992378175258636" calcext:value-type="float">
            <text:p>0.992378175258636</text:p>
          </table:table-cell>
          <table:table-cell office:value-type="float" office:value="0.978648602962494" calcext:value-type="float">
            <text:p>0.978648602962494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.999961733818054" calcext:value-type="float">
            <text:p>0.999961733818054</text:p>
          </table:table-cell>
          <table:table-cell office:value-type="float" office:value="0.993008732795715" calcext:value-type="float">
            <text:p>0.993008732795715</text:p>
          </table:table-cell>
          <table:table-cell office:value-type="float" office:value="0.980274081230164" calcext:value-type="float">
            <text:p>0.980274081230164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.999971508979797" calcext:value-type="float">
            <text:p>0.999971508979797</text:p>
          </table:table-cell>
          <table:table-cell office:value-type="float" office:value="0.994321823120117" calcext:value-type="float">
            <text:p>0.994321823120117</text:p>
          </table:table-cell>
          <table:table-cell office:value-type="float" office:value="0.980319082736969" calcext:value-type="float">
            <text:p>0.980319082736969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.999969840049744" calcext:value-type="float">
            <text:p>0.999969840049744</text:p>
          </table:table-cell>
          <table:table-cell office:value-type="float" office:value="0.994550228118896" calcext:value-type="float">
            <text:p>0.994550228118896</text:p>
          </table:table-cell>
          <table:table-cell office:value-type="float" office:value="0.980801045894623" calcext:value-type="float">
            <text:p>0.9808010458946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.999966144561768" calcext:value-type="float">
            <text:p>0.999966144561768</text:p>
          </table:table-cell>
          <table:table-cell office:value-type="float" office:value="0.994808375835419" calcext:value-type="float">
            <text:p>0.994808375835419</text:p>
          </table:table-cell>
          <table:table-cell office:value-type="float" office:value="0.980719208717346" calcext:value-type="float">
            <text:p>0.980719208717346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.999975204467773" calcext:value-type="float">
            <text:p>0.999975204467773</text:p>
          </table:table-cell>
          <table:table-cell office:value-type="float" office:value="0.994910776615143" calcext:value-type="float">
            <text:p>0.994910776615143</text:p>
          </table:table-cell>
          <table:table-cell office:value-type="float" office:value="0.981093883514404" calcext:value-type="float">
            <text:p>0.981093883514404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.99997752904892" calcext:value-type="float">
            <text:p>0.99997752904892</text:p>
          </table:table-cell>
          <table:table-cell office:value-type="float" office:value="0.993191480636597" calcext:value-type="float">
            <text:p>0.993191480636597</text:p>
          </table:table-cell>
          <table:table-cell office:value-type="float" office:value="0.979928493499756" calcext:value-type="float">
            <text:p>0.97992849349975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.99997341632843" calcext:value-type="float">
            <text:p>0.99997341632843</text:p>
          </table:table-cell>
          <table:table-cell office:value-type="float" office:value="0.993087470531464" calcext:value-type="float">
            <text:p>0.993087470531464</text:p>
          </table:table-cell>
          <table:table-cell office:value-type="float" office:value="0.980221807956696" calcext:value-type="float">
            <text:p>0.980221807956696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.999972879886627" calcext:value-type="float">
            <text:p>0.999972879886627</text:p>
          </table:table-cell>
          <table:table-cell office:value-type="float" office:value="0.992661714553833" calcext:value-type="float">
            <text:p>0.992661714553833</text:p>
          </table:table-cell>
          <table:table-cell office:value-type="float" office:value="0.980566620826721" calcext:value-type="float">
            <text:p>0.980566620826721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.999977588653564" calcext:value-type="float">
            <text:p>0.999977588653564</text:p>
          </table:table-cell>
          <table:table-cell office:value-type="float" office:value="0.992791533470154" calcext:value-type="float">
            <text:p>0.992791533470154</text:p>
          </table:table-cell>
          <table:table-cell office:value-type="float" office:value="0.980128169059753" calcext:value-type="float">
            <text:p>0.980128169059753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.999955058097839" calcext:value-type="float">
            <text:p>0.999955058097839</text:p>
          </table:table-cell>
          <table:table-cell office:value-type="float" office:value="0.993587970733643" calcext:value-type="float">
            <text:p>0.993587970733643</text:p>
          </table:table-cell>
          <table:table-cell office:value-type="float" office:value="0.980798661708832" calcext:value-type="float">
            <text:p>0.980798661708832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.999964535236358" calcext:value-type="float">
            <text:p>0.999964535236358</text:p>
          </table:table-cell>
          <table:table-cell office:value-type="float" office:value="0.993492186069488" calcext:value-type="float">
            <text:p>0.993492186069488</text:p>
          </table:table-cell>
          <table:table-cell office:value-type="float" office:value="0.981027483940124" calcext:value-type="float">
            <text:p>0.981027483940124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.999948740005493" calcext:value-type="float">
            <text:p>0.999948740005493</text:p>
          </table:table-cell>
          <table:table-cell office:value-type="float" office:value="0.989831328392029" calcext:value-type="float">
            <text:p>0.989831328392029</text:p>
          </table:table-cell>
          <table:table-cell office:value-type="float" office:value="0.975090861320496" calcext:value-type="float">
            <text:p>0.975090861320496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.999939262866974" calcext:value-type="float">
            <text:p>0.999939262866974</text:p>
          </table:table-cell>
          <table:table-cell office:value-type="float" office:value="0.986280202865601" calcext:value-type="float">
            <text:p>0.986280202865601</text:p>
          </table:table-cell>
          <table:table-cell office:value-type="float" office:value="0.973595321178436" calcext:value-type="float">
            <text:p>0.973595321178436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.999928593635559" calcext:value-type="float">
            <text:p>0.999928593635559</text:p>
          </table:table-cell>
          <table:table-cell office:value-type="float" office:value="0.987156569957733" calcext:value-type="float">
            <text:p>0.987156569957733</text:p>
          </table:table-cell>
          <table:table-cell office:value-type="float" office:value="0.972733199596405" calcext:value-type="float">
            <text:p>0.972733199596405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.999914944171906" calcext:value-type="float">
            <text:p>0.999914944171906</text:p>
          </table:table-cell>
          <table:table-cell office:value-type="float" office:value="0.985864222049713" calcext:value-type="float">
            <text:p>0.985864222049713</text:p>
          </table:table-cell>
          <table:table-cell office:value-type="float" office:value="0.969288110733032" calcext:value-type="float">
            <text:p>0.969288110733032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.999919652938843" calcext:value-type="float">
            <text:p>0.999919652938843</text:p>
          </table:table-cell>
          <table:table-cell office:value-type="float" office:value="0.988035142421722" calcext:value-type="float">
            <text:p>0.988035142421722</text:p>
          </table:table-cell>
          <table:table-cell office:value-type="float" office:value="0.968197882175446" calcext:value-type="float">
            <text:p>0.96819788217544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.999934911727905" calcext:value-type="float">
            <text:p>0.999934911727905</text:p>
          </table:table-cell>
          <table:table-cell office:value-type="float" office:value="0.985360503196716" calcext:value-type="float">
            <text:p>0.985360503196716</text:p>
          </table:table-cell>
          <table:table-cell office:value-type="float" office:value="0.96846204996109" calcext:value-type="float">
            <text:p>0.96846204996109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.999926209449768" calcext:value-type="float">
            <text:p>0.999926209449768</text:p>
          </table:table-cell>
          <table:table-cell office:value-type="float" office:value="0.990619659423828" calcext:value-type="float">
            <text:p>0.990619659423828</text:p>
          </table:table-cell>
          <table:table-cell office:value-type="float" office:value="0.971462726593018" calcext:value-type="float">
            <text:p>0.97146272659301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.999957084655762" calcext:value-type="float">
            <text:p>0.999957084655762</text:p>
          </table:table-cell>
          <table:table-cell office:value-type="float" office:value="0.992953419685364" calcext:value-type="float">
            <text:p>0.992953419685364</text:p>
          </table:table-cell>
          <table:table-cell office:value-type="float" office:value="0.974460124969482" calcext:value-type="float">
            <text:p>0.974460124969482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.99998539686203" calcext:value-type="float">
            <text:p>0.99998539686203</text:p>
          </table:table-cell>
          <table:table-cell office:value-type="float" office:value="0.995305061340332" calcext:value-type="float">
            <text:p>0.995305061340332</text:p>
          </table:table-cell>
          <table:table-cell office:value-type="float" office:value="0.968687415122986" calcext:value-type="float">
            <text:p>0.968687415122986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.999986171722412" calcext:value-type="float">
            <text:p>0.999986171722412</text:p>
          </table:table-cell>
          <table:table-cell office:value-type="float" office:value="0.997760772705078" calcext:value-type="float">
            <text:p>0.997760772705078</text:p>
          </table:table-cell>
          <table:table-cell office:value-type="float" office:value="0.981822967529297" calcext:value-type="float">
            <text:p>0.981822967529297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.999975264072418" calcext:value-type="float">
            <text:p>0.999975264072418</text:p>
          </table:table-cell>
          <table:table-cell office:value-type="float" office:value="0.997550308704376" calcext:value-type="float">
            <text:p>0.997550308704376</text:p>
          </table:table-cell>
          <table:table-cell office:value-type="float" office:value="0.97879022359848" calcext:value-type="float">
            <text:p>0.97879022359848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.999986290931702" calcext:value-type="float">
            <text:p>0.999986290931702</text:p>
          </table:table-cell>
          <table:table-cell office:value-type="float" office:value="0.998896718025208" calcext:value-type="float">
            <text:p>0.998896718025208</text:p>
          </table:table-cell>
          <table:table-cell office:value-type="float" office:value="0.972094774246216" calcext:value-type="float">
            <text:p>0.972094774246216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.999980688095093" calcext:value-type="float">
            <text:p>0.999980688095093</text:p>
          </table:table-cell>
          <table:table-cell office:value-type="float" office:value="0.99832284450531" calcext:value-type="float">
            <text:p>0.99832284450531</text:p>
          </table:table-cell>
          <table:table-cell office:value-type="float" office:value="0.944132030010223" calcext:value-type="float">
            <text:p>0.944132030010223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.998290002346039" calcext:value-type="float">
            <text:p>0.998290002346039</text:p>
          </table:table-cell>
          <table:table-cell office:value-type="float" office:value="0.993669867515564" calcext:value-type="float">
            <text:p>0.993669867515564</text:p>
          </table:table-cell>
          <table:table-cell office:value-type="float" office:value="0.878283441066742" calcext:value-type="float">
            <text:p>0.878283441066742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.999043762683868" calcext:value-type="float">
            <text:p>0.999043762683868</text:p>
          </table:table-cell>
          <table:table-cell office:value-type="float" office:value="0.998559892177582" calcext:value-type="float">
            <text:p>0.998559892177582</text:p>
          </table:table-cell>
          <table:table-cell office:value-type="float" office:value="0.859516799449921" calcext:value-type="float">
            <text:p>0.859516799449921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.999504446983337" calcext:value-type="float">
            <text:p>0.999504446983337</text:p>
          </table:table-cell>
          <table:table-cell office:value-type="float" office:value="0.993636667728424" calcext:value-type="float">
            <text:p>0.993636667728424</text:p>
          </table:table-cell>
          <table:table-cell office:value-type="float" office:value="0.911844611167908" calcext:value-type="float">
            <text:p>0.911844611167908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.999713063240051" calcext:value-type="float">
            <text:p>0.999713063240051</text:p>
          </table:table-cell>
          <table:table-cell office:value-type="float" office:value="0.997944951057434" calcext:value-type="float">
            <text:p>0.997944951057434</text:p>
          </table:table-cell>
          <table:table-cell office:value-type="float" office:value="0.819404244422913" calcext:value-type="float">
            <text:p>0.819404244422913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.999969661235809" calcext:value-type="float">
            <text:p>0.999969661235809</text:p>
          </table:table-cell>
          <table:table-cell office:value-type="float" office:value="0.998968482017517" calcext:value-type="float">
            <text:p>0.998968482017517</text:p>
          </table:table-cell>
          <table:table-cell office:value-type="float" office:value="0.933043241500854" calcext:value-type="float">
            <text:p>0.933043241500854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 office:value-type="float" office:value="0.999912559986114" calcext:value-type="float">
            <text:p>0.999912559986114</text:p>
          </table:table-cell>
          <table:table-cell office:value-type="float" office:value="0.997624576091766" calcext:value-type="float">
            <text:p>0.997624576091766</text:p>
          </table:table-cell>
          <table:table-cell office:value-type="float" office:value="0.959990918636322" calcext:value-type="float">
            <text:p>0.959990918636322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.999913394451141" calcext:value-type="float">
            <text:p>0.999913394451141</text:p>
          </table:table-cell>
          <table:table-cell office:value-type="float" office:value="0.998218178749084" calcext:value-type="float">
            <text:p>0.998218178749084</text:p>
          </table:table-cell>
          <table:table-cell office:value-type="float" office:value="0.855960726737976" calcext:value-type="float">
            <text:p>0.855960726737976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 office:value-type="float" office:value="0.999062895774841" calcext:value-type="float">
            <text:p>0.999062895774841</text:p>
          </table:table-cell>
          <table:table-cell office:value-type="float" office:value="0.999299585819244" calcext:value-type="float">
            <text:p>0.999299585819244</text:p>
          </table:table-cell>
          <table:table-cell office:value-type="float" office:value="0.973323047161102" calcext:value-type="float">
            <text:p>0.97332304716110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" office:value-type="float" office:value="0.99891722202301" calcext:value-type="float">
            <text:p>0.99891722202301</text:p>
          </table:table-cell>
          <table:table-cell office:value-type="float" office:value="0.995983242988586" calcext:value-type="float">
            <text:p>0.995983242988586</text:p>
          </table:table-cell>
          <table:table-cell office:value-type="float" office:value="0.823461771011352" calcext:value-type="float">
            <text:p>0.823461771011352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 office:value-type="float" office:value="0.999523937702179" calcext:value-type="float">
            <text:p>0.999523937702179</text:p>
          </table:table-cell>
          <table:table-cell office:value-type="float" office:value="0.996326208114624" calcext:value-type="float">
            <text:p>0.996326208114624</text:p>
          </table:table-cell>
          <table:table-cell office:value-type="float" office:value="0.818941295146942" calcext:value-type="float">
            <text:p>0.818941295146942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3" office:value-type="float" office:value="0.996710300445556" calcext:value-type="float">
            <text:p>0.996710300445556</text:p>
          </table:table-cell>
          <table:table-cell office:value-type="float" office:value="0.986496925354004" calcext:value-type="float">
            <text:p>0.9864969253540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 office:value-type="float" office:value="0.985302269458771" calcext:value-type="float">
            <text:p>0.985302269458771</text:p>
          </table:table-cell>
          <table:table-cell office:value-type="float" office:value="0.973652005195618" calcext:value-type="float">
            <text:p>0.973652005195618</text:p>
          </table:table-cell>
          <table:table-cell office:value-type="float" office:value="0.7122962474823" calcext:value-type="float">
            <text:p>0.7122962474823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3" office:value-type="float" office:value="0.944613099098206" calcext:value-type="float">
            <text:p>0.944613099098206</text:p>
          </table:table-cell>
          <table:table-cell office:value-type="float" office:value="0.969864368438721" calcext:value-type="float">
            <text:p>0.9698643684387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794967889785767" calcext:value-type="float">
            <text:p>0.794967889785767</text:p>
          </table:table-cell>
          <table:table-cell office:value-type="float" office:value="0.720250964164734" calcext:value-type="float">
            <text:p>0.7202509641647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4"/>
        </table:table-row>
      </table:table>
      <table:table table:name="FPS" table:style-name="ta1"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yolov3-converted</text:p>
          </table:table-cell>
          <table:table-cell office:value-type="string" calcext:value-type="string">
            <text:p>yolov3-original</text:p>
          </table:table-cell>
          <table:table-cell office:value-type="string" calcext:value-type="string">
            <text:p>person-detection-retail-0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0.803148942884432" calcext:value-type="float">
            <text:p>0.803148942884432</text:p>
          </table:table-cell>
          <table:table-cell office:value-type="float" office:value="50.38" calcext:value-type="float">
            <text:p>5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5" calcext:value-type="float">
            <text:p>4.85</text:p>
          </table:table-cell>
          <table:table-cell office:value-type="float" office:value="1.30200470599922" calcext:value-type="float">
            <text:p>1.302004705999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5" calcext:value-type="float">
            <text:p>4.75</text:p>
          </table:table-cell>
          <table:table-cell office:value-type="float" office:value="1.64271276268673" calcext:value-type="float">
            <text:p>1.64271276268673</text:p>
          </table:table-cell>
          <table:table-cell office:value-type="float" office:value="63.16" calcext:value-type="float">
            <text:p>63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5" calcext:value-type="float">
            <text:p>4.75</text:p>
          </table:table-cell>
          <table:table-cell office:value-type="float" office:value="1.86147010640877" calcext:value-type="float">
            <text:p>1.86147010640877</text:p>
          </table:table-cell>
          <table:table-cell office:value-type="float" office:value="65.74" calcext:value-type="float">
            <text:p>65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9" calcext:value-type="float">
            <text:p>4.19</text:p>
          </table:table-cell>
          <table:table-cell office:value-type="float" office:value="2.00200587021565" calcext:value-type="float">
            <text:p>2.00200587021565</text:p>
          </table:table-cell>
          <table:table-cell office:value-type="float" office:value="66.62" calcext:value-type="float">
            <text:p>66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3" calcext:value-type="float">
            <text:p>3.63</text:p>
          </table:table-cell>
          <table:table-cell office:value-type="float" office:value="2.15055034426052" calcext:value-type="float">
            <text:p>2.15055034426052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1" calcext:value-type="float">
            <text:p>4.61</text:p>
          </table:table-cell>
          <table:table-cell office:value-type="float" office:value="2.27701080660274" calcext:value-type="float">
            <text:p>2.27701080660274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3" calcext:value-type="float">
            <text:p>3.53</text:p>
          </table:table-cell>
          <table:table-cell office:value-type="float" office:value="2.37340071250618" calcext:value-type="float">
            <text:p>2.37340071250618</text:p>
          </table:table-cell>
          <table:table-cell office:value-type="float" office:value="61.91" calcext:value-type="float">
            <text:p>61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2.46268843377753" calcext:value-type="float">
            <text:p>2.46268843377753</text:p>
          </table:table-cell>
          <table:table-cell office:value-type="float" office:value="66.49" calcext:value-type="float">
            <text:p>66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4" calcext:value-type="float">
            <text:p>4.34</text:p>
          </table:table-cell>
          <table:table-cell office:value-type="float" office:value="2.53263902751778" calcext:value-type="float">
            <text:p>2.53263902751778</text:p>
          </table:table-cell>
          <table:table-cell office:value-type="float" office:value="61.08" calcext:value-type="float">
            <text:p>61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1" calcext:value-type="float">
            <text:p>3.61</text:p>
          </table:table-cell>
          <table:table-cell office:value-type="float" office:value="2.5985449000508" calcext:value-type="float">
            <text:p>2.5985449000508</text:p>
          </table:table-cell>
          <table:table-cell office:value-type="float" office:value="65.26" calcext:value-type="float">
            <text:p>65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9" calcext:value-type="float">
            <text:p>1.69</text:p>
          </table:table-cell>
          <table:table-cell office:value-type="float" office:value="2.6547531421506" calcext:value-type="float">
            <text:p>2.6547531421506</text:p>
          </table:table-cell>
          <table:table-cell office:value-type="float" office:value="62.39" calcext:value-type="float">
            <text:p>62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3" calcext:value-type="float">
            <text:p>2.53</text:p>
          </table:table-cell>
          <table:table-cell office:value-type="float" office:value="2.61281644955471" calcext:value-type="float">
            <text:p>2.61281644955471</text:p>
          </table:table-cell>
          <table:table-cell office:value-type="float" office:value="66.08" calcext:value-type="float">
            <text:p>66.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8" calcext:value-type="float">
            <text:p>2.68</text:p>
          </table:table-cell>
          <table:table-cell office:value-type="float" office:value="2.62088551890741" calcext:value-type="float">
            <text:p>2.62088551890741</text:p>
          </table:table-cell>
          <table:table-cell office:value-type="float" office:value="64.05" calcext:value-type="float">
            <text:p>64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42" calcext:value-type="float">
            <text:p>3.42</text:p>
          </table:table-cell>
          <table:table-cell office:value-type="float" office:value="2.65756988403765" calcext:value-type="float">
            <text:p>2.65756988403765</text:p>
          </table:table-cell>
          <table:table-cell office:value-type="float" office:value="64.83" calcext:value-type="float">
            <text:p>64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4" calcext:value-type="float">
            <text:p>2.24</text:p>
          </table:table-cell>
          <table:table-cell office:value-type="float" office:value="2.65494299530034" calcext:value-type="float">
            <text:p>2.65494299530034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" calcext:value-type="float">
            <text:p>4.6</text:p>
          </table:table-cell>
          <table:table-cell office:value-type="float" office:value="2.68267703470884" calcext:value-type="float">
            <text:p>2.68267703470884</text:p>
          </table:table-cell>
          <table:table-cell office:value-type="float" office:value="65.81" calcext:value-type="float">
            <text:p>65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2" calcext:value-type="float">
            <text:p>2.92</text:p>
          </table:table-cell>
          <table:table-cell office:value-type="float" office:value="2.71471242897373" calcext:value-type="float">
            <text:p>2.71471242897373</text:p>
          </table:table-cell>
          <table:table-cell office:value-type="float" office:value="65.61" calcext:value-type="float">
            <text:p>65.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8" calcext:value-type="float">
            <text:p>3.28</text:p>
          </table:table-cell>
          <table:table-cell office:value-type="float" office:value="2.74283272376735" calcext:value-type="float">
            <text:p>2.74283272376735</text:p>
          </table:table-cell>
          <table:table-cell office:value-type="float" office:value="60.88" calcext:value-type="float">
            <text:p>60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1" calcext:value-type="float">
            <text:p>4.81</text:p>
          </table:table-cell>
          <table:table-cell office:value-type="float" office:value="2.72996800102786" calcext:value-type="float">
            <text:p>2.72996800102786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9" calcext:value-type="float">
            <text:p>4.79</text:p>
          </table:table-cell>
          <table:table-cell office:value-type="float" office:value="2.94971477080763" calcext:value-type="float">
            <text:p>2.94971477080763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" calcext:value-type="float">
            <text:p>4.8</text:p>
          </table:table-cell>
          <table:table-cell office:value-type="float" office:value="2.86925642185602" calcext:value-type="float">
            <text:p>2.86925642185602</text:p>
          </table:table-cell>
          <table:table-cell office:value-type="float" office:value="66.34" calcext:value-type="float">
            <text:p>66.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41" calcext:value-type="float">
            <text:p>4.41</text:p>
          </table:table-cell>
          <table:table-cell office:value-type="float" office:value="2.74516474670688" calcext:value-type="float">
            <text:p>2.74516474670688</text:p>
          </table:table-cell>
          <table:table-cell office:value-type="float" office:value="65.38" calcext:value-type="float">
            <text:p>65.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86" calcext:value-type="float">
            <text:p>4.86</text:p>
          </table:table-cell>
          <table:table-cell office:value-type="float" office:value="2.67921270071959" calcext:value-type="float">
            <text:p>2.67921270071959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84" calcext:value-type="float">
            <text:p>4.84</text:p>
          </table:table-cell>
          <table:table-cell office:value-type="float" office:value="2.68983493729464" calcext:value-type="float">
            <text:p>2.68983493729464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3" calcext:value-type="float">
            <text:p>4.73</text:p>
          </table:table-cell>
          <table:table-cell office:value-type="float" office:value="2.67364193981038" calcext:value-type="float">
            <text:p>2.67364193981038</text:p>
          </table:table-cell>
          <table:table-cell office:value-type="float" office:value="66.02" calcext:value-type="float">
            <text:p>66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53" calcext:value-type="float">
            <text:p>2.53</text:p>
          </table:table-cell>
          <table:table-cell office:value-type="float" office:value="2.60824180740917" calcext:value-type="float">
            <text:p>2.60824180740917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3" calcext:value-type="float">
            <text:p>3.73</text:p>
          </table:table-cell>
          <table:table-cell office:value-type="float" office:value="2.5284650225119" calcext:value-type="float">
            <text:p>2.5284650225119</text:p>
          </table:table-cell>
          <table:table-cell office:value-type="float" office:value="59.93" calcext:value-type="float">
            <text:p>59.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33" calcext:value-type="float">
            <text:p>4.33</text:p>
          </table:table-cell>
          <table:table-cell office:value-type="float" office:value="2.46303737147543" calcext:value-type="float">
            <text:p>2.46303737147543</text:p>
          </table:table-cell>
          <table:table-cell office:value-type="float" office:value="60.89" calcext:value-type="float">
            <text:p>60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67" calcext:value-type="float">
            <text:p>4.67</text:p>
          </table:table-cell>
          <table:table-cell office:value-type="float" office:value="2.43638215689117" calcext:value-type="float">
            <text:p>2.43638215689117</text:p>
          </table:table-cell>
          <table:table-cell office:value-type="float" office:value="62.03" calcext:value-type="float">
            <text:p>62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3" calcext:value-type="float">
            <text:p>4.33</text:p>
          </table:table-cell>
          <table:table-cell office:value-type="float" office:value="2.40092659661781" calcext:value-type="float">
            <text:p>2.40092659661781</text:p>
          </table:table-cell>
          <table:table-cell office:value-type="float" office:value="62.12" calcext:value-type="float">
            <text:p>62.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3" calcext:value-type="float">
            <text:p>4.3</text:p>
          </table:table-cell>
          <table:table-cell office:value-type="float" office:value="2.40169599898946" calcext:value-type="float">
            <text:p>2.40169599898946</text:p>
          </table:table-cell>
          <table:table-cell office:value-type="float" office:value="63.47" calcext:value-type="float">
            <text:p>63.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57" calcext:value-type="float">
            <text:p>4.57</text:p>
          </table:table-cell>
          <table:table-cell office:value-type="float" office:value="2.44974981976457" calcext:value-type="float">
            <text:p>2.44974981976457</text:p>
          </table:table-cell>
          <table:table-cell office:value-type="float" office:value="62.18" calcext:value-type="float">
            <text:p>62.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.8</text:p>
          </table:table-cell>
          <table:table-cell office:value-type="float" office:value="2.47130323161639" calcext:value-type="float">
            <text:p>2.47130323161639</text:p>
          </table:table-cell>
          <table:table-cell office:value-type="float" office:value="62.35" calcext:value-type="float">
            <text:p>62.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83" calcext:value-type="float">
            <text:p>4.83</text:p>
          </table:table-cell>
          <table:table-cell office:value-type="float" office:value="2.47302328503416" calcext:value-type="float">
            <text:p>2.47302328503416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83" calcext:value-type="float">
            <text:p>4.83</text:p>
          </table:table-cell>
          <table:table-cell office:value-type="float" office:value="2.49758923291934" calcext:value-type="float">
            <text:p>2.49758923291934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82" calcext:value-type="float">
            <text:p>4.82</text:p>
          </table:table-cell>
          <table:table-cell office:value-type="float" office:value="2.49591660981737" calcext:value-type="float">
            <text:p>2.49591660981737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84" calcext:value-type="float">
            <text:p>4.84</text:p>
          </table:table-cell>
          <table:table-cell office:value-type="float" office:value="2.48139576145138" calcext:value-type="float">
            <text:p>2.48139576145138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65" calcext:value-type="float">
            <text:p>4.65</text:p>
          </table:table-cell>
          <table:table-cell office:value-type="float" office:value="2.4743924985208" calcext:value-type="float">
            <text:p>2.4743924985208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31" calcext:value-type="float">
            <text:p>2.31</text:p>
          </table:table-cell>
          <table:table-cell office:value-type="float" office:value="2.48278014284481" calcext:value-type="float">
            <text:p>2.48278014284481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1" calcext:value-type="float">
            <text:p>4.01</text:p>
          </table:table-cell>
          <table:table-cell office:value-type="float" office:value="2.6098628116838" calcext:value-type="float">
            <text:p>2.6098628116838</text:p>
          </table:table-cell>
          <table:table-cell office:value-type="float" office:value="62.66" calcext:value-type="float">
            <text:p>62.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85" calcext:value-type="float">
            <text:p>4.85</text:p>
          </table:table-cell>
          <table:table-cell office:value-type="float" office:value="2.65707242059586" calcext:value-type="float">
            <text:p>2.65707242059586</text:p>
          </table:table-cell>
          <table:table-cell office:value-type="float" office:value="62.94" calcext:value-type="float">
            <text:p>62.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63" calcext:value-type="float">
            <text:p>4.63</text:p>
          </table:table-cell>
          <table:table-cell office:value-type="float" office:value="2.76813296793195" calcext:value-type="float">
            <text:p>2.76813296793195</text:p>
          </table:table-cell>
          <table:table-cell office:value-type="float" office:value="60.35" calcext:value-type="float">
            <text:p>60.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32" calcext:value-type="float">
            <text:p>2.32</text:p>
          </table:table-cell>
          <table:table-cell office:value-type="float" office:value="2.85261309053194" calcext:value-type="float">
            <text:p>2.85261309053194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21" calcext:value-type="float">
            <text:p>3.21</text:p>
          </table:table-cell>
          <table:table-cell office:value-type="float" office:value="2.85672884732501" calcext:value-type="float">
            <text:p>2.85672884732501</text:p>
          </table:table-cell>
          <table:table-cell office:value-type="float" office:value="58.05" calcext:value-type="float">
            <text:p>58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83" calcext:value-type="float">
            <text:p>4.83</text:p>
          </table:table-cell>
          <table:table-cell office:value-type="float" office:value="2.87969253648985" calcext:value-type="float">
            <text:p>2.87969253648985</text:p>
          </table:table-cell>
          <table:table-cell office:value-type="float" office:value="62.96" calcext:value-type="float">
            <text:p>62.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84" calcext:value-type="float">
            <text:p>4.84</text:p>
          </table:table-cell>
          <table:table-cell office:value-type="float" office:value="2.95558078414176" calcext:value-type="float">
            <text:p>2.95558078414176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57" calcext:value-type="float">
            <text:p>4.57</text:p>
          </table:table-cell>
          <table:table-cell office:value-type="float" office:value="2.99336557974002" calcext:value-type="float">
            <text:p>2.99336557974002</text:p>
          </table:table-cell>
          <table:table-cell office:value-type="float" office:value="61.28" calcext:value-type="float">
            <text:p>61.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72" calcext:value-type="float">
            <text:p>4.72</text:p>
          </table:table-cell>
          <table:table-cell office:value-type="float" office:value="2.99012631191729" calcext:value-type="float">
            <text:p>2.99012631191729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77" calcext:value-type="float">
            <text:p>4.77</text:p>
          </table:table-cell>
          <table:table-cell office:value-type="float" office:value="2.96700209846776" calcext:value-type="float">
            <text:p>2.96700209846776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1" calcext:value-type="float">
            <text:p>4.81</text:p>
          </table:table-cell>
          <table:table-cell office:value-type="float" office:value="2.92428661537242" calcext:value-type="float">
            <text:p>2.92428661537242</text:p>
          </table:table-cell>
          <table:table-cell office:value-type="float" office:value="61.64" calcext:value-type="float">
            <text:p>61.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7" calcext:value-type="float">
            <text:p>4.7</text:p>
          </table:table-cell>
          <table:table-cell office:value-type="float" office:value="2.79637939784461" calcext:value-type="float">
            <text:p>2.79637939784461</text:p>
          </table:table-cell>
          <table:table-cell office:value-type="float" office:value="62.63" calcext:value-type="float">
            <text:p>62.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85" calcext:value-type="float">
            <text:p>4.85</text:p>
          </table:table-cell>
          <table:table-cell office:value-type="float" office:value="2.70879552359098" calcext:value-type="float">
            <text:p>2.70879552359098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66" calcext:value-type="float">
            <text:p>4.66</text:p>
          </table:table-cell>
          <table:table-cell office:value-type="float" office:value="2.63545493756815" calcext:value-type="float">
            <text:p>2.63545493756815</text:p>
          </table:table-cell>
          <table:table-cell office:value-type="float" office:value="60.19" calcext:value-type="float">
            <text:p>60.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71" calcext:value-type="float">
            <text:p>4.71</text:p>
          </table:table-cell>
          <table:table-cell office:value-type="float" office:value="2.59644893557797" calcext:value-type="float">
            <text:p>2.59644893557797</text:p>
          </table:table-cell>
          <table:table-cell office:value-type="float" office:value="62.18" calcext:value-type="float">
            <text:p>62.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85" calcext:value-type="float">
            <text:p>4.85</text:p>
          </table:table-cell>
          <table:table-cell office:value-type="float" office:value="2.5948919844684" calcext:value-type="float">
            <text:p>2.5948919844684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48" calcext:value-type="float">
            <text:p>4.48</text:p>
          </table:table-cell>
          <table:table-cell office:value-type="float" office:value="2.50240154070896" calcext:value-type="float">
            <text:p>2.50240154070896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74" calcext:value-type="float">
            <text:p>4.74</text:p>
          </table:table-cell>
          <table:table-cell office:value-type="float" office:value="2.47471368431344" calcext:value-type="float">
            <text:p>2.47471368431344</text:p>
          </table:table-cell>
          <table:table-cell office:value-type="float" office:value="62.39" calcext:value-type="float">
            <text:p>62.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83" calcext:value-type="float">
            <text:p>4.83</text:p>
          </table:table-cell>
          <table:table-cell office:value-type="float" office:value="2.47116003216046" calcext:value-type="float">
            <text:p>2.47116003216046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84" calcext:value-type="float">
            <text:p>4.84</text:p>
          </table:table-cell>
          <table:table-cell office:value-type="float" office:value="2.48429694886892" calcext:value-type="float">
            <text:p>2.48429694886892</text:p>
          </table:table-cell>
          <table:table-cell office:value-type="float" office:value="61.46" calcext:value-type="float">
            <text:p>61.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8" calcext:value-type="float">
            <text:p>4.8</text:p>
          </table:table-cell>
          <table:table-cell office:value-type="float" office:value="2.38693810077805" calcext:value-type="float">
            <text:p>2.38693810077805</text:p>
          </table:table-cell>
          <table:table-cell office:value-type="float" office:value="62.55" calcext:value-type="float">
            <text:p>62.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77" calcext:value-type="float">
            <text:p>3.77</text:p>
          </table:table-cell>
          <table:table-cell office:value-type="float" office:value="2.3758755874612" calcext:value-type="float">
            <text:p>2.3758755874612</text:p>
          </table:table-cell>
          <table:table-cell office:value-type="float" office:value="62.31" calcext:value-type="float">
            <text:p>62.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25" calcext:value-type="float">
            <text:p>4.25</text:p>
          </table:table-cell>
          <table:table-cell office:value-type="float" office:value="2.37376835380937" calcext:value-type="float">
            <text:p>2.37376835380937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79" calcext:value-type="float">
            <text:p>4.79</text:p>
          </table:table-cell>
          <table:table-cell office:value-type="float" office:value="2.35759068098573" calcext:value-type="float">
            <text:p>2.35759068098573</text:p>
          </table:table-cell>
          <table:table-cell office:value-type="float" office:value="57.36" calcext:value-type="float">
            <text:p>57.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42" calcext:value-type="float">
            <text:p>4.42</text:p>
          </table:table-cell>
          <table:table-cell office:value-type="float" office:value="2.30644606601281" calcext:value-type="float">
            <text:p>2.30644606601281</text:p>
          </table:table-cell>
          <table:table-cell office:value-type="float" office:value="51.08" calcext:value-type="float">
            <text:p>51.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64" calcext:value-type="float">
            <text:p>4.64</text:p>
          </table:table-cell>
          <table:table-cell office:value-type="float" office:value="2.22200531192423" calcext:value-type="float">
            <text:p>2.22200531192423</text:p>
          </table:table-cell>
          <table:table-cell office:value-type="float" office:value="59.27" calcext:value-type="float">
            <text:p>59.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82" calcext:value-type="float">
            <text:p>4.82</text:p>
          </table:table-cell>
          <table:table-cell office:value-type="float" office:value="2.13021966615518" calcext:value-type="float">
            <text:p>2.13021966615518</text:p>
          </table:table-cell>
          <table:table-cell office:value-type="float" office:value="61.08" calcext:value-type="float">
            <text:p>61.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36" calcext:value-type="float">
            <text:p>3.36</text:p>
          </table:table-cell>
          <table:table-cell office:value-type="float" office:value="2.14842271153605" calcext:value-type="float">
            <text:p>2.14842271153605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82" calcext:value-type="float">
            <text:p>3.82</text:p>
          </table:table-cell>
          <table:table-cell office:value-type="float" office:value="2.15756450741612" calcext:value-type="float">
            <text:p>2.15756450741612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68" calcext:value-type="float">
            <text:p>2.68</text:p>
          </table:table-cell>
          <table:table-cell office:value-type="float" office:value="2.18590965947257" calcext:value-type="float">
            <text:p>2.18590965947257</text:p>
          </table:table-cell>
          <table:table-cell office:value-type="float" office:value="58.47" calcext:value-type="float">
            <text:p>58.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.5</text:p>
          </table:table-cell>
          <table:table-cell office:value-type="float" office:value="2.23750575773223" calcext:value-type="float">
            <text:p>2.23750575773223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38" calcext:value-type="float">
            <text:p>4.38</text:p>
          </table:table-cell>
          <table:table-cell office:value-type="float" office:value="2.31668705726398" calcext:value-type="float">
            <text:p>2.31668705726398</text:p>
          </table:table-cell>
          <table:table-cell office:value-type="float" office:value="59.89" calcext:value-type="float">
            <text:p>59.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69" calcext:value-type="float">
            <text:p>4.69</text:p>
          </table:table-cell>
          <table:table-cell office:value-type="float" office:value="2.37806597815666" calcext:value-type="float">
            <text:p>2.37806597815666</text:p>
          </table:table-cell>
          <table:table-cell office:value-type="float" office:value="62.33" calcext:value-type="float">
            <text:p>62.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5" calcext:value-type="float">
            <text:p>4.45</text:p>
          </table:table-cell>
          <table:table-cell office:value-type="float" office:value="2.44050549830358" calcext:value-type="float">
            <text:p>2.44050549830358</text:p>
          </table:table-cell>
          <table:table-cell office:value-type="float" office:value="59.44" calcext:value-type="float">
            <text:p>59.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83" calcext:value-type="float">
            <text:p>4.83</text:p>
          </table:table-cell>
          <table:table-cell office:value-type="float" office:value="2.46347309788979" calcext:value-type="float">
            <text:p>2.46347309788979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88" calcext:value-type="float">
            <text:p>3.88</text:p>
          </table:table-cell>
          <table:table-cell office:value-type="float" office:value="2.46047734083093" calcext:value-type="float">
            <text:p>2.46047734083093</text:p>
          </table:table-cell>
          <table:table-cell office:value-type="float" office:value="59.59" calcext:value-type="float">
            <text:p>59.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44" calcext:value-type="float">
            <text:p>4.44</text:p>
          </table:table-cell>
          <table:table-cell office:value-type="float" office:value="2.55799695910725" calcext:value-type="float">
            <text:p>2.55799695910725</text:p>
          </table:table-cell>
          <table:table-cell office:value-type="float" office:value="62.66" calcext:value-type="float">
            <text:p>62.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83" calcext:value-type="float">
            <text:p>4.83</text:p>
          </table:table-cell>
          <table:table-cell office:value-type="float" office:value="2.60468018534738" calcext:value-type="float">
            <text:p>2.60468018534738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81" calcext:value-type="float">
            <text:p>4.81</text:p>
          </table:table-cell>
          <table:table-cell office:value-type="float" office:value="2.619777096488" calcext:value-type="float">
            <text:p>2.619777096488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57" calcext:value-type="float">
            <text:p>4.57</text:p>
          </table:table-cell>
          <table:table-cell office:value-type="float" office:value="2.62408048098399" calcext:value-type="float">
            <text:p>2.62408048098399</text:p>
          </table:table-cell>
          <table:table-cell office:value-type="float" office:value="60.64" calcext:value-type="float">
            <text:p>60.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8" calcext:value-type="float">
            <text:p>4.8</text:p>
          </table:table-cell>
          <table:table-cell office:value-type="float" office:value="2.7492390652583" calcext:value-type="float">
            <text:p>2.7492390652583</text:p>
          </table:table-cell>
          <table:table-cell office:value-type="float" office:value="61.79" calcext:value-type="float">
            <text:p>61.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84" calcext:value-type="float">
            <text:p>4.84</text:p>
          </table:table-cell>
          <table:table-cell office:value-type="float" office:value="2.78333179820993" calcext:value-type="float">
            <text:p>2.78333179820993</text:p>
          </table:table-cell>
          <table:table-cell office:value-type="float" office:value="46.68" calcext:value-type="float">
            <text:p>46.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62" calcext:value-type="float">
            <text:p>4.62</text:p>
          </table:table-cell>
          <table:table-cell office:value-type="float" office:value="2.7837703482912" calcext:value-type="float">
            <text:p>2.7837703482912</text:p>
          </table:table-cell>
          <table:table-cell office:value-type="float" office:value="59.06" calcext:value-type="float">
            <text:p>59.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8" calcext:value-type="float">
            <text:p>4.8</text:p>
          </table:table-cell>
          <table:table-cell office:value-type="float" office:value="2.79746740167897" calcext:value-type="float">
            <text:p>2.79746740167897</text:p>
          </table:table-cell>
          <table:table-cell office:value-type="float" office:value="60.97" calcext:value-type="float">
            <text:p>60.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84" calcext:value-type="float">
            <text:p>4.84</text:p>
          </table:table-cell>
          <table:table-cell office:value-type="float" office:value="2.87628821404946" calcext:value-type="float">
            <text:p>2.87628821404946</text:p>
          </table:table-cell>
          <table:table-cell office:value-type="float" office:value="61.72" calcext:value-type="float">
            <text:p>61.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91" calcext:value-type="float">
            <text:p>2.91</text:p>
          </table:table-cell>
          <table:table-cell office:value-type="float" office:value="3.015890050373" calcext:value-type="float">
            <text:p>3.015890050373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15" calcext:value-type="float">
            <text:p>4.15</text:p>
          </table:table-cell>
          <table:table-cell office:value-type="float" office:value="3.20121188456506" calcext:value-type="float">
            <text:p>3.20121188456506</text:p>
          </table:table-cell>
          <table:table-cell office:value-type="float" office:value="62.05" calcext:value-type="float">
            <text:p>62.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85" calcext:value-type="float">
            <text:p>4.85</text:p>
          </table:table-cell>
          <table:table-cell office:value-type="float" office:value="3.24671927276282" calcext:value-type="float">
            <text:p>3.24671927276282</text:p>
          </table:table-cell>
          <table:table-cell office:value-type="float" office:value="43.65" calcext:value-type="float">
            <text:p>43.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3.33145525631422" calcext:value-type="float">
            <text:p>3.33145525631422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78" calcext:value-type="float">
            <text:p>4.78</text:p>
          </table:table-cell>
          <table:table-cell office:value-type="float" office:value="3.34658425602083" calcext:value-type="float">
            <text:p>3.34658425602083</text:p>
          </table:table-cell>
          <table:table-cell office:value-type="float" office:value="61.69" calcext:value-type="float">
            <text:p>61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81" calcext:value-type="float">
            <text:p>4.81</text:p>
          </table:table-cell>
          <table:table-cell office:value-type="float" office:value="3.34939071699875" calcext:value-type="float">
            <text:p>3.34939071699875</text:p>
          </table:table-cell>
          <table:table-cell office:value-type="float" office:value="62.14" calcext:value-type="float">
            <text:p>62.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79" calcext:value-type="float">
            <text:p>4.79</text:p>
          </table:table-cell>
          <table:table-cell office:value-type="float" office:value="3.34091197020384" calcext:value-type="float">
            <text:p>3.34091197020384</text:p>
          </table:table-cell>
          <table:table-cell office:value-type="float" office:value="62.01" calcext:value-type="float">
            <text:p>62.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6" calcext:value-type="float">
            <text:p>4.6</text:p>
          </table:table-cell>
          <table:table-cell office:value-type="float" office:value="3.33706557940634" calcext:value-type="float">
            <text:p>3.33706557940634</text:p>
          </table:table-cell>
          <table:table-cell office:value-type="float" office:value="62.13" calcext:value-type="float">
            <text:p>62.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78" calcext:value-type="float">
            <text:p>4.78</text:p>
          </table:table-cell>
          <table:table-cell office:value-type="float" office:value="3.3259933910783" calcext:value-type="float">
            <text:p>3.3259933910783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84" calcext:value-type="float">
            <text:p>4.84</text:p>
          </table:table-cell>
          <table:table-cell office:value-type="float" office:value="3.34305104466559" calcext:value-type="float">
            <text:p>3.34305104466559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85" calcext:value-type="float">
            <text:p>4.85</text:p>
          </table:table-cell>
          <table:table-cell office:value-type="float" office:value="3.32095508147884" calcext:value-type="float">
            <text:p>3.32095508147884</text:p>
          </table:table-cell>
          <table:table-cell office:value-type="float" office:value="61.64" calcext:value-type="float">
            <text:p>61.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19" calcext:value-type="float">
            <text:p>4.19</text:p>
          </table:table-cell>
          <table:table-cell office:value-type="float" office:value="3.32246639207213" calcext:value-type="float">
            <text:p>3.32246639207213</text:p>
          </table:table-cell>
          <table:table-cell office:value-type="float" office:value="62.46" calcext:value-type="float">
            <text:p>62.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49" calcext:value-type="float">
            <text:p>4.49</text:p>
          </table:table-cell>
          <table:table-cell office:value-type="float" office:value="3.28197898848429" calcext:value-type="float">
            <text:p>3.28197898848429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44" calcext:value-type="float">
            <text:p>4.44</text:p>
          </table:table-cell>
          <table:table-cell office:value-type="float" office:value="3.28184686513229" calcext:value-type="float">
            <text:p>3.28184686513229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67" calcext:value-type="float">
            <text:p>4.67</text:p>
          </table:table-cell>
          <table:table-cell office:value-type="float" office:value="3.28994409775116" calcext:value-type="float">
            <text:p>3.28994409775116</text:p>
          </table:table-cell>
          <table:table-cell office:value-type="float" office:value="54.96" calcext:value-type="float">
            <text:p>54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77" calcext:value-type="float">
            <text:p>4.77</text:p>
          </table:table-cell>
          <table:table-cell office:value-type="float" office:value="3.29068824691208" calcext:value-type="float">
            <text:p>3.29068824691208</text:p>
          </table:table-cell>
          <table:table-cell office:value-type="float" office:value="51.56" calcext:value-type="float">
            <text:p>51.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4" calcext:value-type="float">
            <text:p>4.84</text:p>
          </table:table-cell>
          <table:table-cell office:value-type="float" office:value="3.21039093167801" calcext:value-type="float">
            <text:p>3.21039093167801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46" calcext:value-type="float">
            <text:p>4.46</text:p>
          </table:table-cell>
          <table:table-cell office:value-type="float" office:value="3.21581730083983" calcext:value-type="float">
            <text:p>3.21581730083983</text:p>
          </table:table-cell>
          <table:table-cell office:value-type="float" office:value="60.53" calcext:value-type="float">
            <text:p>60.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58" calcext:value-type="float">
            <text:p>4.58</text:p>
          </table:table-cell>
          <table:table-cell office:value-type="float" office:value="3.19711137455344" calcext:value-type="float">
            <text:p>3.19711137455344</text:p>
          </table:table-cell>
          <table:table-cell office:value-type="float" office:value="62.49" calcext:value-type="float">
            <text:p>62.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83" calcext:value-type="float">
            <text:p>4.83</text:p>
          </table:table-cell>
          <table:table-cell office:value-type="float" office:value="3.19162318230392" calcext:value-type="float">
            <text:p>3.19162318230392</text:p>
          </table:table-cell>
          <table:table-cell office:value-type="float" office:value="58.35" calcext:value-type="float">
            <text:p>58.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5" calcext:value-type="float">
            <text:p>4.5</text:p>
          </table:table-cell>
          <table:table-cell office:value-type="float" office:value="3.18604779325401" calcext:value-type="float">
            <text:p>3.18604779325401</text:p>
          </table:table-cell>
          <table:table-cell office:value-type="float" office:value="62.06" calcext:value-type="float">
            <text:p>62.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42" calcext:value-type="float">
            <text:p>4.42</text:p>
          </table:table-cell>
          <table:table-cell office:value-type="float" office:value="3.18124062653459" calcext:value-type="float">
            <text:p>3.18124062653459</text:p>
          </table:table-cell>
          <table:table-cell office:value-type="float" office:value="62.57" calcext:value-type="float">
            <text:p>62.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18" calcext:value-type="float">
            <text:p>4.18</text:p>
          </table:table-cell>
          <table:table-cell office:value-type="float" office:value="3.17410025055715" calcext:value-type="float">
            <text:p>3.17410025055715</text:p>
          </table:table-cell>
          <table:table-cell office:value-type="float" office:value="61.67" calcext:value-type="float">
            <text:p>61.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33" calcext:value-type="float">
            <text:p>4.33</text:p>
          </table:table-cell>
          <table:table-cell office:value-type="float" office:value="3.18222296608648" calcext:value-type="float">
            <text:p>3.182222966086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16" calcext:value-type="float">
            <text:p>4.16</text:p>
          </table:table-cell>
          <table:table-cell office:value-type="float" office:value="3.18298234149589" calcext:value-type="float">
            <text:p>3.18298234149589</text:p>
          </table:table-cell>
          <table:table-cell office:value-type="float" office:value="59.36" calcext:value-type="float">
            <text:p>59.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33" calcext:value-type="float">
            <text:p>4.33</text:p>
          </table:table-cell>
          <table:table-cell office:value-type="float" office:value="3.16405579318201" calcext:value-type="float">
            <text:p>3.16405579318201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79" calcext:value-type="float">
            <text:p>4.79</text:p>
          </table:table-cell>
          <table:table-cell office:value-type="float" office:value="3.17464861234427" calcext:value-type="float">
            <text:p>3.17464861234427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43" calcext:value-type="float">
            <text:p>4.43</text:p>
          </table:table-cell>
          <table:table-cell office:value-type="float" office:value="3.18794596846032" calcext:value-type="float">
            <text:p>3.18794596846032</text:p>
          </table:table-cell>
          <table:table-cell office:value-type="float" office:value="61.74" calcext:value-type="float">
            <text:p>61.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5" calcext:value-type="float">
            <text:p>3.5</text:p>
          </table:table-cell>
          <table:table-cell office:value-type="float" office:value="3.12461454985215" calcext:value-type="float">
            <text:p>3.12461454985215</text:p>
          </table:table-cell>
          <table:table-cell office:value-type="float" office:value="58.44" calcext:value-type="float">
            <text:p>58.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18" calcext:value-type="float">
            <text:p>2.18</text:p>
          </table:table-cell>
          <table:table-cell office:value-type="float" office:value="3.04998045907023" calcext:value-type="float">
            <text:p>3.04998045907023</text:p>
          </table:table-cell>
          <table:table-cell office:value-type="float" office:value="62.77" calcext:value-type="float">
            <text:p>62.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39" calcext:value-type="float">
            <text:p>3.39</text:p>
          </table:table-cell>
          <table:table-cell office:value-type="float" office:value="3.01937841162692" calcext:value-type="float">
            <text:p>3.01937841162692</text:p>
          </table:table-cell>
          <table:table-cell office:value-type="float" office:value="60.98" calcext:value-type="float">
            <text:p>60.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38" calcext:value-type="float">
            <text:p>4.38</text:p>
          </table:table-cell>
          <table:table-cell office:value-type="float" office:value="3.00637040558258" calcext:value-type="float">
            <text:p>3.00637040558258</text:p>
          </table:table-cell>
          <table:table-cell office:value-type="float" office:value="62.03" calcext:value-type="float">
            <text:p>62.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98" calcext:value-type="float">
            <text:p>3.98</text:p>
          </table:table-cell>
          <table:table-cell office:value-type="float" office:value="3.0425819245939" calcext:value-type="float">
            <text:p>3.0425819245939</text:p>
          </table:table-cell>
          <table:table-cell office:value-type="float" office:value="61.44" calcext:value-type="float">
            <text:p>61.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43" calcext:value-type="float">
            <text:p>4.43</text:p>
          </table:table-cell>
          <table:table-cell office:value-type="float" office:value="3.0405832625196" calcext:value-type="float">
            <text:p>3.0405832625196</text:p>
          </table:table-cell>
          <table:table-cell office:value-type="float" office:value="60.82" calcext:value-type="float">
            <text:p>60.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8" calcext:value-type="float">
            <text:p>4.58</text:p>
          </table:table-cell>
          <table:table-cell office:value-type="float" office:value="3.04059373257553" calcext:value-type="float">
            <text:p>3.04059373257553</text:p>
          </table:table-cell>
          <table:table-cell office:value-type="float" office:value="61.57" calcext:value-type="float">
            <text:p>61.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74" calcext:value-type="float">
            <text:p>4.74</text:p>
          </table:table-cell>
          <table:table-cell office:value-type="float" office:value="3.0395075456067" calcext:value-type="float">
            <text:p>3.0395075456067</text:p>
          </table:table-cell>
          <table:table-cell office:value-type="float" office:value="62.63" calcext:value-type="float">
            <text:p>62.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44" calcext:value-type="float">
            <text:p>4.44</text:p>
          </table:table-cell>
          <table:table-cell office:value-type="float" office:value="3.11638771606624" calcext:value-type="float">
            <text:p>3.11638771606624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45" calcext:value-type="float">
            <text:p>4.45</text:p>
          </table:table-cell>
          <table:table-cell office:value-type="float" office:value="3.11996032566931" calcext:value-type="float">
            <text:p>3.1199603256693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45" calcext:value-type="float">
            <text:p>4.45</text:p>
          </table:table-cell>
          <table:table-cell office:value-type="float" office:value="3.15238710251535" calcext:value-type="float">
            <text:p>3.15238710251535</text:p>
          </table:table-cell>
          <table:table-cell office:value-type="float" office:value="61.81" calcext:value-type="float">
            <text:p>61.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71" calcext:value-type="float">
            <text:p>4.71</text:p>
          </table:table-cell>
          <table:table-cell office:value-type="float" office:value="3.15710026980939" calcext:value-type="float">
            <text:p>3.15710026980939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7" calcext:value-type="float">
            <text:p>4.47</text:p>
          </table:table-cell>
          <table:table-cell office:value-type="float" office:value="3.162781719029" calcext:value-type="float">
            <text:p>3.162781719029</text:p>
          </table:table-cell>
          <table:table-cell office:value-type="float" office:value="60.51" calcext:value-type="float">
            <text:p>60.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71" calcext:value-type="float">
            <text:p>3.71</text:p>
          </table:table-cell>
          <table:table-cell office:value-type="float" office:value="3.16511639524654" calcext:value-type="float">
            <text:p>3.16511639524654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74" calcext:value-type="float">
            <text:p>3.74</text:p>
          </table:table-cell>
          <table:table-cell office:value-type="float" office:value="3.1721956106015" calcext:value-type="float">
            <text:p>3.1721956106015</text:p>
          </table:table-cell>
          <table:table-cell office:value-type="float" office:value="61.97" calcext:value-type="float">
            <text:p>61.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2" calcext:value-type="float">
            <text:p>4.42</text:p>
          </table:table-cell>
          <table:table-cell office:value-type="float" office:value="3.17096843308207" calcext:value-type="float">
            <text:p>3.17096843308207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2" calcext:value-type="float">
            <text:p>3.2</text:p>
          </table:table-cell>
          <table:table-cell office:value-type="float" office:value="3.1709607617133" calcext:value-type="float">
            <text:p>3.1709607617133</text:p>
          </table:table-cell>
          <table:table-cell office:value-type="float" office:value="61.77" calcext:value-type="float">
            <text:p>61.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81" calcext:value-type="float">
            <text:p>2.81</text:p>
          </table:table-cell>
          <table:table-cell office:value-type="float" office:value="3.19415887496384" calcext:value-type="float">
            <text:p>3.19415887496384</text:p>
          </table:table-cell>
          <table:table-cell office:value-type="float" office:value="62.04" calcext:value-type="float">
            <text:p>62.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83" calcext:value-type="float">
            <text:p>4.83</text:p>
          </table:table-cell>
          <table:table-cell office:value-type="float" office:value="3.1938421946639" calcext:value-type="float">
            <text:p>3.1938421946639</text:p>
          </table:table-cell>
          <table:table-cell office:value-type="float" office:value="61.15" calcext:value-type="float">
            <text:p>61.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.5</text:p>
          </table:table-cell>
          <table:table-cell office:value-type="float" office:value="3.19436504277523" calcext:value-type="float">
            <text:p>3.19436504277523</text:p>
          </table:table-cell>
          <table:table-cell office:value-type="float" office:value="62.39" calcext:value-type="float">
            <text:p>62.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65" calcext:value-type="float">
            <text:p>4.65</text:p>
          </table:table-cell>
          <table:table-cell office:value-type="float" office:value="3.27065257851093" calcext:value-type="float">
            <text:p>3.27065257851093</text:p>
          </table:table-cell>
          <table:table-cell office:value-type="float" office:value="60.59" calcext:value-type="float">
            <text:p>60.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78" calcext:value-type="float">
            <text:p>4.78</text:p>
          </table:table-cell>
          <table:table-cell office:value-type="float" office:value="3.36833624802328" calcext:value-type="float">
            <text:p>3.36833624802328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73" calcext:value-type="float">
            <text:p>4.73</text:p>
          </table:table-cell>
          <table:table-cell office:value-type="float" office:value="3.44579228726722" calcext:value-type="float">
            <text:p>3.44579228726722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91" calcext:value-type="float">
            <text:p>3.91</text:p>
          </table:table-cell>
          <table:table-cell office:value-type="float" office:value="3.46701664960768" calcext:value-type="float">
            <text:p>3.46701664960768</text:p>
          </table:table-cell>
          <table:table-cell office:value-type="float" office:value="55.34" calcext:value-type="float">
            <text:p>55.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82" calcext:value-type="float">
            <text:p>4.82</text:p>
          </table:table-cell>
          <table:table-cell office:value-type="float" office:value="3.46943380694207" calcext:value-type="float">
            <text:p>3.46943380694207</text:p>
          </table:table-cell>
          <table:table-cell office:value-type="float" office:value="57.98" calcext:value-type="float">
            <text:p>57.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76" calcext:value-type="float">
            <text:p>4.76</text:p>
          </table:table-cell>
          <table:table-cell office:value-type="float" office:value="3.46843682498456" calcext:value-type="float">
            <text:p>3.46843682498456</text:p>
          </table:table-cell>
          <table:table-cell office:value-type="float" office:value="61.45" calcext:value-type="float">
            <text:p>61.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83" calcext:value-type="float">
            <text:p>4.83</text:p>
          </table:table-cell>
          <table:table-cell office:value-type="float" office:value="3.48018298096476" calcext:value-type="float">
            <text:p>3.48018298096476</text:p>
          </table:table-cell>
          <table:table-cell office:value-type="float" office:value="60.21" calcext:value-type="float">
            <text:p>60.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81" calcext:value-type="float">
            <text:p>4.81</text:p>
          </table:table-cell>
          <table:table-cell office:value-type="float" office:value="3.48370600914834" calcext:value-type="float">
            <text:p>3.48370600914834</text:p>
          </table:table-cell>
          <table:table-cell office:value-type="float" office:value="58.62" calcext:value-type="float">
            <text:p>58.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79" calcext:value-type="float">
            <text:p>4.79</text:p>
          </table:table-cell>
          <table:table-cell office:value-type="float" office:value="3.48528324495075" calcext:value-type="float">
            <text:p>3.48528324495075</text:p>
          </table:table-cell>
          <table:table-cell office:value-type="float" office:value="60.83" calcext:value-type="float">
            <text:p>60.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79" calcext:value-type="float">
            <text:p>4.79</text:p>
          </table:table-cell>
          <table:table-cell office:value-type="float" office:value="3.48713731183481" calcext:value-type="float">
            <text:p>3.48713731183481</text:p>
          </table:table-cell>
          <table:table-cell office:value-type="float" office:value="61.97" calcext:value-type="float">
            <text:p>61.9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83" calcext:value-type="float">
            <text:p>4.83</text:p>
          </table:table-cell>
          <table:table-cell office:value-type="float" office:value="3.48230134875431" calcext:value-type="float">
            <text:p>3.48230134875431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89" calcext:value-type="float">
            <text:p>4.89</text:p>
          </table:table-cell>
          <table:table-cell office:value-type="float" office:value="3.49373312270832" calcext:value-type="float">
            <text:p>3.49373312270832</text:p>
          </table:table-cell>
          <table:table-cell office:value-type="float" office:value="61.54" calcext:value-type="float">
            <text:p>61.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82" calcext:value-type="float">
            <text:p>4.82</text:p>
          </table:table-cell>
          <table:table-cell office:value-type="float" office:value="3.49189340440051" calcext:value-type="float">
            <text:p>3.49189340440051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84" calcext:value-type="float">
            <text:p>4.84</text:p>
          </table:table-cell>
          <table:table-cell office:value-type="float" office:value="3.50422722121847" calcext:value-type="float">
            <text:p>3.50422722121847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69" calcext:value-type="float">
            <text:p>4.69</text:p>
          </table:table-cell>
          <table:table-cell office:value-type="float" office:value="3.4991356243085" calcext:value-type="float">
            <text:p>3.4991356243085</text:p>
          </table:table-cell>
          <table:table-cell office:value-type="float" office:value="61.81" calcext:value-type="float">
            <text:p>61.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8" calcext:value-type="float">
            <text:p>4.8</text:p>
          </table:table-cell>
          <table:table-cell office:value-type="float" office:value="3.49495349544804" calcext:value-type="float">
            <text:p>3.49495349544804</text:p>
          </table:table-cell>
          <table:table-cell office:value-type="float" office:value="54.88" calcext:value-type="float">
            <text:p>54.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84" calcext:value-type="float">
            <text:p>4.84</text:p>
          </table:table-cell>
          <table:table-cell office:value-type="float" office:value="3.49048867086058" calcext:value-type="float">
            <text:p>3.49048867086058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8" calcext:value-type="float">
            <text:p>4.8</text:p>
          </table:table-cell>
          <table:table-cell office:value-type="float" office:value="3.47741535171747" calcext:value-type="float">
            <text:p>3.47741535171747</text:p>
          </table:table-cell>
          <table:table-cell office:value-type="float" office:value="62.68" calcext:value-type="float">
            <text:p>62.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85" calcext:value-type="float">
            <text:p>4.85</text:p>
          </table:table-cell>
          <table:table-cell office:value-type="float" office:value="3.38470328294036" calcext:value-type="float">
            <text:p>3.38470328294036</text:p>
          </table:table-cell>
          <table:table-cell office:value-type="float" office:value="61.85" calcext:value-type="float">
            <text:p>61.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78" calcext:value-type="float">
            <text:p>4.78</text:p>
          </table:table-cell>
          <table:table-cell office:value-type="float" office:value="3.35041503113787" calcext:value-type="float">
            <text:p>3.35041503113787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85" calcext:value-type="float">
            <text:p>4.85</text:p>
          </table:table-cell>
          <table:table-cell office:value-type="float" office:value="3.31635530977685" calcext:value-type="float">
            <text:p>3.31635530977685</text:p>
          </table:table-cell>
          <table:table-cell office:value-type="float" office:value="61.78" calcext:value-type="float">
            <text:p>61.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85" calcext:value-type="float">
            <text:p>4.85</text:p>
          </table:table-cell>
          <table:table-cell office:value-type="float" office:value="3.31646413374329" calcext:value-type="float">
            <text:p>3.31646413374329</text:p>
          </table:table-cell>
          <table:table-cell office:value-type="float" office:value="61.69" calcext:value-type="float">
            <text:p>61.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84" calcext:value-type="float">
            <text:p>4.84</text:p>
          </table:table-cell>
          <table:table-cell office:value-type="float" office:value="3.32030783529918" calcext:value-type="float">
            <text:p>3.32030783529918</text:p>
          </table:table-cell>
          <table:table-cell office:value-type="float" office:value="61.97" calcext:value-type="float">
            <text:p>61.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72" calcext:value-type="float">
            <text:p>4.72</text:p>
          </table:table-cell>
          <table:table-cell office:value-type="float" office:value="3.32041967886095" calcext:value-type="float">
            <text:p>3.32041967886095</text:p>
          </table:table-cell>
          <table:table-cell office:value-type="float" office:value="62.14" calcext:value-type="float">
            <text:p>62.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74" calcext:value-type="float">
            <text:p>4.74</text:p>
          </table:table-cell>
          <table:table-cell office:value-type="float" office:value="3.1892684105976" calcext:value-type="float">
            <text:p>3.1892684105976</text:p>
          </table:table-cell>
          <table:table-cell office:value-type="float" office:value="62.14" calcext:value-type="float">
            <text:p>62.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82" calcext:value-type="float">
            <text:p>4.82</text:p>
          </table:table-cell>
          <table:table-cell office:value-type="float" office:value="3.06539279130924" calcext:value-type="float">
            <text:p>3.06539279130924</text:p>
          </table:table-cell>
          <table:table-cell office:value-type="float" office:value="61.93" calcext:value-type="float">
            <text:p>61.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83" calcext:value-type="float">
            <text:p>4.83</text:p>
          </table:table-cell>
          <table:table-cell office:value-type="float" office:value="2.91434000455046" calcext:value-type="float">
            <text:p>2.91434000455046</text:p>
          </table:table-cell>
          <table:table-cell office:value-type="float" office:value="61.89" calcext:value-type="float">
            <text:p>61.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79" calcext:value-type="float">
            <text:p>4.79</text:p>
          </table:table-cell>
          <table:table-cell office:value-type="float" office:value="2.89322703529529" calcext:value-type="float">
            <text:p>2.89322703529529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83" calcext:value-type="float">
            <text:p>4.83</text:p>
          </table:table-cell>
          <table:table-cell office:value-type="float" office:value="2.8895398111009" calcext:value-type="float">
            <text:p>2.8895398111009</text:p>
          </table:table-cell>
          <table:table-cell office:value-type="float" office:value="61.79" calcext:value-type="float">
            <text:p>61.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69" calcext:value-type="float">
            <text:p>4.69</text:p>
          </table:table-cell>
          <table:table-cell office:value-type="float" office:value="2.8859290879398" calcext:value-type="float">
            <text:p>2.8859290879398</text:p>
          </table:table-cell>
          <table:table-cell office:value-type="float" office:value="61.66" calcext:value-type="float">
            <text:p>61.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42" calcext:value-type="float">
            <text:p>4.42</text:p>
          </table:table-cell>
          <table:table-cell office:value-type="float" office:value="2.87910140106799" calcext:value-type="float">
            <text:p>2.87910140106799</text:p>
          </table:table-cell>
          <table:table-cell office:value-type="float" office:value="62.38" calcext:value-type="float">
            <text:p>62.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7" calcext:value-type="float">
            <text:p>3.7</text:p>
          </table:table-cell>
          <table:table-cell office:value-type="float" office:value="2.87737603423075" calcext:value-type="float">
            <text:p>2.87737603423075</text:p>
          </table:table-cell>
          <table:table-cell office:value-type="float" office:value="60.96" calcext:value-type="float">
            <text:p>60.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5" calcext:value-type="float">
            <text:p>4.5</text:p>
          </table:table-cell>
          <table:table-cell office:value-type="float" office:value="2.88138861598744" calcext:value-type="float">
            <text:p>2.88138861598744</text:p>
          </table:table-cell>
          <table:table-cell office:value-type="float" office:value="58.54" calcext:value-type="float">
            <text:p>58.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7" calcext:value-type="float">
            <text:p>4.7</text:p>
          </table:table-cell>
          <table:table-cell office:value-type="float" office:value="2.87707405352993" calcext:value-type="float">
            <text:p>2.87707405352993</text:p>
          </table:table-cell>
          <table:table-cell office:value-type="float" office:value="61.73" calcext:value-type="float">
            <text:p>61.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61" calcext:value-type="float">
            <text:p>4.61</text:p>
          </table:table-cell>
          <table:table-cell office:value-type="float" office:value="2.88190890845889" calcext:value-type="float">
            <text:p>2.88190890845889</text:p>
          </table:table-cell>
          <table:table-cell office:value-type="float" office:value="62.46" calcext:value-type="float">
            <text:p>62.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83" calcext:value-type="float">
            <text:p>4.83</text:p>
          </table:table-cell>
          <table:table-cell office:value-type="float" office:value="2.81340004333154" calcext:value-type="float">
            <text:p>2.81340004333154</text:p>
          </table:table-cell>
          <table:table-cell office:value-type="float" office:value="61.02" calcext:value-type="float">
            <text:p>61.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83" calcext:value-type="float">
            <text:p>4.83</text:p>
          </table:table-cell>
          <table:table-cell office:value-type="float" office:value="2.7939370631022" calcext:value-type="float">
            <text:p>2.7939370631022</text:p>
          </table:table-cell>
          <table:table-cell office:value-type="float" office:value="61.14" calcext:value-type="float">
            <text:p>61.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76" calcext:value-type="float">
            <text:p>4.76</text:p>
          </table:table-cell>
          <table:table-cell office:value-type="float" office:value="2.7553709168949" calcext:value-type="float">
            <text:p>2.7553709168949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57" calcext:value-type="float">
            <text:p>4.57</text:p>
          </table:table-cell>
          <table:table-cell office:value-type="float" office:value="2.74663658813355" calcext:value-type="float">
            <text:p>2.74663658813355</text:p>
          </table:table-cell>
          <table:table-cell office:value-type="float" office:value="62.94" calcext:value-type="float">
            <text:p>62.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3" calcext:value-type="float">
            <text:p>3.63</text:p>
          </table:table-cell>
          <table:table-cell office:value-type="float" office:value="2.68171729485103" calcext:value-type="float">
            <text:p>2.68171729485103</text:p>
          </table:table-cell>
          <table:table-cell office:value-type="float" office:value="57.52" calcext:value-type="float">
            <text:p>57.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24" calcext:value-type="float">
            <text:p>4.24</text:p>
          </table:table-cell>
          <table:table-cell office:value-type="float" office:value="2.61986677000461" calcext:value-type="float">
            <text:p>2.61986677000461</text:p>
          </table:table-cell>
          <table:table-cell office:value-type="float" office:value="57.66" calcext:value-type="float">
            <text:p>57.6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01" calcext:value-type="float">
            <text:p>4.01</text:p>
          </table:table-cell>
          <table:table-cell office:value-type="float" office:value="2.60494993427388" calcext:value-type="float">
            <text:p>2.60494993427388</text:p>
          </table:table-cell>
          <table:table-cell office:value-type="float" office:value="53.16" calcext:value-type="float">
            <text:p>53.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11" calcext:value-type="float">
            <text:p>4.11</text:p>
          </table:table-cell>
          <table:table-cell office:value-type="float" office:value="2.60294881430746" calcext:value-type="float">
            <text:p>2.60294881430746</text:p>
          </table:table-cell>
          <table:table-cell office:value-type="float" office:value="61.37" calcext:value-type="float">
            <text:p>61.3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75" calcext:value-type="float">
            <text:p>4.75</text:p>
          </table:table-cell>
          <table:table-cell office:value-type="float" office:value="2.54721247720565" calcext:value-type="float">
            <text:p>2.54721247720565</text:p>
          </table:table-cell>
          <table:table-cell office:value-type="float" office:value="62.36" calcext:value-type="float">
            <text:p>62.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.49" calcext:value-type="float">
            <text:p>4.49</text:p>
          </table:table-cell>
          <table:table-cell office:value-type="float" office:value="2.57465347746542" calcext:value-type="float">
            <text:p>2.57465347746542</text:p>
          </table:table-cell>
          <table:table-cell office:value-type="float" office:value="63.06" calcext:value-type="float">
            <text:p>63.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82" calcext:value-type="float">
            <text:p>4.82</text:p>
          </table:table-cell>
          <table:table-cell office:value-type="float" office:value="2.66096953398026" calcext:value-type="float">
            <text:p>2.66096953398026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74" calcext:value-type="float">
            <text:p>4.74</text:p>
          </table:table-cell>
          <table:table-cell office:value-type="float" office:value="2.78111327308467" calcext:value-type="float">
            <text:p>2.78111327308467</text:p>
          </table:table-cell>
          <table:table-cell office:value-type="float" office:value="61.24" calcext:value-type="float">
            <text:p>61.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85" calcext:value-type="float">
            <text:p>4.85</text:p>
          </table:table-cell>
          <table:table-cell office:value-type="float" office:value="2.79370983937699" calcext:value-type="float">
            <text:p>2.79370983937699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83" calcext:value-type="float">
            <text:p>4.83</text:p>
          </table:table-cell>
          <table:table-cell office:value-type="float" office:value="2.79776185935088" calcext:value-type="float">
            <text:p>2.79776185935088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84" calcext:value-type="float">
            <text:p>4.84</text:p>
          </table:table-cell>
          <table:table-cell office:value-type="float" office:value="2.80198418743956" calcext:value-type="float">
            <text:p>2.80198418743956</text:p>
          </table:table-cell>
          <table:table-cell office:value-type="float" office:value="62.56" calcext:value-type="float">
            <text:p>62.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85" calcext:value-type="float">
            <text:p>4.85</text:p>
          </table:table-cell>
          <table:table-cell office:value-type="float" office:value="2.80408419959594" calcext:value-type="float">
            <text:p>2.80408419959594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83" calcext:value-type="float">
            <text:p>4.83</text:p>
          </table:table-cell>
          <table:table-cell office:value-type="float" office:value="2.80552486468705" calcext:value-type="float">
            <text:p>2.80552486468705</text:p>
          </table:table-cell>
          <table:table-cell office:value-type="float" office:value="60.96" calcext:value-type="float">
            <text:p>60.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86" calcext:value-type="float">
            <text:p>4.86</text:p>
          </table:table-cell>
          <table:table-cell office:value-type="float" office:value="2.80184904625966" calcext:value-type="float">
            <text:p>2.80184904625966</text:p>
          </table:table-cell>
          <table:table-cell office:value-type="float" office:value="39.73" calcext:value-type="float">
            <text:p>39.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79" calcext:value-type="float">
            <text:p>4.79</text:p>
          </table:table-cell>
          <table:table-cell office:value-type="float" office:value="2.78246406484887" calcext:value-type="float">
            <text:p>2.78246406484887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82" calcext:value-type="float">
            <text:p>4.82</text:p>
          </table:table-cell>
          <table:table-cell office:value-type="float" office:value="2.78091726223754" calcext:value-type="float">
            <text:p>2.78091726223754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84" calcext:value-type="float">
            <text:p>4.84</text:p>
          </table:table-cell>
          <table:table-cell office:value-type="float" office:value="2.85358056222484" calcext:value-type="float">
            <text:p>2.85358056222484</text:p>
          </table:table-cell>
          <table:table-cell office:value-type="float" office:value="62.88" calcext:value-type="float">
            <text:p>62.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7" calcext:value-type="float">
            <text:p>4.7</text:p>
          </table:table-cell>
          <table:table-cell office:value-type="float" office:value="2.8767190605621" calcext:value-type="float">
            <text:p>2.8767190605621</text:p>
          </table:table-cell>
          <table:table-cell office:value-type="float" office:value="61.85" calcext:value-type="float">
            <text:p>61.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82" calcext:value-type="float">
            <text:p>4.82</text:p>
          </table:table-cell>
          <table:table-cell office:value-type="float" office:value="2.92260382060596" calcext:value-type="float">
            <text:p>2.92260382060596</text:p>
          </table:table-cell>
          <table:table-cell office:value-type="float" office:value="56.21" calcext:value-type="float">
            <text:p>56.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84" calcext:value-type="float">
            <text:p>4.84</text:p>
          </table:table-cell>
          <table:table-cell office:value-type="float" office:value="3.00259053095683" calcext:value-type="float">
            <text:p>3.00259053095683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83" calcext:value-type="float">
            <text:p>4.83</text:p>
          </table:table-cell>
          <table:table-cell office:value-type="float" office:value="3.11013849086537" calcext:value-type="float">
            <text:p>3.11013849086537</text:p>
          </table:table-cell>
          <table:table-cell office:value-type="float" office:value="60.48" calcext:value-type="float">
            <text:p>60.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83" calcext:value-type="float">
            <text:p>4.83</text:p>
          </table:table-cell>
          <table:table-cell office:value-type="float" office:value="3.22924395858906" calcext:value-type="float">
            <text:p>3.22924395858906</text:p>
          </table:table-cell>
          <table:table-cell office:value-type="float" office:value="63.37" calcext:value-type="float">
            <text:p>63.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66" calcext:value-type="float">
            <text:p>4.66</text:p>
          </table:table-cell>
          <table:table-cell office:value-type="float" office:value="3.25109778607296" calcext:value-type="float">
            <text:p>3.25109778607296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87" calcext:value-type="float">
            <text:p>4.87</text:p>
          </table:table-cell>
          <table:table-cell office:value-type="float" office:value="3.2244639275214" calcext:value-type="float">
            <text:p>3.2244639275214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82" calcext:value-type="float">
            <text:p>4.82</text:p>
          </table:table-cell>
          <table:table-cell office:value-type="float" office:value="3.25616962156487" calcext:value-type="float">
            <text:p>3.25616962156487</text:p>
          </table:table-cell>
          <table:table-cell office:value-type="float" office:value="61.38" calcext:value-type="float">
            <text:p>61.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77" calcext:value-type="float">
            <text:p>4.77</text:p>
          </table:table-cell>
          <table:table-cell office:value-type="float" office:value="3.15637136314581" calcext:value-type="float">
            <text:p>3.15637136314581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.87" calcext:value-type="float">
            <text:p>4.87</text:p>
          </table:table-cell>
          <table:table-cell office:value-type="float" office:value="3.02506038322876" calcext:value-type="float">
            <text:p>3.02506038322876</text:p>
          </table:table-cell>
          <table:table-cell office:value-type="float" office:value="62.12" calcext:value-type="float">
            <text:p>62.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84" calcext:value-type="float">
            <text:p>4.84</text:p>
          </table:table-cell>
          <table:table-cell office:value-type="float" office:value="2.90855490733831" calcext:value-type="float">
            <text:p>2.90855490733831</text:p>
          </table:table-cell>
          <table:table-cell office:value-type="float" office:value="61.16" calcext:value-type="float">
            <text:p>61.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63" calcext:value-type="float">
            <text:p>4.63</text:p>
          </table:table-cell>
          <table:table-cell office:value-type="float" office:value="2.88549974640194" calcext:value-type="float">
            <text:p>2.88549974640194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.46" calcext:value-type="float">
            <text:p>4.46</text:p>
          </table:table-cell>
          <table:table-cell office:value-type="float" office:value="2.8423769860593" calcext:value-type="float">
            <text:p>2.8423769860593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79" calcext:value-type="float">
            <text:p>4.79</text:p>
          </table:table-cell>
          <table:table-cell office:value-type="float" office:value="2.8024300398726" calcext:value-type="float">
            <text:p>2.8024300398726</text:p>
          </table:table-cell>
          <table:table-cell office:value-type="float" office:value="61.64" calcext:value-type="float">
            <text:p>61.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27" calcext:value-type="float">
            <text:p>4.27</text:p>
          </table:table-cell>
          <table:table-cell office:value-type="float" office:value="2.77024400289606" calcext:value-type="float">
            <text:p>2.77024400289606</text:p>
          </table:table-cell>
          <table:table-cell office:value-type="float" office:value="62.35" calcext:value-type="float">
            <text:p>62.3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59" calcext:value-type="float">
            <text:p>4.59</text:p>
          </table:table-cell>
          <table:table-cell office:value-type="float" office:value="2.73207619386708" calcext:value-type="float">
            <text:p>2.73207619386708</text:p>
          </table:table-cell>
          <table:table-cell office:value-type="float" office:value="62.55" calcext:value-type="float">
            <text:p>62.5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87" calcext:value-type="float">
            <text:p>4.87</text:p>
          </table:table-cell>
          <table:table-cell office:value-type="float" office:value="2.68662792006689" calcext:value-type="float">
            <text:p>2.68662792006689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.82" calcext:value-type="float">
            <text:p>4.82</text:p>
          </table:table-cell>
          <table:table-cell office:value-type="float" office:value="2.67972365452036" calcext:value-type="float">
            <text:p>2.67972365452036</text:p>
          </table:table-cell>
          <table:table-cell office:value-type="float" office:value="62.83" calcext:value-type="float">
            <text:p>62.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33" calcext:value-type="float">
            <text:p>4.33</text:p>
          </table:table-cell>
          <table:table-cell office:value-type="float" office:value="2.64781555267407" calcext:value-type="float">
            <text:p>2.64781555267407</text:p>
          </table:table-cell>
          <table:table-cell office:value-type="float" office:value="63.29" calcext:value-type="float">
            <text:p>63.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06" calcext:value-type="float">
            <text:p>4.06</text:p>
          </table:table-cell>
          <table:table-cell office:value-type="float" office:value="2.6019646200644" calcext:value-type="float">
            <text:p>2.6019646200644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7" calcext:value-type="float">
            <text:p>4.7</text:p>
          </table:table-cell>
          <table:table-cell office:value-type="float" office:value="2.51790326687477" calcext:value-type="float">
            <text:p>2.51790326687477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6" calcext:value-type="float">
            <text:p>4.6</text:p>
          </table:table-cell>
          <table:table-cell office:value-type="float" office:value="2.47641034380789" calcext:value-type="float">
            <text:p>2.47641034380789</text:p>
          </table:table-cell>
          <table:table-cell office:value-type="float" office:value="59.08" calcext:value-type="float">
            <text:p>59.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86" calcext:value-type="float">
            <text:p>4.86</text:p>
          </table:table-cell>
          <table:table-cell office:value-type="float" office:value="2.39709854367101" calcext:value-type="float">
            <text:p>2.39709854367101</text:p>
          </table:table-cell>
          <table:table-cell office:value-type="float" office:value="61.28" calcext:value-type="float">
            <text:p>61.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81" calcext:value-type="float">
            <text:p>4.81</text:p>
          </table:table-cell>
          <table:table-cell office:value-type="float" office:value="2.31808183070315" calcext:value-type="float">
            <text:p>2.31808183070315</text:p>
          </table:table-cell>
          <table:table-cell office:value-type="float" office:value="62.31" calcext:value-type="float">
            <text:p>62.3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.85" calcext:value-type="float">
            <text:p>4.85</text:p>
          </table:table-cell>
          <table:table-cell office:value-type="float" office:value="2.29377446153118" calcext:value-type="float">
            <text:p>2.29377446153118</text:p>
          </table:table-cell>
          <table:table-cell office:value-type="float" office:value="62.93" calcext:value-type="float">
            <text:p>62.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.83" calcext:value-type="float">
            <text:p>4.83</text:p>
          </table:table-cell>
          <table:table-cell office:value-type="float" office:value="2.28735438021293" calcext:value-type="float">
            <text:p>2.28735438021293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56" calcext:value-type="float">
            <text:p>3.56</text:p>
          </table:table-cell>
          <table:table-cell office:value-type="float" office:value="2.25645841542036" calcext:value-type="float">
            <text:p>2.25645841542036</text:p>
          </table:table-cell>
          <table:table-cell office:value-type="float" office:value="59.85" calcext:value-type="float">
            <text:p>59.8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86" calcext:value-type="float">
            <text:p>4.86</text:p>
          </table:table-cell>
          <table:table-cell office:value-type="float" office:value="2.26522886726108" calcext:value-type="float">
            <text:p>2.26522886726108</text:p>
          </table:table-cell>
          <table:table-cell office:value-type="float" office:value="61.78" calcext:value-type="float">
            <text:p>61.7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.67" calcext:value-type="float">
            <text:p>4.67</text:p>
          </table:table-cell>
          <table:table-cell office:value-type="float" office:value="2.30708331602963" calcext:value-type="float">
            <text:p>2.30708331602963</text:p>
          </table:table-cell>
          <table:table-cell office:value-type="float" office:value="62.94" calcext:value-type="float">
            <text:p>62.9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83" calcext:value-type="float">
            <text:p>4.83</text:p>
          </table:table-cell>
          <table:table-cell office:value-type="float" office:value="2.32654652058263" calcext:value-type="float">
            <text:p>2.32654652058263</text:p>
          </table:table-cell>
          <table:table-cell office:value-type="float" office:value="62.32" calcext:value-type="float">
            <text:p>62.3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.87" calcext:value-type="float">
            <text:p>4.87</text:p>
          </table:table-cell>
          <table:table-cell office:value-type="float" office:value="2.39910565718619" calcext:value-type="float">
            <text:p>2.39910565718619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81" calcext:value-type="float">
            <text:p>4.81</text:p>
          </table:table-cell>
          <table:table-cell office:value-type="float" office:value="2.41715316704652" calcext:value-type="float">
            <text:p>2.41715316704652</text:p>
          </table:table-cell>
          <table:table-cell office:value-type="float" office:value="61.93" calcext:value-type="float">
            <text:p>61.9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.82" calcext:value-type="float">
            <text:p>4.82</text:p>
          </table:table-cell>
          <table:table-cell office:value-type="float" office:value="2.44135952333029" calcext:value-type="float">
            <text:p>2.44135952333029</text:p>
          </table:table-cell>
          <table:table-cell office:value-type="float" office:value="63.02" calcext:value-type="float">
            <text:p>63.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76" calcext:value-type="float">
            <text:p>4.76</text:p>
          </table:table-cell>
          <table:table-cell office:value-type="float" office:value="2.44227408615042" calcext:value-type="float">
            <text:p>2.44227408615042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84" calcext:value-type="float">
            <text:p>4.84</text:p>
          </table:table-cell>
          <table:table-cell office:value-type="float" office:value="2.42924103071817" calcext:value-type="float">
            <text:p>2.42924103071817</text:p>
          </table:table-cell>
          <table:table-cell office:value-type="float" office:value="63.02" calcext:value-type="float">
            <text:p>63.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81" calcext:value-type="float">
            <text:p>4.81</text:p>
          </table:table-cell>
          <table:table-cell office:value-type="float" office:value="2.39616342283989" calcext:value-type="float">
            <text:p>2.39616342283989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83" calcext:value-type="float">
            <text:p>4.83</text:p>
          </table:table-cell>
          <table:table-cell office:value-type="float" office:value="2.3661119032837" calcext:value-type="float">
            <text:p>2.3661119032837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84" calcext:value-type="float">
            <text:p>4.84</text:p>
          </table:table-cell>
          <table:table-cell office:value-type="float" office:value="2.29943281752892" calcext:value-type="float">
            <text:p>2.29943281752892</text:p>
          </table:table-cell>
          <table:table-cell office:value-type="float" office:value="59.11" calcext:value-type="float">
            <text:p>59.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85" calcext:value-type="float">
            <text:p>4.85</text:p>
          </table:table-cell>
          <table:table-cell office:value-type="float" office:value="2.28102459417809" calcext:value-type="float">
            <text:p>2.28102459417809</text:p>
          </table:table-cell>
          <table:table-cell office:value-type="float" office:value="63.17" calcext:value-type="float">
            <text:p>63.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83" calcext:value-type="float">
            <text:p>4.83</text:p>
          </table:table-cell>
          <table:table-cell office:value-type="float" office:value="2.28016338573089" calcext:value-type="float">
            <text:p>2.28016338573089</text:p>
          </table:table-cell>
          <table:table-cell office:value-type="float" office:value="63.53" calcext:value-type="float">
            <text:p>63.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26" calcext:value-type="float">
            <text:p>4.26</text:p>
          </table:table-cell>
          <table:table-cell office:value-type="float" office:value="2.32851674157972" calcext:value-type="float">
            <text:p>2.32851674157972</text:p>
          </table:table-cell>
          <table:table-cell office:value-type="float" office:value="63.44" calcext:value-type="float">
            <text:p>63.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8" calcext:value-type="float">
            <text:p>4.8</text:p>
          </table:table-cell>
          <table:table-cell office:value-type="float" office:value="2.24424996104015" calcext:value-type="float">
            <text:p>2.24424996104015</text:p>
          </table:table-cell>
          <table:table-cell office:value-type="float" office:value="62.32" calcext:value-type="float">
            <text:p>62.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69" calcext:value-type="float">
            <text:p>4.69</text:p>
          </table:table-cell>
          <table:table-cell office:value-type="float" office:value="2.21842720362607" calcext:value-type="float">
            <text:p>2.21842720362607</text:p>
          </table:table-cell>
          <table:table-cell office:value-type="float" office:value="60.45" calcext:value-type="float">
            <text:p>60.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.82" calcext:value-type="float">
            <text:p>4.82</text:p>
          </table:table-cell>
          <table:table-cell office:value-type="float" office:value="2.21576172514713" calcext:value-type="float">
            <text:p>2.21576172514713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84" calcext:value-type="float">
            <text:p>4.84</text:p>
          </table:table-cell>
          <table:table-cell office:value-type="float" office:value="2.16660501536324" calcext:value-type="float">
            <text:p>2.16660501536324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77" calcext:value-type="float">
            <text:p>4.77</text:p>
          </table:table-cell>
          <table:table-cell office:value-type="float" office:value="2.12340595042652" calcext:value-type="float">
            <text:p>2.12340595042652</text:p>
          </table:table-cell>
          <table:table-cell office:value-type="float" office:value="63.45" calcext:value-type="float">
            <text:p>63.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82" calcext:value-type="float">
            <text:p>4.82</text:p>
          </table:table-cell>
          <table:table-cell office:value-type="float" office:value="2.15155558916084" calcext:value-type="float">
            <text:p>2.15155558916084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69" calcext:value-type="float">
            <text:p>4.69</text:p>
          </table:table-cell>
          <table:table-cell office:value-type="float" office:value="2.16598460826768" calcext:value-type="float">
            <text:p>2.16598460826768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.86" calcext:value-type="float">
            <text:p>4.86</text:p>
          </table:table-cell>
          <table:table-cell office:value-type="float" office:value="2.16426432162868" calcext:value-type="float">
            <text:p>2.16426432162868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82" calcext:value-type="float">
            <text:p>4.82</text:p>
          </table:table-cell>
          <table:table-cell office:value-type="float" office:value="2.19951835402788" calcext:value-type="float">
            <text:p>2.199518354027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82" calcext:value-type="float">
            <text:p>4.82</text:p>
          </table:table-cell>
          <table:table-cell office:value-type="float" office:value="2.150008011967" calcext:value-type="float">
            <text:p>2.150008011967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81" calcext:value-type="float">
            <text:p>4.81</text:p>
          </table:table-cell>
          <table:table-cell office:value-type="float" office:value="2.1437204684809" calcext:value-type="float">
            <text:p>2.1437204684809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78" calcext:value-type="float">
            <text:p>4.78</text:p>
          </table:table-cell>
          <table:table-cell office:value-type="float" office:value="2.10824542933073" calcext:value-type="float">
            <text:p>2.10824542933073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.81" calcext:value-type="float">
            <text:p>4.81</text:p>
          </table:table-cell>
          <table:table-cell office:value-type="float" office:value="2.10516874572983" calcext:value-type="float">
            <text:p>2.10516874572983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87" calcext:value-type="float">
            <text:p>4.87</text:p>
          </table:table-cell>
          <table:table-cell office:value-type="float" office:value="2.12977066231143" calcext:value-type="float">
            <text:p>2.12977066231143</text:p>
          </table:table-cell>
          <table:table-cell office:value-type="float" office:value="61.59" calcext:value-type="float">
            <text:p>61.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81" calcext:value-type="float">
            <text:p>4.81</text:p>
          </table:table-cell>
          <table:table-cell office:value-type="float" office:value="2.12677812562892" calcext:value-type="float">
            <text:p>2.12677812562892</text:p>
          </table:table-cell>
          <table:table-cell office:value-type="float" office:value="61.84" calcext:value-type="float">
            <text:p>61.8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8" calcext:value-type="float">
            <text:p>4.8</text:p>
          </table:table-cell>
          <table:table-cell office:value-type="float" office:value="2.15902884923172" calcext:value-type="float">
            <text:p>2.15902884923172</text:p>
          </table:table-cell>
          <table:table-cell office:value-type="float" office:value="61.93" calcext:value-type="float">
            <text:p>61.9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7" calcext:value-type="float">
            <text:p>4.7</text:p>
          </table:table-cell>
          <table:table-cell office:value-type="float" office:value="2.22981287755448" calcext:value-type="float">
            <text:p>2.22981287755448</text:p>
          </table:table-cell>
          <table:table-cell office:value-type="float" office:value="55.77" calcext:value-type="float">
            <text:p>55.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86" calcext:value-type="float">
            <text:p>4.86</text:p>
          </table:table-cell>
          <table:table-cell office:value-type="float" office:value="2.26292964323054" calcext:value-type="float">
            <text:p>2.26292964323054</text:p>
          </table:table-cell>
          <table:table-cell office:value-type="float" office:value="57.68" calcext:value-type="float">
            <text:p>57.6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82" calcext:value-type="float">
            <text:p>4.82</text:p>
          </table:table-cell>
          <table:table-cell office:value-type="float" office:value="2.23439954518295" calcext:value-type="float">
            <text:p>2.23439954518295</text:p>
          </table:table-cell>
          <table:table-cell office:value-type="float" office:value="60.84" calcext:value-type="float">
            <text:p>60.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81" calcext:value-type="float">
            <text:p>4.81</text:p>
          </table:table-cell>
          <table:table-cell office:value-type="float" office:value="2.24924474907925" calcext:value-type="float">
            <text:p>2.24924474907925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78" calcext:value-type="float">
            <text:p>4.78</text:p>
          </table:table-cell>
          <table:table-cell office:value-type="float" office:value="2.36580961356647" calcext:value-type="float">
            <text:p>2.36580961356647</text:p>
          </table:table-cell>
          <table:table-cell office:value-type="float" office:value="62.74" calcext:value-type="float">
            <text:p>62.7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8" calcext:value-type="float">
            <text:p>4.8</text:p>
          </table:table-cell>
          <table:table-cell office:value-type="float" office:value="2.46923881987299" calcext:value-type="float">
            <text:p>2.46923881987299</text:p>
          </table:table-cell>
          <table:table-cell office:value-type="float" office:value="61.63" calcext:value-type="float">
            <text:p>61.6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81" calcext:value-type="float">
            <text:p>4.81</text:p>
          </table:table-cell>
          <table:table-cell office:value-type="float" office:value="2.55517567112972" calcext:value-type="float">
            <text:p>2.55517567112972</text:p>
          </table:table-cell>
          <table:table-cell office:value-type="float" office:value="60.39" calcext:value-type="float">
            <text:p>60.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.71" calcext:value-type="float">
            <text:p>4.71</text:p>
          </table:table-cell>
          <table:table-cell office:value-type="float" office:value="2.56554958251826" calcext:value-type="float">
            <text:p>2.56554958251826</text:p>
          </table:table-cell>
          <table:table-cell office:value-type="float" office:value="61.27" calcext:value-type="float">
            <text:p>61.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.37" calcext:value-type="float">
            <text:p>4.37</text:p>
          </table:table-cell>
          <table:table-cell office:value-type="float" office:value="2.62067083311048" calcext:value-type="float">
            <text:p>2.62067083311048</text:p>
          </table:table-cell>
          <table:table-cell office:value-type="float" office:value="66.09" calcext:value-type="float">
            <text:p>66.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4" calcext:value-type="float">
            <text:p>4.4</text:p>
          </table:table-cell>
          <table:table-cell office:value-type="float" office:value="2.5988189056878" calcext:value-type="float">
            <text:p>2.5988189056878</text:p>
          </table:table-cell>
          <table:table-cell office:value-type="float" office:value="64.23" calcext:value-type="float">
            <text:p>64.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41" calcext:value-type="float">
            <text:p>4.41</text:p>
          </table:table-cell>
          <table:table-cell office:value-type="float" office:value="2.59320357868306" calcext:value-type="float">
            <text:p>2.59320357868306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5" calcext:value-type="float">
            <text:p>3.5</text:p>
          </table:table-cell>
          <table:table-cell office:value-type="float" office:value="2.66100439544621" calcext:value-type="float">
            <text:p>2.66100439544621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79" calcext:value-type="float">
            <text:p>2.79</text:p>
          </table:table-cell>
          <table:table-cell office:value-type="float" office:value="2.68114936390602" calcext:value-type="float">
            <text:p>2.68114936390602</text:p>
          </table:table-cell>
          <table:table-cell office:value-type="float" office:value="54.16" calcext:value-type="float">
            <text:p>54.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72" calcext:value-type="float">
            <text:p>3.72</text:p>
          </table:table-cell>
          <table:table-cell office:value-type="float" office:value="2.75966325337162" calcext:value-type="float">
            <text:p>2.75966325337162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35" calcext:value-type="float">
            <text:p>4.35</text:p>
          </table:table-cell>
          <table:table-cell office:value-type="float" office:value="2.76727568820025" calcext:value-type="float">
            <text:p>2.76727568820025</text:p>
          </table:table-cell>
          <table:table-cell office:value-type="float" office:value="66.23" calcext:value-type="float">
            <text:p>66.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31" calcext:value-type="float">
            <text:p>4.31</text:p>
          </table:table-cell>
          <table:table-cell office:value-type="float" office:value="2.83174550920853" calcext:value-type="float">
            <text:p>2.83174550920853</text:p>
          </table:table-cell>
          <table:table-cell office:value-type="float" office:value="63.12" calcext:value-type="float">
            <text:p>63.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05" calcext:value-type="float">
            <text:p>4.05</text:p>
          </table:table-cell>
          <table:table-cell office:value-type="float" office:value="2.86977518884219" calcext:value-type="float">
            <text:p>2.86977518884219</text:p>
          </table:table-cell>
          <table:table-cell office:value-type="float" office:value="62.51" calcext:value-type="float">
            <text:p>62.5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55" calcext:value-type="float">
            <text:p>3.55</text:p>
          </table:table-cell>
          <table:table-cell office:value-type="float" office:value="2.87881269182972" calcext:value-type="float">
            <text:p>2.87881269182972</text:p>
          </table:table-cell>
          <table:table-cell office:value-type="float" office:value="63.65" calcext:value-type="float">
            <text:p>63.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73" calcext:value-type="float">
            <text:p>4.73</text:p>
          </table:table-cell>
          <table:table-cell office:value-type="float" office:value="2.97383667176781" calcext:value-type="float">
            <text:p>2.97383667176781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82" calcext:value-type="float">
            <text:p>4.82</text:p>
          </table:table-cell>
          <table:table-cell office:value-type="float" office:value="2.91733508722436" calcext:value-type="float">
            <text:p>2.91733508722436</text:p>
          </table:table-cell>
          <table:table-cell office:value-type="float" office:value="65.24" calcext:value-type="float">
            <text:p>65.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.84" calcext:value-type="float">
            <text:p>4.84</text:p>
          </table:table-cell>
          <table:table-cell office:value-type="float" office:value="2.8297855236736" calcext:value-type="float">
            <text:p>2.8297855236736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.35" calcext:value-type="float">
            <text:p>4.35</text:p>
          </table:table-cell>
          <table:table-cell office:value-type="float" office:value="2.8364281340834" calcext:value-type="float">
            <text:p>2.8364281340834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.51" calcext:value-type="float">
            <text:p>4.51</text:p>
          </table:table-cell>
          <table:table-cell office:value-type="float" office:value="2.91612753677842" calcext:value-type="float">
            <text:p>2.91612753677842</text:p>
          </table:table-cell>
          <table:table-cell office:value-type="float" office:value="64.06" calcext:value-type="float">
            <text:p>64.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85" calcext:value-type="float">
            <text:p>4.85</text:p>
          </table:table-cell>
          <table:table-cell office:value-type="float" office:value="2.91556056539007" calcext:value-type="float">
            <text:p>2.91556056539007</text:p>
          </table:table-cell>
          <table:table-cell office:value-type="float" office:value="66.08" calcext:value-type="float">
            <text:p>66.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82" calcext:value-type="float">
            <text:p>4.82</text:p>
          </table:table-cell>
          <table:table-cell office:value-type="float" office:value="2.89896768911689" calcext:value-type="float">
            <text:p>2.89896768911689</text:p>
          </table:table-cell>
          <table:table-cell office:value-type="float" office:value="64.93" calcext:value-type="float">
            <text:p>64.9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87" calcext:value-type="float">
            <text:p>4.87</text:p>
          </table:table-cell>
          <table:table-cell office:value-type="float" office:value="2.90372398455516" calcext:value-type="float">
            <text:p>2.90372398455516</text:p>
          </table:table-cell>
          <table:table-cell office:value-type="float" office:value="43.97" calcext:value-type="float">
            <text:p>43.9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48" calcext:value-type="float">
            <text:p>4.48</text:p>
          </table:table-cell>
          <table:table-cell office:value-type="float" office:value="2.91366766415849" calcext:value-type="float">
            <text:p>2.91366766415849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44" calcext:value-type="float">
            <text:p>4.44</text:p>
          </table:table-cell>
          <table:table-cell office:value-type="float" office:value="3.02727136347868" calcext:value-type="float">
            <text:p>3.02727136347868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07" calcext:value-type="float">
            <text:p>3.07</text:p>
          </table:table-cell>
          <table:table-cell office:value-type="float" office:value="2.98150096390612" calcext:value-type="float">
            <text:p>2.98150096390612</text:p>
          </table:table-cell>
          <table:table-cell office:value-type="float" office:value="64.33" calcext:value-type="float">
            <text:p>64.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07" calcext:value-type="float">
            <text:p>4.07</text:p>
          </table:table-cell>
          <table:table-cell office:value-type="float" office:value="2.95676839755262" calcext:value-type="float">
            <text:p>2.95676839755262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53" calcext:value-type="float">
            <text:p>2.53</text:p>
          </table:table-cell>
          <table:table-cell office:value-type="float" office:value="2.82197273353782" calcext:value-type="float">
            <text:p>2.82197273353782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09" calcext:value-type="float">
            <text:p>2.09</text:p>
          </table:table-cell>
          <table:table-cell office:value-type="float" office:value="2.81563666016792" calcext:value-type="float">
            <text:p>2.81563666016792</text:p>
          </table:table-cell>
          <table:table-cell office:value-type="float" office:value="65.99" calcext:value-type="float">
            <text:p>65.9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85" calcext:value-type="float">
            <text:p>2.85</text:p>
          </table:table-cell>
          <table:table-cell office:value-type="float" office:value="2.81480477314412" calcext:value-type="float">
            <text:p>2.81480477314412</text:p>
          </table:table-cell>
          <table:table-cell office:value-type="float" office:value="64.69" calcext:value-type="float">
            <text:p>64.6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89" calcext:value-type="float">
            <text:p>3.89</text:p>
          </table:table-cell>
          <table:table-cell office:value-type="float" office:value="2.81260012539774" calcext:value-type="float">
            <text:p>2.81260012539774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61" calcext:value-type="float">
            <text:p>4.61</text:p>
          </table:table-cell>
          <table:table-cell office:value-type="float" office:value="2.81470569751039" calcext:value-type="float">
            <text:p>2.81470569751039</text:p>
          </table:table-cell>
          <table:table-cell office:value-type="float" office:value="65.87" calcext:value-type="float">
            <text:p>65.8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7" calcext:value-type="float">
            <text:p>4.7</text:p>
          </table:table-cell>
          <table:table-cell office:value-type="float" office:value="2.81428633254415" calcext:value-type="float">
            <text:p>2.81428633254415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64" calcext:value-type="float">
            <text:p>4.64</text:p>
          </table:table-cell>
          <table:table-cell office:value-type="float" office:value="2.80517089151253" calcext:value-type="float">
            <text:p>2.80517089151253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86" calcext:value-type="float">
            <text:p>4.86</text:p>
          </table:table-cell>
          <table:table-cell office:value-type="float" office:value="2.80464867918746" calcext:value-type="float">
            <text:p>2.80464867918746</text:p>
          </table:table-cell>
          <table:table-cell office:value-type="float" office:value="58.58" calcext:value-type="float">
            <text:p>58.5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83" calcext:value-type="float">
            <text:p>4.83</text:p>
          </table:table-cell>
          <table:table-cell office:value-type="float" office:value="2.74608146242267" calcext:value-type="float">
            <text:p>2.74608146242267</text:p>
          </table:table-cell>
          <table:table-cell office:value-type="float" office:value="62.09" calcext:value-type="float">
            <text:p>62.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79" calcext:value-type="float">
            <text:p>4.79</text:p>
          </table:table-cell>
          <table:table-cell office:value-type="float" office:value="2.82658020680724" calcext:value-type="float">
            <text:p>2.82658020680724</text:p>
          </table:table-cell>
          <table:table-cell office:value-type="float" office:value="63.66" calcext:value-type="float">
            <text:p>63.6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84" calcext:value-type="float">
            <text:p>4.84</text:p>
          </table:table-cell>
          <table:table-cell office:value-type="float" office:value="2.86140034109868" calcext:value-type="float">
            <text:p>2.86140034109868</text:p>
          </table:table-cell>
          <table:table-cell office:value-type="float" office:value="62.82" calcext:value-type="float">
            <text:p>62.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67" calcext:value-type="float">
            <text:p>4.67</text:p>
          </table:table-cell>
          <table:table-cell office:value-type="float" office:value="2.75166955486836" calcext:value-type="float">
            <text:p>2.75166955486836</text:p>
          </table:table-cell>
          <table:table-cell office:value-type="float" office:value="62.41" calcext:value-type="float">
            <text:p>62.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86" calcext:value-type="float">
            <text:p>4.86</text:p>
          </table:table-cell>
          <table:table-cell office:value-type="float" office:value="2.54048113794646" calcext:value-type="float">
            <text:p>2.54048113794646</text:p>
          </table:table-cell>
          <table:table-cell office:value-type="float" office:value="62.31" calcext:value-type="float">
            <text:p>62.3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87" calcext:value-type="float">
            <text:p>4.87</text:p>
          </table:table-cell>
          <table:table-cell office:value-type="float" office:value="2.2795933248084" calcext:value-type="float">
            <text:p>2.2795933248084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85" calcext:value-type="float">
            <text:p>4.85</text:p>
          </table:table-cell>
          <table:table-cell office:value-type="float" office:value="2.07883429959823" calcext:value-type="float">
            <text:p>2.07883429959823</text:p>
          </table:table-cell>
          <table:table-cell office:value-type="float" office:value="65.39" calcext:value-type="float">
            <text:p>65.3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82" calcext:value-type="float">
            <text:p>4.82</text:p>
          </table:table-cell>
          <table:table-cell office:value-type="float" office:value="1.95219775400428" calcext:value-type="float">
            <text:p>1.95219775400428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75" calcext:value-type="float">
            <text:p>4.75</text:p>
          </table:table-cell>
          <table:table-cell office:value-type="float" office:value="1.91263694894774" calcext:value-type="float">
            <text:p>1.91263694894774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86" calcext:value-type="float">
            <text:p>4.86</text:p>
          </table:table-cell>
          <table:table-cell office:value-type="float" office:value="1.84012717630049" calcext:value-type="float">
            <text:p>1.84012717630049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82" calcext:value-type="float">
            <text:p>4.82</text:p>
          </table:table-cell>
          <table:table-cell office:value-type="float" office:value="1.8058326794266" calcext:value-type="float">
            <text:p>1.8058326794266</text:p>
          </table:table-cell>
          <table:table-cell office:value-type="float" office:value="62.02" calcext:value-type="float">
            <text:p>62.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86" calcext:value-type="float">
            <text:p>4.86</text:p>
          </table:table-cell>
          <table:table-cell office:value-type="float" office:value="1.78974782236995" calcext:value-type="float">
            <text:p>1.78974782236995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77" calcext:value-type="float">
            <text:p>4.77</text:p>
          </table:table-cell>
          <table:table-cell office:value-type="float" office:value="1.83576901230727" calcext:value-type="float">
            <text:p>1.83576901230727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59" calcext:value-type="float">
            <text:p>4.59</text:p>
          </table:table-cell>
          <table:table-cell office:value-type="float" office:value="1.82826300643034" calcext:value-type="float">
            <text:p>1.82826300643034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83" calcext:value-type="float">
            <text:p>4.83</text:p>
          </table:table-cell>
          <table:table-cell office:value-type="float" office:value="1.81743534262088" calcext:value-type="float">
            <text:p>1.8174353426208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11" calcext:value-type="float">
            <text:p>4.11</text:p>
          </table:table-cell>
          <table:table-cell office:value-type="float" office:value="1.80504841560168" calcext:value-type="float">
            <text:p>1.80504841560168</text:p>
          </table:table-cell>
          <table:table-cell office:value-type="float" office:value="66.26" calcext:value-type="float">
            <text:p>66.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7" calcext:value-type="float">
            <text:p>4.7</text:p>
          </table:table-cell>
          <table:table-cell office:value-type="float" office:value="1.7967196735519" calcext:value-type="float">
            <text:p>1.7967196735519</text:p>
          </table:table-cell>
          <table:table-cell office:value-type="float" office:value="64.69" calcext:value-type="float">
            <text:p>64.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65" calcext:value-type="float">
            <text:p>4.65</text:p>
          </table:table-cell>
          <table:table-cell office:value-type="float" office:value="1.77829261897337" calcext:value-type="float">
            <text:p>1.77829261897337</text:p>
          </table:table-cell>
          <table:table-cell office:value-type="float" office:value="65.78" calcext:value-type="float">
            <text:p>65.7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8" calcext:value-type="float">
            <text:p>4.8</text:p>
          </table:table-cell>
          <table:table-cell office:value-type="float" office:value="1.75208737160932" calcext:value-type="float">
            <text:p>1.75208737160932</text:p>
          </table:table-cell>
          <table:table-cell office:value-type="float" office:value="64.33" calcext:value-type="float">
            <text:p>64.3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88" calcext:value-type="float">
            <text:p>4.88</text:p>
          </table:table-cell>
          <table:table-cell office:value-type="float" office:value="1.7389785452177" calcext:value-type="float">
            <text:p>1.7389785452177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8" calcext:value-type="float">
            <text:p>4.8</text:p>
          </table:table-cell>
          <table:table-cell office:value-type="float" office:value="1.74628453785654" calcext:value-type="float">
            <text:p>1.74628453785654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79" calcext:value-type="float">
            <text:p>4.79</text:p>
          </table:table-cell>
          <table:table-cell office:value-type="float" office:value="1.73591642760055" calcext:value-type="float">
            <text:p>1.73591642760055</text:p>
          </table:table-cell>
          <table:table-cell office:value-type="float" office:value="66.61" calcext:value-type="float">
            <text:p>66.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69" calcext:value-type="float">
            <text:p>4.69</text:p>
          </table:table-cell>
          <table:table-cell office:value-type="float" office:value="1.74853047478354" calcext:value-type="float">
            <text:p>1.74853047478354</text:p>
          </table:table-cell>
          <table:table-cell office:value-type="float" office:value="64.58" calcext:value-type="float">
            <text:p>64.5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57" calcext:value-type="float">
            <text:p>4.57</text:p>
          </table:table-cell>
          <table:table-cell office:value-type="float" office:value="1.75548612433583" calcext:value-type="float">
            <text:p>1.75548612433583</text:p>
          </table:table-cell>
          <table:table-cell office:value-type="float" office:value="64.26" calcext:value-type="float">
            <text:p>64.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87" calcext:value-type="float">
            <text:p>4.87</text:p>
          </table:table-cell>
          <table:table-cell office:value-type="float" office:value="1.80924151731477" calcext:value-type="float">
            <text:p>1.80924151731477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84" calcext:value-type="float">
            <text:p>4.84</text:p>
          </table:table-cell>
          <table:table-cell office:value-type="float" office:value="1.88923209002435" calcext:value-type="float">
            <text:p>1.88923209002435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85" calcext:value-type="float">
            <text:p>4.85</text:p>
          </table:table-cell>
          <table:table-cell office:value-type="float" office:value="2.00429152032293" calcext:value-type="float">
            <text:p>2.00429152032293</text:p>
          </table:table-cell>
          <table:table-cell office:value-type="float" office:value="64.47" calcext:value-type="float">
            <text:p>64.4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71" calcext:value-type="float">
            <text:p>4.71</text:p>
          </table:table-cell>
          <table:table-cell office:value-type="float" office:value="2.06297759000938" calcext:value-type="float">
            <text:p>2.06297759000938</text:p>
          </table:table-cell>
          <table:table-cell office:value-type="float" office:value="65.21" calcext:value-type="float">
            <text:p>65.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79" calcext:value-type="float">
            <text:p>4.79</text:p>
          </table:table-cell>
          <table:table-cell office:value-type="float" office:value="2.09435075350841" calcext:value-type="float">
            <text:p>2.09435075350841</text:p>
          </table:table-cell>
          <table:table-cell office:value-type="float" office:value="64.83" calcext:value-type="float">
            <text:p>64.8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85" calcext:value-type="float">
            <text:p>4.85</text:p>
          </table:table-cell>
          <table:table-cell office:value-type="float" office:value="2.18202332462772" calcext:value-type="float">
            <text:p>2.18202332462772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57" calcext:value-type="float">
            <text:p>4.57</text:p>
          </table:table-cell>
          <table:table-cell office:value-type="float" office:value="2.26724472351768" calcext:value-type="float">
            <text:p>2.26724472351768</text:p>
          </table:table-cell>
          <table:table-cell office:value-type="float" office:value="65.27" calcext:value-type="float">
            <text:p>65.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87" calcext:value-type="float">
            <text:p>2.87</text:p>
          </table:table-cell>
          <table:table-cell office:value-type="float" office:value="2.33780767546848" calcext:value-type="float">
            <text:p>2.33780767546848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8" calcext:value-type="float">
            <text:p>2.8</text:p>
          </table:table-cell>
          <table:table-cell office:value-type="float" office:value="2.35309661255227" calcext:value-type="float">
            <text:p>2.35309661255227</text:p>
          </table:table-cell>
          <table:table-cell office:value-type="float" office:value="65.21" calcext:value-type="float">
            <text:p>65.2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79" calcext:value-type="float">
            <text:p>3.79</text:p>
          </table:table-cell>
          <table:table-cell office:value-type="float" office:value="2.3677561629527" calcext:value-type="float">
            <text:p>2.3677561629527</text:p>
          </table:table-cell>
          <table:table-cell office:value-type="float" office:value="62.46" calcext:value-type="float">
            <text:p>62.4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26" calcext:value-type="float">
            <text:p>4.26</text:p>
          </table:table-cell>
          <table:table-cell office:value-type="float" office:value="2.38605486714936" calcext:value-type="float">
            <text:p>2.38605486714936</text:p>
          </table:table-cell>
          <table:table-cell office:value-type="float" office:value="65.12" calcext:value-type="float">
            <text:p>65.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33" calcext:value-type="float">
            <text:p>4.33</text:p>
          </table:table-cell>
          <table:table-cell office:value-type="float" office:value="2.40551406637677" calcext:value-type="float">
            <text:p>2.40551406637677</text:p>
          </table:table-cell>
          <table:table-cell office:value-type="float" office:value="62.66" calcext:value-type="float">
            <text:p>62.6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81" calcext:value-type="float">
            <text:p>4.81</text:p>
          </table:table-cell>
          <table:table-cell office:value-type="float" office:value="2.41769997019308" calcext:value-type="float">
            <text:p>2.41769997019308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76" calcext:value-type="float">
            <text:p>4.76</text:p>
          </table:table-cell>
          <table:table-cell office:value-type="float" office:value="2.45101280733759" calcext:value-type="float">
            <text:p>2.45101280733759</text:p>
          </table:table-cell>
          <table:table-cell office:value-type="float" office:value="63.88" calcext:value-type="float">
            <text:p>63.8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84" calcext:value-type="float">
            <text:p>4.84</text:p>
          </table:table-cell>
          <table:table-cell office:value-type="float" office:value="2.50302673309133" calcext:value-type="float">
            <text:p>2.50302673309133</text:p>
          </table:table-cell>
          <table:table-cell office:value-type="float" office:value="56.72" calcext:value-type="float">
            <text:p>56.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71" calcext:value-type="float">
            <text:p>4.71</text:p>
          </table:table-cell>
          <table:table-cell office:value-type="float" office:value="2.52922218788395" calcext:value-type="float">
            <text:p>2.52922218788395</text:p>
          </table:table-cell>
          <table:table-cell office:value-type="float" office:value="59.98" calcext:value-type="float">
            <text:p>59.9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83" calcext:value-type="float">
            <text:p>4.83</text:p>
          </table:table-cell>
          <table:table-cell office:value-type="float" office:value="2.5336671200841" calcext:value-type="float">
            <text:p>2.5336671200841</text:p>
          </table:table-cell>
          <table:table-cell office:value-type="float" office:value="63.73" calcext:value-type="float">
            <text:p>63.7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83" calcext:value-type="float">
            <text:p>4.83</text:p>
          </table:table-cell>
          <table:table-cell office:value-type="float" office:value="2.50928950136481" calcext:value-type="float">
            <text:p>2.50928950136481</text:p>
          </table:table-cell>
          <table:table-cell office:value-type="float" office:value="63.41" calcext:value-type="float">
            <text:p>63.4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79" calcext:value-type="float">
            <text:p>4.79</text:p>
          </table:table-cell>
          <table:table-cell office:value-type="float" office:value="2.45267861891455" calcext:value-type="float">
            <text:p>2.45267861891455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79" calcext:value-type="float">
            <text:p>4.79</text:p>
          </table:table-cell>
          <table:table-cell office:value-type="float" office:value="2.45589869057214" calcext:value-type="float">
            <text:p>2.45589869057214</text:p>
          </table:table-cell>
          <table:table-cell office:value-type="float" office:value="63.96" calcext:value-type="float">
            <text:p>63.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78" calcext:value-type="float">
            <text:p>4.78</text:p>
          </table:table-cell>
          <table:table-cell office:value-type="float" office:value="2.5146993428381" calcext:value-type="float">
            <text:p>2.5146993428381</text:p>
          </table:table-cell>
          <table:table-cell office:value-type="float" office:value="65.58" calcext:value-type="float">
            <text:p>65.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78" calcext:value-type="float">
            <text:p>4.78</text:p>
          </table:table-cell>
          <table:table-cell office:value-type="float" office:value="2.62275309773059" calcext:value-type="float">
            <text:p>2.62275309773059</text:p>
          </table:table-cell>
          <table:table-cell office:value-type="float" office:value="59.16" calcext:value-type="float">
            <text:p>59.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81" calcext:value-type="float">
            <text:p>4.81</text:p>
          </table:table-cell>
          <table:table-cell office:value-type="float" office:value="2.66742744951493" calcext:value-type="float">
            <text:p>2.66742744951493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81" calcext:value-type="float">
            <text:p>4.81</text:p>
          </table:table-cell>
          <table:table-cell office:value-type="float" office:value="2.72985153228823" calcext:value-type="float">
            <text:p>2.72985153228823</text:p>
          </table:table-cell>
          <table:table-cell office:value-type="float" office:value="65.39" calcext:value-type="float">
            <text:p>65.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79" calcext:value-type="float">
            <text:p>4.79</text:p>
          </table:table-cell>
          <table:table-cell office:value-type="float" office:value="2.75134564439565" calcext:value-type="float">
            <text:p>2.75134564439565</text:p>
          </table:table-cell>
          <table:table-cell office:value-type="float" office:value="64.64" calcext:value-type="float">
            <text:p>64.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82" calcext:value-type="float">
            <text:p>4.82</text:p>
          </table:table-cell>
          <table:table-cell office:value-type="float" office:value="2.75718808760202" calcext:value-type="float">
            <text:p>2.75718808760202</text:p>
          </table:table-cell>
          <table:table-cell office:value-type="float" office:value="64.94" calcext:value-type="float">
            <text:p>64.9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57" calcext:value-type="float">
            <text:p>3.57</text:p>
          </table:table-cell>
          <table:table-cell office:value-type="float" office:value="2.75410380314562" calcext:value-type="float">
            <text:p>2.75410380314562</text:p>
          </table:table-cell>
          <table:table-cell office:value-type="float" office:value="58.49" calcext:value-type="float">
            <text:p>58.4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74" calcext:value-type="float">
            <text:p>3.74</text:p>
          </table:table-cell>
          <table:table-cell office:value-type="float" office:value="2.74653326056923" calcext:value-type="float">
            <text:p>2.74653326056923</text:p>
          </table:table-cell>
          <table:table-cell office:value-type="float" office:value="64.87" calcext:value-type="float">
            <text:p>64.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.9" calcext:value-type="float">
            <text:p>2.9</text:p>
          </table:table-cell>
          <table:table-cell office:value-type="float" office:value="2.74793932591395" calcext:value-type="float">
            <text:p>2.74793932591395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65" calcext:value-type="float">
            <text:p>3.65</text:p>
          </table:table-cell>
          <table:table-cell office:value-type="float" office:value="2.73902363105192" calcext:value-type="float">
            <text:p>2.73902363105192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8" calcext:value-type="float">
            <text:p>3.8</text:p>
          </table:table-cell>
          <table:table-cell office:value-type="float" office:value="2.73907335714448" calcext:value-type="float">
            <text:p>2.73907335714448</text:p>
          </table:table-cell>
          <table:table-cell office:value-type="float" office:value="64.81" calcext:value-type="float">
            <text:p>64.8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2" calcext:value-type="float">
            <text:p>4.2</text:p>
          </table:table-cell>
          <table:table-cell office:value-type="float" office:value="2.735649877327" calcext:value-type="float">
            <text:p>2.735649877327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56" calcext:value-type="float">
            <text:p>4.56</text:p>
          </table:table-cell>
          <table:table-cell office:value-type="float" office:value="2.73230186750762" calcext:value-type="float">
            <text:p>2.73230186750762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85" calcext:value-type="float">
            <text:p>4.85</text:p>
          </table:table-cell>
          <table:table-cell office:value-type="float" office:value="2.70879841012679" calcext:value-type="float">
            <text:p>2.70879841012679</text:p>
          </table:table-cell>
          <table:table-cell office:value-type="float" office:value="64.83" calcext:value-type="float">
            <text:p>64.8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83" calcext:value-type="float">
            <text:p>4.83</text:p>
          </table:table-cell>
          <table:table-cell office:value-type="float" office:value="2.70774846697929" calcext:value-type="float">
            <text:p>2.70774846697929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71" calcext:value-type="float">
            <text:p>4.71</text:p>
          </table:table-cell>
          <table:table-cell office:value-type="float" office:value="2.70684615615208" calcext:value-type="float">
            <text:p>2.70684615615208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41" calcext:value-type="float">
            <text:p>2.41</text:p>
          </table:table-cell>
          <table:table-cell office:value-type="float" office:value="2.71763484678014" calcext:value-type="float">
            <text:p>2.71763484678014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75" calcext:value-type="float">
            <text:p>2.75</text:p>
          </table:table-cell>
          <table:table-cell office:value-type="float" office:value="2.76841241999066" calcext:value-type="float">
            <text:p>2.76841241999066</text:p>
          </table:table-cell>
          <table:table-cell office:value-type="float" office:value="64.73" calcext:value-type="float">
            <text:p>64.7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66" calcext:value-type="float">
            <text:p>3.66</text:p>
          </table:table-cell>
          <table:table-cell office:value-type="float" office:value="2.85678877645365" calcext:value-type="float">
            <text:p>2.85678877645365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54" calcext:value-type="float">
            <text:p>4.54</text:p>
          </table:table-cell>
          <table:table-cell office:value-type="float" office:value="2.94539890268318" calcext:value-type="float">
            <text:p>2.94539890268318</text:p>
          </table:table-cell>
          <table:table-cell office:value-type="float" office:value="60.78" calcext:value-type="float">
            <text:p>60.7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36" calcext:value-type="float">
            <text:p>4.36</text:p>
          </table:table-cell>
          <table:table-cell office:value-type="float" office:value="2.98974617761319" calcext:value-type="float">
            <text:p>2.98974617761319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78" calcext:value-type="float">
            <text:p>4.78</text:p>
          </table:table-cell>
          <table:table-cell office:value-type="float" office:value="3.02568733454246" calcext:value-type="float">
            <text:p>3.02568733454246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65" calcext:value-type="float">
            <text:p>4.65</text:p>
          </table:table-cell>
          <table:table-cell office:value-type="float" office:value="2.97941070263285" calcext:value-type="float">
            <text:p>2.9794107026328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84" calcext:value-type="float">
            <text:p>4.84</text:p>
          </table:table-cell>
          <table:table-cell office:value-type="float" office:value="2.98659543789669" calcext:value-type="float">
            <text:p>2.98659543789669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77" calcext:value-type="float">
            <text:p>4.77</text:p>
          </table:table-cell>
          <table:table-cell office:value-type="float" office:value="2.79028864987326" calcext:value-type="float">
            <text:p>2.79028864987326</text:p>
          </table:table-cell>
          <table:table-cell office:value-type="float" office:value="58.76" calcext:value-type="float">
            <text:p>58.7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75" calcext:value-type="float">
            <text:p>4.75</text:p>
          </table:table-cell>
          <table:table-cell office:value-type="float" office:value="2.62324700730569" calcext:value-type="float">
            <text:p>2.62324700730569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9" calcext:value-type="float">
            <text:p>2.9</text:p>
          </table:table-cell>
          <table:table-cell office:value-type="float" office:value="2.47191523772249" calcext:value-type="float">
            <text:p>2.47191523772249</text:p>
          </table:table-cell>
          <table:table-cell office:value-type="float" office:value="66.15" calcext:value-type="float">
            <text:p>66.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3" calcext:value-type="float">
            <text:p>3.3</text:p>
          </table:table-cell>
          <table:table-cell office:value-type="float" office:value="2.37914848483362" calcext:value-type="float">
            <text:p>2.37914848483362</text:p>
          </table:table-cell>
          <table:table-cell office:value-type="float" office:value="64.27" calcext:value-type="float">
            <text:p>64.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.48" calcext:value-type="float">
            <text:p>3.48</text:p>
          </table:table-cell>
          <table:table-cell office:value-type="float" office:value="2.30047777251789" calcext:value-type="float">
            <text:p>2.30047777251789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61" calcext:value-type="float">
            <text:p>2.61</text:p>
          </table:table-cell>
          <table:table-cell office:value-type="float" office:value="2.22814385296931" calcext:value-type="float">
            <text:p>2.22814385296931</text:p>
          </table:table-cell>
          <table:table-cell office:value-type="float" office:value="64.03" calcext:value-type="float">
            <text:p>64.0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96" calcext:value-type="float">
            <text:p>1.96</text:p>
          </table:table-cell>
          <table:table-cell office:value-type="float" office:value="2.17674930050918" calcext:value-type="float">
            <text:p>2.17674930050918</text:p>
          </table:table-cell>
          <table:table-cell office:value-type="float" office:value="63.49" calcext:value-type="float">
            <text:p>63.4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53" calcext:value-type="float">
            <text:p>2.53</text:p>
          </table:table-cell>
          <table:table-cell office:value-type="float" office:value="2.17005168554981" calcext:value-type="float">
            <text:p>2.17005168554981</text:p>
          </table:table-cell>
          <table:table-cell office:value-type="float" office:value="61.13" calcext:value-type="float">
            <text:p>61.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95" calcext:value-type="float">
            <text:p>2.95</text:p>
          </table:table-cell>
          <table:table-cell office:value-type="float" office:value="2.1642884439605" calcext:value-type="float">
            <text:p>2.1642884439605</text:p>
          </table:table-cell>
          <table:table-cell office:value-type="float" office:value="56.49" calcext:value-type="float">
            <text:p>56.4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51" calcext:value-type="float">
            <text:p>4.51</text:p>
          </table:table-cell>
          <table:table-cell office:value-type="float" office:value="2.1660357826002" calcext:value-type="float">
            <text:p>2.1660357826002</text:p>
          </table:table-cell>
          <table:table-cell office:value-type="float" office:value="59.66" calcext:value-type="float">
            <text:p>59.6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74" calcext:value-type="float">
            <text:p>4.74</text:p>
          </table:table-cell>
          <table:table-cell office:value-type="float" office:value="2.16115470463552" calcext:value-type="float">
            <text:p>2.16115470463552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98" calcext:value-type="float">
            <text:p>3.98</text:p>
          </table:table-cell>
          <table:table-cell office:value-type="float" office:value="2.15216217998946" calcext:value-type="float">
            <text:p>2.15216217998946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51" calcext:value-type="float">
            <text:p>2.51</text:p>
          </table:table-cell>
          <table:table-cell office:value-type="float" office:value="2.15545163190011" calcext:value-type="float">
            <text:p>2.15545163190011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15" calcext:value-type="float">
            <text:p>4.15</text:p>
          </table:table-cell>
          <table:table-cell office:value-type="float" office:value="2.11423810957059" calcext:value-type="float">
            <text:p>2.11423810957059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38" calcext:value-type="float">
            <text:p>4.38</text:p>
          </table:table-cell>
          <table:table-cell office:value-type="float" office:value="2.08317680011872" calcext:value-type="float">
            <text:p>2.08317680011872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13" calcext:value-type="float">
            <text:p>4.13</text:p>
          </table:table-cell>
          <table:table-cell office:value-type="float" office:value="2.05996054533232" calcext:value-type="float">
            <text:p>2.05996054533232</text:p>
          </table:table-cell>
          <table:table-cell office:value-type="float" office:value="64.09" calcext:value-type="float">
            <text:p>64.0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.4" calcext:value-type="float">
            <text:p>2.4</text:p>
          </table:table-cell>
          <table:table-cell office:value-type="float" office:value="2.03474376360339" calcext:value-type="float">
            <text:p>2.03474376360339</text:p>
          </table:table-cell>
          <table:table-cell office:value-type="float" office:value="64.86" calcext:value-type="float">
            <text:p>64.8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44" calcext:value-type="float">
            <text:p>2.44</text:p>
          </table:table-cell>
          <table:table-cell office:value-type="float" office:value="2.01655779734577" calcext:value-type="float">
            <text:p>2.01655779734577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82" calcext:value-type="float">
            <text:p>2.82</text:p>
          </table:table-cell>
          <table:table-cell office:value-type="float" office:value="2.06167733657279" calcext:value-type="float">
            <text:p>2.06167733657279</text:p>
          </table:table-cell>
          <table:table-cell office:value-type="float" office:value="65.06" calcext:value-type="float">
            <text:p>65.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4" calcext:value-type="float">
            <text:p>3.4</text:p>
          </table:table-cell>
          <table:table-cell office:value-type="float" office:value="2.08358111530077" calcext:value-type="float">
            <text:p>2.08358111530077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98" calcext:value-type="float">
            <text:p>2.98</text:p>
          </table:table-cell>
          <table:table-cell office:value-type="float" office:value="2.13802232791939" calcext:value-type="float">
            <text:p>2.13802232791939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73" calcext:value-type="float">
            <text:p>4.73</text:p>
          </table:table-cell>
          <table:table-cell office:value-type="float" office:value="2.18565980190467" calcext:value-type="float">
            <text:p>2.18565980190467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77" calcext:value-type="float">
            <text:p>4.77</text:p>
          </table:table-cell>
          <table:table-cell office:value-type="float" office:value="2.22595918739061" calcext:value-type="float">
            <text:p>2.22595918739061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45" calcext:value-type="float">
            <text:p>4.45</text:p>
          </table:table-cell>
          <table:table-cell office:value-type="float" office:value="2.29652222284063" calcext:value-type="float">
            <text:p>2.29652222284063</text:p>
          </table:table-cell>
          <table:table-cell office:value-type="float" office:value="65.39" calcext:value-type="float">
            <text:p>65.3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.67" calcext:value-type="float">
            <text:p>2.67</text:p>
          </table:table-cell>
          <table:table-cell office:value-type="float" office:value="2.36266744522765" calcext:value-type="float">
            <text:p>2.36266744522765</text:p>
          </table:table-cell>
          <table:table-cell office:value-type="float" office:value="62.95" calcext:value-type="float">
            <text:p>62.9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54" calcext:value-type="float">
            <text:p>4.54</text:p>
          </table:table-cell>
          <table:table-cell office:value-type="float" office:value="2.42690863556663" calcext:value-type="float">
            <text:p>2.42690863556663</text:p>
          </table:table-cell>
          <table:table-cell office:value-type="float" office:value="65.23" calcext:value-type="float">
            <text:p>65.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71" calcext:value-type="float">
            <text:p>4.71</text:p>
          </table:table-cell>
          <table:table-cell office:value-type="float" office:value="2.47190074240344" calcext:value-type="float">
            <text:p>2.47190074240344</text:p>
          </table:table-cell>
          <table:table-cell office:value-type="float" office:value="64.73" calcext:value-type="float">
            <text:p>64.7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5" calcext:value-type="float">
            <text:p>4.5</text:p>
          </table:table-cell>
          <table:table-cell office:value-type="float" office:value="2.46911199354569" calcext:value-type="float">
            <text:p>2.46911199354569</text:p>
          </table:table-cell>
          <table:table-cell office:value-type="float" office:value="62.02" calcext:value-type="float">
            <text:p>62.0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85" calcext:value-type="float">
            <text:p>4.85</text:p>
          </table:table-cell>
          <table:table-cell office:value-type="float" office:value="2.45614806629983" calcext:value-type="float">
            <text:p>2.45614806629983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85" calcext:value-type="float">
            <text:p>4.85</text:p>
          </table:table-cell>
          <table:table-cell office:value-type="float" office:value="2.4610655119078" calcext:value-type="float">
            <text:p>2.4610655119078</text:p>
          </table:table-cell>
          <table:table-cell office:value-type="float" office:value="65.27" calcext:value-type="float">
            <text:p>65.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77" calcext:value-type="float">
            <text:p>4.77</text:p>
          </table:table-cell>
          <table:table-cell office:value-type="float" office:value="2.46239910524053" calcext:value-type="float">
            <text:p>2.46239910524053</text:p>
          </table:table-cell>
          <table:table-cell office:value-type="float" office:value="65.99" calcext:value-type="float">
            <text:p>65.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84" calcext:value-type="float">
            <text:p>4.84</text:p>
          </table:table-cell>
          <table:table-cell office:value-type="float" office:value="2.46230001133022" calcext:value-type="float">
            <text:p>2.46230001133022</text:p>
          </table:table-cell>
          <table:table-cell office:value-type="float" office:value="61.45" calcext:value-type="float">
            <text:p>61.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77" calcext:value-type="float">
            <text:p>4.77</text:p>
          </table:table-cell>
          <table:table-cell office:value-type="float" office:value="2.4636790800112" calcext:value-type="float">
            <text:p>2.4636790800112</text:p>
          </table:table-cell>
          <table:table-cell office:value-type="float" office:value="64.96" calcext:value-type="float">
            <text:p>64.9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82" calcext:value-type="float">
            <text:p>4.82</text:p>
          </table:table-cell>
          <table:table-cell office:value-type="float" office:value="2.50478526218077" calcext:value-type="float">
            <text:p>2.50478526218077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77" calcext:value-type="float">
            <text:p>4.77</text:p>
          </table:table-cell>
          <table:table-cell office:value-type="float" office:value="2.53527549326696" calcext:value-type="float">
            <text:p>2.53527549326696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44" calcext:value-type="float">
            <text:p>4.44</text:p>
          </table:table-cell>
          <table:table-cell office:value-type="float" office:value="2.55899211571517" calcext:value-type="float">
            <text:p>2.55899211571517</text:p>
          </table:table-cell>
          <table:table-cell office:value-type="float" office:value="64.33" calcext:value-type="float">
            <text:p>64.3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.52" calcext:value-type="float">
            <text:p>2.52</text:p>
          </table:table-cell>
          <table:table-cell office:value-type="float" office:value="2.59206958355741" calcext:value-type="float">
            <text:p>2.59206958355741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57" calcext:value-type="float">
            <text:p>3.57</text:p>
          </table:table-cell>
          <table:table-cell office:value-type="float" office:value="2.61341387929993" calcext:value-type="float">
            <text:p>2.61341387929993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84" calcext:value-type="float">
            <text:p>3.84</text:p>
          </table:table-cell>
          <table:table-cell office:value-type="float" office:value="2.61461169643491" calcext:value-type="float">
            <text:p>2.61461169643491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37" calcext:value-type="float">
            <text:p>4.37</text:p>
          </table:table-cell>
          <table:table-cell office:value-type="float" office:value="2.61139347964752" calcext:value-type="float">
            <text:p>2.61139347964752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65" calcext:value-type="float">
            <text:p>2.65</text:p>
          </table:table-cell>
          <table:table-cell office:value-type="float" office:value="2.67443791537382" calcext:value-type="float">
            <text:p>2.67443791537382</text:p>
          </table:table-cell>
          <table:table-cell office:value-type="float" office:value="65.88" calcext:value-type="float">
            <text:p>65.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08" calcext:value-type="float">
            <text:p>2.08</text:p>
          </table:table-cell>
          <table:table-cell office:value-type="float" office:value="2.75525760990318" calcext:value-type="float">
            <text:p>2.75525760990318</text:p>
          </table:table-cell>
          <table:table-cell office:value-type="float" office:value="63.31" calcext:value-type="float">
            <text:p>63.3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.33" calcext:value-type="float">
            <text:p>2.33</text:p>
          </table:table-cell>
          <table:table-cell office:value-type="float" office:value="2.86070049685211" calcext:value-type="float">
            <text:p>2.86070049685211</text:p>
          </table:table-cell>
          <table:table-cell office:value-type="float" office:value="65.99" calcext:value-type="float">
            <text:p>65.9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78" calcext:value-type="float">
            <text:p>4.78</text:p>
          </table:table-cell>
          <table:table-cell office:value-type="float" office:value="2.86284805159906" calcext:value-type="float">
            <text:p>2.86284805159906</text:p>
          </table:table-cell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74" calcext:value-type="float">
            <text:p>4.74</text:p>
          </table:table-cell>
          <table:table-cell office:value-type="float" office:value="2.86589766781078" calcext:value-type="float">
            <text:p>2.86589766781078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65" calcext:value-type="float">
            <text:p>3.65</text:p>
          </table:table-cell>
          <table:table-cell office:value-type="float" office:value="2.88391511851678" calcext:value-type="float">
            <text:p>2.88391511851678</text:p>
          </table:table-cell>
          <table:table-cell office:value-type="float" office:value="66.22" calcext:value-type="float">
            <text:p>66.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42" calcext:value-type="float">
            <text:p>3.42</text:p>
          </table:table-cell>
          <table:table-cell office:value-type="float" office:value="2.89619985562171" calcext:value-type="float">
            <text:p>2.89619985562171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73" calcext:value-type="float">
            <text:p>4.73</text:p>
          </table:table-cell>
          <table:table-cell office:value-type="float" office:value="2.90414650073287" calcext:value-type="float">
            <text:p>2.90414650073287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81" calcext:value-type="float">
            <text:p>4.81</text:p>
          </table:table-cell>
          <table:table-cell office:value-type="float" office:value="2.8338003968114" calcext:value-type="float">
            <text:p>2.8338003968114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66" calcext:value-type="float">
            <text:p>4.66</text:p>
          </table:table-cell>
          <table:table-cell office:value-type="float" office:value="2.75307392819881" calcext:value-type="float">
            <text:p>2.75307392819881</text:p>
          </table:table-cell>
          <table:table-cell office:value-type="float" office:value="65.14" calcext:value-type="float">
            <text:p>65.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71" calcext:value-type="float">
            <text:p>4.71</text:p>
          </table:table-cell>
          <table:table-cell office:value-type="float" office:value="2.70618791086886" calcext:value-type="float">
            <text:p>2.70618791086886</text:p>
          </table:table-cell>
          <table:table-cell office:value-type="float" office:value="64.81" calcext:value-type="float">
            <text:p>64.8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78" calcext:value-type="float">
            <text:p>4.78</text:p>
          </table:table-cell>
          <table:table-cell office:value-type="float" office:value="2.71822591648334" calcext:value-type="float">
            <text:p>2.71822591648334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86" calcext:value-type="float">
            <text:p>4.86</text:p>
          </table:table-cell>
          <table:table-cell office:value-type="float" office:value="2.72557404867123" calcext:value-type="float">
            <text:p>2.72557404867123</text:p>
          </table:table-cell>
          <table:table-cell office:value-type="float" office:value="63.79" calcext:value-type="float">
            <text:p>63.7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7" calcext:value-type="float">
            <text:p>4.7</text:p>
          </table:table-cell>
          <table:table-cell office:value-type="float" office:value="2.68593767315206" calcext:value-type="float">
            <text:p>2.68593767315206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79" calcext:value-type="float">
            <text:p>4.79</text:p>
          </table:table-cell>
          <table:table-cell office:value-type="float" office:value="2.7038912776688" calcext:value-type="float">
            <text:p>2.7038912776688</text:p>
          </table:table-cell>
          <table:table-cell office:value-type="float" office:value="63.15" calcext:value-type="float">
            <text:p>63.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47" calcext:value-type="float">
            <text:p>4.47</text:p>
          </table:table-cell>
          <table:table-cell office:value-type="float" office:value="2.71806042275672" calcext:value-type="float">
            <text:p>2.71806042275672</text:p>
          </table:table-cell>
          <table:table-cell office:value-type="float" office:value="66.57" calcext:value-type="float">
            <text:p>66.5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.4" calcext:value-type="float">
            <text:p>2.4</text:p>
          </table:table-cell>
          <table:table-cell office:value-type="float" office:value="2.72903874885831" calcext:value-type="float">
            <text:p>2.72903874885831</text:p>
          </table:table-cell>
          <table:table-cell office:value-type="float" office:value="64.73" calcext:value-type="float">
            <text:p>64.7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61" calcext:value-type="float">
            <text:p>4.61</text:p>
          </table:table-cell>
          <table:table-cell office:value-type="float" office:value="2.74951381414195" calcext:value-type="float">
            <text:p>2.74951381414195</text:p>
          </table:table-cell>
          <table:table-cell office:value-type="float" office:value="65.62" calcext:value-type="float">
            <text:p>65.6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66" calcext:value-type="float">
            <text:p>4.66</text:p>
          </table:table-cell>
          <table:table-cell office:value-type="float" office:value="2.76358262700934" calcext:value-type="float">
            <text:p>2.76358262700934</text:p>
          </table:table-cell>
          <table:table-cell office:value-type="float" office:value="64.23" calcext:value-type="float">
            <text:p>64.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65" calcext:value-type="float">
            <text:p>3.65</text:p>
          </table:table-cell>
          <table:table-cell office:value-type="float" office:value="2.78197933366011" calcext:value-type="float">
            <text:p>2.781979333660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74" calcext:value-type="float">
            <text:p>3.74</text:p>
          </table:table-cell>
          <table:table-cell office:value-type="float" office:value="2.79520543054256" calcext:value-type="float">
            <text:p>2.79520543054256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02" calcext:value-type="float">
            <text:p>4.02</text:p>
          </table:table-cell>
          <table:table-cell office:value-type="float" office:value="2.76081618134391" calcext:value-type="float">
            <text:p>2.76081618134391</text:p>
          </table:table-cell>
          <table:table-cell office:value-type="float" office:value="66.03" calcext:value-type="float">
            <text:p>66.0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75" calcext:value-type="float">
            <text:p>4.75</text:p>
          </table:table-cell>
          <table:table-cell office:value-type="float" office:value="2.75213764047745" calcext:value-type="float">
            <text:p>2.75213764047745</text:p>
          </table:table-cell>
          <table:table-cell office:value-type="float" office:value="65.41" calcext:value-type="float">
            <text:p>65.4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7" calcext:value-type="float">
            <text:p>4.7</text:p>
          </table:table-cell>
          <table:table-cell office:value-type="float" office:value="2.76815023221342" calcext:value-type="float">
            <text:p>2.76815023221342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84" calcext:value-type="float">
            <text:p>4.84</text:p>
          </table:table-cell>
          <table:table-cell office:value-type="float" office:value="2.73731302664902" calcext:value-type="float">
            <text:p>2.73731302664902</text:p>
          </table:table-cell>
          <table:table-cell office:value-type="float" office:value="60.22" calcext:value-type="float">
            <text:p>60.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86" calcext:value-type="float">
            <text:p>4.86</text:p>
          </table:table-cell>
          <table:table-cell office:value-type="float" office:value="2.74882790058641" calcext:value-type="float">
            <text:p>2.74882790058641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81" calcext:value-type="float">
            <text:p>4.81</text:p>
          </table:table-cell>
          <table:table-cell office:value-type="float" office:value="2.71889320415097" calcext:value-type="float">
            <text:p>2.71889320415097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86" calcext:value-type="float">
            <text:p>4.86</text:p>
          </table:table-cell>
          <table:table-cell office:value-type="float" office:value="2.73521663543307" calcext:value-type="float">
            <text:p>2.73521663543307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84" calcext:value-type="float">
            <text:p>4.84</text:p>
          </table:table-cell>
          <table:table-cell office:value-type="float" office:value="2.8357241542038" calcext:value-type="float">
            <text:p>2.8357241542038</text:p>
          </table:table-cell>
          <table:table-cell office:value-type="float" office:value="65.71" calcext:value-type="float">
            <text:p>65.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87" calcext:value-type="float">
            <text:p>4.87</text:p>
          </table:table-cell>
          <table:table-cell office:value-type="float" office:value="2.94317873385404" calcext:value-type="float">
            <text:p>2.94317873385404</text:p>
          </table:table-cell>
          <table:table-cell office:value-type="float" office:value="64.37" calcext:value-type="float">
            <text:p>64.3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85" calcext:value-type="float">
            <text:p>4.85</text:p>
          </table:table-cell>
          <table:table-cell office:value-type="float" office:value="3.01416118305516" calcext:value-type="float">
            <text:p>3.014161183055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88" calcext:value-type="float">
            <text:p>4.88</text:p>
          </table:table-cell>
          <table:table-cell office:value-type="float" office:value="3.02186768723559" calcext:value-type="float">
            <text:p>3.02186768723559</text:p>
          </table:table-cell>
          <table:table-cell office:value-type="float" office:value="65.37" calcext:value-type="float">
            <text:p>65.3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71" calcext:value-type="float">
            <text:p>4.71</text:p>
          </table:table-cell>
          <table:table-cell office:value-type="float" office:value="3.0323252883853" calcext:value-type="float">
            <text:p>3.0323252883853</text:p>
          </table:table-cell>
          <table:table-cell office:value-type="float" office:value="66.42" calcext:value-type="float">
            <text:p>66.4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88" calcext:value-type="float">
            <text:p>4.88</text:p>
          </table:table-cell>
          <table:table-cell office:value-type="float" office:value="3.102624593915" calcext:value-type="float">
            <text:p>3.102624593915</text:p>
          </table:table-cell>
          <table:table-cell office:value-type="float" office:value="64.98" calcext:value-type="float">
            <text:p>64.9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66" calcext:value-type="float">
            <text:p>4.66</text:p>
          </table:table-cell>
          <table:table-cell office:value-type="float" office:value="3.11084792868442" calcext:value-type="float">
            <text:p>3.11084792868442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82" calcext:value-type="float">
            <text:p>4.82</text:p>
          </table:table-cell>
          <table:table-cell office:value-type="float" office:value="3.11494594839071" calcext:value-type="float">
            <text:p>3.11494594839071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65" calcext:value-type="float">
            <text:p>4.65</text:p>
          </table:table-cell>
          <table:table-cell office:value-type="float" office:value="3.11161655347566" calcext:value-type="float">
            <text:p>3.11161655347566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71" calcext:value-type="float">
            <text:p>4.71</text:p>
          </table:table-cell>
          <table:table-cell office:value-type="float" office:value="3.1166171981034" calcext:value-type="float">
            <text:p>3.1166171981034</text:p>
          </table:table-cell>
          <table:table-cell office:value-type="float" office:value="65.72" calcext:value-type="float">
            <text:p>65.7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85" calcext:value-type="float">
            <text:p>4.85</text:p>
          </table:table-cell>
          <table:table-cell office:value-type="float" office:value="3.12858009606447" calcext:value-type="float">
            <text:p>3.12858009606447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88" calcext:value-type="float">
            <text:p>4.88</text:p>
          </table:table-cell>
          <table:table-cell office:value-type="float" office:value="3.12763082433347" calcext:value-type="float">
            <text:p>3.12763082433347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84" calcext:value-type="float">
            <text:p>4.84</text:p>
          </table:table-cell>
          <table:table-cell office:value-type="float" office:value="3.13961195741665" calcext:value-type="float">
            <text:p>3.13961195741665</text:p>
          </table:table-cell>
          <table:table-cell office:value-type="float" office:value="61.65" calcext:value-type="float">
            <text:p>61.6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85" calcext:value-type="float">
            <text:p>4.85</text:p>
          </table:table-cell>
          <table:table-cell office:value-type="float" office:value="3.21158352747049" calcext:value-type="float">
            <text:p>3.21158352747049</text:p>
          </table:table-cell>
          <table:table-cell office:value-type="float" office:value="63.04" calcext:value-type="float">
            <text:p>63.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67" calcext:value-type="float">
            <text:p>4.67</text:p>
          </table:table-cell>
          <table:table-cell office:value-type="float" office:value="3.2522657204712" calcext:value-type="float">
            <text:p>3.2522657204712</text:p>
          </table:table-cell>
          <table:table-cell office:value-type="float" office:value="62.99" calcext:value-type="float">
            <text:p>62.9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87" calcext:value-type="float">
            <text:p>4.87</text:p>
          </table:table-cell>
          <table:table-cell office:value-type="float" office:value="3.24856665643011" calcext:value-type="float">
            <text:p>3.24856665643011</text:p>
          </table:table-cell>
          <table:table-cell office:value-type="float" office:value="62.39" calcext:value-type="float">
            <text:p>62.3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69" calcext:value-type="float">
            <text:p>4.69</text:p>
          </table:table-cell>
          <table:table-cell office:value-type="float" office:value="3.31613243960791" calcext:value-type="float">
            <text:p>3.31613243960791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82" calcext:value-type="float">
            <text:p>4.82</text:p>
          </table:table-cell>
          <table:table-cell office:value-type="float" office:value="3.32702336715496" calcext:value-type="float">
            <text:p>3.32702336715496</text:p>
          </table:table-cell>
          <table:table-cell office:value-type="float" office:value="55.44" calcext:value-type="float">
            <text:p>55.4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85" calcext:value-type="float">
            <text:p>4.85</text:p>
          </table:table-cell>
          <table:table-cell office:value-type="float" office:value="3.39024460329193" calcext:value-type="float">
            <text:p>3.39024460329193</text:p>
          </table:table-cell>
          <table:table-cell office:value-type="float" office:value="59.66" calcext:value-type="float">
            <text:p>59.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63" calcext:value-type="float">
            <text:p>4.63</text:p>
          </table:table-cell>
          <table:table-cell office:value-type="float" office:value="3.39419348510984" calcext:value-type="float">
            <text:p>3.39419348510984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85" calcext:value-type="float">
            <text:p>4.85</text:p>
          </table:table-cell>
          <table:table-cell office:value-type="float" office:value="3.3965684431211" calcext:value-type="float">
            <text:p>3.3965684431211</text:p>
          </table:table-cell>
          <table:table-cell office:value-type="float" office:value="61.97" calcext:value-type="float">
            <text:p>61.9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83" calcext:value-type="float">
            <text:p>4.83</text:p>
          </table:table-cell>
          <table:table-cell office:value-type="float" office:value="3.3887980548384" calcext:value-type="float">
            <text:p>3.3887980548384</text:p>
          </table:table-cell>
          <table:table-cell office:value-type="float" office:value="63.16" calcext:value-type="float">
            <text:p>63.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55" calcext:value-type="float">
            <text:p>4.55</text:p>
          </table:table-cell>
          <table:table-cell office:value-type="float" office:value="3.39644824798203" calcext:value-type="float">
            <text:p>3.39644824798203</text:p>
          </table:table-cell>
          <table:table-cell office:value-type="float" office:value="60.73" calcext:value-type="float">
            <text:p>60.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12" calcext:value-type="float">
            <text:p>4.12</text:p>
          </table:table-cell>
          <table:table-cell office:value-type="float" office:value="3.39962954504882" calcext:value-type="float">
            <text:p>3.39962954504882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91" calcext:value-type="float">
            <text:p>2.91</text:p>
          </table:table-cell>
          <table:table-cell office:value-type="float" office:value="3.39631554812714" calcext:value-type="float">
            <text:p>3.39631554812714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.29" calcext:value-type="float">
            <text:p>3.29</text:p>
          </table:table-cell>
          <table:table-cell office:value-type="float" office:value="3.41628755465134" calcext:value-type="float">
            <text:p>3.41628755465134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75" calcext:value-type="float">
            <text:p>4.75</text:p>
          </table:table-cell>
          <table:table-cell office:value-type="float" office:value="3.41925678946172" calcext:value-type="float">
            <text:p>3.41925678946172</text:p>
          </table:table-cell>
          <table:table-cell office:value-type="float" office:value="62.35" calcext:value-type="float">
            <text:p>62.3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42" calcext:value-type="float">
            <text:p>4.42</text:p>
          </table:table-cell>
          <table:table-cell office:value-type="float" office:value="3.42408892385477" calcext:value-type="float">
            <text:p>3.42408892385477</text:p>
          </table:table-cell>
          <table:table-cell office:value-type="float" office:value="61.44" calcext:value-type="float">
            <text:p>61.4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85" calcext:value-type="float">
            <text:p>4.85</text:p>
          </table:table-cell>
          <table:table-cell office:value-type="float" office:value="3.42626421844584" calcext:value-type="float">
            <text:p>3.42626421844584</text:p>
          </table:table-cell>
          <table:table-cell office:value-type="float" office:value="61.98" calcext:value-type="float">
            <text:p>61.9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82" calcext:value-type="float">
            <text:p>4.82</text:p>
          </table:table-cell>
          <table:table-cell office:value-type="float" office:value="3.42269267642961" calcext:value-type="float">
            <text:p>3.42269267642961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8" calcext:value-type="float">
            <text:p>4.8</text:p>
          </table:table-cell>
          <table:table-cell office:value-type="float" office:value="3.41883621843639" calcext:value-type="float">
            <text:p>3.41883621843639</text:p>
          </table:table-cell>
          <table:table-cell office:value-type="float" office:value="62.52" calcext:value-type="float">
            <text:p>62.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81" calcext:value-type="float">
            <text:p>4.81</text:p>
          </table:table-cell>
          <table:table-cell office:value-type="float" office:value="3.41872154786927" calcext:value-type="float">
            <text:p>3.41872154786927</text:p>
          </table:table-cell>
          <table:table-cell office:value-type="float" office:value="63.53" calcext:value-type="float">
            <text:p>63.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79" calcext:value-type="float">
            <text:p>4.79</text:p>
          </table:table-cell>
          <table:table-cell office:value-type="float" office:value="3.41649681809866" calcext:value-type="float">
            <text:p>3.41649681809866</text:p>
          </table:table-cell>
          <table:table-cell office:value-type="float" office:value="63.47" calcext:value-type="float">
            <text:p>63.4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82" calcext:value-type="float">
            <text:p>4.82</text:p>
          </table:table-cell>
          <table:table-cell office:value-type="float" office:value="3.41454459634566" calcext:value-type="float">
            <text:p>3.41454459634566</text:p>
          </table:table-cell>
          <table:table-cell office:value-type="float" office:value="57.52" calcext:value-type="float">
            <text:p>57.5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63" calcext:value-type="float">
            <text:p>4.63</text:p>
          </table:table-cell>
          <table:table-cell office:value-type="float" office:value="3.40257277998725" calcext:value-type="float">
            <text:p>3.40257277998725</text:p>
          </table:table-cell>
          <table:table-cell office:value-type="float" office:value="62.92" calcext:value-type="float">
            <text:p>62.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84" calcext:value-type="float">
            <text:p>4.84</text:p>
          </table:table-cell>
          <table:table-cell office:value-type="float" office:value="3.41708676176489" calcext:value-type="float">
            <text:p>3.41708676176489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42" calcext:value-type="float">
            <text:p>4.42</text:p>
          </table:table-cell>
          <table:table-cell office:value-type="float" office:value="3.41636129482926" calcext:value-type="float">
            <text:p>3.41636129482926</text:p>
          </table:table-cell>
          <table:table-cell office:value-type="float" office:value="59.95" calcext:value-type="float">
            <text:p>59.9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69" calcext:value-type="float">
            <text:p>4.69</text:p>
          </table:table-cell>
          <table:table-cell office:value-type="float" office:value="3.4160285153366" calcext:value-type="float">
            <text:p>3.4160285153366</text:p>
          </table:table-cell>
          <table:table-cell office:value-type="float" office:value="59.57" calcext:value-type="float">
            <text:p>59.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68" calcext:value-type="float">
            <text:p>4.68</text:p>
          </table:table-cell>
          <table:table-cell office:value-type="float" office:value="3.41643796016294" calcext:value-type="float">
            <text:p>3.41643796016294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82" calcext:value-type="float">
            <text:p>4.82</text:p>
          </table:table-cell>
          <table:table-cell office:value-type="float" office:value="3.37208525000926" calcext:value-type="float">
            <text:p>3.37208525000926</text:p>
          </table:table-cell>
          <table:table-cell office:value-type="float" office:value="45.19" calcext:value-type="float">
            <text:p>45.1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83" calcext:value-type="float">
            <text:p>4.83</text:p>
          </table:table-cell>
          <table:table-cell office:value-type="float" office:value="3.35887422284115" calcext:value-type="float">
            <text:p>3.35887422284115</text:p>
          </table:table-cell>
          <table:table-cell office:value-type="float" office:value="59.16" calcext:value-type="float">
            <text:p>59.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54" calcext:value-type="float">
            <text:p>4.54</text:p>
          </table:table-cell>
          <table:table-cell office:value-type="float" office:value="3.36445023701853" calcext:value-type="float">
            <text:p>3.36445023701853</text:p>
          </table:table-cell>
          <table:table-cell office:value-type="float" office:value="45.27" calcext:value-type="float">
            <text:p>45.2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56" calcext:value-type="float">
            <text:p>4.56</text:p>
          </table:table-cell>
          <table:table-cell office:value-type="float" office:value="3.37131399777593" calcext:value-type="float">
            <text:p>3.37131399777593</text:p>
          </table:table-cell>
          <table:table-cell office:value-type="float" office:value="63.87" calcext:value-type="float">
            <text:p>63.8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87" calcext:value-type="float">
            <text:p>4.87</text:p>
          </table:table-cell>
          <table:table-cell office:value-type="float" office:value="3.35986168690722" calcext:value-type="float">
            <text:p>3.35986168690722</text:p>
          </table:table-cell>
          <table:table-cell office:value-type="float" office:value="66.29" calcext:value-type="float">
            <text:p>66.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86" calcext:value-type="float">
            <text:p>4.86</text:p>
          </table:table-cell>
          <table:table-cell office:value-type="float" office:value="3.36754075340252" calcext:value-type="float">
            <text:p>3.36754075340252</text:p>
          </table:table-cell>
          <table:table-cell office:value-type="float" office:value="64.97" calcext:value-type="float">
            <text:p>64.9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86" calcext:value-type="float">
            <text:p>4.86</text:p>
          </table:table-cell>
          <table:table-cell office:value-type="float" office:value="3.36759942570293" calcext:value-type="float">
            <text:p>3.36759942570293</text:p>
          </table:table-cell>
          <table:table-cell office:value-type="float" office:value="61.42" calcext:value-type="float">
            <text:p>61.4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64" calcext:value-type="float">
            <text:p>4.64</text:p>
          </table:table-cell>
          <table:table-cell office:value-type="float" office:value="3.36747207966633" calcext:value-type="float">
            <text:p>3.36747207966633</text:p>
          </table:table-cell>
          <table:table-cell office:value-type="float" office:value="63.98" calcext:value-type="float">
            <text:p>63.9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8" calcext:value-type="float">
            <text:p>4.8</text:p>
          </table:table-cell>
          <table:table-cell office:value-type="float" office:value="3.36267658635137" calcext:value-type="float">
            <text:p>3.36267658635137</text:p>
          </table:table-cell>
          <table:table-cell office:value-type="float" office:value="66.56" calcext:value-type="float">
            <text:p>66.5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83" calcext:value-type="float">
            <text:p>4.83</text:p>
          </table:table-cell>
          <table:table-cell office:value-type="float" office:value="3.37708137612614" calcext:value-type="float">
            <text:p>3.37708137612614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71" calcext:value-type="float">
            <text:p>3.71</text:p>
          </table:table-cell>
          <table:table-cell office:value-type="float" office:value="3.38383916004903" calcext:value-type="float">
            <text:p>3.38383916004903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74" calcext:value-type="float">
            <text:p>4.74</text:p>
          </table:table-cell>
          <table:table-cell office:value-type="float" office:value="3.38472827520446" calcext:value-type="float">
            <text:p>3.38472827520446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82" calcext:value-type="float">
            <text:p>4.82</text:p>
          </table:table-cell>
          <table:table-cell office:value-type="float" office:value="3.39372441136014" calcext:value-type="float">
            <text:p>3.39372441136014</text:p>
          </table:table-cell>
          <table:table-cell office:value-type="float" office:value="66.02" calcext:value-type="float">
            <text:p>66.0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87" calcext:value-type="float">
            <text:p>4.87</text:p>
          </table:table-cell>
          <table:table-cell office:value-type="float" office:value="3.39698602918645" calcext:value-type="float">
            <text:p>3.39698602918645</text:p>
          </table:table-cell>
          <table:table-cell office:value-type="float" office:value="65.41" calcext:value-type="float">
            <text:p>65.4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83" calcext:value-type="float">
            <text:p>4.83</text:p>
          </table:table-cell>
          <table:table-cell office:value-type="float" office:value="3.40072066701834" calcext:value-type="float">
            <text:p>3.40072066701834</text:p>
          </table:table-cell>
          <table:table-cell office:value-type="float" office:value="61.89" calcext:value-type="float">
            <text:p>61.8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81" calcext:value-type="float">
            <text:p>4.81</text:p>
          </table:table-cell>
          <table:table-cell office:value-type="float" office:value="3.40026742940417" calcext:value-type="float">
            <text:p>3.40026742940417</text:p>
          </table:table-cell>
          <table:table-cell office:value-type="float" office:value="60.73" calcext:value-type="float">
            <text:p>60.7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37" calcext:value-type="float">
            <text:p>4.37</text:p>
          </table:table-cell>
          <table:table-cell office:value-type="float" office:value="3.3992421633352" calcext:value-type="float">
            <text:p>3.3992421633352</text:p>
          </table:table-cell>
          <table:table-cell office:value-type="float" office:value="63.16" calcext:value-type="float">
            <text:p>63.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8" calcext:value-type="float">
            <text:p>4.8</text:p>
          </table:table-cell>
          <table:table-cell office:value-type="float" office:value="3.39628529676192" calcext:value-type="float">
            <text:p>3.39628529676192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85" calcext:value-type="float">
            <text:p>4.85</text:p>
          </table:table-cell>
          <table:table-cell office:value-type="float" office:value="3.39456474397882" calcext:value-type="float">
            <text:p>3.39456474397882</text:p>
          </table:table-cell>
          <table:table-cell office:value-type="float" office:value="63.01" calcext:value-type="float">
            <text:p>63.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79" calcext:value-type="float">
            <text:p>4.79</text:p>
          </table:table-cell>
          <table:table-cell office:value-type="float" office:value="3.39631183543058" calcext:value-type="float">
            <text:p>3.39631183543058</text:p>
          </table:table-cell>
          <table:table-cell office:value-type="float" office:value="62.86" calcext:value-type="float">
            <text:p>62.8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86" calcext:value-type="float">
            <text:p>4.86</text:p>
          </table:table-cell>
          <table:table-cell office:value-type="float" office:value="3.4411372913854" calcext:value-type="float">
            <text:p>3.4411372913854</text:p>
          </table:table-cell>
          <table:table-cell office:value-type="float" office:value="65.24" calcext:value-type="float">
            <text:p>65.2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5" calcext:value-type="float">
            <text:p>4.5</text:p>
          </table:table-cell>
          <table:table-cell office:value-type="float" office:value="3.45879546736019" calcext:value-type="float">
            <text:p>3.45879546736019</text:p>
          </table:table-cell>
          <table:table-cell office:value-type="float" office:value="66.59" calcext:value-type="float">
            <text:p>66.5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87" calcext:value-type="float">
            <text:p>4.87</text:p>
          </table:table-cell>
          <table:table-cell office:value-type="float" office:value="3.46212140847447" calcext:value-type="float">
            <text:p>3.46212140847447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87" calcext:value-type="float">
            <text:p>4.87</text:p>
          </table:table-cell>
          <table:table-cell office:value-type="float" office:value="3.46219113905097" calcext:value-type="float">
            <text:p>3.46219113905097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33" calcext:value-type="float">
            <text:p>4.33</text:p>
          </table:table-cell>
          <table:table-cell office:value-type="float" office:value="3.47408889428196" calcext:value-type="float">
            <text:p>3.47408889428196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86" calcext:value-type="float">
            <text:p>4.86</text:p>
          </table:table-cell>
          <table:table-cell office:value-type="float" office:value="3.46874891195946" calcext:value-type="float">
            <text:p>3.46874891195946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7" calcext:value-type="float">
            <text:p>4.7</text:p>
          </table:table-cell>
          <table:table-cell office:value-type="float" office:value="3.46713085709628" calcext:value-type="float">
            <text:p>3.46713085709628</text:p>
          </table:table-cell>
          <table:table-cell office:value-type="float" office:value="65.73" calcext:value-type="float">
            <text:p>65.7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83" calcext:value-type="float">
            <text:p>4.83</text:p>
          </table:table-cell>
          <table:table-cell office:value-type="float" office:value="3.46739154202136" calcext:value-type="float">
            <text:p>3.46739154202136</text:p>
          </table:table-cell>
          <table:table-cell office:value-type="float" office:value="62.05" calcext:value-type="float">
            <text:p>62.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83" calcext:value-type="float">
            <text:p>4.83</text:p>
          </table:table-cell>
          <table:table-cell office:value-type="float" office:value="3.46918701847221" calcext:value-type="float">
            <text:p>3.46918701847221</text:p>
          </table:table-cell>
          <table:table-cell office:value-type="float" office:value="66.85" calcext:value-type="float">
            <text:p>66.8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84" calcext:value-type="float">
            <text:p>4.84</text:p>
          </table:table-cell>
          <table:table-cell office:value-type="float" office:value="3.4624916699636" calcext:value-type="float">
            <text:p>3.4624916699636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73" calcext:value-type="float">
            <text:p>4.73</text:p>
          </table:table-cell>
          <table:table-cell office:value-type="float" office:value="3.45892211255881" calcext:value-type="float">
            <text:p>3.45892211255881</text:p>
          </table:table-cell>
          <table:table-cell office:value-type="float" office:value="65.26" calcext:value-type="float">
            <text:p>65.2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85" calcext:value-type="float">
            <text:p>4.85</text:p>
          </table:table-cell>
          <table:table-cell office:value-type="float" office:value="3.45860309279286" calcext:value-type="float">
            <text:p>3.45860309279286</text:p>
          </table:table-cell>
          <table:table-cell office:value-type="float" office:value="64.26" calcext:value-type="float">
            <text:p>64.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86" calcext:value-type="float">
            <text:p>4.86</text:p>
          </table:table-cell>
          <table:table-cell office:value-type="float" office:value="3.45710817788327" calcext:value-type="float">
            <text:p>3.45710817788327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87" calcext:value-type="float">
            <text:p>4.87</text:p>
          </table:table-cell>
          <table:table-cell office:value-type="float" office:value="3.43981780292437" calcext:value-type="float">
            <text:p>3.43981780292437</text:p>
          </table:table-cell>
          <table:table-cell office:value-type="float" office:value="65.46" calcext:value-type="float">
            <text:p>65.4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82" calcext:value-type="float">
            <text:p>4.82</text:p>
          </table:table-cell>
          <table:table-cell office:value-type="float" office:value="3.43850129920266" calcext:value-type="float">
            <text:p>3.43850129920266</text:p>
          </table:table-cell>
          <table:table-cell office:value-type="float" office:value="65.14" calcext:value-type="float">
            <text:p>65.1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82" calcext:value-type="float">
            <text:p>4.82</text:p>
          </table:table-cell>
          <table:table-cell office:value-type="float" office:value="3.44132843372036" calcext:value-type="float">
            <text:p>3.44132843372036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86" calcext:value-type="float">
            <text:p>4.86</text:p>
          </table:table-cell>
          <table:table-cell office:value-type="float" office:value="3.44177531529883" calcext:value-type="float">
            <text:p>3.44177531529883</text:p>
          </table:table-cell>
          <table:table-cell office:value-type="float" office:value="65.54" calcext:value-type="float">
            <text:p>65.5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85" calcext:value-type="float">
            <text:p>4.85</text:p>
          </table:table-cell>
          <table:table-cell office:value-type="float" office:value="3.44378736605898" calcext:value-type="float">
            <text:p>3.44378736605898</text:p>
          </table:table-cell>
          <table:table-cell office:value-type="float" office:value="63.96" calcext:value-type="float">
            <text:p>63.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8" calcext:value-type="float">
            <text:p>2.8</text:p>
          </table:table-cell>
          <table:table-cell office:value-type="float" office:value="3.44344370970754" calcext:value-type="float">
            <text:p>3.44344370970754</text:p>
          </table:table-cell>
          <table:table-cell office:value-type="float" office:value="64.53" calcext:value-type="float">
            <text:p>64.5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48" calcext:value-type="float">
            <text:p>4.48</text:p>
          </table:table-cell>
          <table:table-cell office:value-type="float" office:value="3.43487369237146" calcext:value-type="float">
            <text:p>3.43487369237146</text:p>
          </table:table-cell>
          <table:table-cell office:value-type="float" office:value="65.48" calcext:value-type="float">
            <text:p>65.4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79" calcext:value-type="float">
            <text:p>4.79</text:p>
          </table:table-cell>
          <table:table-cell office:value-type="float" office:value="3.43608664160024" calcext:value-type="float">
            <text:p>3.43608664160024</text:p>
          </table:table-cell>
          <table:table-cell office:value-type="float" office:value="66.51" calcext:value-type="float">
            <text:p>66.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88" calcext:value-type="float">
            <text:p>4.88</text:p>
          </table:table-cell>
          <table:table-cell office:value-type="float" office:value="3.4322552885858" calcext:value-type="float">
            <text:p>3.4322552885858</text:p>
          </table:table-cell>
          <table:table-cell office:value-type="float" office:value="66.45" calcext:value-type="float">
            <text:p>66.4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48" calcext:value-type="float">
            <text:p>4.48</text:p>
          </table:table-cell>
          <table:table-cell office:value-type="float" office:value="3.43388269563996" calcext:value-type="float">
            <text:p>3.43388269563996</text:p>
          </table:table-cell>
          <table:table-cell office:value-type="float" office:value="65.08" calcext:value-type="float">
            <text:p>65.0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53" calcext:value-type="float">
            <text:p>4.53</text:p>
          </table:table-cell>
          <table:table-cell office:value-type="float" office:value="3.43354804005401" calcext:value-type="float">
            <text:p>3.43354804005401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53" calcext:value-type="float">
            <text:p>4.53</text:p>
          </table:table-cell>
          <table:table-cell office:value-type="float" office:value="3.43414023229448" calcext:value-type="float">
            <text:p>3.43414023229448</text:p>
          </table:table-cell>
          <table:table-cell office:value-type="float" office:value="65.21" calcext:value-type="float">
            <text:p>65.2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82" calcext:value-type="float">
            <text:p>4.82</text:p>
          </table:table-cell>
          <table:table-cell office:value-type="float" office:value="3.43817631164113" calcext:value-type="float">
            <text:p>3.43817631164113</text:p>
          </table:table-cell>
          <table:table-cell office:value-type="float" office:value="66.59" calcext:value-type="float">
            <text:p>66.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85" calcext:value-type="float">
            <text:p>4.85</text:p>
          </table:table-cell>
          <table:table-cell office:value-type="float" office:value="3.43892883737046" calcext:value-type="float">
            <text:p>3.43892883737046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82" calcext:value-type="float">
            <text:p>4.82</text:p>
          </table:table-cell>
          <table:table-cell office:value-type="float" office:value="3.44292800049251" calcext:value-type="float">
            <text:p>3.44292800049251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81" calcext:value-type="float">
            <text:p>4.81</text:p>
          </table:table-cell>
          <table:table-cell office:value-type="float" office:value="3.45000082254429" calcext:value-type="float">
            <text:p>3.45000082254429</text:p>
          </table:table-cell>
          <table:table-cell office:value-type="float" office:value="62.44" calcext:value-type="float">
            <text:p>62.4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82" calcext:value-type="float">
            <text:p>4.82</text:p>
          </table:table-cell>
          <table:table-cell office:value-type="float" office:value="3.40902198029909" calcext:value-type="float">
            <text:p>3.40902198029909</text:p>
          </table:table-cell>
          <table:table-cell office:value-type="float" office:value="65.47" calcext:value-type="float">
            <text:p>65.4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81" calcext:value-type="float">
            <text:p>4.81</text:p>
          </table:table-cell>
          <table:table-cell office:value-type="float" office:value="3.4139057904363" calcext:value-type="float">
            <text:p>3.4139057904363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86" calcext:value-type="float">
            <text:p>4.86</text:p>
          </table:table-cell>
          <table:table-cell office:value-type="float" office:value="3.41038047338488" calcext:value-type="float">
            <text:p>3.41038047338488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76" calcext:value-type="float">
            <text:p>4.76</text:p>
          </table:table-cell>
          <table:table-cell office:value-type="float" office:value="3.41237915569833" calcext:value-type="float">
            <text:p>3.41237915569833</text:p>
          </table:table-cell>
          <table:table-cell office:value-type="float" office:value="64.01" calcext:value-type="float">
            <text:p>64.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75" calcext:value-type="float">
            <text:p>4.75</text:p>
          </table:table-cell>
          <table:table-cell office:value-type="float" office:value="3.42061633994972" calcext:value-type="float">
            <text:p>3.42061633994972</text:p>
          </table:table-cell>
          <table:table-cell office:value-type="float" office:value="60.59" calcext:value-type="float">
            <text:p>60.5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85" calcext:value-type="float">
            <text:p>4.85</text:p>
          </table:table-cell>
          <table:table-cell office:value-type="float" office:value="3.42277144174368" calcext:value-type="float">
            <text:p>3.42277144174368</text:p>
          </table:table-cell>
          <table:table-cell office:value-type="float" office:value="60.43" calcext:value-type="float">
            <text:p>60.4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84" calcext:value-type="float">
            <text:p>4.84</text:p>
          </table:table-cell>
          <table:table-cell office:value-type="float" office:value="3.4287750987929" calcext:value-type="float">
            <text:p>3.4287750987929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85" calcext:value-type="float">
            <text:p>4.85</text:p>
          </table:table-cell>
          <table:table-cell office:value-type="float" office:value="3.42782291486359" calcext:value-type="float">
            <text:p>3.42782291486359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87" calcext:value-type="float">
            <text:p>4.87</text:p>
          </table:table-cell>
          <table:table-cell office:value-type="float" office:value="3.4261314174963" calcext:value-type="float">
            <text:p>3.4261314174963</text:p>
          </table:table-cell>
          <table:table-cell office:value-type="float" office:value="61.67" calcext:value-type="float">
            <text:p>61.6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58" calcext:value-type="float">
            <text:p>4.58</text:p>
          </table:table-cell>
          <table:table-cell office:value-type="float" office:value="3.42855185695065" calcext:value-type="float">
            <text:p>3.42855185695065</text:p>
          </table:table-cell>
          <table:table-cell office:value-type="float" office:value="64.94" calcext:value-type="float">
            <text:p>64.9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81" calcext:value-type="float">
            <text:p>4.81</text:p>
          </table:table-cell>
          <table:table-cell office:value-type="float" office:value="3.44499261359726" calcext:value-type="float">
            <text:p>3.44499261359726</text:p>
          </table:table-cell>
          <table:table-cell office:value-type="float" office:value="65.48" calcext:value-type="float">
            <text:p>65.4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83" calcext:value-type="float">
            <text:p>4.83</text:p>
          </table:table-cell>
          <table:table-cell office:value-type="float" office:value="3.44661654753186" calcext:value-type="float">
            <text:p>3.44661654753186</text:p>
          </table:table-cell>
          <table:table-cell office:value-type="float" office:value="63.89" calcext:value-type="float">
            <text:p>63.8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82" calcext:value-type="float">
            <text:p>4.82</text:p>
          </table:table-cell>
          <table:table-cell office:value-type="float" office:value="3.4504386054213" calcext:value-type="float">
            <text:p>3.4504386054213</text:p>
          </table:table-cell>
          <table:table-cell office:value-type="float" office:value="63.46" calcext:value-type="float">
            <text:p>63.4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5" calcext:value-type="float">
            <text:p>4.5</text:p>
          </table:table-cell>
          <table:table-cell office:value-type="float" office:value="3.44837029655603" calcext:value-type="float">
            <text:p>3.44837029655603</text:p>
          </table:table-cell>
          <table:table-cell office:value-type="float" office:value="63.87" calcext:value-type="float">
            <text:p>63.8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66" calcext:value-type="float">
            <text:p>4.66</text:p>
          </table:table-cell>
          <table:table-cell office:value-type="float" office:value="3.45068826944812" calcext:value-type="float">
            <text:p>3.45068826944812</text:p>
          </table:table-cell>
          <table:table-cell office:value-type="float" office:value="63.79" calcext:value-type="float">
            <text:p>63.7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47" calcext:value-type="float">
            <text:p>4.47</text:p>
          </table:table-cell>
          <table:table-cell office:value-type="float" office:value="3.44879334488686" calcext:value-type="float">
            <text:p>3.44879334488686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39" calcext:value-type="float">
            <text:p>3.39</text:p>
          </table:table-cell>
          <table:table-cell office:value-type="float" office:value="3.4419624328906" calcext:value-type="float">
            <text:p>3.4419624328906</text:p>
          </table:table-cell>
          <table:table-cell office:value-type="float" office:value="63.18" calcext:value-type="float">
            <text:p>63.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43" calcext:value-type="float">
            <text:p>4.43</text:p>
          </table:table-cell>
          <table:table-cell office:value-type="float" office:value="3.44342731317569" calcext:value-type="float">
            <text:p>3.44342731317569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1" calcext:value-type="float">
            <text:p>4.1</text:p>
          </table:table-cell>
          <table:table-cell office:value-type="float" office:value="3.44111555276009" calcext:value-type="float">
            <text:p>3.44111555276009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57" calcext:value-type="float">
            <text:p>4.57</text:p>
          </table:table-cell>
          <table:table-cell office:value-type="float" office:value="3.43967844863868" calcext:value-type="float">
            <text:p>3.43967844863868</text:p>
          </table:table-cell>
          <table:table-cell office:value-type="float" office:value="65.45" calcext:value-type="float">
            <text:p>65.4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72" calcext:value-type="float">
            <text:p>4.72</text:p>
          </table:table-cell>
          <table:table-cell office:value-type="float" office:value="3.48841197604631" calcext:value-type="float">
            <text:p>3.48841197604631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77" calcext:value-type="float">
            <text:p>4.77</text:p>
          </table:table-cell>
          <table:table-cell office:value-type="float" office:value="3.48577015039875" calcext:value-type="float">
            <text:p>3.48577015039875</text:p>
          </table:table-cell>
          <table:table-cell office:value-type="float" office:value="66.01" calcext:value-type="float">
            <text:p>66.0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82" calcext:value-type="float">
            <text:p>4.82</text:p>
          </table:table-cell>
          <table:table-cell office:value-type="float" office:value="3.48980894056863" calcext:value-type="float">
            <text:p>3.48980894056863</text:p>
          </table:table-cell>
          <table:table-cell office:value-type="float" office:value="65.61" calcext:value-type="float">
            <text:p>65.6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52" calcext:value-type="float">
            <text:p>4.52</text:p>
          </table:table-cell>
          <table:table-cell office:value-type="float" office:value="3.49238899229482" calcext:value-type="float">
            <text:p>3.49238899229482</text:p>
          </table:table-cell>
          <table:table-cell office:value-type="float" office:value="64.81" calcext:value-type="float">
            <text:p>64.8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87" calcext:value-type="float">
            <text:p>4.87</text:p>
          </table:table-cell>
          <table:table-cell office:value-type="float" office:value="3.49963035017588" calcext:value-type="float">
            <text:p>3.49963035017588</text:p>
          </table:table-cell>
          <table:table-cell office:value-type="float" office:value="65.27" calcext:value-type="float">
            <text:p>65.2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51" calcext:value-type="float">
            <text:p>4.51</text:p>
          </table:table-cell>
          <table:table-cell office:value-type="float" office:value="3.4950804724783" calcext:value-type="float">
            <text:p>3.4950804724783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76" calcext:value-type="float">
            <text:p>4.76</text:p>
          </table:table-cell>
          <table:table-cell office:value-type="float" office:value="3.4898678855413" calcext:value-type="float">
            <text:p>3.4898678855413</text:p>
          </table:table-cell>
          <table:table-cell office:value-type="float" office:value="65.77" calcext:value-type="float">
            <text:p>65.7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78" calcext:value-type="float">
            <text:p>4.78</text:p>
          </table:table-cell>
          <table:table-cell office:value-type="float" office:value="3.48934180675572" calcext:value-type="float">
            <text:p>3.48934180675572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82" calcext:value-type="float">
            <text:p>4.82</text:p>
          </table:table-cell>
          <table:table-cell office:value-type="float" office:value="3.49193890132616" calcext:value-type="float">
            <text:p>3.49193890132616</text:p>
          </table:table-cell>
          <table:table-cell office:value-type="float" office:value="65.22" calcext:value-type="float">
            <text:p>65.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84" calcext:value-type="float">
            <text:p>4.84</text:p>
          </table:table-cell>
          <table:table-cell office:value-type="float" office:value="3.49286625032342" calcext:value-type="float">
            <text:p>3.49286625032342</text:p>
          </table:table-cell>
          <table:table-cell office:value-type="float" office:value="64.24" calcext:value-type="float">
            <text:p>64.2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82" calcext:value-type="float">
            <text:p>4.82</text:p>
          </table:table-cell>
          <table:table-cell office:value-type="float" office:value="3.48936822304448" calcext:value-type="float">
            <text:p>3.48936822304448</text:p>
          </table:table-cell>
          <table:table-cell office:value-type="float" office:value="65.51" calcext:value-type="float">
            <text:p>65.5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88" calcext:value-type="float">
            <text:p>2.88</text:p>
          </table:table-cell>
          <table:table-cell office:value-type="float" office:value="3.48628167795858" calcext:value-type="float">
            <text:p>3.48628167795858</text:p>
          </table:table-cell>
          <table:table-cell office:value-type="float" office:value="60.92" calcext:value-type="float">
            <text:p>60.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62" calcext:value-type="float">
            <text:p>4.62</text:p>
          </table:table-cell>
          <table:table-cell office:value-type="float" office:value="3.48471135550141" calcext:value-type="float">
            <text:p>3.48471135550141</text:p>
          </table:table-cell>
          <table:table-cell office:value-type="float" office:value="64.31" calcext:value-type="float">
            <text:p>64.3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8" calcext:value-type="float">
            <text:p>4.8</text:p>
          </table:table-cell>
          <table:table-cell office:value-type="float" office:value="3.48411461889672" calcext:value-type="float">
            <text:p>3.48411461889672</text:p>
          </table:table-cell>
          <table:table-cell office:value-type="float" office:value="64.67" calcext:value-type="float">
            <text:p>64.6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84" calcext:value-type="float">
            <text:p>4.84</text:p>
          </table:table-cell>
          <table:table-cell office:value-type="float" office:value="3.48072132181476" calcext:value-type="float">
            <text:p>3.48072132181476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8" calcext:value-type="float">
            <text:p>4.8</text:p>
          </table:table-cell>
          <table:table-cell office:value-type="float" office:value="3.48406874680842" calcext:value-type="float">
            <text:p>3.48406874680842</text:p>
          </table:table-cell>
          <table:table-cell office:value-type="float" office:value="60.33" calcext:value-type="float">
            <text:p>60.3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56" calcext:value-type="float">
            <text:p>2.56</text:p>
          </table:table-cell>
          <table:table-cell office:value-type="float" office:value="3.48426295174018" calcext:value-type="float">
            <text:p>3.48426295174018</text:p>
          </table:table-cell>
          <table:table-cell office:value-type="float" office:value="65.07" calcext:value-type="float">
            <text:p>65.0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7" calcext:value-type="float">
            <text:p>4.7</text:p>
          </table:table-cell>
          <table:table-cell office:value-type="float" office:value="3.48391507687876" calcext:value-type="float">
            <text:p>3.48391507687876</text:p>
          </table:table-cell>
          <table:table-cell office:value-type="float" office:value="65.76" calcext:value-type="float">
            <text:p>65.7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8" calcext:value-type="float">
            <text:p>4.8</text:p>
          </table:table-cell>
          <table:table-cell office:value-type="float" office:value="3.48177133443119" calcext:value-type="float">
            <text:p>3.48177133443119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83" calcext:value-type="float">
            <text:p>4.83</text:p>
          </table:table-cell>
          <table:table-cell office:value-type="float" office:value="3.47946497107168" calcext:value-type="float">
            <text:p>3.47946497107168</text:p>
          </table:table-cell>
          <table:table-cell office:value-type="float" office:value="65.16" calcext:value-type="float">
            <text:p>65.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83" calcext:value-type="float">
            <text:p>4.83</text:p>
          </table:table-cell>
          <table:table-cell office:value-type="float" office:value="3.47686261340898" calcext:value-type="float">
            <text:p>3.47686261340898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85" calcext:value-type="float">
            <text:p>4.85</text:p>
          </table:table-cell>
          <table:table-cell office:value-type="float" office:value="3.47665367077639" calcext:value-type="float">
            <text:p>3.47665367077639</text:p>
          </table:table-cell>
          <table:table-cell office:value-type="float" office:value="66.23" calcext:value-type="float">
            <text:p>66.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82" calcext:value-type="float">
            <text:p>4.82</text:p>
          </table:table-cell>
          <table:table-cell office:value-type="float" office:value="3.47883511595505" calcext:value-type="float">
            <text:p>3.47883511595505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81" calcext:value-type="float">
            <text:p>4.81</text:p>
          </table:table-cell>
          <table:table-cell office:value-type="float" office:value="3.47875923128311" calcext:value-type="float">
            <text:p>3.47875923128311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81" calcext:value-type="float">
            <text:p>4.81</text:p>
          </table:table-cell>
          <table:table-cell office:value-type="float" office:value="3.47839644443088" calcext:value-type="float">
            <text:p>3.47839644443088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67" calcext:value-type="float">
            <text:p>4.67</text:p>
          </table:table-cell>
          <table:table-cell office:value-type="float" office:value="3.4824285646381" calcext:value-type="float">
            <text:p>3.4824285646381</text:p>
          </table:table-cell>
          <table:table-cell office:value-type="float" office:value="64.49" calcext:value-type="float">
            <text:p>64.4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81" calcext:value-type="float">
            <text:p>4.81</text:p>
          </table:table-cell>
          <table:table-cell office:value-type="float" office:value="3.49098662039433" calcext:value-type="float">
            <text:p>3.49098662039433</text:p>
          </table:table-cell>
          <table:table-cell office:value-type="float" office:value="64.69" calcext:value-type="float">
            <text:p>64.6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83" calcext:value-type="float">
            <text:p>4.83</text:p>
          </table:table-cell>
          <table:table-cell office:value-type="float" office:value="3.49558366598977" calcext:value-type="float">
            <text:p>3.49558366598977</text:p>
          </table:table-cell>
          <table:table-cell office:value-type="float" office:value="64.96" calcext:value-type="float">
            <text:p>64.9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79" calcext:value-type="float">
            <text:p>4.79</text:p>
          </table:table-cell>
          <table:table-cell office:value-type="float" office:value="3.49939866266582" calcext:value-type="float">
            <text:p>3.49939866266582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84" calcext:value-type="float">
            <text:p>4.84</text:p>
          </table:table-cell>
          <table:table-cell office:value-type="float" office:value="3.49425863437541" calcext:value-type="float">
            <text:p>3.49425863437541</text:p>
          </table:table-cell>
          <table:table-cell office:value-type="float" office:value="66.19" calcext:value-type="float">
            <text:p>66.1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77" calcext:value-type="float">
            <text:p>4.77</text:p>
          </table:table-cell>
          <table:table-cell office:value-type="float" office:value="3.49026705056822" calcext:value-type="float">
            <text:p>3.49026705056822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83" calcext:value-type="float">
            <text:p>4.83</text:p>
          </table:table-cell>
          <table:table-cell office:value-type="float" office:value="3.49033051300561" calcext:value-type="float">
            <text:p>3.49033051300561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67" calcext:value-type="float">
            <text:p>4.67</text:p>
          </table:table-cell>
          <table:table-cell office:value-type="float" office:value="3.49257830939653" calcext:value-type="float">
            <text:p>3.49257830939653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47" calcext:value-type="float">
            <text:p>3.47</text:p>
          </table:table-cell>
          <table:table-cell office:value-type="float" office:value="3.49374519998867" calcext:value-type="float">
            <text:p>3.49374519998867</text:p>
          </table:table-cell>
          <table:table-cell office:value-type="float" office:value="65.87" calcext:value-type="float">
            <text:p>65.8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42" calcext:value-type="float">
            <text:p>4.42</text:p>
          </table:table-cell>
          <table:table-cell office:value-type="float" office:value="3.49208746503899" calcext:value-type="float">
            <text:p>3.49208746503899</text:p>
          </table:table-cell>
          <table:table-cell office:value-type="float" office:value="66.16" calcext:value-type="float">
            <text:p>66.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82" calcext:value-type="float">
            <text:p>4.82</text:p>
          </table:table-cell>
          <table:table-cell office:value-type="float" office:value="3.49458863345368" calcext:value-type="float">
            <text:p>3.49458863345368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51" calcext:value-type="float">
            <text:p>2.51</text:p>
          </table:table-cell>
          <table:table-cell office:value-type="float" office:value="3.49485652149912" calcext:value-type="float">
            <text:p>3.49485652149912</text:p>
          </table:table-cell>
          <table:table-cell office:value-type="float" office:value="64.83" calcext:value-type="float">
            <text:p>64.8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76" calcext:value-type="float">
            <text:p>2.76</text:p>
          </table:table-cell>
          <table:table-cell office:value-type="float" office:value="3.49541499627691" calcext:value-type="float">
            <text:p>3.49541499627691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office:value-type="float" office:value="3.49571505903071" calcext:value-type="float">
            <text:p>3.49571505903071</text:p>
          </table:table-cell>
          <table:table-cell office:value-type="float" office:value="65.14" calcext:value-type="float">
            <text:p>65.1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17" calcext:value-type="float">
            <text:p>3.17</text:p>
          </table:table-cell>
          <table:table-cell office:value-type="float" office:value="3.49870597301103" calcext:value-type="float">
            <text:p>3.49870597301103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73" calcext:value-type="float">
            <text:p>2.73</text:p>
          </table:table-cell>
          <table:table-cell office:value-type="float" office:value="3.5017040558215" calcext:value-type="float">
            <text:p>3.5017040558215</text:p>
          </table:table-cell>
          <table:table-cell office:value-type="float" office:value="65.41" calcext:value-type="float">
            <text:p>65.4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33" calcext:value-type="float">
            <text:p>3.33</text:p>
          </table:table-cell>
          <table:table-cell office:value-type="float" office:value="3.50381944190641" calcext:value-type="float">
            <text:p>3.50381944190641</text:p>
          </table:table-cell>
          <table:table-cell office:value-type="float" office:value="63.53" calcext:value-type="float">
            <text:p>63.5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04" calcext:value-type="float">
            <text:p>3.04</text:p>
          </table:table-cell>
          <table:table-cell office:value-type="float" office:value="3.50311900320186" calcext:value-type="float">
            <text:p>3.50311900320186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74" calcext:value-type="float">
            <text:p>4.74</text:p>
          </table:table-cell>
          <table:table-cell office:value-type="float" office:value="3.50146829366007" calcext:value-type="float">
            <text:p>3.50146829366007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57" calcext:value-type="float">
            <text:p>4.57</text:p>
          </table:table-cell>
          <table:table-cell office:value-type="float" office:value="3.49964845433592" calcext:value-type="float">
            <text:p>3.49964845433592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95" calcext:value-type="float">
            <text:p>2.95</text:p>
          </table:table-cell>
          <table:table-cell office:value-type="float" office:value="3.49818131109072" calcext:value-type="float">
            <text:p>3.49818131109072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2" calcext:value-type="float">
            <text:p>4.2</text:p>
          </table:table-cell>
          <table:table-cell office:value-type="float" office:value="3.49736559643001" calcext:value-type="float">
            <text:p>3.49736559643001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08" calcext:value-type="float">
            <text:p>4.08</text:p>
          </table:table-cell>
          <table:table-cell office:value-type="float" office:value="3.49278029934888" calcext:value-type="float">
            <text:p>3.49278029934888</text:p>
          </table:table-cell>
          <table:table-cell office:value-type="float" office:value="65.07" calcext:value-type="float">
            <text:p>65.0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29" calcext:value-type="float">
            <text:p>2.29</text:p>
          </table:table-cell>
          <table:table-cell office:value-type="float" office:value="3.48786675817842" calcext:value-type="float">
            <text:p>3.48786675817842</text:p>
          </table:table-cell>
          <table:table-cell office:value-type="float" office:value="64.27" calcext:value-type="float">
            <text:p>64.2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96" calcext:value-type="float">
            <text:p>3.96</text:p>
          </table:table-cell>
          <table:table-cell office:value-type="float" office:value="3.4932364259519" calcext:value-type="float">
            <text:p>3.4932364259519</text:p>
          </table:table-cell>
          <table:table-cell office:value-type="float" office:value="64.83" calcext:value-type="float">
            <text:p>64.8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11" calcext:value-type="float">
            <text:p>4.11</text:p>
          </table:table-cell>
          <table:table-cell office:value-type="float" office:value="3.49716118047233" calcext:value-type="float">
            <text:p>3.49716118047233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33" calcext:value-type="float">
            <text:p>4.33</text:p>
          </table:table-cell>
          <table:table-cell office:value-type="float" office:value="3.4987211491123" calcext:value-type="float">
            <text:p>3.4987211491123</text:p>
          </table:table-cell>
          <table:table-cell office:value-type="float" office:value="65.34" calcext:value-type="float">
            <text:p>65.3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18" calcext:value-type="float">
            <text:p>4.18</text:p>
          </table:table-cell>
          <table:table-cell office:value-type="float" office:value="3.49512153812533" calcext:value-type="float">
            <text:p>3.49512153812533</text:p>
          </table:table-cell>
          <table:table-cell office:value-type="float" office:value="63.02" calcext:value-type="float">
            <text:p>63.0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01" calcext:value-type="float">
            <text:p>3.01</text:p>
          </table:table-cell>
          <table:table-cell office:value-type="float" office:value="3.49103921262379" calcext:value-type="float">
            <text:p>3.49103921262379</text:p>
          </table:table-cell>
          <table:table-cell office:value-type="float" office:value="62.27" calcext:value-type="float">
            <text:p>62.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83" calcext:value-type="float">
            <text:p>3.83</text:p>
          </table:table-cell>
          <table:table-cell office:value-type="float" office:value="3.49459678596217" calcext:value-type="float">
            <text:p>3.49459678596217</text:p>
          </table:table-cell>
          <table:table-cell office:value-type="float" office:value="63.51" calcext:value-type="float">
            <text:p>63.5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27" calcext:value-type="float">
            <text:p>4.27</text:p>
          </table:table-cell>
          <table:table-cell office:value-type="float" office:value="3.49179979784161" calcext:value-type="float">
            <text:p>3.49179979784161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23" calcext:value-type="float">
            <text:p>3.23</text:p>
          </table:table-cell>
          <table:table-cell office:value-type="float" office:value="3.49467758520117" calcext:value-type="float">
            <text:p>3.49467758520117</text:p>
          </table:table-cell>
          <table:table-cell office:value-type="float" office:value="64.27" calcext:value-type="float">
            <text:p>64.2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46" calcext:value-type="float">
            <text:p>2.46</text:p>
          </table:table-cell>
          <table:table-cell office:value-type="float" office:value="3.49316049355263" calcext:value-type="float">
            <text:p>3.49316049355263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49" calcext:value-type="float">
            <text:p>3.49</text:p>
          </table:table-cell>
          <table:table-cell office:value-type="float" office:value="3.496551428051" calcext:value-type="float">
            <text:p>3.496551428051</text:p>
          </table:table-cell>
          <table:table-cell office:value-type="float" office:value="63.61" calcext:value-type="float">
            <text:p>63.6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76" calcext:value-type="float">
            <text:p>4.76</text:p>
          </table:table-cell>
          <table:table-cell office:value-type="float" office:value="3.50025665853866" calcext:value-type="float">
            <text:p>3.50025665853866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73" calcext:value-type="float">
            <text:p>4.73</text:p>
          </table:table-cell>
          <table:table-cell office:value-type="float" office:value="3.49208979099018" calcext:value-type="float">
            <text:p>3.49208979099018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8" calcext:value-type="float">
            <text:p>4.8</text:p>
          </table:table-cell>
          <table:table-cell office:value-type="float" office:value="3.48755035180837" calcext:value-type="float">
            <text:p>3.4875503518083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51" calcext:value-type="float">
            <text:p>4.51</text:p>
          </table:table-cell>
          <table:table-cell office:value-type="float" office:value="3.48945545769639" calcext:value-type="float">
            <text:p>3.48945545769639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16" calcext:value-type="float">
            <text:p>3.16</text:p>
          </table:table-cell>
          <table:table-cell office:value-type="float" office:value="3.47630169525802" calcext:value-type="float">
            <text:p>3.47630169525802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45" calcext:value-type="float">
            <text:p>4.45</text:p>
          </table:table-cell>
          <table:table-cell office:value-type="float" office:value="3.4744824429789" calcext:value-type="float">
            <text:p>3.4744824429789</text:p>
          </table:table-cell>
          <table:table-cell office:value-type="float" office:value="62.89" calcext:value-type="float">
            <text:p>62.8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23" calcext:value-type="float">
            <text:p>4.23</text:p>
          </table:table-cell>
          <table:table-cell office:value-type="float" office:value="3.47191555098903" calcext:value-type="float">
            <text:p>3.47191555098903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62" calcext:value-type="float">
            <text:p>2.62</text:p>
          </table:table-cell>
          <table:table-cell office:value-type="float" office:value="3.46974105025354" calcext:value-type="float">
            <text:p>3.46974105025354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6" calcext:value-type="float">
            <text:p>4.6</text:p>
          </table:table-cell>
          <table:table-cell office:value-type="float" office:value="3.46780550824369" calcext:value-type="float">
            <text:p>3.46780550824369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64" calcext:value-type="float">
            <text:p>4.64</text:p>
          </table:table-cell>
          <table:table-cell office:value-type="float" office:value="3.46890196410062" calcext:value-type="float">
            <text:p>3.46890196410062</text:p>
          </table:table-cell>
          <table:table-cell office:value-type="float" office:value="63.82" calcext:value-type="float">
            <text:p>63.8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07" calcext:value-type="float">
            <text:p>3.07</text:p>
          </table:table-cell>
          <table:table-cell office:value-type="float" office:value="3.45952123580912" calcext:value-type="float">
            <text:p>3.45952123580912</text:p>
          </table:table-cell>
          <table:table-cell office:value-type="float" office:value="64.82" calcext:value-type="float">
            <text:p>64.8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14" calcext:value-type="float">
            <text:p>4.14</text:p>
          </table:table-cell>
          <table:table-cell office:value-type="float" office:value="3.45663451627951" calcext:value-type="float">
            <text:p>3.45663451627951</text:p>
          </table:table-cell>
          <table:table-cell office:value-type="float" office:value="63.61" calcext:value-type="float">
            <text:p>63.6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99" calcext:value-type="float">
            <text:p>2.99</text:p>
          </table:table-cell>
          <table:table-cell office:value-type="float" office:value="3.45670245915758" calcext:value-type="float">
            <text:p>3.45670245915758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33" calcext:value-type="float">
            <text:p>4.33</text:p>
          </table:table-cell>
          <table:table-cell office:value-type="float" office:value="3.45768985516924" calcext:value-type="float">
            <text:p>3.45768985516924</text:p>
          </table:table-cell>
          <table:table-cell office:value-type="float" office:value="63.31" calcext:value-type="float">
            <text:p>63.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64" calcext:value-type="float">
            <text:p>4.64</text:p>
          </table:table-cell>
          <table:table-cell office:value-type="float" office:value="3.46198309875709" calcext:value-type="float">
            <text:p>3.46198309875709</text:p>
          </table:table-cell>
          <table:table-cell office:value-type="float" office:value="62.18" calcext:value-type="float">
            <text:p>62.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9" calcext:value-type="float">
            <text:p>2.9</text:p>
          </table:table-cell>
          <table:table-cell office:value-type="float" office:value="3.45856059929526" calcext:value-type="float">
            <text:p>3.45856059929526</text:p>
          </table:table-cell>
          <table:table-cell office:value-type="float" office:value="64.07" calcext:value-type="float">
            <text:p>64.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19" calcext:value-type="float">
            <text:p>3.19</text:p>
          </table:table-cell>
          <table:table-cell office:value-type="float" office:value="3.45613805883521" calcext:value-type="float">
            <text:p>3.45613805883521</text:p>
          </table:table-cell>
          <table:table-cell office:value-type="float" office:value="64.73" calcext:value-type="float">
            <text:p>64.7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15" calcext:value-type="float">
            <text:p>4.15</text:p>
          </table:table-cell>
          <table:table-cell office:value-type="float" office:value="3.45884238775431" calcext:value-type="float">
            <text:p>3.45884238775431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92" calcext:value-type="float">
            <text:p>3.92</text:p>
          </table:table-cell>
          <table:table-cell office:value-type="float" office:value="3.45954549040638" calcext:value-type="float">
            <text:p>3.45954549040638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85" calcext:value-type="float">
            <text:p>3.85</text:p>
          </table:table-cell>
          <table:table-cell office:value-type="float" office:value="3.46123101881592" calcext:value-type="float">
            <text:p>3.46123101881592</text:p>
          </table:table-cell>
          <table:table-cell office:value-type="float" office:value="60.34" calcext:value-type="float">
            <text:p>60.3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59" calcext:value-type="float">
            <text:p>3.59</text:p>
          </table:table-cell>
          <table:table-cell office:value-type="float" office:value="3.46021248240165" calcext:value-type="float">
            <text:p>3.46021248240165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94" calcext:value-type="float">
            <text:p>3.94</text:p>
          </table:table-cell>
          <table:table-cell office:value-type="float" office:value="3.45852224196761" calcext:value-type="float">
            <text:p>3.45852224196761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47" calcext:value-type="float">
            <text:p>2.47</text:p>
          </table:table-cell>
          <table:table-cell office:value-type="float" office:value="3.46079977378538" calcext:value-type="float">
            <text:p>3.46079977378538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44" calcext:value-type="float">
            <text:p>2.44</text:p>
          </table:table-cell>
          <table:table-cell office:value-type="float" office:value="3.45742065190901" calcext:value-type="float">
            <text:p>3.45742065190901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97" calcext:value-type="float">
            <text:p>2.97</text:p>
          </table:table-cell>
          <table:table-cell office:value-type="float" office:value="3.46875421907102" calcext:value-type="float">
            <text:p>3.46875421907102</text:p>
          </table:table-cell>
          <table:table-cell office:value-type="float" office:value="65.45" calcext:value-type="float">
            <text:p>65.4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18" calcext:value-type="float">
            <text:p>3.18</text:p>
          </table:table-cell>
          <table:table-cell office:value-type="float" office:value="3.47098478620565" calcext:value-type="float">
            <text:p>3.47098478620565</text:p>
          </table:table-cell>
          <table:table-cell office:value-type="float" office:value="62.79" calcext:value-type="float">
            <text:p>62.7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5" calcext:value-type="float">
            <text:p>2.5</text:p>
          </table:table-cell>
          <table:table-cell office:value-type="float" office:value="3.47303473830481" calcext:value-type="float">
            <text:p>3.47303473830481</text:p>
          </table:table-cell>
          <table:table-cell office:value-type="float" office:value="63.45" calcext:value-type="float">
            <text:p>63.4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43" calcext:value-type="float">
            <text:p>3.43</text:p>
          </table:table-cell>
          <table:table-cell office:value-type="float" office:value="3.47683508918464" calcext:value-type="float">
            <text:p>3.47683508918464</text:p>
          </table:table-cell>
          <table:table-cell office:value-type="float" office:value="64.81" calcext:value-type="float">
            <text:p>64.8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66" calcext:value-type="float">
            <text:p>4.66</text:p>
          </table:table-cell>
          <table:table-cell office:value-type="float" office:value="3.47303114356126" calcext:value-type="float">
            <text:p>3.47303114356126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45" calcext:value-type="float">
            <text:p>2.45</text:p>
          </table:table-cell>
          <table:table-cell office:value-type="float" office:value="3.47171021978703" calcext:value-type="float">
            <text:p>3.47171021978703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72" calcext:value-type="float">
            <text:p>3.72</text:p>
          </table:table-cell>
          <table:table-cell office:value-type="float" office:value="3.47737873727903" calcext:value-type="float">
            <text:p>3.47737873727903</text:p>
          </table:table-cell>
          <table:table-cell office:value-type="float" office:value="63.45" calcext:value-type="float">
            <text:p>63.4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51" calcext:value-type="float">
            <text:p>4.51</text:p>
          </table:table-cell>
          <table:table-cell office:value-type="float" office:value="3.47049252599123" calcext:value-type="float">
            <text:p>3.47049252599123</text:p>
          </table:table-cell>
          <table:table-cell office:value-type="float" office:value="64.65" calcext:value-type="float">
            <text:p>64.6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55" calcext:value-type="float">
            <text:p>4.55</text:p>
          </table:table-cell>
          <table:table-cell office:value-type="float" office:value="3.4699828937444" calcext:value-type="float">
            <text:p>3.4699828937444</text:p>
          </table:table-cell>
          <table:table-cell office:value-type="float" office:value="66.13" calcext:value-type="float">
            <text:p>66.1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79" calcext:value-type="float">
            <text:p>4.79</text:p>
          </table:table-cell>
          <table:table-cell office:value-type="float" office:value="3.46788249277866" calcext:value-type="float">
            <text:p>3.46788249277866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69" calcext:value-type="float">
            <text:p>4.69</text:p>
          </table:table-cell>
          <table:table-cell office:value-type="float" office:value="3.46363525031457" calcext:value-type="float">
            <text:p>3.46363525031457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7" calcext:value-type="float">
            <text:p>4.7</text:p>
          </table:table-cell>
          <table:table-cell office:value-type="float" office:value="3.46609008462258" calcext:value-type="float">
            <text:p>3.46609008462258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75" calcext:value-type="float">
            <text:p>4.75</text:p>
          </table:table-cell>
          <table:table-cell office:value-type="float" office:value="3.46819146882602" calcext:value-type="float">
            <text:p>3.46819146882602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8" calcext:value-type="float">
            <text:p>4.8</text:p>
          </table:table-cell>
          <table:table-cell office:value-type="float" office:value="3.46829829701862" calcext:value-type="float">
            <text:p>3.46829829701862</text:p>
          </table:table-cell>
          <table:table-cell office:value-type="float" office:value="63.69" calcext:value-type="float">
            <text:p>63.6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77" calcext:value-type="float">
            <text:p>4.77</text:p>
          </table:table-cell>
          <table:table-cell office:value-type="float" office:value="3.46133813275168" calcext:value-type="float">
            <text:p>3.46133813275168</text:p>
          </table:table-cell>
          <table:table-cell office:value-type="float" office:value="65.28" calcext:value-type="float">
            <text:p>65.2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56" calcext:value-type="float">
            <text:p>4.56</text:p>
          </table:table-cell>
          <table:table-cell office:value-type="float" office:value="3.45697553954973" calcext:value-type="float">
            <text:p>3.45697553954973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68" calcext:value-type="float">
            <text:p>4.68</text:p>
          </table:table-cell>
          <table:table-cell office:value-type="float" office:value="3.43740678994349" calcext:value-type="float">
            <text:p>3.43740678994349</text:p>
          </table:table-cell>
          <table:table-cell office:value-type="float" office:value="58.02" calcext:value-type="float">
            <text:p>58.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78" calcext:value-type="float">
            <text:p>4.78</text:p>
          </table:table-cell>
          <table:table-cell office:value-type="float" office:value="3.44634481804347" calcext:value-type="float">
            <text:p>3.44634481804347</text:p>
          </table:table-cell>
          <table:table-cell office:value-type="float" office:value="60.68" calcext:value-type="float">
            <text:p>60.6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53" calcext:value-type="float">
            <text:p>4.53</text:p>
          </table:table-cell>
          <table:table-cell office:value-type="float" office:value="3.44207993901543" calcext:value-type="float">
            <text:p>3.44207993901543</text:p>
          </table:table-cell>
          <table:table-cell office:value-type="float" office:value="62.94" calcext:value-type="float">
            <text:p>62.9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77" calcext:value-type="float">
            <text:p>4.77</text:p>
          </table:table-cell>
          <table:table-cell office:value-type="float" office:value="3.44418086682698" calcext:value-type="float">
            <text:p>3.44418086682698</text:p>
          </table:table-cell>
          <table:table-cell office:value-type="float" office:value="62.26" calcext:value-type="float">
            <text:p>62.2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65" calcext:value-type="float">
            <text:p>4.65</text:p>
          </table:table-cell>
          <table:table-cell office:value-type="float" office:value="3.44132236314248" calcext:value-type="float">
            <text:p>3.44132236314248</text:p>
          </table:table-cell>
          <table:table-cell office:value-type="float" office:value="65.55" calcext:value-type="float">
            <text:p>65.5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36" calcext:value-type="float">
            <text:p>4.36</text:p>
          </table:table-cell>
          <table:table-cell office:value-type="float" office:value="3.44102126112329" calcext:value-type="float">
            <text:p>3.44102126112329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43" calcext:value-type="float">
            <text:p>4.43</text:p>
          </table:table-cell>
          <table:table-cell office:value-type="float" office:value="3.43990751469359" calcext:value-type="float">
            <text:p>3.43990751469359</text:p>
          </table:table-cell>
          <table:table-cell office:value-type="float" office:value="58.77" calcext:value-type="float">
            <text:p>58.7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66" calcext:value-type="float">
            <text:p>4.66</text:p>
          </table:table-cell>
          <table:table-cell office:value-type="float" office:value="3.43973825111911" calcext:value-type="float">
            <text:p>3.43973825111911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52" calcext:value-type="float">
            <text:p>4.52</text:p>
          </table:table-cell>
          <table:table-cell office:value-type="float" office:value="3.44694695694201" calcext:value-type="float">
            <text:p>3.44694695694201</text:p>
          </table:table-cell>
          <table:table-cell office:value-type="float" office:value="65.87" calcext:value-type="float">
            <text:p>65.8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38" calcext:value-type="float">
            <text:p>4.38</text:p>
          </table:table-cell>
          <table:table-cell office:value-type="float" office:value="3.45008354577077" calcext:value-type="float">
            <text:p>3.45008354577077</text:p>
          </table:table-cell>
          <table:table-cell office:value-type="float" office:value="63.69" calcext:value-type="float">
            <text:p>63.6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53" calcext:value-type="float">
            <text:p>4.53</text:p>
          </table:table-cell>
          <table:table-cell office:value-type="float" office:value="3.45294014160309" calcext:value-type="float">
            <text:p>3.45294014160309</text:p>
          </table:table-cell>
          <table:table-cell office:value-type="float" office:value="64.23" calcext:value-type="float">
            <text:p>64.2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37" calcext:value-type="float">
            <text:p>4.37</text:p>
          </table:table-cell>
          <table:table-cell office:value-type="float" office:value="3.45371933630979" calcext:value-type="float">
            <text:p>3.45371933630979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12" calcext:value-type="float">
            <text:p>3.12</text:p>
          </table:table-cell>
          <table:table-cell office:value-type="float" office:value="3.45295549179768" calcext:value-type="float">
            <text:p>3.45295549179768</text:p>
          </table:table-cell>
          <table:table-cell office:value-type="float" office:value="64.48" calcext:value-type="float">
            <text:p>64.4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76" calcext:value-type="float">
            <text:p>4.76</text:p>
          </table:table-cell>
          <table:table-cell office:value-type="float" office:value="3.45335819889383" calcext:value-type="float">
            <text:p>3.45335819889383</text:p>
          </table:table-cell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81" calcext:value-type="float">
            <text:p>4.81</text:p>
          </table:table-cell>
          <table:table-cell office:value-type="float" office:value="3.45752510748752" calcext:value-type="float">
            <text:p>3.45752510748752</text:p>
          </table:table-cell>
          <table:table-cell office:value-type="float" office:value="63.65" calcext:value-type="float">
            <text:p>63.6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85" calcext:value-type="float">
            <text:p>4.85</text:p>
          </table:table-cell>
          <table:table-cell office:value-type="float" office:value="3.45986083112224" calcext:value-type="float">
            <text:p>3.45986083112224</text:p>
          </table:table-cell>
          <table:table-cell office:value-type="float" office:value="64.94" calcext:value-type="float">
            <text:p>64.9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82" calcext:value-type="float">
            <text:p>4.82</text:p>
          </table:table-cell>
          <table:table-cell office:value-type="float" office:value="3.45114425856462" calcext:value-type="float">
            <text:p>3.45114425856462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8" calcext:value-type="float">
            <text:p>4.8</text:p>
          </table:table-cell>
          <table:table-cell office:value-type="float" office:value="3.43899495810515" calcext:value-type="float">
            <text:p>3.43899495810515</text:p>
          </table:table-cell>
          <table:table-cell office:value-type="float" office:value="58.61" calcext:value-type="float">
            <text:p>58.6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68" calcext:value-type="float">
            <text:p>4.68</text:p>
          </table:table-cell>
          <table:table-cell office:value-type="float" office:value="3.42423442598552" calcext:value-type="float">
            <text:p>3.42423442598552</text:p>
          </table:table-cell>
          <table:table-cell office:value-type="float" office:value="63.64" calcext:value-type="float">
            <text:p>63.6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82" calcext:value-type="float">
            <text:p>4.82</text:p>
          </table:table-cell>
          <table:table-cell office:value-type="float" office:value="3.41265208044" calcext:value-type="float">
            <text:p>3.41265208044</text:p>
          </table:table-cell>
          <table:table-cell office:value-type="float" office:value="63.78" calcext:value-type="float">
            <text:p>63.7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88" calcext:value-type="float">
            <text:p>4.88</text:p>
          </table:table-cell>
          <table:table-cell office:value-type="float" office:value="3.41315612031211" calcext:value-type="float">
            <text:p>3.41315612031211</text:p>
          </table:table-cell>
          <table:table-cell office:value-type="float" office:value="63.89" calcext:value-type="float">
            <text:p>63.8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83" calcext:value-type="float">
            <text:p>4.83</text:p>
          </table:table-cell>
          <table:table-cell office:value-type="float" office:value="3.40471666818802" calcext:value-type="float">
            <text:p>3.40471666818802</text:p>
          </table:table-cell>
          <table:table-cell office:value-type="float" office:value="65.78" calcext:value-type="float">
            <text:p>65.7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86" calcext:value-type="float">
            <text:p>4.86</text:p>
          </table:table-cell>
          <table:table-cell office:value-type="float" office:value="3.40754884723479" calcext:value-type="float">
            <text:p>3.40754884723479</text:p>
          </table:table-cell>
          <table:table-cell office:value-type="float" office:value="63.35" calcext:value-type="float">
            <text:p>63.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64" calcext:value-type="float">
            <text:p>4.64</text:p>
          </table:table-cell>
          <table:table-cell office:value-type="float" office:value="3.40771731093232" calcext:value-type="float">
            <text:p>3.40771731093232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85" calcext:value-type="float">
            <text:p>4.85</text:p>
          </table:table-cell>
          <table:table-cell office:value-type="float" office:value="3.41345083737827" calcext:value-type="float">
            <text:p>3.41345083737827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81" calcext:value-type="float">
            <text:p>4.81</text:p>
          </table:table-cell>
          <table:table-cell office:value-type="float" office:value="3.41213500418208" calcext:value-type="float">
            <text:p>3.41213500418208</text:p>
          </table:table-cell>
          <table:table-cell office:value-type="float" office:value="44.43" calcext:value-type="float">
            <text:p>44.4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76" calcext:value-type="float">
            <text:p>4.76</text:p>
          </table:table-cell>
          <table:table-cell office:value-type="float" office:value="3.40884812366021" calcext:value-type="float">
            <text:p>3.40884812366021</text:p>
          </table:table-cell>
          <table:table-cell office:value-type="float" office:value="61.74" calcext:value-type="float">
            <text:p>61.7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87" calcext:value-type="float">
            <text:p>4.87</text:p>
          </table:table-cell>
          <table:table-cell office:value-type="float" office:value="3.40188519234425" calcext:value-type="float">
            <text:p>3.40188519234425</text:p>
          </table:table-cell>
          <table:table-cell office:value-type="float" office:value="64.63" calcext:value-type="float">
            <text:p>64.6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43" calcext:value-type="float">
            <text:p>4.43</text:p>
          </table:table-cell>
          <table:table-cell office:value-type="float" office:value="3.39902330139558" calcext:value-type="float">
            <text:p>3.39902330139558</text:p>
          </table:table-cell>
          <table:table-cell office:value-type="float" office:value="64.14" calcext:value-type="float">
            <text:p>64.1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86" calcext:value-type="float">
            <text:p>4.86</text:p>
          </table:table-cell>
          <table:table-cell office:value-type="float" office:value="3.3955957118208" calcext:value-type="float">
            <text:p>3.3955957118208</text:p>
          </table:table-cell>
          <table:table-cell office:value-type="float" office:value="64.77" calcext:value-type="float">
            <text:p>64.7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83" calcext:value-type="float">
            <text:p>4.83</text:p>
          </table:table-cell>
          <table:table-cell office:value-type="float" office:value="3.38980223545861" calcext:value-type="float">
            <text:p>3.38980223545861</text:p>
          </table:table-cell>
          <table:table-cell office:value-type="float" office:value="64.61" calcext:value-type="float">
            <text:p>64.6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83" calcext:value-type="float">
            <text:p>4.83</text:p>
          </table:table-cell>
          <table:table-cell office:value-type="float" office:value="3.3836255525724" calcext:value-type="float">
            <text:p>3.3836255525724</text:p>
          </table:table-cell>
          <table:table-cell office:value-type="float" office:value="65.93" calcext:value-type="float">
            <text:p>65.9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82" calcext:value-type="float">
            <text:p>4.82</text:p>
          </table:table-cell>
          <table:table-cell office:value-type="float" office:value="3.35230370053837" calcext:value-type="float">
            <text:p>3.35230370053837</text:p>
          </table:table-cell>
          <table:table-cell office:value-type="float" office:value="65.27" calcext:value-type="float">
            <text:p>65.2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79" calcext:value-type="float">
            <text:p>4.79</text:p>
          </table:table-cell>
          <table:table-cell office:value-type="float" office:value="3.31212811589618" calcext:value-type="float">
            <text:p>3.31212811589618</text:p>
          </table:table-cell>
          <table:table-cell office:value-type="float" office:value="64.24" calcext:value-type="float">
            <text:p>64.2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8" calcext:value-type="float">
            <text:p>4.8</text:p>
          </table:table-cell>
          <table:table-cell office:value-type="float" office:value="3.3099166208469" calcext:value-type="float">
            <text:p>3.3099166208469</text:p>
          </table:table-cell>
          <table:table-cell office:value-type="float" office:value="65.78" calcext:value-type="float">
            <text:p>65.7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78" calcext:value-type="float">
            <text:p>4.78</text:p>
          </table:table-cell>
          <table:table-cell office:value-type="float" office:value="3.30546262187961" calcext:value-type="float">
            <text:p>3.30546262187961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81" calcext:value-type="float">
            <text:p>4.81</text:p>
          </table:table-cell>
          <table:table-cell office:value-type="float" office:value="3.30498480715464" calcext:value-type="float">
            <text:p>3.30498480715464</text:p>
          </table:table-cell>
          <table:table-cell office:value-type="float" office:value="64.86" calcext:value-type="float">
            <text:p>64.8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76" calcext:value-type="float">
            <text:p>4.76</text:p>
          </table:table-cell>
          <table:table-cell office:value-type="float" office:value="3.30651080785669" calcext:value-type="float">
            <text:p>3.30651080785669</text:p>
          </table:table-cell>
          <table:table-cell office:value-type="float" office:value="61.54" calcext:value-type="float">
            <text:p>61.5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85" calcext:value-type="float">
            <text:p>4.85</text:p>
          </table:table-cell>
          <table:table-cell office:value-type="float" office:value="3.32021965373743" calcext:value-type="float">
            <text:p>3.32021965373743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8" calcext:value-type="float">
            <text:p>4.8</text:p>
          </table:table-cell>
          <table:table-cell office:value-type="float" office:value="3.32915988222899" calcext:value-type="float">
            <text:p>3.32915988222899</text:p>
          </table:table-cell>
          <table:table-cell office:value-type="float" office:value="64.37" calcext:value-type="float">
            <text:p>64.3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56" calcext:value-type="float">
            <text:p>4.56</text:p>
          </table:table-cell>
          <table:table-cell office:value-type="float" office:value="3.33689208215845" calcext:value-type="float">
            <text:p>3.33689208215845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81" calcext:value-type="float">
            <text:p>4.81</text:p>
          </table:table-cell>
          <table:table-cell office:value-type="float" office:value="3.3411216823758" calcext:value-type="float">
            <text:p>3.3411216823758</text:p>
          </table:table-cell>
          <table:table-cell office:value-type="float" office:value="63.66" calcext:value-type="float">
            <text:p>63.6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72" calcext:value-type="float">
            <text:p>4.72</text:p>
          </table:table-cell>
          <table:table-cell office:value-type="float" office:value="3.34099233901621" calcext:value-type="float">
            <text:p>3.34099233901621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85" calcext:value-type="float">
            <text:p>4.85</text:p>
          </table:table-cell>
          <table:table-cell office:value-type="float" office:value="3.33308473427907" calcext:value-type="float">
            <text:p>3.33308473427907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85" calcext:value-type="float">
            <text:p>4.85</text:p>
          </table:table-cell>
          <table:table-cell office:value-type="float" office:value="3.33249537028062" calcext:value-type="float">
            <text:p>3.33249537028062</text:p>
          </table:table-cell>
          <table:table-cell office:value-type="float" office:value="65.94" calcext:value-type="float">
            <text:p>65.9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78" calcext:value-type="float">
            <text:p>4.78</text:p>
          </table:table-cell>
          <table:table-cell office:value-type="float" office:value="3.32971357091772" calcext:value-type="float">
            <text:p>3.32971357091772</text:p>
          </table:table-cell>
          <table:table-cell office:value-type="float" office:value="64.64" calcext:value-type="float">
            <text:p>64.6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81" calcext:value-type="float">
            <text:p>4.81</text:p>
          </table:table-cell>
          <table:table-cell office:value-type="float" office:value="3.31859156807317" calcext:value-type="float">
            <text:p>3.31859156807317</text:p>
          </table:table-cell>
          <table:table-cell office:value-type="float" office:value="65.64" calcext:value-type="float">
            <text:p>65.6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71" calcext:value-type="float">
            <text:p>4.71</text:p>
          </table:table-cell>
          <table:table-cell office:value-type="float" office:value="3.31671419369733" calcext:value-type="float">
            <text:p>3.31671419369733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84" calcext:value-type="float">
            <text:p>4.84</text:p>
          </table:table-cell>
          <table:table-cell office:value-type="float" office:value="3.31506373467344" calcext:value-type="float">
            <text:p>3.31506373467344</text:p>
          </table:table-cell>
          <table:table-cell office:value-type="float" office:value="58.08" calcext:value-type="float">
            <text:p>58.0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83" calcext:value-type="float">
            <text:p>4.83</text:p>
          </table:table-cell>
          <table:table-cell office:value-type="float" office:value="3.31025386520485" calcext:value-type="float">
            <text:p>3.31025386520485</text:p>
          </table:table-cell>
          <table:table-cell office:value-type="float" office:value="65.01" calcext:value-type="float">
            <text:p>65.0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8" calcext:value-type="float">
            <text:p>4.8</text:p>
          </table:table-cell>
          <table:table-cell office:value-type="float" office:value="3.3161186750797" calcext:value-type="float">
            <text:p>3.3161186750797</text:p>
          </table:table-cell>
          <table:table-cell office:value-type="float" office:value="65.53" calcext:value-type="float">
            <text:p>65.5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82" calcext:value-type="float">
            <text:p>4.82</text:p>
          </table:table-cell>
          <table:table-cell office:value-type="float" office:value="3.33061202190739" calcext:value-type="float">
            <text:p>3.33061202190739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77" calcext:value-type="float">
            <text:p>4.77</text:p>
          </table:table-cell>
          <table:table-cell office:value-type="float" office:value="3.35534133183717" calcext:value-type="float">
            <text:p>3.35534133183717</text:p>
          </table:table-cell>
          <table:table-cell office:value-type="float" office:value="64.65" calcext:value-type="float">
            <text:p>64.6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82" calcext:value-type="float">
            <text:p>4.82</text:p>
          </table:table-cell>
          <table:table-cell office:value-type="float" office:value="3.39305919714907" calcext:value-type="float">
            <text:p>3.39305919714907</text:p>
          </table:table-cell>
          <table:table-cell office:value-type="float" office:value="65.73" calcext:value-type="float">
            <text:p>65.7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84" calcext:value-type="float">
            <text:p>4.84</text:p>
          </table:table-cell>
          <table:table-cell office:value-type="float" office:value="3.39674710127193" calcext:value-type="float">
            <text:p>3.39674710127193</text:p>
          </table:table-cell>
          <table:table-cell office:value-type="float" office:value="64.33" calcext:value-type="float">
            <text:p>64.3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8" calcext:value-type="float">
            <text:p>4.8</text:p>
          </table:table-cell>
          <table:table-cell office:value-type="float" office:value="3.39939217373023" calcext:value-type="float">
            <text:p>3.39939217373023</text:p>
          </table:table-cell>
          <table:table-cell office:value-type="float" office:value="64.92" calcext:value-type="float">
            <text:p>64.9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69" calcext:value-type="float">
            <text:p>4.69</text:p>
          </table:table-cell>
          <table:table-cell office:value-type="float" office:value="3.40870531127436" calcext:value-type="float">
            <text:p>3.40870531127436</text:p>
          </table:table-cell>
          <table:table-cell office:value-type="float" office:value="64.09" calcext:value-type="float">
            <text:p>64.0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83" calcext:value-type="float">
            <text:p>4.83</text:p>
          </table:table-cell>
          <table:table-cell office:value-type="float" office:value="3.41844751219404" calcext:value-type="float">
            <text:p>3.41844751219404</text:p>
          </table:table-cell>
          <table:table-cell office:value-type="float" office:value="65.72" calcext:value-type="float">
            <text:p>65.7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8" calcext:value-type="float">
            <text:p>3.8</text:p>
          </table:table-cell>
          <table:table-cell office:value-type="float" office:value="3.42594811592228" calcext:value-type="float">
            <text:p>3.42594811592228</text:p>
          </table:table-cell>
          <table:table-cell office:value-type="float" office:value="63.17" calcext:value-type="float">
            <text:p>63.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67" calcext:value-type="float">
            <text:p>4.67</text:p>
          </table:table-cell>
          <table:table-cell office:value-type="float" office:value="3.43057119982484" calcext:value-type="float">
            <text:p>3.43057119982484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35" calcext:value-type="float">
            <text:p>4.35</text:p>
          </table:table-cell>
          <table:table-cell office:value-type="float" office:value="3.4367208226425" calcext:value-type="float">
            <text:p>3.4367208226425</text:p>
          </table:table-cell>
          <table:table-cell office:value-type="float" office:value="64.37" calcext:value-type="float">
            <text:p>64.3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73" calcext:value-type="float">
            <text:p>3.73</text:p>
          </table:table-cell>
          <table:table-cell office:value-type="float" office:value="3.43740678994349" calcext:value-type="float">
            <text:p>3.43740678994349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69" calcext:value-type="float">
            <text:p>4.69</text:p>
          </table:table-cell>
          <table:table-cell office:value-type="float" office:value="3.4408836441321" calcext:value-type="float">
            <text:p>3.4408836441321</text:p>
          </table:table-cell>
          <table:table-cell office:value-type="float" office:value="65.55" calcext:value-type="float">
            <text:p>65.5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83" calcext:value-type="float">
            <text:p>4.83</text:p>
          </table:table-cell>
          <table:table-cell office:value-type="float" office:value="3.44783482993784" calcext:value-type="float">
            <text:p>3.44783482993784</text:p>
          </table:table-cell>
          <table:table-cell office:value-type="float" office:value="65.77" calcext:value-type="float">
            <text:p>65.7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67" calcext:value-type="float">
            <text:p>3.67</text:p>
          </table:table-cell>
          <table:table-cell office:value-type="float" office:value="3.4471587185241" calcext:value-type="float">
            <text:p>3.4471587185241</text:p>
          </table:table-cell>
          <table:table-cell office:value-type="float" office:value="65.58" calcext:value-type="float">
            <text:p>65.5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7" calcext:value-type="float">
            <text:p>4.7</text:p>
          </table:table-cell>
          <table:table-cell office:value-type="float" office:value="3.45151061357223" calcext:value-type="float">
            <text:p>3.45151061357223</text:p>
          </table:table-cell>
          <table:table-cell office:value-type="float" office:value="64.77" calcext:value-type="float">
            <text:p>64.7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8" calcext:value-type="float">
            <text:p>4.8</text:p>
          </table:table-cell>
          <table:table-cell office:value-type="float" office:value="3.46835881201526" calcext:value-type="float">
            <text:p>3.46835881201526</text:p>
          </table:table-cell>
          <table:table-cell office:value-type="float" office:value="65.78" calcext:value-type="float">
            <text:p>65.7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84" calcext:value-type="float">
            <text:p>4.84</text:p>
          </table:table-cell>
          <table:table-cell office:value-type="float" office:value="3.45926487124533" calcext:value-type="float">
            <text:p>3.45926487124533</text:p>
          </table:table-cell>
          <table:table-cell office:value-type="float" office:value="63.51" calcext:value-type="float">
            <text:p>63.5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85" calcext:value-type="float">
            <text:p>4.85</text:p>
          </table:table-cell>
          <table:table-cell office:value-type="float" office:value="3.45388016629137" calcext:value-type="float">
            <text:p>3.45388016629137</text:p>
          </table:table-cell>
          <table:table-cell office:value-type="float" office:value="66.59" calcext:value-type="float">
            <text:p>66.5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86" calcext:value-type="float">
            <text:p>4.86</text:p>
          </table:table-cell>
          <table:table-cell office:value-type="float" office:value="3.4616540860672" calcext:value-type="float">
            <text:p>3.4616540860672</text:p>
          </table:table-cell>
          <table:table-cell office:value-type="float" office:value="63.61" calcext:value-type="float">
            <text:p>63.6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79" calcext:value-type="float">
            <text:p>4.79</text:p>
          </table:table-cell>
          <table:table-cell office:value-type="float" office:value="3.45989108402269" calcext:value-type="float">
            <text:p>3.45989108402269</text:p>
          </table:table-cell>
          <table:table-cell office:value-type="float" office:value="62.91" calcext:value-type="float">
            <text:p>62.9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86" calcext:value-type="float">
            <text:p>4.86</text:p>
          </table:table-cell>
          <table:table-cell office:value-type="float" office:value="3.46116261218462" calcext:value-type="float">
            <text:p>3.46116261218462</text:p>
          </table:table-cell>
          <table:table-cell office:value-type="float" office:value="62.36" calcext:value-type="float">
            <text:p>62.3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82" calcext:value-type="float">
            <text:p>4.82</text:p>
          </table:table-cell>
          <table:table-cell office:value-type="float" office:value="3.47057580407843" calcext:value-type="float">
            <text:p>3.47057580407843</text:p>
          </table:table-cell>
          <table:table-cell office:value-type="float" office:value="66.53" calcext:value-type="float">
            <text:p>66.5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79" calcext:value-type="float">
            <text:p>4.79</text:p>
          </table:table-cell>
          <table:table-cell office:value-type="float" office:value="3.47810381785444" calcext:value-type="float">
            <text:p>3.47810381785444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83" calcext:value-type="float">
            <text:p>4.83</text:p>
          </table:table-cell>
          <table:table-cell office:value-type="float" office:value="3.47586510261864" calcext:value-type="float">
            <text:p>3.47586510261864</text:p>
          </table:table-cell>
          <table:table-cell office:value-type="float" office:value="66.44" calcext:value-type="float">
            <text:p>66.4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74" calcext:value-type="float">
            <text:p>4.74</text:p>
          </table:table-cell>
          <table:table-cell office:value-type="float" office:value="3.4791822656188" calcext:value-type="float">
            <text:p>3.4791822656188</text:p>
          </table:table-cell>
          <table:table-cell office:value-type="float" office:value="64.67" calcext:value-type="float">
            <text:p>64.6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85" calcext:value-type="float">
            <text:p>4.85</text:p>
          </table:table-cell>
          <table:table-cell office:value-type="float" office:value="3.48151137275614" calcext:value-type="float">
            <text:p>3.48151137275614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83" calcext:value-type="float">
            <text:p>4.83</text:p>
          </table:table-cell>
          <table:table-cell office:value-type="float" office:value="3.48215303833399" calcext:value-type="float">
            <text:p>3.48215303833399</text:p>
          </table:table-cell>
          <table:table-cell office:value-type="float" office:value="65.94" calcext:value-type="float">
            <text:p>65.9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83" calcext:value-type="float">
            <text:p>4.83</text:p>
          </table:table-cell>
          <table:table-cell office:value-type="float" office:value="3.48258571799959" calcext:value-type="float">
            <text:p>3.48258571799959</text:p>
          </table:table-cell>
          <table:table-cell office:value-type="float" office:value="65.34" calcext:value-type="float">
            <text:p>65.3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78" calcext:value-type="float">
            <text:p>4.78</text:p>
          </table:table-cell>
          <table:table-cell office:value-type="float" office:value="3.48251834416843" calcext:value-type="float">
            <text:p>3.48251834416843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84" calcext:value-type="float">
            <text:p>4.84</text:p>
          </table:table-cell>
          <table:table-cell office:value-type="float" office:value="3.47720389234564" calcext:value-type="float">
            <text:p>3.47720389234564</text:p>
          </table:table-cell>
          <table:table-cell office:value-type="float" office:value="64.63" calcext:value-type="float">
            <text:p>64.6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86" calcext:value-type="float">
            <text:p>4.86</text:p>
          </table:table-cell>
          <table:table-cell office:value-type="float" office:value="3.48098578787635" calcext:value-type="float">
            <text:p>3.48098578787635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81" calcext:value-type="float">
            <text:p>4.81</text:p>
          </table:table-cell>
          <table:table-cell office:value-type="float" office:value="3.48110886279279" calcext:value-type="float">
            <text:p>3.48110886279279</text:p>
          </table:table-cell>
          <table:table-cell office:value-type="float" office:value="65.51" calcext:value-type="float">
            <text:p>65.5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77" calcext:value-type="float">
            <text:p>4.77</text:p>
          </table:table-cell>
          <table:table-cell office:value-type="float" office:value="3.47779321739346" calcext:value-type="float">
            <text:p>3.47779321739346</text:p>
          </table:table-cell>
          <table:table-cell office:value-type="float" office:value="66.19" calcext:value-type="float">
            <text:p>66.1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81" calcext:value-type="float">
            <text:p>4.81</text:p>
          </table:table-cell>
          <table:table-cell office:value-type="float" office:value="3.4757710572622" calcext:value-type="float">
            <text:p>3.4757710572622</text:p>
          </table:table-cell>
          <table:table-cell office:value-type="float" office:value="65.39" calcext:value-type="float">
            <text:p>65.3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79" calcext:value-type="float">
            <text:p>4.79</text:p>
          </table:table-cell>
          <table:table-cell office:value-type="float" office:value="3.47426788673051" calcext:value-type="float">
            <text:p>3.47426788673051</text:p>
          </table:table-cell>
          <table:table-cell office:value-type="float" office:value="66.39" calcext:value-type="float">
            <text:p>66.3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83" calcext:value-type="float">
            <text:p>4.83</text:p>
          </table:table-cell>
          <table:table-cell office:value-type="float" office:value="3.47579193978847" calcext:value-type="float">
            <text:p>3.47579193978847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48" calcext:value-type="float">
            <text:p>4.48</text:p>
          </table:table-cell>
          <table:table-cell office:value-type="float" office:value="3.48406295861812" calcext:value-type="float">
            <text:p>3.48406295861812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85" calcext:value-type="float">
            <text:p>4.85</text:p>
          </table:table-cell>
          <table:table-cell office:value-type="float" office:value="3.49349697772778" calcext:value-type="float">
            <text:p>3.49349697772778</text:p>
          </table:table-cell>
          <table:table-cell office:value-type="float" office:value="66.53" calcext:value-type="float">
            <text:p>66.5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42" calcext:value-type="float">
            <text:p>4.42</text:p>
          </table:table-cell>
          <table:table-cell office:value-type="float" office:value="3.49483919488874" calcext:value-type="float">
            <text:p>3.49483919488874</text:p>
          </table:table-cell>
          <table:table-cell office:value-type="float" office:value="55.89" calcext:value-type="float">
            <text:p>55.8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67" calcext:value-type="float">
            <text:p>4.67</text:p>
          </table:table-cell>
          <table:table-cell office:value-type="float" office:value="3.49810341308915" calcext:value-type="float">
            <text:p>3.49810341308915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87" calcext:value-type="float">
            <text:p>4.87</text:p>
          </table:table-cell>
          <table:table-cell office:value-type="float" office:value="3.49430462962639" calcext:value-type="float">
            <text:p>3.49430462962639</text:p>
          </table:table-cell>
          <table:table-cell office:value-type="float" office:value="63.77" calcext:value-type="float">
            <text:p>63.7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84" calcext:value-type="float">
            <text:p>4.84</text:p>
          </table:table-cell>
          <table:table-cell office:value-type="float" office:value="3.49120993036565" calcext:value-type="float">
            <text:p>3.49120993036565</text:p>
          </table:table-cell>
          <table:table-cell office:value-type="float" office:value="66.66" calcext:value-type="float">
            <text:p>66.6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82" calcext:value-type="float">
            <text:p>4.82</text:p>
          </table:table-cell>
          <table:table-cell office:value-type="float" office:value="3.4497933934089" calcext:value-type="float">
            <text:p>3.4497933934089</text:p>
          </table:table-cell>
          <table:table-cell office:value-type="float" office:value="65.08" calcext:value-type="float">
            <text:p>65.0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64" calcext:value-type="float">
            <text:p>4.64</text:p>
          </table:table-cell>
          <table:table-cell office:value-type="float" office:value="3.45154611722211" calcext:value-type="float">
            <text:p>3.45154611722211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77" calcext:value-type="float">
            <text:p>3.77</text:p>
          </table:table-cell>
          <table:table-cell office:value-type="float" office:value="3.43140152775475" calcext:value-type="float">
            <text:p>3.43140152775475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27" calcext:value-type="float">
            <text:p>4.27</text:p>
          </table:table-cell>
          <table:table-cell office:value-type="float" office:value="3.42075987317029" calcext:value-type="float">
            <text:p>3.42075987317029</text:p>
          </table:table-cell>
          <table:table-cell office:value-type="float" office:value="66.54" calcext:value-type="float">
            <text:p>66.5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83" calcext:value-type="float">
            <text:p>4.83</text:p>
          </table:table-cell>
          <table:table-cell office:value-type="float" office:value="3.41314959322462" calcext:value-type="float">
            <text:p>3.41314959322462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5" calcext:value-type="float">
            <text:p>4.5</text:p>
          </table:table-cell>
          <table:table-cell office:value-type="float" office:value="3.41189616092701" calcext:value-type="float">
            <text:p>3.41189616092701</text:p>
          </table:table-cell>
          <table:table-cell office:value-type="float" office:value="66.31" calcext:value-type="float">
            <text:p>66.3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79" calcext:value-type="float">
            <text:p>4.79</text:p>
          </table:table-cell>
          <table:table-cell office:value-type="float" office:value="3.41140178809077" calcext:value-type="float">
            <text:p>3.41140178809077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84" calcext:value-type="float">
            <text:p>4.84</text:p>
          </table:table-cell>
          <table:table-cell office:value-type="float" office:value="3.4122461797043" calcext:value-type="float">
            <text:p>3.4122461797043</text:p>
          </table:table-cell>
          <table:table-cell office:value-type="float" office:value="66.62" calcext:value-type="float">
            <text:p>66.6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48" calcext:value-type="float">
            <text:p>3.48</text:p>
          </table:table-cell>
          <table:table-cell office:value-type="float" office:value="3.40867747048628" calcext:value-type="float">
            <text:p>3.40867747048628</text:p>
          </table:table-cell>
          <table:table-cell office:value-type="float" office:value="66.29" calcext:value-type="float">
            <text:p>66.2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86" calcext:value-type="float">
            <text:p>3.86</text:p>
          </table:table-cell>
          <table:table-cell office:value-type="float" office:value="3.40789963593611" calcext:value-type="float">
            <text:p>3.40789963593611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87" calcext:value-type="float">
            <text:p>4.87</text:p>
          </table:table-cell>
          <table:table-cell office:value-type="float" office:value="3.40799572089466" calcext:value-type="float">
            <text:p>3.40799572089466</text:p>
          </table:table-cell>
          <table:table-cell office:value-type="float" office:value="66.07" calcext:value-type="float">
            <text:p>66.0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87" calcext:value-type="float">
            <text:p>4.87</text:p>
          </table:table-cell>
          <table:table-cell office:value-type="float" office:value="3.41205686642131" calcext:value-type="float">
            <text:p>3.41205686642131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82" calcext:value-type="float">
            <text:p>4.82</text:p>
          </table:table-cell>
          <table:table-cell office:value-type="float" office:value="3.41525274539874" calcext:value-type="float">
            <text:p>3.41525274539874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84" calcext:value-type="float">
            <text:p>4.84</text:p>
          </table:table-cell>
          <table:table-cell office:value-type="float" office:value="3.41260251761677" calcext:value-type="float">
            <text:p>3.41260251761677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72" calcext:value-type="float">
            <text:p>4.72</text:p>
          </table:table-cell>
          <table:table-cell office:value-type="float" office:value="3.41941428635193" calcext:value-type="float">
            <text:p>3.41941428635193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83" calcext:value-type="float">
            <text:p>4.83</text:p>
          </table:table-cell>
          <table:table-cell office:value-type="float" office:value="3.42109273804979" calcext:value-type="float">
            <text:p>3.42109273804979</text:p>
          </table:table-cell>
          <table:table-cell office:value-type="float" office:value="65.21" calcext:value-type="float">
            <text:p>65.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84" calcext:value-type="float">
            <text:p>4.84</text:p>
          </table:table-cell>
          <table:table-cell office:value-type="float" office:value="3.41778162284295" calcext:value-type="float">
            <text:p>3.41778162284295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83" calcext:value-type="float">
            <text:p>4.83</text:p>
          </table:table-cell>
          <table:table-cell office:value-type="float" office:value="3.41215387991496" calcext:value-type="float">
            <text:p>3.41215387991496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88" calcext:value-type="float">
            <text:p>4.88</text:p>
          </table:table-cell>
          <table:table-cell office:value-type="float" office:value="3.41269970097918" calcext:value-type="float">
            <text:p>3.41269970097918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66" calcext:value-type="float">
            <text:p>4.66</text:p>
          </table:table-cell>
          <table:table-cell office:value-type="float" office:value="3.41268720566537" calcext:value-type="float">
            <text:p>3.41268720566537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85" calcext:value-type="float">
            <text:p>4.85</text:p>
          </table:table-cell>
          <table:table-cell office:value-type="float" office:value="3.4522779390983" calcext:value-type="float">
            <text:p>3.4522779390983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87" calcext:value-type="float">
            <text:p>4.87</text:p>
          </table:table-cell>
          <table:table-cell office:value-type="float" office:value="3.4526985361504" calcext:value-type="float">
            <text:p>3.4526985361504</text:p>
          </table:table-cell>
          <table:table-cell office:value-type="float" office:value="66.18" calcext:value-type="float">
            <text:p>66.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4" calcext:value-type="float">
            <text:p>4.4</text:p>
          </table:table-cell>
          <table:table-cell office:value-type="float" office:value="3.46521425724088" calcext:value-type="float">
            <text:p>3.46521425724088</text:p>
          </table:table-cell>
          <table:table-cell office:value-type="float" office:value="65.64" calcext:value-type="float">
            <text:p>65.6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84" calcext:value-type="float">
            <text:p>4.84</text:p>
          </table:table-cell>
          <table:table-cell office:value-type="float" office:value="3.47304681669765" calcext:value-type="float">
            <text:p>3.47304681669765</text:p>
          </table:table-cell>
          <table:table-cell office:value-type="float" office:value="66.64" calcext:value-type="float">
            <text:p>66.6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73" calcext:value-type="float">
            <text:p>4.73</text:p>
          </table:table-cell>
          <table:table-cell office:value-type="float" office:value="3.47322900931377" calcext:value-type="float">
            <text:p>3.473229009313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86" calcext:value-type="float">
            <text:p>4.86</text:p>
          </table:table-cell>
          <table:table-cell office:value-type="float" office:value="3.46660330146477" calcext:value-type="float">
            <text:p>3.46660330146477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76" calcext:value-type="float">
            <text:p>4.76</text:p>
          </table:table-cell>
          <table:table-cell office:value-type="float" office:value="3.46569857788169" calcext:value-type="float">
            <text:p>3.46569857788169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8" calcext:value-type="float">
            <text:p>4.8</text:p>
          </table:table-cell>
          <table:table-cell office:value-type="float" office:value="3.46760180960311" calcext:value-type="float">
            <text:p>3.46760180960311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76" calcext:value-type="float">
            <text:p>4.76</text:p>
          </table:table-cell>
          <table:table-cell office:value-type="float" office:value="3.4707366282475" calcext:value-type="float">
            <text:p>3.4707366282475</text:p>
          </table:table-cell>
          <table:table-cell office:value-type="float" office:value="64.09" calcext:value-type="float">
            <text:p>64.0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82" calcext:value-type="float">
            <text:p>4.82</text:p>
          </table:table-cell>
          <table:table-cell office:value-type="float" office:value="3.47085251704424" calcext:value-type="float">
            <text:p>3.47085251704424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87" calcext:value-type="float">
            <text:p>4.87</text:p>
          </table:table-cell>
          <table:table-cell office:value-type="float" office:value="3.47273309331482" calcext:value-type="float">
            <text:p>3.47273309331482</text:p>
          </table:table-cell>
          <table:table-cell office:value-type="float" office:value="65.56" calcext:value-type="float">
            <text:p>65.5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83" calcext:value-type="float">
            <text:p>4.83</text:p>
          </table:table-cell>
          <table:table-cell office:value-type="float" office:value="3.46888130772805" calcext:value-type="float">
            <text:p>3.46888130772805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84" calcext:value-type="float">
            <text:p>4.84</text:p>
          </table:table-cell>
          <table:table-cell office:value-type="float" office:value="3.46695431870689" calcext:value-type="float">
            <text:p>3.46695431870689</text:p>
          </table:table-cell>
          <table:table-cell office:value-type="float" office:value="64.11" calcext:value-type="float">
            <text:p>64.1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79" calcext:value-type="float">
            <text:p>4.79</text:p>
          </table:table-cell>
          <table:table-cell office:value-type="float" office:value="3.46731572581555" calcext:value-type="float">
            <text:p>3.46731572581555</text:p>
          </table:table-cell>
          <table:table-cell office:value-type="float" office:value="64.96" calcext:value-type="float">
            <text:p>64.9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85" calcext:value-type="float">
            <text:p>4.85</text:p>
          </table:table-cell>
          <table:table-cell office:value-type="float" office:value="3.46538890057062" calcext:value-type="float">
            <text:p>3.46538890057062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83" calcext:value-type="float">
            <text:p>4.83</text:p>
          </table:table-cell>
          <table:table-cell office:value-type="float" office:value="3.46136112740756" calcext:value-type="float">
            <text:p>3.46136112740756</text:p>
          </table:table-cell>
          <table:table-cell office:value-type="float" office:value="65.68" calcext:value-type="float">
            <text:p>65.6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83" calcext:value-type="float">
            <text:p>4.83</text:p>
          </table:table-cell>
          <table:table-cell office:value-type="float" office:value="3.46140654632122" calcext:value-type="float">
            <text:p>3.46140654632122</text:p>
          </table:table-cell>
          <table:table-cell office:value-type="float" office:value="65.31" calcext:value-type="float">
            <text:p>65.3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85" calcext:value-type="float">
            <text:p>4.85</text:p>
          </table:table-cell>
          <table:table-cell office:value-type="float" office:value="3.45621438380572" calcext:value-type="float">
            <text:p>3.45621438380572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71" calcext:value-type="float">
            <text:p>4.71</text:p>
          </table:table-cell>
          <table:table-cell office:value-type="float" office:value="3.45322343152667" calcext:value-type="float">
            <text:p>3.45322343152667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82" calcext:value-type="float">
            <text:p>4.82</text:p>
          </table:table-cell>
          <table:table-cell office:value-type="float" office:value="3.45595665816075" calcext:value-type="float">
            <text:p>3.45595665816075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82" calcext:value-type="float">
            <text:p>4.82</text:p>
          </table:table-cell>
          <table:table-cell office:value-type="float" office:value="3.45614873843234" calcext:value-type="float">
            <text:p>3.45614873843234</text:p>
          </table:table-cell>
          <table:table-cell office:value-type="float" office:value="66.64" calcext:value-type="float">
            <text:p>66.6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79" calcext:value-type="float">
            <text:p>4.79</text:p>
          </table:table-cell>
          <table:table-cell office:value-type="float" office:value="3.45483194354519" calcext:value-type="float">
            <text:p>3.45483194354519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83" calcext:value-type="float">
            <text:p>4.83</text:p>
          </table:table-cell>
          <table:table-cell office:value-type="float" office:value="3.46058576193457" calcext:value-type="float">
            <text:p>3.46058576193457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49" calcext:value-type="float">
            <text:p>4.49</text:p>
          </table:table-cell>
          <table:table-cell office:value-type="float" office:value="3.45837295593351" calcext:value-type="float">
            <text:p>3.45837295593351</text:p>
          </table:table-cell>
          <table:table-cell office:value-type="float" office:value="62.68" calcext:value-type="float">
            <text:p>62.6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79" calcext:value-type="float">
            <text:p>4.79</text:p>
          </table:table-cell>
          <table:table-cell office:value-type="float" office:value="3.45374706454836" calcext:value-type="float">
            <text:p>3.45374706454836</text:p>
          </table:table-cell>
          <table:table-cell office:value-type="float" office:value="66.13" calcext:value-type="float">
            <text:p>66.1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83" calcext:value-type="float">
            <text:p>4.83</text:p>
          </table:table-cell>
          <table:table-cell office:value-type="float" office:value="3.46149267413816" calcext:value-type="float">
            <text:p>3.46149267413816</text:p>
          </table:table-cell>
          <table:table-cell office:value-type="float" office:value="50.51" calcext:value-type="float">
            <text:p>50.5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8" calcext:value-type="float">
            <text:p>4.8</text:p>
          </table:table-cell>
          <table:table-cell office:value-type="float" office:value="3.4609135720525" calcext:value-type="float">
            <text:p>3.4609135720525</text:p>
          </table:table-cell>
          <table:table-cell office:value-type="float" office:value="59.08" calcext:value-type="float">
            <text:p>59.0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23" calcext:value-type="float">
            <text:p>4.23</text:p>
          </table:table-cell>
          <table:table-cell office:value-type="float" office:value="3.46372191813855" calcext:value-type="float">
            <text:p>3.46372191813855</text:p>
          </table:table-cell>
          <table:table-cell office:value-type="float" office:value="63.44" calcext:value-type="float">
            <text:p>63.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82" calcext:value-type="float">
            <text:p>4.82</text:p>
          </table:table-cell>
          <table:table-cell office:value-type="float" office:value="3.46422556404081" calcext:value-type="float">
            <text:p>3.46422556404081</text:p>
          </table:table-cell>
          <table:table-cell office:value-type="float" office:value="66.24" calcext:value-type="float">
            <text:p>66.2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82" calcext:value-type="float">
            <text:p>4.82</text:p>
          </table:table-cell>
          <table:table-cell office:value-type="float" office:value="3.46323729188693" calcext:value-type="float">
            <text:p>3.46323729188693</text:p>
          </table:table-cell>
          <table:table-cell office:value-type="float" office:value="64.79" calcext:value-type="float">
            <text:p>64.7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32" calcext:value-type="float">
            <text:p>4.32</text:p>
          </table:table-cell>
          <table:table-cell office:value-type="float" office:value="3.46496048318899" calcext:value-type="float">
            <text:p>3.46496048318899</text:p>
          </table:table-cell>
          <table:table-cell office:value-type="float" office:value="65.63" calcext:value-type="float">
            <text:p>65.6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81" calcext:value-type="float">
            <text:p>4.81</text:p>
          </table:table-cell>
          <table:table-cell office:value-type="float" office:value="3.45846748800003" calcext:value-type="float">
            <text:p>3.45846748800003</text:p>
          </table:table-cell>
          <table:table-cell office:value-type="float" office:value="65.72" calcext:value-type="float">
            <text:p>65.7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72" calcext:value-type="float">
            <text:p>4.72</text:p>
          </table:table-cell>
          <table:table-cell office:value-type="float" office:value="3.45911010079722" calcext:value-type="float">
            <text:p>3.45911010079722</text:p>
          </table:table-cell>
          <table:table-cell office:value-type="float" office:value="61.39" calcext:value-type="float">
            <text:p>61.3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84" calcext:value-type="float">
            <text:p>4.84</text:p>
          </table:table-cell>
          <table:table-cell office:value-type="float" office:value="3.45727345578481" calcext:value-type="float">
            <text:p>3.45727345578481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86" calcext:value-type="float">
            <text:p>4.86</text:p>
          </table:table-cell>
          <table:table-cell office:value-type="float" office:value="3.45908357011095" calcext:value-type="float">
            <text:p>3.45908357011095</text:p>
          </table:table-cell>
          <table:table-cell office:value-type="float" office:value="65.41" calcext:value-type="float">
            <text:p>65.4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84" calcext:value-type="float">
            <text:p>4.84</text:p>
          </table:table-cell>
          <table:table-cell office:value-type="float" office:value="3.4481531418196" calcext:value-type="float">
            <text:p>3.4481531418196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84" calcext:value-type="float">
            <text:p>4.84</text:p>
          </table:table-cell>
          <table:table-cell office:value-type="float" office:value="3.44673762892486" calcext:value-type="float">
            <text:p>3.44673762892486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79" calcext:value-type="float">
            <text:p>4.79</text:p>
          </table:table-cell>
          <table:table-cell office:value-type="float" office:value="3.45089864546824" calcext:value-type="float">
            <text:p>3.45089864546824</text:p>
          </table:table-cell>
          <table:table-cell office:value-type="float" office:value="65.59" calcext:value-type="float">
            <text:p>65.5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81" calcext:value-type="float">
            <text:p>4.81</text:p>
          </table:table-cell>
          <table:table-cell office:value-type="float" office:value="3.45285415461071" calcext:value-type="float">
            <text:p>3.45285415461071</text:p>
          </table:table-cell>
          <table:table-cell office:value-type="float" office:value="61.23" calcext:value-type="float">
            <text:p>61.2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84" calcext:value-type="float">
            <text:p>4.84</text:p>
          </table:table-cell>
          <table:table-cell office:value-type="float" office:value="3.4503652317895" calcext:value-type="float">
            <text:p>3.4503652317895</text:p>
          </table:table-cell>
          <table:table-cell office:value-type="float" office:value="64.52" calcext:value-type="float">
            <text:p>64.5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81" calcext:value-type="float">
            <text:p>4.81</text:p>
          </table:table-cell>
          <table:table-cell office:value-type="float" office:value="3.44863454782276" calcext:value-type="float">
            <text:p>3.44863454782276</text:p>
          </table:table-cell>
          <table:table-cell office:value-type="float" office:value="58.87" calcext:value-type="float">
            <text:p>58.8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85" calcext:value-type="float">
            <text:p>4.85</text:p>
          </table:table-cell>
          <table:table-cell office:value-type="float" office:value="3.44853176287694" calcext:value-type="float">
            <text:p>3.44853176287694</text:p>
          </table:table-cell>
          <table:table-cell office:value-type="float" office:value="66.27" calcext:value-type="float">
            <text:p>66.2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77" calcext:value-type="float">
            <text:p>4.77</text:p>
          </table:table-cell>
          <table:table-cell office:value-type="float" office:value="3.44678620548876" calcext:value-type="float">
            <text:p>3.44678620548876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84" calcext:value-type="float">
            <text:p>4.84</text:p>
          </table:table-cell>
          <table:table-cell office:value-type="float" office:value="3.40310242433595" calcext:value-type="float">
            <text:p>3.40310242433595</text:p>
          </table:table-cell>
          <table:table-cell office:value-type="float" office:value="66.08" calcext:value-type="float">
            <text:p>66.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85" calcext:value-type="float">
            <text:p>4.85</text:p>
          </table:table-cell>
          <table:table-cell office:value-type="float" office:value="3.41612728509238" calcext:value-type="float">
            <text:p>3.41612728509238</text:p>
          </table:table-cell>
          <table:table-cell office:value-type="float" office:value="64.12" calcext:value-type="float">
            <text:p>64.1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81" calcext:value-type="float">
            <text:p>4.81</text:p>
          </table:table-cell>
          <table:table-cell office:value-type="float" office:value="3.4149677266602" calcext:value-type="float">
            <text:p>3.4149677266602</text:p>
          </table:table-cell>
          <table:table-cell office:value-type="float" office:value="65.78" calcext:value-type="float">
            <text:p>65.7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83" calcext:value-type="float">
            <text:p>4.83</text:p>
          </table:table-cell>
          <table:table-cell office:value-type="float" office:value="3.41593253329967" calcext:value-type="float">
            <text:p>3.41593253329967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19" calcext:value-type="float">
            <text:p>4.19</text:p>
          </table:table-cell>
          <table:table-cell office:value-type="float" office:value="3.4173374694731" calcext:value-type="float">
            <text:p>3.4173374694731</text:p>
          </table:table-cell>
          <table:table-cell office:value-type="float" office:value="65.81" calcext:value-type="float">
            <text:p>65.8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83" calcext:value-type="float">
            <text:p>4.83</text:p>
          </table:table-cell>
          <table:table-cell office:value-type="float" office:value="3.41493714210995" calcext:value-type="float">
            <text:p>3.41493714210995</text:p>
          </table:table-cell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66" calcext:value-type="float">
            <text:p>4.66</text:p>
          </table:table-cell>
          <table:table-cell office:value-type="float" office:value="3.41697777593843" calcext:value-type="float">
            <text:p>3.41697777593843</text:p>
          </table:table-cell>
          <table:table-cell office:value-type="float" office:value="65.19" calcext:value-type="float">
            <text:p>65.1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85" calcext:value-type="float">
            <text:p>4.85</text:p>
          </table:table-cell>
          <table:table-cell office:value-type="float" office:value="3.41353667878002" calcext:value-type="float">
            <text:p>3.41353667878002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79" calcext:value-type="float">
            <text:p>4.79</text:p>
          </table:table-cell>
          <table:table-cell office:value-type="float" office:value="3.41919727892709" calcext:value-type="float">
            <text:p>3.41919727892709</text:p>
          </table:table-cell>
          <table:table-cell office:value-type="float" office:value="65.58" calcext:value-type="float">
            <text:p>65.5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8" calcext:value-type="float">
            <text:p>4.8</text:p>
          </table:table-cell>
          <table:table-cell office:value-type="float" office:value="3.42147478939653" calcext:value-type="float">
            <text:p>3.42147478939653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85" calcext:value-type="float">
            <text:p>4.85</text:p>
          </table:table-cell>
          <table:table-cell office:value-type="float" office:value="3.42142301630173" calcext:value-type="float">
            <text:p>3.42142301630173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79" calcext:value-type="float">
            <text:p>4.79</text:p>
          </table:table-cell>
          <table:table-cell office:value-type="float" office:value="3.41543865886406" calcext:value-type="float">
            <text:p>3.41543865886406</text:p>
          </table:table-cell>
          <table:table-cell office:value-type="float" office:value="62.78" calcext:value-type="float">
            <text:p>62.7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86" calcext:value-type="float">
            <text:p>4.86</text:p>
          </table:table-cell>
          <table:table-cell office:value-type="float" office:value="3.42643817667556" calcext:value-type="float">
            <text:p>3.42643817667556</text:p>
          </table:table-cell>
          <table:table-cell office:value-type="float" office:value="64.22" calcext:value-type="float">
            <text:p>64.2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71" calcext:value-type="float">
            <text:p>4.71</text:p>
          </table:table-cell>
          <table:table-cell office:value-type="float" office:value="3.43164844434417" calcext:value-type="float">
            <text:p>3.43164844434417</text:p>
          </table:table-cell>
          <table:table-cell office:value-type="float" office:value="64.79" calcext:value-type="float">
            <text:p>64.7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82" calcext:value-type="float">
            <text:p>4.82</text:p>
          </table:table-cell>
          <table:table-cell office:value-type="float" office:value="3.4312826442653" calcext:value-type="float">
            <text:p>3.4312826442653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82" calcext:value-type="float">
            <text:p>4.82</text:p>
          </table:table-cell>
          <table:table-cell office:value-type="float" office:value="3.43119773253044" calcext:value-type="float">
            <text:p>3.43119773253044</text:p>
          </table:table-cell>
          <table:table-cell office:value-type="float" office:value="65.99" calcext:value-type="float">
            <text:p>65.9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82" calcext:value-type="float">
            <text:p>4.82</text:p>
          </table:table-cell>
          <table:table-cell office:value-type="float" office:value="3.4337448057015" calcext:value-type="float">
            <text:p>3.4337448057015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83" calcext:value-type="float">
            <text:p>4.83</text:p>
          </table:table-cell>
          <table:table-cell office:value-type="float" office:value="3.43049838813431" calcext:value-type="float">
            <text:p>3.43049838813431</text:p>
          </table:table-cell>
          <table:table-cell office:value-type="float" office:value="66.23" calcext:value-type="float">
            <text:p>66.2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52" calcext:value-type="float">
            <text:p>4.52</text:p>
          </table:table-cell>
          <table:table-cell office:value-type="float" office:value="3.43424005219273" calcext:value-type="float">
            <text:p>3.43424005219273</text:p>
          </table:table-cell>
          <table:table-cell office:value-type="float" office:value="65.77" calcext:value-type="float">
            <text:p>65.7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85" calcext:value-type="float">
            <text:p>4.85</text:p>
          </table:table-cell>
          <table:table-cell office:value-type="float" office:value="3.43817180227191" calcext:value-type="float">
            <text:p>3.43817180227191</text:p>
          </table:table-cell>
          <table:table-cell office:value-type="float" office:value="65.94" calcext:value-type="float">
            <text:p>65.9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85" calcext:value-type="float">
            <text:p>4.85</text:p>
          </table:table-cell>
          <table:table-cell office:value-type="float" office:value="3.48830187442716" calcext:value-type="float">
            <text:p>3.48830187442716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81" calcext:value-type="float">
            <text:p>4.81</text:p>
          </table:table-cell>
          <table:table-cell office:value-type="float" office:value="3.48443300736779" calcext:value-type="float">
            <text:p>3.48443300736779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86" calcext:value-type="float">
            <text:p>4.86</text:p>
          </table:table-cell>
          <table:table-cell office:value-type="float" office:value="3.48449567886145" calcext:value-type="float">
            <text:p>3.48449567886145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75" calcext:value-type="float">
            <text:p>4.75</text:p>
          </table:table-cell>
          <table:table-cell office:value-type="float" office:value="3.48500422632074" calcext:value-type="float">
            <text:p>3.48500422632074</text:p>
          </table:table-cell>
          <table:table-cell office:value-type="float" office:value="64.33" calcext:value-type="float">
            <text:p>64.3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84" calcext:value-type="float">
            <text:p>4.84</text:p>
          </table:table-cell>
          <table:table-cell office:value-type="float" office:value="3.47936005153791" calcext:value-type="float">
            <text:p>3.47936005153791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82" calcext:value-type="float">
            <text:p>4.82</text:p>
          </table:table-cell>
          <table:table-cell office:value-type="float" office:value="3.48233589851246" calcext:value-type="float">
            <text:p>3.48233589851246</text:p>
          </table:table-cell>
          <table:table-cell office:value-type="float" office:value="65.32" calcext:value-type="float">
            <text:p>65.3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8" calcext:value-type="float">
            <text:p>4.8</text:p>
          </table:table-cell>
          <table:table-cell office:value-type="float" office:value="3.46034365635618" calcext:value-type="float">
            <text:p>3.46034365635618</text:p>
          </table:table-cell>
          <table:table-cell office:value-type="float" office:value="66.11" calcext:value-type="float">
            <text:p>66.1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66" calcext:value-type="float">
            <text:p>4.66</text:p>
          </table:table-cell>
          <table:table-cell office:value-type="float" office:value="3.46180451268068" calcext:value-type="float">
            <text:p>3.46180451268068</text:p>
          </table:table-cell>
          <table:table-cell office:value-type="float" office:value="64.79" calcext:value-type="float">
            <text:p>64.7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81" calcext:value-type="float">
            <text:p>4.81</text:p>
          </table:table-cell>
          <table:table-cell office:value-type="float" office:value="3.46447508106627" calcext:value-type="float">
            <text:p>3.46447508106627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82" calcext:value-type="float">
            <text:p>4.82</text:p>
          </table:table-cell>
          <table:table-cell office:value-type="float" office:value="3.46451743385422" calcext:value-type="float">
            <text:p>3.46451743385422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82" calcext:value-type="float">
            <text:p>4.82</text:p>
          </table:table-cell>
          <table:table-cell office:value-type="float" office:value="3.46759808275732" calcext:value-type="float">
            <text:p>3.46759808275732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83" calcext:value-type="float">
            <text:p>4.83</text:p>
          </table:table-cell>
          <table:table-cell office:value-type="float" office:value="3.46905933357038" calcext:value-type="float">
            <text:p>3.46905933357038</text:p>
          </table:table-cell>
          <table:table-cell office:value-type="float" office:value="66.39" calcext:value-type="float">
            <text:p>66.3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7" calcext:value-type="float">
            <text:p>4.7</text:p>
          </table:table-cell>
          <table:table-cell office:value-type="float" office:value="3.47119347889965" calcext:value-type="float">
            <text:p>3.47119347889965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83" calcext:value-type="float">
            <text:p>4.83</text:p>
          </table:table-cell>
          <table:table-cell office:value-type="float" office:value="3.46827607047665" calcext:value-type="float">
            <text:p>3.46827607047665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86" calcext:value-type="float">
            <text:p>4.86</text:p>
          </table:table-cell>
          <table:table-cell office:value-type="float" office:value="3.4715665454962" calcext:value-type="float">
            <text:p>3.4715665454962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81" calcext:value-type="float">
            <text:p>4.81</text:p>
          </table:table-cell>
          <table:table-cell office:value-type="float" office:value="3.47663335424633" calcext:value-type="float">
            <text:p>3.47663335424633</text:p>
          </table:table-cell>
          <table:table-cell office:value-type="float" office:value="66.09" calcext:value-type="float">
            <text:p>66.0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84" calcext:value-type="float">
            <text:p>4.84</text:p>
          </table:table-cell>
          <table:table-cell office:value-type="float" office:value="3.473167461446" calcext:value-type="float">
            <text:p>3.473167461446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8" calcext:value-type="float">
            <text:p>4.8</text:p>
          </table:table-cell>
          <table:table-cell office:value-type="float" office:value="3.47817462637418" calcext:value-type="float">
            <text:p>3.47817462637418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86" calcext:value-type="float">
            <text:p>4.86</text:p>
          </table:table-cell>
          <table:table-cell office:value-type="float" office:value="3.47412428843181" calcext:value-type="float">
            <text:p>3.47412428843181</text:p>
          </table:table-cell>
          <table:table-cell office:value-type="float" office:value="63.82" calcext:value-type="float">
            <text:p>63.8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86" calcext:value-type="float">
            <text:p>4.86</text:p>
          </table:table-cell>
          <table:table-cell office:value-type="float" office:value="3.4729105082829" calcext:value-type="float">
            <text:p>3.4729105082829</text:p>
          </table:table-cell>
          <table:table-cell office:value-type="float" office:value="66.23" calcext:value-type="float">
            <text:p>66.2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81" calcext:value-type="float">
            <text:p>4.81</text:p>
          </table:table-cell>
          <table:table-cell office:value-type="float" office:value="3.46653983940439" calcext:value-type="float">
            <text:p>3.46653983940439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82" calcext:value-type="float">
            <text:p>4.82</text:p>
          </table:table-cell>
          <table:table-cell office:value-type="float" office:value="3.45894350624447" calcext:value-type="float">
            <text:p>3.45894350624447</text:p>
          </table:table-cell>
          <table:table-cell office:value-type="float" office:value="66.45" calcext:value-type="float">
            <text:p>66.4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81" calcext:value-type="float">
            <text:p>4.81</text:p>
          </table:table-cell>
          <table:table-cell office:value-type="float" office:value="3.46160023280339" calcext:value-type="float">
            <text:p>3.46160023280339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82" calcext:value-type="float">
            <text:p>4.82</text:p>
          </table:table-cell>
          <table:table-cell office:value-type="float" office:value="3.46184922890504" calcext:value-type="float">
            <text:p>3.46184922890504</text:p>
          </table:table-cell>
          <table:table-cell office:value-type="float" office:value="63.89" calcext:value-type="float">
            <text:p>63.8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84" calcext:value-type="float">
            <text:p>4.84</text:p>
          </table:table-cell>
          <table:table-cell office:value-type="float" office:value="3.46612889643695" calcext:value-type="float">
            <text:p>3.46612889643695</text:p>
          </table:table-cell>
          <table:table-cell office:value-type="float" office:value="66.43" calcext:value-type="float">
            <text:p>66.4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84" calcext:value-type="float">
            <text:p>4.84</text:p>
          </table:table-cell>
          <table:table-cell office:value-type="float" office:value="3.46585651600731" calcext:value-type="float">
            <text:p>3.46585651600731</text:p>
          </table:table-cell>
          <table:table-cell office:value-type="float" office:value="64.86" calcext:value-type="float">
            <text:p>64.8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88" calcext:value-type="float">
            <text:p>4.88</text:p>
          </table:table-cell>
          <table:table-cell office:value-type="float" office:value="3.48788169537017" calcext:value-type="float">
            <text:p>3.48788169537017</text:p>
          </table:table-cell>
          <table:table-cell office:value-type="float" office:value="65.59" calcext:value-type="float">
            <text:p>65.5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74" calcext:value-type="float">
            <text:p>4.74</text:p>
          </table:table-cell>
          <table:table-cell office:value-type="float" office:value="3.48909522563905" calcext:value-type="float">
            <text:p>3.48909522563905</text:p>
          </table:table-cell>
          <table:table-cell office:value-type="float" office:value="63.94" calcext:value-type="float">
            <text:p>63.9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83" calcext:value-type="float">
            <text:p>4.83</text:p>
          </table:table-cell>
          <table:table-cell office:value-type="float" office:value="3.48811795204768" calcext:value-type="float">
            <text:p>3.48811795204768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84" calcext:value-type="float">
            <text:p>4.84</text:p>
          </table:table-cell>
          <table:table-cell office:value-type="float" office:value="3.48432084115411" calcext:value-type="float">
            <text:p>3.48432084115411</text:p>
          </table:table-cell>
          <table:table-cell office:value-type="float" office:value="65.42" calcext:value-type="float">
            <text:p>65.4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78" calcext:value-type="float">
            <text:p>4.78</text:p>
          </table:table-cell>
          <table:table-cell office:value-type="float" office:value="3.48453012743243" calcext:value-type="float">
            <text:p>3.48453012743243</text:p>
          </table:table-cell>
          <table:table-cell office:value-type="float" office:value="66.42" calcext:value-type="float">
            <text:p>66.4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81" calcext:value-type="float">
            <text:p>4.81</text:p>
          </table:table-cell>
          <table:table-cell office:value-type="float" office:value="3.48948332725658" calcext:value-type="float">
            <text:p>3.48948332725658</text:p>
          </table:table-cell>
          <table:table-cell office:value-type="float" office:value="64.79" calcext:value-type="float">
            <text:p>64.7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84" calcext:value-type="float">
            <text:p>4.84</text:p>
          </table:table-cell>
          <table:table-cell office:value-type="float" office:value="3.48935748230739" calcext:value-type="float">
            <text:p>3.48935748230739</text:p>
          </table:table-cell>
          <table:table-cell office:value-type="float" office:value="65.74" calcext:value-type="float">
            <text:p>65.7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82" calcext:value-type="float">
            <text:p>4.82</text:p>
          </table:table-cell>
          <table:table-cell office:value-type="float" office:value="3.48991957291939" calcext:value-type="float">
            <text:p>3.48991957291939</text:p>
          </table:table-cell>
          <table:table-cell office:value-type="float" office:value="63.84" calcext:value-type="float">
            <text:p>63.8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84" calcext:value-type="float">
            <text:p>4.84</text:p>
          </table:table-cell>
          <table:table-cell office:value-type="float" office:value="3.48844026414578" calcext:value-type="float">
            <text:p>3.48844026414578</text:p>
          </table:table-cell>
          <table:table-cell office:value-type="float" office:value="63.74" calcext:value-type="float">
            <text:p>63.7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81" calcext:value-type="float">
            <text:p>4.81</text:p>
          </table:table-cell>
          <table:table-cell office:value-type="float" office:value="3.47506839854041" calcext:value-type="float">
            <text:p>3.47506839854041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82" calcext:value-type="float">
            <text:p>4.82</text:p>
          </table:table-cell>
          <table:table-cell office:value-type="float" office:value="3.4724059151964" calcext:value-type="float">
            <text:p>3.4724059151964</text:p>
          </table:table-cell>
          <table:table-cell office:value-type="float" office:value="65.87" calcext:value-type="float">
            <text:p>65.8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78" calcext:value-type="float">
            <text:p>4.78</text:p>
          </table:table-cell>
          <table:table-cell office:value-type="float" office:value="3.47114722825107" calcext:value-type="float">
            <text:p>3.47114722825107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87" calcext:value-type="float">
            <text:p>4.87</text:p>
          </table:table-cell>
          <table:table-cell office:value-type="float" office:value="3.46981108810526" calcext:value-type="float">
            <text:p>3.46981108810526</text:p>
          </table:table-cell>
          <table:table-cell office:value-type="float" office:value="65.88" calcext:value-type="float">
            <text:p>65.8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81" calcext:value-type="float">
            <text:p>4.81</text:p>
          </table:table-cell>
          <table:table-cell office:value-type="float" office:value="3.47075788112763" calcext:value-type="float">
            <text:p>3.47075788112763</text:p>
          </table:table-cell>
          <table:table-cell office:value-type="float" office:value="64.67" calcext:value-type="float">
            <text:p>64.6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82" calcext:value-type="float">
            <text:p>4.82</text:p>
          </table:table-cell>
          <table:table-cell office:value-type="float" office:value="3.47252320922502" calcext:value-type="float">
            <text:p>3.47252320922502</text:p>
          </table:table-cell>
          <table:table-cell office:value-type="float" office:value="64.86" calcext:value-type="float">
            <text:p>64.8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68" calcext:value-type="float">
            <text:p>4.68</text:p>
          </table:table-cell>
          <table:table-cell office:value-type="float" office:value="3.47189169741222" calcext:value-type="float">
            <text:p>3.47189169741222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84" calcext:value-type="float">
            <text:p>4.84</text:p>
          </table:table-cell>
          <table:table-cell office:value-type="float" office:value="3.46846235204905" calcext:value-type="float">
            <text:p>3.46846235204905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85" calcext:value-type="float">
            <text:p>4.85</text:p>
          </table:table-cell>
          <table:table-cell office:value-type="float" office:value="3.46517632474627" calcext:value-type="float">
            <text:p>3.46517632474627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82" calcext:value-type="float">
            <text:p>4.82</text:p>
          </table:table-cell>
          <table:table-cell office:value-type="float" office:value="3.46573523313581" calcext:value-type="float">
            <text:p>3.46573523313581</text:p>
          </table:table-cell>
          <table:table-cell office:value-type="float" office:value="64.11" calcext:value-type="float">
            <text:p>64.1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84" calcext:value-type="float">
            <text:p>4.84</text:p>
          </table:table-cell>
          <table:table-cell office:value-type="float" office:value="3.46390771081077" calcext:value-type="float">
            <text:p>3.46390771081077</text:p>
          </table:table-cell>
          <table:table-cell office:value-type="float" office:value="66.18" calcext:value-type="float">
            <text:p>66.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8" calcext:value-type="float">
            <text:p>4.8</text:p>
          </table:table-cell>
          <table:table-cell office:value-type="float" office:value="3.46177008340371" calcext:value-type="float">
            <text:p>3.46177008340371</text:p>
          </table:table-cell>
          <table:table-cell office:value-type="float" office:value="64.27" calcext:value-type="float">
            <text:p>64.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83" calcext:value-type="float">
            <text:p>4.83</text:p>
          </table:table-cell>
          <table:table-cell office:value-type="float" office:value="3.4599574424733" calcext:value-type="float">
            <text:p>3.4599574424733</text:p>
          </table:table-cell>
          <table:table-cell office:value-type="float" office:value="65.81" calcext:value-type="float">
            <text:p>65.8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83" calcext:value-type="float">
            <text:p>4.83</text:p>
          </table:table-cell>
          <table:table-cell office:value-type="float" office:value="3.46097682827765" calcext:value-type="float">
            <text:p>3.46097682827765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8" calcext:value-type="float">
            <text:p>4.8</text:p>
          </table:table-cell>
          <table:table-cell office:value-type="float" office:value="3.46355988429708" calcext:value-type="float">
            <text:p>3.46355988429708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85" calcext:value-type="float">
            <text:p>4.85</text:p>
          </table:table-cell>
          <table:table-cell office:value-type="float" office:value="3.46034180072491" calcext:value-type="float">
            <text:p>3.46034180072491</text:p>
          </table:table-cell>
          <table:table-cell office:value-type="float" office:value="63.98" calcext:value-type="float">
            <text:p>63.9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78" calcext:value-type="float">
            <text:p>4.78</text:p>
          </table:table-cell>
          <table:table-cell office:value-type="float" office:value="3.4553717208786" calcext:value-type="float">
            <text:p>3.4553717208786</text:p>
          </table:table-cell>
          <table:table-cell office:value-type="float" office:value="65.26" calcext:value-type="float">
            <text:p>65.2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82" calcext:value-type="float">
            <text:p>4.82</text:p>
          </table:table-cell>
          <table:table-cell office:value-type="float" office:value="3.45577755435771" calcext:value-type="float">
            <text:p>3.45577755435771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82" calcext:value-type="float">
            <text:p>4.82</text:p>
          </table:table-cell>
          <table:table-cell office:value-type="float" office:value="3.45852594933017" calcext:value-type="float">
            <text:p>3.45852594933017</text:p>
          </table:table-cell>
          <table:table-cell office:value-type="float" office:value="65.48" calcext:value-type="float">
            <text:p>65.4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56" calcext:value-type="float">
            <text:p>4.56</text:p>
          </table:table-cell>
          <table:table-cell office:value-type="float" office:value="3.46333981141772" calcext:value-type="float">
            <text:p>3.46333981141772</text:p>
          </table:table-cell>
          <table:table-cell office:value-type="float" office:value="65.33" calcext:value-type="float">
            <text:p>65.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28" calcext:value-type="float">
            <text:p>4.28</text:p>
          </table:table-cell>
          <table:table-cell office:value-type="float" office:value="3.47350686468914" calcext:value-type="float">
            <text:p>3.47350686468914</text:p>
          </table:table-cell>
          <table:table-cell office:value-type="float" office:value="62.29" calcext:value-type="float">
            <text:p>62.2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63" calcext:value-type="float">
            <text:p>4.63</text:p>
          </table:table-cell>
          <table:table-cell office:value-type="float" office:value="3.42349278778099" calcext:value-type="float">
            <text:p>3.42349278778099</text:p>
          </table:table-cell>
          <table:table-cell office:value-type="float" office:value="65.43" calcext:value-type="float">
            <text:p>65.4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84" calcext:value-type="float">
            <text:p>4.84</text:p>
          </table:table-cell>
          <table:table-cell office:value-type="float" office:value="3.41962713927261" calcext:value-type="float">
            <text:p>3.41962713927261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85" calcext:value-type="float">
            <text:p>4.85</text:p>
          </table:table-cell>
          <table:table-cell office:value-type="float" office:value="3.41972848720473" calcext:value-type="float">
            <text:p>3.41972848720473</text:p>
          </table:table-cell>
          <table:table-cell office:value-type="float" office:value="65.63" calcext:value-type="float">
            <text:p>65.6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79" calcext:value-type="float">
            <text:p>4.79</text:p>
          </table:table-cell>
          <table:table-cell office:value-type="float" office:value="3.41772634103951" calcext:value-type="float">
            <text:p>3.41772634103951</text:p>
          </table:table-cell>
          <table:table-cell office:value-type="float" office:value="64.54" calcext:value-type="float">
            <text:p>64.5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55" calcext:value-type="float">
            <text:p>4.55</text:p>
          </table:table-cell>
          <table:table-cell office:value-type="float" office:value="3.41368531407006" calcext:value-type="float">
            <text:p>3.41368531407006</text:p>
          </table:table-cell>
          <table:table-cell office:value-type="float" office:value="62.41" calcext:value-type="float">
            <text:p>62.4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85" calcext:value-type="float">
            <text:p>4.85</text:p>
          </table:table-cell>
          <table:table-cell office:value-type="float" office:value="3.41841226829282" calcext:value-type="float">
            <text:p>3.41841226829282</text:p>
          </table:table-cell>
          <table:table-cell office:value-type="float" office:value="65.58" calcext:value-type="float">
            <text:p>65.5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83" calcext:value-type="float">
            <text:p>4.83</text:p>
          </table:table-cell>
          <table:table-cell office:value-type="float" office:value="3.41960845956663" calcext:value-type="float">
            <text:p>3.41960845956663</text:p>
          </table:table-cell>
          <table:table-cell office:value-type="float" office:value="66.09" calcext:value-type="float">
            <text:p>66.0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84" calcext:value-type="float">
            <text:p>4.84</text:p>
          </table:table-cell>
          <table:table-cell office:value-type="float" office:value="3.42042986239639" calcext:value-type="float">
            <text:p>3.42042986239639</text:p>
          </table:table-cell>
          <table:table-cell office:value-type="float" office:value="64.01" calcext:value-type="float">
            <text:p>64.0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87" calcext:value-type="float">
            <text:p>4.87</text:p>
          </table:table-cell>
          <table:table-cell office:value-type="float" office:value="3.42192657962191" calcext:value-type="float">
            <text:p>3.42192657962191</text:p>
          </table:table-cell>
          <table:table-cell office:value-type="float" office:value="65.57" calcext:value-type="float">
            <text:p>65.5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8" calcext:value-type="float">
            <text:p>4.8</text:p>
          </table:table-cell>
          <table:table-cell office:value-type="float" office:value="3.42457775379495" calcext:value-type="float">
            <text:p>3.42457775379495</text:p>
          </table:table-cell>
          <table:table-cell office:value-type="float" office:value="64.94" calcext:value-type="float">
            <text:p>64.9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87" calcext:value-type="float">
            <text:p>4.87</text:p>
          </table:table-cell>
          <table:table-cell office:value-type="float" office:value="3.42504308961898" calcext:value-type="float">
            <text:p>3.42504308961898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84" calcext:value-type="float">
            <text:p>4.84</text:p>
          </table:table-cell>
          <table:table-cell office:value-type="float" office:value="3.42746801282143" calcext:value-type="float">
            <text:p>3.42746801282143</text:p>
          </table:table-cell>
          <table:table-cell office:value-type="float" office:value="65.23" calcext:value-type="float">
            <text:p>65.2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85" calcext:value-type="float">
            <text:p>4.85</text:p>
          </table:table-cell>
          <table:table-cell office:value-type="float" office:value="3.42225715851833" calcext:value-type="float">
            <text:p>3.42225715851833</text:p>
          </table:table-cell>
          <table:table-cell office:value-type="float" office:value="65.48" calcext:value-type="float">
            <text:p>65.4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85" calcext:value-type="float">
            <text:p>4.85</text:p>
          </table:table-cell>
          <table:table-cell office:value-type="float" office:value="3.42272451729026" calcext:value-type="float">
            <text:p>3.42272451729026</text:p>
          </table:table-cell>
          <table:table-cell office:value-type="float" office:value="66.77" calcext:value-type="float">
            <text:p>66.7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54" calcext:value-type="float">
            <text:p>4.54</text:p>
          </table:table-cell>
          <table:table-cell office:value-type="float" office:value="3.42365598489685" calcext:value-type="float">
            <text:p>3.42365598489685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85" calcext:value-type="float">
            <text:p>4.85</text:p>
          </table:table-cell>
          <table:table-cell office:value-type="float" office:value="3.42863845956243" calcext:value-type="float">
            <text:p>3.42863845956243</text:p>
          </table:table-cell>
          <table:table-cell office:value-type="float" office:value="66.56" calcext:value-type="float">
            <text:p>66.5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85" calcext:value-type="float">
            <text:p>4.85</text:p>
          </table:table-cell>
          <table:table-cell office:value-type="float" office:value="3.42896781365393" calcext:value-type="float">
            <text:p>3.42896781365393</text:p>
          </table:table-cell>
          <table:table-cell office:value-type="float" office:value="65.57" calcext:value-type="float">
            <text:p>65.5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85" calcext:value-type="float">
            <text:p>4.85</text:p>
          </table:table-cell>
          <table:table-cell office:value-type="float" office:value="3.42668101999361" calcext:value-type="float">
            <text:p>3.42668101999361</text:p>
          </table:table-cell>
          <table:table-cell office:value-type="float" office:value="66.02" calcext:value-type="float">
            <text:p>66.0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86" calcext:value-type="float">
            <text:p>4.86</text:p>
          </table:table-cell>
          <table:table-cell office:value-type="float" office:value="3.42164379549777" calcext:value-type="float">
            <text:p>3.42164379549777</text:p>
          </table:table-cell>
          <table:table-cell office:value-type="float" office:value="64.98" calcext:value-type="float">
            <text:p>64.9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65" calcext:value-type="float">
            <text:p>4.65</text:p>
          </table:table-cell>
          <table:table-cell office:value-type="float" office:value="3.42415335699044" calcext:value-type="float">
            <text:p>3.42415335699044</text:p>
          </table:table-cell>
          <table:table-cell office:value-type="float" office:value="66.47" calcext:value-type="float">
            <text:p>66.4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87" calcext:value-type="float">
            <text:p>4.87</text:p>
          </table:table-cell>
          <table:table-cell office:value-type="float" office:value="3.48354803135664" calcext:value-type="float">
            <text:p>3.48354803135664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85" calcext:value-type="float">
            <text:p>4.85</text:p>
          </table:table-cell>
          <table:table-cell office:value-type="float" office:value="3.48925399724183" calcext:value-type="float">
            <text:p>3.48925399724183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69" calcext:value-type="float">
            <text:p>4.69</text:p>
          </table:table-cell>
          <table:table-cell office:value-type="float" office:value="3.49166957097742" calcext:value-type="float">
            <text:p>3.49166957097742</text:p>
          </table:table-cell>
          <table:table-cell office:value-type="float" office:value="65.34" calcext:value-type="float">
            <text:p>65.3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7" calcext:value-type="float">
            <text:p>4.7</text:p>
          </table:table-cell>
          <table:table-cell office:value-type="float" office:value="3.49057784974434" calcext:value-type="float">
            <text:p>3.49057784974434</text:p>
          </table:table-cell>
          <table:table-cell office:value-type="float" office:value="65.61" calcext:value-type="float">
            <text:p>65.6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83" calcext:value-type="float">
            <text:p>4.83</text:p>
          </table:table-cell>
          <table:table-cell office:value-type="float" office:value="3.49863987095175" calcext:value-type="float">
            <text:p>3.49863987095175</text:p>
          </table:table-cell>
          <table:table-cell office:value-type="float" office:value="66.59" calcext:value-type="float">
            <text:p>66.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86" calcext:value-type="float">
            <text:p>4.86</text:p>
          </table:table-cell>
          <table:table-cell office:value-type="float" office:value="3.50434242948126" calcext:value-type="float">
            <text:p>3.50434242948126</text:p>
          </table:table-cell>
          <table:table-cell office:value-type="float" office:value="66.57" calcext:value-type="float">
            <text:p>66.5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83" calcext:value-type="float">
            <text:p>4.83</text:p>
          </table:table-cell>
          <table:table-cell office:value-type="float" office:value="3.50153318720737" calcext:value-type="float">
            <text:p>3.50153318720737</text:p>
          </table:table-cell>
          <table:table-cell office:value-type="float" office:value="66.63" calcext:value-type="float">
            <text:p>66.6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82" calcext:value-type="float">
            <text:p>4.82</text:p>
          </table:table-cell>
          <table:table-cell office:value-type="float" office:value="3.5003828527054" calcext:value-type="float">
            <text:p>3.5003828527054</text:p>
          </table:table-cell>
          <table:table-cell office:value-type="float" office:value="64.96" calcext:value-type="float">
            <text:p>64.9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73" calcext:value-type="float">
            <text:p>4.73</text:p>
          </table:table-cell>
          <table:table-cell office:value-type="float" office:value="3.38882529803382" calcext:value-type="float">
            <text:p>3.38882529803382</text:p>
          </table:table-cell>
          <table:table-cell office:value-type="float" office:value="66.39" calcext:value-type="float">
            <text:p>66.3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84" calcext:value-type="float">
            <text:p>4.84</text:p>
          </table:table-cell>
          <table:table-cell office:value-type="float" office:value="3.36235916932821" calcext:value-type="float">
            <text:p>3.36235916932821</text:p>
          </table:table-cell>
          <table:table-cell office:value-type="float" office:value="65.47" calcext:value-type="float">
            <text:p>65.4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88" calcext:value-type="float">
            <text:p>4.88</text:p>
          </table:table-cell>
          <table:table-cell office:value-type="float" office:value="3.34639922146407" calcext:value-type="float">
            <text:p>3.34639922146407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8" calcext:value-type="float">
            <text:p>4.8</text:p>
          </table:table-cell>
          <table:table-cell office:value-type="float" office:value="3.33280267157932" calcext:value-type="float">
            <text:p>3.33280267157932</text:p>
          </table:table-cell>
          <table:table-cell office:value-type="float" office:value="64.11" calcext:value-type="float">
            <text:p>64.1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68" calcext:value-type="float">
            <text:p>4.68</text:p>
          </table:table-cell>
          <table:table-cell office:value-type="float" office:value="3.33124014137762" calcext:value-type="float">
            <text:p>3.33124014137762</text:p>
          </table:table-cell>
          <table:table-cell office:value-type="float" office:value="63.84" calcext:value-type="float">
            <text:p>63.8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79" calcext:value-type="float">
            <text:p>4.79</text:p>
          </table:table-cell>
          <table:table-cell office:value-type="float" office:value="3.32462947018886" calcext:value-type="float">
            <text:p>3.32462947018886</text:p>
          </table:table-cell>
          <table:table-cell office:value-type="float" office:value="65.72" calcext:value-type="float">
            <text:p>65.7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87" calcext:value-type="float">
            <text:p>4.87</text:p>
          </table:table-cell>
          <table:table-cell office:value-type="float" office:value="3.31865970679543" calcext:value-type="float">
            <text:p>3.31865970679543</text:p>
          </table:table-cell>
          <table:table-cell office:value-type="float" office:value="66.26" calcext:value-type="float">
            <text:p>66.2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87" calcext:value-type="float">
            <text:p>4.87</text:p>
          </table:table-cell>
          <table:table-cell office:value-type="float" office:value="3.31783881487224" calcext:value-type="float">
            <text:p>3.31783881487224</text:p>
          </table:table-cell>
          <table:table-cell office:value-type="float" office:value="66.73" calcext:value-type="float">
            <text:p>66.7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79" calcext:value-type="float">
            <text:p>4.79</text:p>
          </table:table-cell>
          <table:table-cell office:value-type="float" office:value="3.31540229083701" calcext:value-type="float">
            <text:p>3.31540229083701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86" calcext:value-type="float">
            <text:p>4.86</text:p>
          </table:table-cell>
          <table:table-cell office:value-type="float" office:value="3.29396477323101" calcext:value-type="float">
            <text:p>3.29396477323101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82" calcext:value-type="float">
            <text:p>4.82</text:p>
          </table:table-cell>
          <table:table-cell office:value-type="float" office:value="3.29372369270969" calcext:value-type="float">
            <text:p>3.29372369270969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84" calcext:value-type="float">
            <text:p>4.84</text:p>
          </table:table-cell>
          <table:table-cell office:value-type="float" office:value="3.2835187720248" calcext:value-type="float">
            <text:p>3.2835187720248</text:p>
          </table:table-cell>
          <table:table-cell office:value-type="float" office:value="66.45" calcext:value-type="float">
            <text:p>66.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87" calcext:value-type="float">
            <text:p>4.87</text:p>
          </table:table-cell>
          <table:table-cell office:value-type="float" office:value="3.27525461716716" calcext:value-type="float">
            <text:p>3.27525461716716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83" calcext:value-type="float">
            <text:p>4.83</text:p>
          </table:table-cell>
          <table:table-cell office:value-type="float" office:value="3.26203686215576" calcext:value-type="float">
            <text:p>3.26203686215576</text:p>
          </table:table-cell>
          <table:table-cell office:value-type="float" office:value="66.66" calcext:value-type="float">
            <text:p>66.6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85" calcext:value-type="float">
            <text:p>4.85</text:p>
          </table:table-cell>
          <table:table-cell office:value-type="float" office:value="3.25771121209491" calcext:value-type="float">
            <text:p>3.25771121209491</text:p>
          </table:table-cell>
          <table:table-cell office:value-type="float" office:value="64.58" calcext:value-type="float">
            <text:p>64.5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73" calcext:value-type="float">
            <text:p>4.73</text:p>
          </table:table-cell>
          <table:table-cell office:value-type="float" office:value="3.24990059813905" calcext:value-type="float">
            <text:p>3.24990059813905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87" calcext:value-type="float">
            <text:p>4.87</text:p>
          </table:table-cell>
          <table:table-cell office:value-type="float" office:value="3.23507598657363" calcext:value-type="float">
            <text:p>3.23507598657363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83" calcext:value-type="float">
            <text:p>4.83</text:p>
          </table:table-cell>
          <table:table-cell office:value-type="float" office:value="3.23013937495557" calcext:value-type="float">
            <text:p>3.23013937495557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8" calcext:value-type="float">
            <text:p>4.8</text:p>
          </table:table-cell>
          <table:table-cell office:value-type="float" office:value="3.22865830835262" calcext:value-type="float">
            <text:p>3.22865830835262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71" calcext:value-type="float">
            <text:p>4.71</text:p>
          </table:table-cell>
          <table:table-cell office:value-type="float" office:value="3.2232541933465" calcext:value-type="float">
            <text:p>3.2232541933465</text:p>
          </table:table-cell>
          <table:table-cell office:value-type="float" office:value="65.96" calcext:value-type="float">
            <text:p>65.9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82" calcext:value-type="float">
            <text:p>4.82</text:p>
          </table:table-cell>
          <table:table-cell office:value-type="float" office:value="3.31430550972442" calcext:value-type="float">
            <text:p>3.31430550972442</text:p>
          </table:table-cell>
          <table:table-cell office:value-type="float" office:value="66.72" calcext:value-type="float">
            <text:p>66.7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86" calcext:value-type="float">
            <text:p>4.86</text:p>
          </table:table-cell>
          <table:table-cell office:value-type="float" office:value="3.33484479744274" calcext:value-type="float">
            <text:p>3.33484479744274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86" calcext:value-type="float">
            <text:p>4.86</text:p>
          </table:table-cell>
          <table:table-cell office:value-type="float" office:value="3.34029775552879" calcext:value-type="float">
            <text:p>3.34029775552879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83" calcext:value-type="float">
            <text:p>4.83</text:p>
          </table:table-cell>
          <table:table-cell office:value-type="float" office:value="3.34820571851885" calcext:value-type="float">
            <text:p>3.34820571851885</text:p>
          </table:table-cell>
          <table:table-cell office:value-type="float" office:value="57.83" calcext:value-type="float">
            <text:p>57.8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79" calcext:value-type="float">
            <text:p>4.79</text:p>
          </table:table-cell>
          <table:table-cell office:value-type="float" office:value="3.34960323375401" calcext:value-type="float">
            <text:p>3.34960323375401</text:p>
          </table:table-cell>
          <table:table-cell office:value-type="float" office:value="66.81" calcext:value-type="float">
            <text:p>66.8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81" calcext:value-type="float">
            <text:p>4.81</text:p>
          </table:table-cell>
          <table:table-cell office:value-type="float" office:value="3.34922436020797" calcext:value-type="float">
            <text:p>3.34922436020797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73" calcext:value-type="float">
            <text:p>4.73</text:p>
          </table:table-cell>
          <table:table-cell office:value-type="float" office:value="3.34920764520615" calcext:value-type="float">
            <text:p>3.34920764520615</text:p>
          </table:table-cell>
          <table:table-cell office:value-type="float" office:value="66.43" calcext:value-type="float">
            <text:p>66.4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83" calcext:value-type="float">
            <text:p>4.83</text:p>
          </table:table-cell>
          <table:table-cell office:value-type="float" office:value="3.34827173766141" calcext:value-type="float">
            <text:p>3.34827173766141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86" calcext:value-type="float">
            <text:p>4.86</text:p>
          </table:table-cell>
          <table:table-cell office:value-type="float" office:value="3.3411428413476" calcext:value-type="float">
            <text:p>3.3411428413476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74" calcext:value-type="float">
            <text:p>4.74</text:p>
          </table:table-cell>
          <table:table-cell office:value-type="float" office:value="3.35489849867975" calcext:value-type="float">
            <text:p>3.35489849867975</text:p>
          </table:table-cell>
          <table:table-cell office:value-type="float" office:value="64.11" calcext:value-type="float">
            <text:p>64.1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84" calcext:value-type="float">
            <text:p>4.84</text:p>
          </table:table-cell>
          <table:table-cell office:value-type="float" office:value="3.35339038853975" calcext:value-type="float">
            <text:p>3.35339038853975</text:p>
          </table:table-cell>
          <table:table-cell office:value-type="float" office:value="66.48" calcext:value-type="float">
            <text:p>66.4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86" calcext:value-type="float">
            <text:p>4.86</text:p>
          </table:table-cell>
          <table:table-cell office:value-type="float" office:value="3.35680821249153" calcext:value-type="float">
            <text:p>3.35680821249153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82" calcext:value-type="float">
            <text:p>4.82</text:p>
          </table:table-cell>
          <table:table-cell office:value-type="float" office:value="3.35420630288375" calcext:value-type="float">
            <text:p>3.35420630288375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86" calcext:value-type="float">
            <text:p>4.86</text:p>
          </table:table-cell>
          <table:table-cell office:value-type="float" office:value="3.3629215303824" calcext:value-type="float">
            <text:p>3.3629215303824</text:p>
          </table:table-cell>
          <table:table-cell office:value-type="float" office:value="67.01" calcext:value-type="float">
            <text:p>67.0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78" calcext:value-type="float">
            <text:p>4.78</text:p>
          </table:table-cell>
          <table:table-cell office:value-type="float" office:value="3.36630194751815" calcext:value-type="float">
            <text:p>3.36630194751815</text:p>
          </table:table-cell>
          <table:table-cell office:value-type="float" office:value="66.28" calcext:value-type="float">
            <text:p>66.2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82" calcext:value-type="float">
            <text:p>4.82</text:p>
          </table:table-cell>
          <table:table-cell office:value-type="float" office:value="3.37496684319318" calcext:value-type="float">
            <text:p>3.37496684319318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88" calcext:value-type="float">
            <text:p>4.88</text:p>
          </table:table-cell>
          <table:table-cell office:value-type="float" office:value="3.38751962331315" calcext:value-type="float">
            <text:p>3.38751962331315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82" calcext:value-type="float">
            <text:p>4.82</text:p>
          </table:table-cell>
          <table:table-cell office:value-type="float" office:value="3.39491781053709" calcext:value-type="float">
            <text:p>3.39491781053709</text:p>
          </table:table-cell>
          <table:table-cell office:value-type="float" office:value="62.89" calcext:value-type="float">
            <text:p>62.8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86" calcext:value-type="float">
            <text:p>4.86</text:p>
          </table:table-cell>
          <table:table-cell office:value-type="float" office:value="3.39814964961046" calcext:value-type="float">
            <text:p>3.39814964961046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81" calcext:value-type="float">
            <text:p>4.81</text:p>
          </table:table-cell>
          <table:table-cell office:value-type="float" office:value="3.40900272359088" calcext:value-type="float">
            <text:p>3.40900272359088</text:p>
          </table:table-cell>
          <table:table-cell office:value-type="float" office:value="65.18" calcext:value-type="float">
            <text:p>65.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86" calcext:value-type="float">
            <text:p>4.86</text:p>
          </table:table-cell>
          <table:table-cell office:value-type="float" office:value="3.41834387212343" calcext:value-type="float">
            <text:p>3.41834387212343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8" calcext:value-type="float">
            <text:p>3.8</text:p>
          </table:table-cell>
          <table:table-cell office:value-type="float" office:value="3.42051591570418" calcext:value-type="float">
            <text:p>3.42051591570418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19" calcext:value-type="float">
            <text:p>4.19</text:p>
          </table:table-cell>
          <table:table-cell office:value-type="float" office:value="3.43132362796169" calcext:value-type="float">
            <text:p>3.43132362796169</text:p>
          </table:table-cell>
          <table:table-cell office:value-type="float" office:value="59.33" calcext:value-type="float">
            <text:p>59.3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7" calcext:value-type="float">
            <text:p>4.7</text:p>
          </table:table-cell>
          <table:table-cell office:value-type="float" office:value="3.43783208350064" calcext:value-type="float">
            <text:p>3.43783208350064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54" calcext:value-type="float">
            <text:p>4.54</text:p>
          </table:table-cell>
          <table:table-cell office:value-type="float" office:value="3.44054296593666" calcext:value-type="float">
            <text:p>3.44054296593666</text:p>
          </table:table-cell>
          <table:table-cell office:value-type="float" office:value="63.65" calcext:value-type="float">
            <text:p>63.6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8" calcext:value-type="float">
            <text:p>4.8</text:p>
          </table:table-cell>
          <table:table-cell office:value-type="float" office:value="3.44464772652892" calcext:value-type="float">
            <text:p>3.44464772652892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82" calcext:value-type="float">
            <text:p>4.82</text:p>
          </table:table-cell>
          <table:table-cell office:value-type="float" office:value="3.45394089025915" calcext:value-type="float">
            <text:p>3.45394089025915</text:p>
          </table:table-cell>
          <table:table-cell office:value-type="float" office:value="65.48" calcext:value-type="float">
            <text:p>65.4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78" calcext:value-type="float">
            <text:p>4.78</text:p>
          </table:table-cell>
          <table:table-cell office:value-type="float" office:value="3.45791533981325" calcext:value-type="float">
            <text:p>3.45791533981325</text:p>
          </table:table-cell>
          <table:table-cell office:value-type="float" office:value="65.07" calcext:value-type="float">
            <text:p>65.0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77" calcext:value-type="float">
            <text:p>4.77</text:p>
          </table:table-cell>
          <table:table-cell office:value-type="float" office:value="3.46956625499919" calcext:value-type="float">
            <text:p>3.46956625499919</text:p>
          </table:table-cell>
          <table:table-cell office:value-type="float" office:value="62.72" calcext:value-type="float">
            <text:p>62.7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87" calcext:value-type="float">
            <text:p>4.87</text:p>
          </table:table-cell>
          <table:table-cell office:value-type="float" office:value="3.47007590840689" calcext:value-type="float">
            <text:p>3.47007590840689</text:p>
          </table:table-cell>
          <table:table-cell office:value-type="float" office:value="65.51" calcext:value-type="float">
            <text:p>65.5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86" calcext:value-type="float">
            <text:p>4.86</text:p>
          </table:table-cell>
          <table:table-cell office:value-type="float" office:value="3.47424256191991" calcext:value-type="float">
            <text:p>3.47424256191991</text:p>
          </table:table-cell>
          <table:table-cell office:value-type="float" office:value="65.53" calcext:value-type="float">
            <text:p>65.5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8" calcext:value-type="float">
            <text:p>4.8</text:p>
          </table:table-cell>
          <table:table-cell office:value-type="float" office:value="3.47957437121663" calcext:value-type="float">
            <text:p>3.47957437121663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81" calcext:value-type="float">
            <text:p>3.81</text:p>
          </table:table-cell>
          <table:table-cell office:value-type="float" office:value="3.48603379071674" calcext:value-type="float">
            <text:p>3.48603379071674</text:p>
          </table:table-cell>
          <table:table-cell office:value-type="float" office:value="65.62" calcext:value-type="float">
            <text:p>65.6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73" calcext:value-type="float">
            <text:p>4.73</text:p>
          </table:table-cell>
          <table:table-cell office:value-type="float" office:value="3.49068678778849" calcext:value-type="float">
            <text:p>3.49068678778849</text:p>
          </table:table-cell>
          <table:table-cell office:value-type="float" office:value="65.73" calcext:value-type="float">
            <text:p>65.7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44" calcext:value-type="float">
            <text:p>4.44</text:p>
          </table:table-cell>
          <table:table-cell office:value-type="float" office:value="3.47967223100097" calcext:value-type="float">
            <text:p>3.47967223100097</text:p>
          </table:table-cell>
          <table:table-cell office:value-type="float" office:value="65.94" calcext:value-type="float">
            <text:p>65.9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81" calcext:value-type="float">
            <text:p>4.81</text:p>
          </table:table-cell>
          <table:table-cell office:value-type="float" office:value="3.48138826937701" calcext:value-type="float">
            <text:p>3.48138826937701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5" calcext:value-type="float">
            <text:p>4.5</text:p>
          </table:table-cell>
          <table:table-cell office:value-type="float" office:value="3.4771669940955" calcext:value-type="float">
            <text:p>3.4771669940955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57" calcext:value-type="float">
            <text:p>4.57</text:p>
          </table:table-cell>
          <table:table-cell office:value-type="float" office:value="3.47420543871711" calcext:value-type="float">
            <text:p>3.47420543871711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77" calcext:value-type="float">
            <text:p>4.77</text:p>
          </table:table-cell>
          <table:table-cell office:value-type="float" office:value="3.47250552836792" calcext:value-type="float">
            <text:p>3.47250552836792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76" calcext:value-type="float">
            <text:p>4.76</text:p>
          </table:table-cell>
          <table:table-cell office:value-type="float" office:value="3.46793682842791" calcext:value-type="float">
            <text:p>3.46793682842791</text:p>
          </table:table-cell>
          <table:table-cell office:value-type="float" office:value="65.44" calcext:value-type="float">
            <text:p>65.4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76" calcext:value-type="float">
            <text:p>4.76</text:p>
          </table:table-cell>
          <table:table-cell office:value-type="float" office:value="3.47023352796893" calcext:value-type="float">
            <text:p>3.47023352796893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8" calcext:value-type="float">
            <text:p>4.8</text:p>
          </table:table-cell>
          <table:table-cell office:value-type="float" office:value="3.47323749388718" calcext:value-type="float">
            <text:p>3.47323749388718</text:p>
          </table:table-cell>
          <table:table-cell office:value-type="float" office:value="66.07" calcext:value-type="float">
            <text:p>66.0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56" calcext:value-type="float">
            <text:p>4.56</text:p>
          </table:table-cell>
          <table:table-cell office:value-type="float" office:value="3.47322095619769" calcext:value-type="float">
            <text:p>3.47322095619769</text:p>
          </table:table-cell>
          <table:table-cell office:value-type="float" office:value="65.12" calcext:value-type="float">
            <text:p>65.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82" calcext:value-type="float">
            <text:p>4.82</text:p>
          </table:table-cell>
          <table:table-cell office:value-type="float" office:value="3.47209288243161" calcext:value-type="float">
            <text:p>3.47209288243161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82" calcext:value-type="float">
            <text:p>4.82</text:p>
          </table:table-cell>
          <table:table-cell office:value-type="float" office:value="3.47202936292838" calcext:value-type="float">
            <text:p>3.47202936292838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8" calcext:value-type="float">
            <text:p>4.8</text:p>
          </table:table-cell>
          <table:table-cell office:value-type="float" office:value="3.47425882155702" calcext:value-type="float">
            <text:p>3.47425882155702</text:p>
          </table:table-cell>
          <table:table-cell office:value-type="float" office:value="66.56" calcext:value-type="float">
            <text:p>66.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81" calcext:value-type="float">
            <text:p>4.81</text:p>
          </table:table-cell>
          <table:table-cell office:value-type="float" office:value="3.46575943175581" calcext:value-type="float">
            <text:p>3.46575943175581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83" calcext:value-type="float">
            <text:p>4.83</text:p>
          </table:table-cell>
          <table:table-cell office:value-type="float" office:value="3.45680231297214" calcext:value-type="float">
            <text:p>3.45680231297214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84" calcext:value-type="float">
            <text:p>4.84</text:p>
          </table:table-cell>
          <table:table-cell office:value-type="float" office:value="3.45203855715082" calcext:value-type="float">
            <text:p>3.45203855715082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83" calcext:value-type="float">
            <text:p>4.83</text:p>
          </table:table-cell>
          <table:table-cell office:value-type="float" office:value="3.45907401345807" calcext:value-type="float">
            <text:p>3.45907401345807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78" calcext:value-type="float">
            <text:p>4.78</text:p>
          </table:table-cell>
          <table:table-cell office:value-type="float" office:value="3.46067841625124" calcext:value-type="float">
            <text:p>3.46067841625124</text:p>
          </table:table-cell>
          <table:table-cell office:value-type="float" office:value="63.93" calcext:value-type="float">
            <text:p>63.9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72" calcext:value-type="float">
            <text:p>4.72</text:p>
          </table:table-cell>
          <table:table-cell office:value-type="float" office:value="3.46001524061717" calcext:value-type="float">
            <text:p>3.46001524061717</text:p>
          </table:table-cell>
          <table:table-cell office:value-type="float" office:value="66.19" calcext:value-type="float">
            <text:p>66.1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83" calcext:value-type="float">
            <text:p>4.83</text:p>
          </table:table-cell>
          <table:table-cell office:value-type="float" office:value="3.45821327549285" calcext:value-type="float">
            <text:p>3.45821327549285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84" calcext:value-type="float">
            <text:p>4.84</text:p>
          </table:table-cell>
          <table:table-cell office:value-type="float" office:value="3.45897716617898" calcext:value-type="float">
            <text:p>3.45897716617898</text:p>
          </table:table-cell>
          <table:table-cell office:value-type="float" office:value="65.61" calcext:value-type="float">
            <text:p>65.6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82" calcext:value-type="float">
            <text:p>4.82</text:p>
          </table:table-cell>
          <table:table-cell office:value-type="float" office:value="3.47264410511298" calcext:value-type="float">
            <text:p>3.47264410511298</text:p>
          </table:table-cell>
          <table:table-cell office:value-type="float" office:value="65.38" calcext:value-type="float">
            <text:p>65.3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8" calcext:value-type="float">
            <text:p>4.8</text:p>
          </table:table-cell>
          <table:table-cell office:value-type="float" office:value="3.47223976221931" calcext:value-type="float">
            <text:p>3.47223976221931</text:p>
          </table:table-cell>
          <table:table-cell office:value-type="float" office:value="64.09" calcext:value-type="float">
            <text:p>64.0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79" calcext:value-type="float">
            <text:p>4.79</text:p>
          </table:table-cell>
          <table:table-cell office:value-type="float" office:value="3.47371499770444" calcext:value-type="float">
            <text:p>3.47371499770444</text:p>
          </table:table-cell>
          <table:table-cell office:value-type="float" office:value="66.13" calcext:value-type="float">
            <text:p>66.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8" calcext:value-type="float">
            <text:p>4.8</text:p>
          </table:table-cell>
          <table:table-cell office:value-type="float" office:value="3.47528665308249" calcext:value-type="float">
            <text:p>3.47528665308249</text:p>
          </table:table-cell>
          <table:table-cell office:value-type="float" office:value="52.64" calcext:value-type="float">
            <text:p>52.6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84" calcext:value-type="float">
            <text:p>4.84</text:p>
          </table:table-cell>
          <table:table-cell office:value-type="float" office:value="3.47906394415221" calcext:value-type="float">
            <text:p>3.47906394415221</text:p>
          </table:table-cell>
          <table:table-cell office:value-type="float" office:value="66.27" calcext:value-type="float">
            <text:p>66.2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78" calcext:value-type="float">
            <text:p>4.78</text:p>
          </table:table-cell>
          <table:table-cell office:value-type="float" office:value="3.47338418289611" calcext:value-type="float">
            <text:p>3.47338418289611</text:p>
          </table:table-cell>
          <table:table-cell office:value-type="float" office:value="63.04" calcext:value-type="float">
            <text:p>63.0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74" calcext:value-type="float">
            <text:p>4.74</text:p>
          </table:table-cell>
          <table:table-cell office:value-type="float" office:value="3.47087247884506" calcext:value-type="float">
            <text:p>3.47087247884506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78" calcext:value-type="float">
            <text:p>4.78</text:p>
          </table:table-cell>
          <table:table-cell office:value-type="float" office:value="3.47057149649315" calcext:value-type="float">
            <text:p>3.47057149649315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85" calcext:value-type="float">
            <text:p>4.85</text:p>
          </table:table-cell>
          <table:table-cell office:value-type="float" office:value="3.47159786547797" calcext:value-type="float">
            <text:p>3.47159786547797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85" calcext:value-type="float">
            <text:p>4.85</text:p>
          </table:table-cell>
          <table:table-cell office:value-type="float" office:value="3.46761241682343" calcext:value-type="float">
            <text:p>3.46761241682343</text:p>
          </table:table-cell>
          <table:table-cell office:value-type="float" office:value="65.89" calcext:value-type="float">
            <text:p>65.8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81" calcext:value-type="float">
            <text:p>4.81</text:p>
          </table:table-cell>
          <table:table-cell office:value-type="float" office:value="3.46181979892775" calcext:value-type="float">
            <text:p>3.46181979892775</text:p>
          </table:table-cell>
          <table:table-cell office:value-type="float" office:value="65.01" calcext:value-type="float">
            <text:p>65.0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83" calcext:value-type="float">
            <text:p>4.83</text:p>
          </table:table-cell>
          <table:table-cell office:value-type="float" office:value="3.45716488352037" calcext:value-type="float">
            <text:p>3.45716488352037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69" calcext:value-type="float">
            <text:p>4.69</text:p>
          </table:table-cell>
          <table:table-cell office:value-type="float" office:value="3.46376882926493" calcext:value-type="float">
            <text:p>3.46376882926493</text:p>
          </table:table-cell>
          <table:table-cell office:value-type="float" office:value="65.18" calcext:value-type="float">
            <text:p>65.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83" calcext:value-type="float">
            <text:p>4.83</text:p>
          </table:table-cell>
          <table:table-cell office:value-type="float" office:value="3.47400415268293" calcext:value-type="float">
            <text:p>3.47400415268293</text:p>
          </table:table-cell>
          <table:table-cell office:value-type="float" office:value="64.81" calcext:value-type="float">
            <text:p>64.8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84" calcext:value-type="float">
            <text:p>4.84</text:p>
          </table:table-cell>
          <table:table-cell office:value-type="float" office:value="3.48029459213949" calcext:value-type="float">
            <text:p>3.48029459213949</text:p>
          </table:table-cell>
          <table:table-cell office:value-type="float" office:value="58.87" calcext:value-type="float">
            <text:p>58.8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8" calcext:value-type="float">
            <text:p>4.8</text:p>
          </table:table-cell>
          <table:table-cell office:value-type="float" office:value="3.47250222221137" calcext:value-type="float">
            <text:p>3.47250222221137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83" calcext:value-type="float">
            <text:p>4.83</text:p>
          </table:table-cell>
          <table:table-cell office:value-type="float" office:value="3.47405422022474" calcext:value-type="float">
            <text:p>3.47405422022474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82" calcext:value-type="float">
            <text:p>4.82</text:p>
          </table:table-cell>
          <table:table-cell office:value-type="float" office:value="3.47462045795061" calcext:value-type="float">
            <text:p>3.47462045795061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84" calcext:value-type="float">
            <text:p>4.84</text:p>
          </table:table-cell>
          <table:table-cell office:value-type="float" office:value="3.4782157283649" calcext:value-type="float">
            <text:p>3.4782157283649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84" calcext:value-type="float">
            <text:p>4.84</text:p>
          </table:table-cell>
          <table:table-cell office:value-type="float" office:value="3.47813987071197" calcext:value-type="float">
            <text:p>3.47813987071197</text:p>
          </table:table-cell>
          <table:table-cell office:value-type="float" office:value="65.18" calcext:value-type="float">
            <text:p>65.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81" calcext:value-type="float">
            <text:p>4.81</text:p>
          </table:table-cell>
          <table:table-cell office:value-type="float" office:value="3.47388834105446" calcext:value-type="float">
            <text:p>3.47388834105446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81" calcext:value-type="float">
            <text:p>4.81</text:p>
          </table:table-cell>
          <table:table-cell office:value-type="float" office:value="3.47081460461586" calcext:value-type="float">
            <text:p>3.47081460461586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84" calcext:value-type="float">
            <text:p>4.84</text:p>
          </table:table-cell>
          <table:table-cell office:value-type="float" office:value="3.47440243097766" calcext:value-type="float">
            <text:p>3.47440243097766</text:p>
          </table:table-cell>
          <table:table-cell office:value-type="float" office:value="63.06" calcext:value-type="float">
            <text:p>63.0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85" calcext:value-type="float">
            <text:p>4.85</text:p>
          </table:table-cell>
          <table:table-cell office:value-type="float" office:value="3.4730509866385" calcext:value-type="float">
            <text:p>3.4730509866385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82" calcext:value-type="float">
            <text:p>4.82</text:p>
          </table:table-cell>
          <table:table-cell office:value-type="float" office:value="3.47188537483235" calcext:value-type="float">
            <text:p>3.47188537483235</text:p>
          </table:table-cell>
          <table:table-cell office:value-type="float" office:value="64.27" calcext:value-type="float">
            <text:p>64.2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66" calcext:value-type="float">
            <text:p>4.66</text:p>
          </table:table-cell>
          <table:table-cell office:value-type="float" office:value="3.47912382535202" calcext:value-type="float">
            <text:p>3.47912382535202</text:p>
          </table:table-cell>
          <table:table-cell office:value-type="float" office:value="65.42" calcext:value-type="float">
            <text:p>65.4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72" calcext:value-type="float">
            <text:p>4.72</text:p>
          </table:table-cell>
          <table:table-cell office:value-type="float" office:value="3.46200295866718" calcext:value-type="float">
            <text:p>3.46200295866718</text:p>
          </table:table-cell>
          <table:table-cell office:value-type="float" office:value="62.72" calcext:value-type="float">
            <text:p>62.7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84" calcext:value-type="float">
            <text:p>4.84</text:p>
          </table:table-cell>
          <table:table-cell office:value-type="float" office:value="3.44342999880384" calcext:value-type="float">
            <text:p>3.44342999880384</text:p>
          </table:table-cell>
          <table:table-cell office:value-type="float" office:value="62.83" calcext:value-type="float">
            <text:p>62.8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84" calcext:value-type="float">
            <text:p>4.84</text:p>
          </table:table-cell>
          <table:table-cell office:value-type="float" office:value="3.44277186251006" calcext:value-type="float">
            <text:p>3.44277186251006</text:p>
          </table:table-cell>
          <table:table-cell office:value-type="float" office:value="64.33" calcext:value-type="float">
            <text:p>64.3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85" calcext:value-type="float">
            <text:p>4.85</text:p>
          </table:table-cell>
          <table:table-cell office:value-type="float" office:value="3.44249607689358" calcext:value-type="float">
            <text:p>3.44249607689358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85" calcext:value-type="float">
            <text:p>4.85</text:p>
          </table:table-cell>
          <table:table-cell office:value-type="float" office:value="3.44729754625518" calcext:value-type="float">
            <text:p>3.44729754625518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71" calcext:value-type="float">
            <text:p>4.71</text:p>
          </table:table-cell>
          <table:table-cell office:value-type="float" office:value="3.4520611442959" calcext:value-type="float">
            <text:p>3.4520611442959</text:p>
          </table:table-cell>
          <table:table-cell office:value-type="float" office:value="65.07" calcext:value-type="float">
            <text:p>65.0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84" calcext:value-type="float">
            <text:p>4.84</text:p>
          </table:table-cell>
          <table:table-cell office:value-type="float" office:value="3.45035359447891" calcext:value-type="float">
            <text:p>3.45035359447891</text:p>
          </table:table-cell>
          <table:table-cell office:value-type="float" office:value="58.08" calcext:value-type="float">
            <text:p>58.0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84" calcext:value-type="float">
            <text:p>4.84</text:p>
          </table:table-cell>
          <table:table-cell office:value-type="float" office:value="3.44754038000665" calcext:value-type="float">
            <text:p>3.44754038000665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78" calcext:value-type="float">
            <text:p>4.78</text:p>
          </table:table-cell>
          <table:table-cell office:value-type="float" office:value="3.43129794285937" calcext:value-type="float">
            <text:p>3.43129794285937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84" calcext:value-type="float">
            <text:p>4.84</text:p>
          </table:table-cell>
          <table:table-cell office:value-type="float" office:value="3.43782856126032" calcext:value-type="float">
            <text:p>3.43782856126032</text:p>
          </table:table-cell>
          <table:table-cell office:value-type="float" office:value="64.98" calcext:value-type="float">
            <text:p>64.9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69" calcext:value-type="float">
            <text:p>4.69</text:p>
          </table:table-cell>
          <table:table-cell office:value-type="float" office:value="3.43529146589332" calcext:value-type="float">
            <text:p>3.43529146589332</text:p>
          </table:table-cell>
          <table:table-cell office:value-type="float" office:value="66.25" calcext:value-type="float">
            <text:p>66.2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86" calcext:value-type="float">
            <text:p>4.86</text:p>
          </table:table-cell>
          <table:table-cell office:value-type="float" office:value="3.43743749658607" calcext:value-type="float">
            <text:p>3.43743749658607</text:p>
          </table:table-cell>
          <table:table-cell office:value-type="float" office:value="65.32" calcext:value-type="float">
            <text:p>65.3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7" calcext:value-type="float">
            <text:p>4.7</text:p>
          </table:table-cell>
          <table:table-cell office:value-type="float" office:value="3.43573818803831" calcext:value-type="float">
            <text:p>3.43573818803831</text:p>
          </table:table-cell>
          <table:table-cell office:value-type="float" office:value="47.45" calcext:value-type="float">
            <text:p>47.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6" calcext:value-type="float">
            <text:p>4.6</text:p>
          </table:table-cell>
          <table:table-cell office:value-type="float" office:value="3.43265051263623" calcext:value-type="float">
            <text:p>3.43265051263623</text:p>
          </table:table-cell>
          <table:table-cell office:value-type="float" office:value="65.18" calcext:value-type="float">
            <text:p>65.1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.32" calcext:value-type="float">
            <text:p>4.32</text:p>
          </table:table-cell>
          <table:table-cell office:value-type="float" office:value="3.43518652063022" calcext:value-type="float">
            <text:p>3.43518652063022</text:p>
          </table:table-cell>
          <table:table-cell office:value-type="float" office:value="65.18" calcext:value-type="float">
            <text:p>65.1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.77" calcext:value-type="float">
            <text:p>4.77</text:p>
          </table:table-cell>
          <table:table-cell office:value-type="float" office:value="3.43609733838498" calcext:value-type="float">
            <text:p>3.43609733838498</text:p>
          </table:table-cell>
          <table:table-cell office:value-type="float" office:value="63.41" calcext:value-type="float">
            <text:p>63.4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.75" calcext:value-type="float">
            <text:p>3.75</text:p>
          </table:table-cell>
          <table:table-cell office:value-type="float" office:value="3.43066562112836" calcext:value-type="float">
            <text:p>3.43066562112836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.24" calcext:value-type="float">
            <text:p>4.24</text:p>
          </table:table-cell>
          <table:table-cell office:value-type="float" office:value="3.43353876451581" calcext:value-type="float">
            <text:p>3.43353876451581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.82" calcext:value-type="float">
            <text:p>4.82</text:p>
          </table:table-cell>
          <table:table-cell office:value-type="float" office:value="3.43511140289151" calcext:value-type="float">
            <text:p>3.43511140289151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.3" calcext:value-type="float">
            <text:p>4.3</text:p>
          </table:table-cell>
          <table:table-cell office:value-type="float" office:value="3.43336014991089" calcext:value-type="float">
            <text:p>3.43336014991089</text:p>
          </table:table-cell>
          <table:table-cell office:value-type="float" office:value="64.52" calcext:value-type="float">
            <text:p>64.5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.83" calcext:value-type="float">
            <text:p>4.83</text:p>
          </table:table-cell>
          <table:table-cell office:value-type="float" office:value="3.45035430406877" calcext:value-type="float">
            <text:p>3.45035430406877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.84" calcext:value-type="float">
            <text:p>4.84</text:p>
          </table:table-cell>
          <table:table-cell office:value-type="float" office:value="3.46788593350807" calcext:value-type="float">
            <text:p>3.46788593350807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.77" calcext:value-type="float">
            <text:p>4.77</text:p>
          </table:table-cell>
          <table:table-cell office:value-type="float" office:value="3.46720953137413" calcext:value-type="float">
            <text:p>3.46720953137413</text:p>
          </table:table-cell>
          <table:table-cell office:value-type="float" office:value="63.09" calcext:value-type="float">
            <text:p>63.0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.82" calcext:value-type="float">
            <text:p>4.82</text:p>
          </table:table-cell>
          <table:table-cell office:value-type="float" office:value="3.46505623451361" calcext:value-type="float">
            <text:p>3.46505623451361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.83" calcext:value-type="float">
            <text:p>4.83</text:p>
          </table:table-cell>
          <table:table-cell office:value-type="float" office:value="3.46645503594409" calcext:value-type="float">
            <text:p>3.46645503594409</text:p>
          </table:table-cell>
          <table:table-cell office:value-type="float" office:value="64.31" calcext:value-type="float">
            <text:p>64.3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.84" calcext:value-type="float">
            <text:p>4.84</text:p>
          </table:table-cell>
          <table:table-cell office:value-type="float" office:value="3.46472749609265" calcext:value-type="float">
            <text:p>3.46472749609265</text:p>
          </table:table-cell>
          <table:table-cell office:value-type="float" office:value="65.33" calcext:value-type="float">
            <text:p>65.3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.84" calcext:value-type="float">
            <text:p>4.84</text:p>
          </table:table-cell>
          <table:table-cell office:value-type="float" office:value="3.46333823854783" calcext:value-type="float">
            <text:p>3.46333823854783</text:p>
          </table:table-cell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.94" calcext:value-type="float">
            <text:p>2.94</text:p>
          </table:table-cell>
          <table:table-cell office:value-type="float" office:value="3.45526298337945" calcext:value-type="float">
            <text:p>3.45526298337945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.69" calcext:value-type="float">
            <text:p>4.69</text:p>
          </table:table-cell>
          <table:table-cell office:value-type="float" office:value="3.47119118070167" calcext:value-type="float">
            <text:p>3.47119118070167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.83" calcext:value-type="float">
            <text:p>4.83</text:p>
          </table:table-cell>
          <table:table-cell office:value-type="float" office:value="3.47040882118285" calcext:value-type="float">
            <text:p>3.47040882118285</text:p>
          </table:table-cell>
          <table:table-cell office:value-type="float" office:value="65.27" calcext:value-type="float">
            <text:p>65.2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.84" calcext:value-type="float">
            <text:p>4.84</text:p>
          </table:table-cell>
          <table:table-cell office:value-type="float" office:value="3.47121933383654" calcext:value-type="float">
            <text:p>3.47121933383654</text:p>
          </table:table-cell>
          <table:table-cell office:value-type="float" office:value="63.16" calcext:value-type="float">
            <text:p>63.1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.83" calcext:value-type="float">
            <text:p>4.83</text:p>
          </table:table-cell>
          <table:table-cell office:value-type="float" office:value="3.46939147735528" calcext:value-type="float">
            <text:p>3.46939147735528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.81" calcext:value-type="float">
            <text:p>4.81</text:p>
          </table:table-cell>
          <table:table-cell office:value-type="float" office:value="3.46985773373494" calcext:value-type="float">
            <text:p>3.46985773373494</text:p>
          </table:table-cell>
          <table:table-cell office:value-type="float" office:value="62.51" calcext:value-type="float">
            <text:p>62.5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.83" calcext:value-type="float">
            <text:p>4.83</text:p>
          </table:table-cell>
          <table:table-cell office:value-type="float" office:value="3.47323317969213" calcext:value-type="float">
            <text:p>3.47323317969213</text:p>
          </table:table-cell>
          <table:table-cell office:value-type="float" office:value="63.62" calcext:value-type="float">
            <text:p>63.6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.82" calcext:value-type="float">
            <text:p>4.82</text:p>
          </table:table-cell>
          <table:table-cell office:value-type="float" office:value="3.47416543863461" calcext:value-type="float">
            <text:p>3.47416543863461</text:p>
          </table:table-cell>
          <table:table-cell office:value-type="float" office:value="62.42" calcext:value-type="float">
            <text:p>62.4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.83" calcext:value-type="float">
            <text:p>4.83</text:p>
          </table:table-cell>
          <table:table-cell office:value-type="float" office:value="3.4711742315856" calcext:value-type="float">
            <text:p>3.4711742315856</text:p>
          </table:table-cell>
          <table:table-cell office:value-type="float" office:value="64.61" calcext:value-type="float">
            <text:p>64.6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.82" calcext:value-type="float">
            <text:p>4.82</text:p>
          </table:table-cell>
          <table:table-cell office:value-type="float" office:value="3.47420961144064" calcext:value-type="float">
            <text:p>3.47420961144064</text:p>
          </table:table-cell>
          <table:table-cell office:value-type="float" office:value="63.21" calcext:value-type="float">
            <text:p>63.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81" calcext:value-type="float">
            <text:p>4.81</text:p>
          </table:table-cell>
          <table:table-cell office:value-type="float" office:value="3.47457670644937" calcext:value-type="float">
            <text:p>3.47457670644937</text:p>
          </table:table-cell>
          <table:table-cell office:value-type="float" office:value="65.41" calcext:value-type="float">
            <text:p>65.4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.84" calcext:value-type="float">
            <text:p>4.84</text:p>
          </table:table-cell>
          <table:table-cell office:value-type="float" office:value="3.47260399722063" calcext:value-type="float">
            <text:p>3.47260399722063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.84" calcext:value-type="float">
            <text:p>4.84</text:p>
          </table:table-cell>
          <table:table-cell office:value-type="float" office:value="3.46975224463835" calcext:value-type="float">
            <text:p>3.46975224463835</text:p>
          </table:table-cell>
          <table:table-cell office:value-type="float" office:value="65.26" calcext:value-type="float">
            <text:p>65.2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.23" calcext:value-type="float">
            <text:p>4.23</text:p>
          </table:table-cell>
          <table:table-cell office:value-type="float" office:value="3.46596763976117" calcext:value-type="float">
            <text:p>3.46596763976117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.83" calcext:value-type="float">
            <text:p>4.83</text:p>
          </table:table-cell>
          <table:table-cell office:value-type="float" office:value="3.4619615245806" calcext:value-type="float">
            <text:p>3.4619615245806</text:p>
          </table:table-cell>
          <table:table-cell office:value-type="float" office:value="63.77" calcext:value-type="float">
            <text:p>63.7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.75" calcext:value-type="float">
            <text:p>4.75</text:p>
          </table:table-cell>
          <table:table-cell office:value-type="float" office:value="3.46339772262185" calcext:value-type="float">
            <text:p>3.46339772262185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.86" calcext:value-type="float">
            <text:p>4.86</text:p>
          </table:table-cell>
          <table:table-cell office:value-type="float" office:value="3.47143681782862" calcext:value-type="float">
            <text:p>3.47143681782862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.83" calcext:value-type="float">
            <text:p>4.83</text:p>
          </table:table-cell>
          <table:table-cell office:value-type="float" office:value="3.47368594101017" calcext:value-type="float">
            <text:p>3.47368594101017</text:p>
          </table:table-cell>
          <table:table-cell office:value-type="float" office:value="61.46" calcext:value-type="float">
            <text:p>61.4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.78" calcext:value-type="float">
            <text:p>4.78</text:p>
          </table:table-cell>
          <table:table-cell office:value-type="float" office:value="3.46890971030376" calcext:value-type="float">
            <text:p>3.46890971030376</text:p>
          </table:table-cell>
          <table:table-cell office:value-type="float" office:value="63.81" calcext:value-type="float">
            <text:p>63.8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.83" calcext:value-type="float">
            <text:p>4.83</text:p>
          </table:table-cell>
          <table:table-cell office:value-type="float" office:value="3.46292476631183" calcext:value-type="float">
            <text:p>3.46292476631183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.76" calcext:value-type="float">
            <text:p>4.76</text:p>
          </table:table-cell>
          <table:table-cell office:value-type="float" office:value="3.47304753565226" calcext:value-type="float">
            <text:p>3.47304753565226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.86" calcext:value-type="float">
            <text:p>4.86</text:p>
          </table:table-cell>
          <table:table-cell office:value-type="float" office:value="3.46976157334754" calcext:value-type="float">
            <text:p>3.46976157334754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.86" calcext:value-type="float">
            <text:p>4.86</text:p>
          </table:table-cell>
          <table:table-cell office:value-type="float" office:value="3.46542053866364" calcext:value-type="float">
            <text:p>3.46542053866364</text:p>
          </table:table-cell>
          <table:table-cell office:value-type="float" office:value="63.61" calcext:value-type="float">
            <text:p>63.6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.84" calcext:value-type="float">
            <text:p>4.84</text:p>
          </table:table-cell>
          <table:table-cell office:value-type="float" office:value="3.46353714642731" calcext:value-type="float">
            <text:p>3.46353714642731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.82" calcext:value-type="float">
            <text:p>4.82</text:p>
          </table:table-cell>
          <table:table-cell office:value-type="float" office:value="3.46221600268174" calcext:value-type="float">
            <text:p>3.46221600268174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.78" calcext:value-type="float">
            <text:p>4.78</text:p>
          </table:table-cell>
          <table:table-cell office:value-type="float" office:value="3.46265403266555" calcext:value-type="float">
            <text:p>3.46265403266555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.84" calcext:value-type="float">
            <text:p>4.84</text:p>
          </table:table-cell>
          <table:table-cell office:value-type="float" office:value="3.45086698805781" calcext:value-type="float">
            <text:p>3.45086698805781</text:p>
          </table:table-cell>
          <table:table-cell office:value-type="float" office:value="63.46" calcext:value-type="float">
            <text:p>63.4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.86" calcext:value-type="float">
            <text:p>4.86</text:p>
          </table:table-cell>
          <table:table-cell office:value-type="float" office:value="3.44963024848203" calcext:value-type="float">
            <text:p>3.44963024848203</text:p>
          </table:table-cell>
          <table:table-cell office:value-type="float" office:value="64.72" calcext:value-type="float">
            <text:p>64.7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.82" calcext:value-type="float">
            <text:p>4.82</text:p>
          </table:table-cell>
          <table:table-cell office:value-type="float" office:value="3.45251124413099" calcext:value-type="float">
            <text:p>3.45251124413099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.62" calcext:value-type="float">
            <text:p>4.62</text:p>
          </table:table-cell>
          <table:table-cell office:value-type="float" office:value="3.44949534637673" calcext:value-type="float">
            <text:p>3.44949534637673</text:p>
          </table:table-cell>
          <table:table-cell office:value-type="float" office:value="65.12" calcext:value-type="float">
            <text:p>65.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.85" calcext:value-type="float">
            <text:p>4.85</text:p>
          </table:table-cell>
          <table:table-cell office:value-type="float" office:value="3.44522550093636" calcext:value-type="float">
            <text:p>3.44522550093636</text:p>
          </table:table-cell>
          <table:table-cell office:value-type="float" office:value="64.03" calcext:value-type="float">
            <text:p>64.0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.84" calcext:value-type="float">
            <text:p>4.84</text:p>
          </table:table-cell>
          <table:table-cell office:value-type="float" office:value="3.44826015656466" calcext:value-type="float">
            <text:p>3.44826015656466</text:p>
          </table:table-cell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.78" calcext:value-type="float">
            <text:p>4.78</text:p>
          </table:table-cell>
          <table:table-cell office:value-type="float" office:value="3.4540686024327" calcext:value-type="float">
            <text:p>3.4540686024327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.82" calcext:value-type="float">
            <text:p>4.82</text:p>
          </table:table-cell>
          <table:table-cell office:value-type="float" office:value="3.45974125172268" calcext:value-type="float">
            <text:p>3.45974125172268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.8" calcext:value-type="float">
            <text:p>4.8</text:p>
          </table:table-cell>
          <table:table-cell office:value-type="float" office:value="3.46341774176015" calcext:value-type="float">
            <text:p>3.46341774176015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.78" calcext:value-type="float">
            <text:p>4.78</text:p>
          </table:table-cell>
          <table:table-cell office:value-type="float" office:value="3.46180565557299" calcext:value-type="float">
            <text:p>3.46180565557299</text:p>
          </table:table-cell>
          <table:table-cell office:value-type="float" office:value="64.69" calcext:value-type="float">
            <text:p>64.6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.73" calcext:value-type="float">
            <text:p>4.73</text:p>
          </table:table-cell>
          <table:table-cell office:value-type="float" office:value="3.46145168076208" calcext:value-type="float">
            <text:p>3.46145168076208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.81" calcext:value-type="float">
            <text:p>4.81</text:p>
          </table:table-cell>
          <table:table-cell office:value-type="float" office:value="3.46273865024982" calcext:value-type="float">
            <text:p>3.46273865024982</text:p>
          </table:table-cell>
          <table:table-cell office:value-type="float" office:value="62.77" calcext:value-type="float">
            <text:p>62.7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.84" calcext:value-type="float">
            <text:p>4.84</text:p>
          </table:table-cell>
          <table:table-cell office:value-type="float" office:value="3.46990452414958" calcext:value-type="float">
            <text:p>3.46990452414958</text:p>
          </table:table-cell>
          <table:table-cell office:value-type="float" office:value="61.11" calcext:value-type="float">
            <text:p>61.1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.75" calcext:value-type="float">
            <text:p>4.75</text:p>
          </table:table-cell>
          <table:table-cell office:value-type="float" office:value="3.46418865459682" calcext:value-type="float">
            <text:p>3.46418865459682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.85" calcext:value-type="float">
            <text:p>4.85</text:p>
          </table:table-cell>
          <table:table-cell office:value-type="float" office:value="3.46373893757716" calcext:value-type="float">
            <text:p>3.46373893757716</text:p>
          </table:table-cell>
          <table:table-cell office:value-type="float" office:value="66.01" calcext:value-type="float">
            <text:p>66.0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.84" calcext:value-type="float">
            <text:p>4.84</text:p>
          </table:table-cell>
          <table:table-cell office:value-type="float" office:value="3.46334624590032" calcext:value-type="float">
            <text:p>3.46334624590032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.73" calcext:value-type="float">
            <text:p>4.73</text:p>
          </table:table-cell>
          <table:table-cell office:value-type="float" office:value="3.46340930509508" calcext:value-type="float">
            <text:p>3.46340930509508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.83" calcext:value-type="float">
            <text:p>4.83</text:p>
          </table:table-cell>
          <table:table-cell office:value-type="float" office:value="3.46596119553442" calcext:value-type="float">
            <text:p>3.46596119553442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.68" calcext:value-type="float">
            <text:p>4.68</text:p>
          </table:table-cell>
          <table:table-cell office:value-type="float" office:value="3.43808387193631" calcext:value-type="float">
            <text:p>3.43808387193631</text:p>
          </table:table-cell>
          <table:table-cell office:value-type="float" office:value="66.08" calcext:value-type="float">
            <text:p>66.0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.26" calcext:value-type="float">
            <text:p>3.26</text:p>
          </table:table-cell>
          <table:table-cell office:value-type="float" office:value="3.43952951565028" calcext:value-type="float">
            <text:p>3.43952951565028</text:p>
          </table:table-cell>
          <table:table-cell office:value-type="float" office:value="63.42" calcext:value-type="float">
            <text:p>63.4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.81" calcext:value-type="float">
            <text:p>4.81</text:p>
          </table:table-cell>
          <table:table-cell office:value-type="float" office:value="3.44541341841152" calcext:value-type="float">
            <text:p>3.44541341841152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.78" calcext:value-type="float">
            <text:p>4.78</text:p>
          </table:table-cell>
          <table:table-cell office:value-type="float" office:value="3.42742586083216" calcext:value-type="float">
            <text:p>3.42742586083216</text:p>
          </table:table-cell>
          <table:table-cell office:value-type="float" office:value="65.93" calcext:value-type="float">
            <text:p>65.9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.77" calcext:value-type="float">
            <text:p>4.77</text:p>
          </table:table-cell>
          <table:table-cell office:value-type="float" office:value="3.41681493650879" calcext:value-type="float">
            <text:p>3.41681493650879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.81" calcext:value-type="float">
            <text:p>4.81</text:p>
          </table:table-cell>
          <table:table-cell office:value-type="float" office:value="3.42143083100809" calcext:value-type="float">
            <text:p>3.42143083100809</text:p>
          </table:table-cell>
          <table:table-cell office:value-type="float" office:value="42.48" calcext:value-type="float">
            <text:p>42.4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.86" calcext:value-type="float">
            <text:p>4.86</text:p>
          </table:table-cell>
          <table:table-cell office:value-type="float" office:value="3.42343466653825" calcext:value-type="float">
            <text:p>3.42343466653825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.83" calcext:value-type="float">
            <text:p>4.83</text:p>
          </table:table-cell>
          <table:table-cell office:value-type="float" office:value="3.41749367577278" calcext:value-type="float">
            <text:p>3.41749367577278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.78" calcext:value-type="float">
            <text:p>4.78</text:p>
          </table:table-cell>
          <table:table-cell office:value-type="float" office:value="3.41163778711215" calcext:value-type="float">
            <text:p>3.41163778711215</text:p>
          </table:table-cell>
          <table:table-cell office:value-type="float" office:value="63.29" calcext:value-type="float">
            <text:p>63.2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.3" calcext:value-type="float">
            <text:p>4.3</text:p>
          </table:table-cell>
          <table:table-cell office:value-type="float" office:value="3.41166512126618" calcext:value-type="float">
            <text:p>3.41166512126618</text:p>
          </table:table-cell>
          <table:table-cell office:value-type="float" office:value="63.74" calcext:value-type="float">
            <text:p>63.7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.31" calcext:value-type="float">
            <text:p>4.31</text:p>
          </table:table-cell>
          <table:table-cell office:value-type="float" office:value="3.41132063195136" calcext:value-type="float">
            <text:p>3.41132063195136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.28" calcext:value-type="float">
            <text:p>4.28</text:p>
          </table:table-cell>
          <table:table-cell office:value-type="float" office:value="3.41236388652931" calcext:value-type="float">
            <text:p>3.41236388652931</text:p>
          </table:table-cell>
          <table:table-cell office:value-type="float" office:value="58.22" calcext:value-type="float">
            <text:p>58.2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.83" calcext:value-type="float">
            <text:p>4.83</text:p>
          </table:table-cell>
          <table:table-cell office:value-type="float" office:value="3.41037257042795" calcext:value-type="float">
            <text:p>3.41037257042795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.4" calcext:value-type="float">
            <text:p>4.4</text:p>
          </table:table-cell>
          <table:table-cell office:value-type="float" office:value="3.40787388498024" calcext:value-type="float">
            <text:p>3.40787388498024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.8" calcext:value-type="float">
            <text:p>4.8</text:p>
          </table:table-cell>
          <table:table-cell office:value-type="float" office:value="3.40731369035612" calcext:value-type="float">
            <text:p>3.40731369035612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.8" calcext:value-type="float">
            <text:p>4.8</text:p>
          </table:table-cell>
          <table:table-cell office:value-type="float" office:value="3.41994514378323" calcext:value-type="float">
            <text:p>3.41994514378323</text:p>
          </table:table-cell>
          <table:table-cell office:value-type="float" office:value="65.51" calcext:value-type="float">
            <text:p>65.5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.83" calcext:value-type="float">
            <text:p>4.83</text:p>
          </table:table-cell>
          <table:table-cell office:value-type="float" office:value="3.41902196484956" calcext:value-type="float">
            <text:p>3.41902196484956</text:p>
          </table:table-cell>
          <table:table-cell office:value-type="float" office:value="50.45" calcext:value-type="float">
            <text:p>50.4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.63" calcext:value-type="float">
            <text:p>4.63</text:p>
          </table:table-cell>
          <table:table-cell office:value-type="float" office:value="3.4219197397702" calcext:value-type="float">
            <text:p>3.4219197397702</text:p>
          </table:table-cell>
          <table:table-cell office:value-type="float" office:value="56.35" calcext:value-type="float">
            <text:p>56.3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.77" calcext:value-type="float">
            <text:p>4.77</text:p>
          </table:table-cell>
          <table:table-cell office:value-type="float" office:value="3.42406907726027" calcext:value-type="float">
            <text:p>3.42406907726027</text:p>
          </table:table-cell>
          <table:table-cell office:value-type="float" office:value="64.66" calcext:value-type="float">
            <text:p>64.6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.81" calcext:value-type="float">
            <text:p>4.81</text:p>
          </table:table-cell>
          <table:table-cell office:value-type="float" office:value="3.4256088498772" calcext:value-type="float">
            <text:p>3.4256088498772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.89" calcext:value-type="float">
            <text:p>3.89</text:p>
          </table:table-cell>
          <table:table-cell office:value-type="float" office:value="3.45251408604319" calcext:value-type="float">
            <text:p>3.45251408604319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.22" calcext:value-type="float">
            <text:p>4.22</text:p>
          </table:table-cell>
          <table:table-cell office:value-type="float" office:value="3.44986929652566" calcext:value-type="float">
            <text:p>3.44986929652566</text:p>
          </table:table-cell>
          <table:table-cell office:value-type="float" office:value="65.02" calcext:value-type="float">
            <text:p>65.0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.77" calcext:value-type="float">
            <text:p>4.77</text:p>
          </table:table-cell>
          <table:table-cell office:value-type="float" office:value="3.45319258435771" calcext:value-type="float">
            <text:p>3.45319258435771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83" calcext:value-type="float">
            <text:p>4.83</text:p>
          </table:table-cell>
          <table:table-cell office:value-type="float" office:value="3.47069599001896" calcext:value-type="float">
            <text:p>3.47069599001896</text:p>
          </table:table-cell>
          <table:table-cell office:value-type="float" office:value="65.96" calcext:value-type="float">
            <text:p>65.9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.51" calcext:value-type="float">
            <text:p>4.51</text:p>
          </table:table-cell>
          <table:table-cell office:value-type="float" office:value="3.48299999422864" calcext:value-type="float">
            <text:p>3.48299999422864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.78" calcext:value-type="float">
            <text:p>4.78</text:p>
          </table:table-cell>
          <table:table-cell office:value-type="float" office:value="3.48171121755266" calcext:value-type="float">
            <text:p>3.48171121755266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.77" calcext:value-type="float">
            <text:p>4.77</text:p>
          </table:table-cell>
          <table:table-cell office:value-type="float" office:value="3.48099618823687" calcext:value-type="float">
            <text:p>3.48099618823687</text:p>
          </table:table-cell>
          <table:table-cell office:value-type="float" office:value="60.83" calcext:value-type="float">
            <text:p>60.8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.71" calcext:value-type="float">
            <text:p>4.71</text:p>
          </table:table-cell>
          <table:table-cell office:value-type="float" office:value="3.48543428404945" calcext:value-type="float">
            <text:p>3.48543428404945</text:p>
          </table:table-cell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.83" calcext:value-type="float">
            <text:p>4.83</text:p>
          </table:table-cell>
          <table:table-cell office:value-type="float" office:value="3.49069521261383" calcext:value-type="float">
            <text:p>3.49069521261383</text:p>
          </table:table-cell>
          <table:table-cell office:value-type="float" office:value="63.36" calcext:value-type="float">
            <text:p>63.3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.84" calcext:value-type="float">
            <text:p>4.84</text:p>
          </table:table-cell>
          <table:table-cell office:value-type="float" office:value="3.49132820759594" calcext:value-type="float">
            <text:p>3.49132820759594</text:p>
          </table:table-cell>
          <table:table-cell office:value-type="float" office:value="65.31" calcext:value-type="float">
            <text:p>65.3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.81" calcext:value-type="float">
            <text:p>4.81</text:p>
          </table:table-cell>
          <table:table-cell office:value-type="float" office:value="3.4925327958076" calcext:value-type="float">
            <text:p>3.4925327958076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.85" calcext:value-type="float">
            <text:p>4.85</text:p>
          </table:table-cell>
          <table:table-cell office:value-type="float" office:value="3.48748800535341" calcext:value-type="float">
            <text:p>3.48748800535341</text:p>
          </table:table-cell>
          <table:table-cell office:value-type="float" office:value="64.77" calcext:value-type="float">
            <text:p>64.7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.67" calcext:value-type="float">
            <text:p>4.67</text:p>
          </table:table-cell>
          <table:table-cell office:value-type="float" office:value="3.48473422747592" calcext:value-type="float">
            <text:p>3.48473422747592</text:p>
          </table:table-cell>
          <table:table-cell office:value-type="float" office:value="62.69" calcext:value-type="float">
            <text:p>62.6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.84" calcext:value-type="float">
            <text:p>4.84</text:p>
          </table:table-cell>
          <table:table-cell office:value-type="float" office:value="3.48588950788816" calcext:value-type="float">
            <text:p>3.48588950788816</text:p>
          </table:table-cell>
          <table:table-cell office:value-type="float" office:value="66.41" calcext:value-type="float">
            <text:p>66.4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.84" calcext:value-type="float">
            <text:p>4.84</text:p>
          </table:table-cell>
          <table:table-cell office:value-type="float" office:value="3.48708991055731" calcext:value-type="float">
            <text:p>3.48708991055731</text:p>
          </table:table-cell>
          <table:table-cell office:value-type="float" office:value="66.17" calcext:value-type="float">
            <text:p>66.1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.83" calcext:value-type="float">
            <text:p>4.83</text:p>
          </table:table-cell>
          <table:table-cell office:value-type="float" office:value="3.48141167568726" calcext:value-type="float">
            <text:p>3.48141167568726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.86" calcext:value-type="float">
            <text:p>4.86</text:p>
          </table:table-cell>
          <table:table-cell office:value-type="float" office:value="3.48149562312927" calcext:value-type="float">
            <text:p>3.48149562312927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.53" calcext:value-type="float">
            <text:p>4.53</text:p>
          </table:table-cell>
          <table:table-cell office:value-type="float" office:value="3.48151816392363" calcext:value-type="float">
            <text:p>3.48151816392363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.81" calcext:value-type="float">
            <text:p>4.81</text:p>
          </table:table-cell>
          <table:table-cell office:value-type="float" office:value="3.4875069990373" calcext:value-type="float">
            <text:p>3.4875069990373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.85" calcext:value-type="float">
            <text:p>4.85</text:p>
          </table:table-cell>
          <table:table-cell office:value-type="float" office:value="3.48681784925153" calcext:value-type="float">
            <text:p>3.48681784925153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.83" calcext:value-type="float">
            <text:p>4.83</text:p>
          </table:table-cell>
          <table:table-cell office:value-type="float" office:value="3.48538026760445" calcext:value-type="float">
            <text:p>3.48538026760445</text:p>
          </table:table-cell>
          <table:table-cell office:value-type="float" office:value="64.21" calcext:value-type="float">
            <text:p>64.2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.81" calcext:value-type="float">
            <text:p>4.81</text:p>
          </table:table-cell>
          <table:table-cell office:value-type="float" office:value="3.4838285530721" calcext:value-type="float">
            <text:p>3.4838285530721</text:p>
          </table:table-cell>
          <table:table-cell office:value-type="float" office:value="65.54" calcext:value-type="float">
            <text:p>65.5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71" calcext:value-type="float">
            <text:p>4.71</text:p>
          </table:table-cell>
          <table:table-cell office:value-type="float" office:value="3.47973299921247" calcext:value-type="float">
            <text:p>3.47973299921247</text:p>
          </table:table-cell>
          <table:table-cell office:value-type="float" office:value="66.08" calcext:value-type="float">
            <text:p>66.0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.84" calcext:value-type="float">
            <text:p>4.84</text:p>
          </table:table-cell>
          <table:table-cell office:value-type="float" office:value="3.48155645504463" calcext:value-type="float">
            <text:p>3.48155645504463</text:p>
          </table:table-cell>
          <table:table-cell office:value-type="float" office:value="58.47" calcext:value-type="float">
            <text:p>58.4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.73" calcext:value-type="float">
            <text:p>4.73</text:p>
          </table:table-cell>
          <table:table-cell office:value-type="float" office:value="3.48017301860766" calcext:value-type="float">
            <text:p>3.48017301860766</text:p>
          </table:table-cell>
          <table:table-cell office:value-type="float" office:value="64.73" calcext:value-type="float">
            <text:p>64.7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.78" calcext:value-type="float">
            <text:p>4.78</text:p>
          </table:table-cell>
          <table:table-cell office:value-type="float" office:value="3.47965115748503" calcext:value-type="float">
            <text:p>3.47965115748503</text:p>
          </table:table-cell>
          <table:table-cell office:value-type="float" office:value="64.22" calcext:value-type="float">
            <text:p>64.2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.78" calcext:value-type="float">
            <text:p>4.78</text:p>
          </table:table-cell>
          <table:table-cell office:value-type="float" office:value="3.47861713676153" calcext:value-type="float">
            <text:p>3.47861713676153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.82" calcext:value-type="float">
            <text:p>4.82</text:p>
          </table:table-cell>
          <table:table-cell office:value-type="float" office:value="3.47605349667998" calcext:value-type="float">
            <text:p>3.47605349667998</text:p>
          </table:table-cell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.81" calcext:value-type="float">
            <text:p>4.81</text:p>
          </table:table-cell>
          <table:table-cell office:value-type="float" office:value="3.47397063125605" calcext:value-type="float">
            <text:p>3.47397063125605</text:p>
          </table:table-cell>
          <table:table-cell office:value-type="float" office:value="64.21" calcext:value-type="float">
            <text:p>64.2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.83" calcext:value-type="float">
            <text:p>4.83</text:p>
          </table:table-cell>
          <table:table-cell office:value-type="float" office:value="3.46032038973881" calcext:value-type="float">
            <text:p>3.46032038973881</text:p>
          </table:table-cell>
          <table:table-cell office:value-type="float" office:value="64.9" calcext:value-type="float">
            <text:p>64.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.81" calcext:value-type="float">
            <text:p>4.81</text:p>
          </table:table-cell>
          <table:table-cell office:value-type="float" office:value="3.45877721296116" calcext:value-type="float">
            <text:p>3.45877721296116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.79" calcext:value-type="float">
            <text:p>4.79</text:p>
          </table:table-cell>
          <table:table-cell office:value-type="float" office:value="3.46238991518709" calcext:value-type="float">
            <text:p>3.46238991518709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.8" calcext:value-type="float">
            <text:p>4.8</text:p>
          </table:table-cell>
          <table:table-cell office:value-type="float" office:value="3.46411355059861" calcext:value-type="float">
            <text:p>3.46411355059861</text:p>
          </table:table-cell>
          <table:table-cell office:value-type="float" office:value="63.69" calcext:value-type="float">
            <text:p>63.6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.84" calcext:value-type="float">
            <text:p>4.84</text:p>
          </table:table-cell>
          <table:table-cell office:value-type="float" office:value="3.46703857342282" calcext:value-type="float">
            <text:p>3.46703857342282</text:p>
          </table:table-cell>
          <table:table-cell office:value-type="float" office:value="66.29" calcext:value-type="float">
            <text:p>66.2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.78" calcext:value-type="float">
            <text:p>4.78</text:p>
          </table:table-cell>
          <table:table-cell office:value-type="float" office:value="3.4650741258561" calcext:value-type="float">
            <text:p>3.4650741258561</text:p>
          </table:table-cell>
          <table:table-cell office:value-type="float" office:value="65.76" calcext:value-type="float">
            <text:p>65.7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.85" calcext:value-type="float">
            <text:p>4.85</text:p>
          </table:table-cell>
          <table:table-cell office:value-type="float" office:value="3.47057479897424" calcext:value-type="float">
            <text:p>3.47057479897424</text:p>
          </table:table-cell>
          <table:table-cell office:value-type="float" office:value="65.12" calcext:value-type="float">
            <text:p>65.1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.7" calcext:value-type="float">
            <text:p>4.7</text:p>
          </table:table-cell>
          <table:table-cell office:value-type="float" office:value="3.47392732770944" calcext:value-type="float">
            <text:p>3.47392732770944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.84" calcext:value-type="float">
            <text:p>4.84</text:p>
          </table:table-cell>
          <table:table-cell office:value-type="float" office:value="3.47398631287307" calcext:value-type="float">
            <text:p>3.47398631287307</text:p>
          </table:table-cell>
          <table:table-cell office:value-type="float" office:value="61.63" calcext:value-type="float">
            <text:p>61.6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.43" calcext:value-type="float">
            <text:p>4.43</text:p>
          </table:table-cell>
          <table:table-cell office:value-type="float" office:value="3.47179197576709" calcext:value-type="float">
            <text:p>3.47179197576709</text:p>
          </table:table-cell>
          <table:table-cell office:value-type="float" office:value="62.49" calcext:value-type="float">
            <text:p>62.4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.82" calcext:value-type="float">
            <text:p>4.82</text:p>
          </table:table-cell>
          <table:table-cell office:value-type="float" office:value="3.46965049320642" calcext:value-type="float">
            <text:p>3.46965049320642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.82" calcext:value-type="float">
            <text:p>4.82</text:p>
          </table:table-cell>
          <table:table-cell office:value-type="float" office:value="3.46510618760406" calcext:value-type="float">
            <text:p>3.46510618760406</text:p>
          </table:table-cell>
          <table:table-cell office:value-type="float" office:value="63.23" calcext:value-type="float">
            <text:p>63.2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.77" calcext:value-type="float">
            <text:p>4.77</text:p>
          </table:table-cell>
          <table:table-cell office:value-type="float" office:value="3.47094801982451" calcext:value-type="float">
            <text:p>3.47094801982451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.83" calcext:value-type="float">
            <text:p>4.83</text:p>
          </table:table-cell>
          <table:table-cell office:value-type="float" office:value="3.4770019704899" calcext:value-type="float">
            <text:p>3.4770019704899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.86" calcext:value-type="float">
            <text:p>4.86</text:p>
          </table:table-cell>
          <table:table-cell office:value-type="float" office:value="3.47589145927469" calcext:value-type="float">
            <text:p>3.47589145927469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.82" calcext:value-type="float">
            <text:p>4.82</text:p>
          </table:table-cell>
          <table:table-cell office:value-type="float" office:value="3.47927779443048" calcext:value-type="float">
            <text:p>3.47927779443048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.82" calcext:value-type="float">
            <text:p>4.82</text:p>
          </table:table-cell>
          <table:table-cell office:value-type="float" office:value="3.47717722751609" calcext:value-type="float">
            <text:p>3.4771772275160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.83" calcext:value-type="float">
            <text:p>4.83</text:p>
          </table:table-cell>
          <table:table-cell office:value-type="float" office:value="3.4781664060926" calcext:value-type="float">
            <text:p>3.4781664060926</text:p>
          </table:table-cell>
          <table:table-cell office:value-type="float" office:value="64.59" calcext:value-type="float">
            <text:p>64.5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.86" calcext:value-type="float">
            <text:p>4.86</text:p>
          </table:table-cell>
          <table:table-cell office:value-type="float" office:value="3.47643841408152" calcext:value-type="float">
            <text:p>3.47643841408152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.83" calcext:value-type="float">
            <text:p>4.83</text:p>
          </table:table-cell>
          <table:table-cell office:value-type="float" office:value="3.47987994869499" calcext:value-type="float">
            <text:p>3.47987994869499</text:p>
          </table:table-cell>
          <table:table-cell office:value-type="float" office:value="63.21" calcext:value-type="float">
            <text:p>63.2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.79" calcext:value-type="float">
            <text:p>4.79</text:p>
          </table:table-cell>
          <table:table-cell office:value-type="float" office:value="3.48977990436832" calcext:value-type="float">
            <text:p>3.48977990436832</text:p>
          </table:table-cell>
          <table:table-cell office:value-type="float" office:value="66.17" calcext:value-type="float">
            <text:p>66.1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.72" calcext:value-type="float">
            <text:p>4.72</text:p>
          </table:table-cell>
          <table:table-cell office:value-type="float" office:value="3.49122416970614" calcext:value-type="float">
            <text:p>3.49122416970614</text:p>
          </table:table-cell>
          <table:table-cell office:value-type="float" office:value="66.18" calcext:value-type="float">
            <text:p>66.1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.84" calcext:value-type="float">
            <text:p>4.84</text:p>
          </table:table-cell>
          <table:table-cell office:value-type="float" office:value="3.4959300871327" calcext:value-type="float">
            <text:p>3.4959300871327</text:p>
          </table:table-cell>
          <table:table-cell office:value-type="float" office:value="64.31" calcext:value-type="float">
            <text:p>64.3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.86" calcext:value-type="float">
            <text:p>4.86</text:p>
          </table:table-cell>
          <table:table-cell office:value-type="float" office:value="3.49695912085116" calcext:value-type="float">
            <text:p>3.49695912085116</text:p>
          </table:table-cell>
          <table:table-cell office:value-type="float" office:value="64.65" calcext:value-type="float">
            <text:p>64.6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.84" calcext:value-type="float">
            <text:p>4.84</text:p>
          </table:table-cell>
          <table:table-cell office:value-type="float" office:value="3.4961923523293" calcext:value-type="float">
            <text:p>3.4961923523293</text:p>
          </table:table-cell>
          <table:table-cell office:value-type="float" office:value="65.55" calcext:value-type="float">
            <text:p>65.5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.8" calcext:value-type="float">
            <text:p>4.8</text:p>
          </table:table-cell>
          <table:table-cell office:value-type="float" office:value="3.49708187001612" calcext:value-type="float">
            <text:p>3.49708187001612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.69" calcext:value-type="float">
            <text:p>4.69</text:p>
          </table:table-cell>
          <table:table-cell office:value-type="float" office:value="3.49930377745574" calcext:value-type="float">
            <text:p>3.49930377745574</text:p>
          </table:table-cell>
          <table:table-cell office:value-type="float" office:value="63.82" calcext:value-type="float">
            <text:p>63.8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.84" calcext:value-type="float">
            <text:p>4.84</text:p>
          </table:table-cell>
          <table:table-cell office:value-type="float" office:value="3.49282363789023" calcext:value-type="float">
            <text:p>3.49282363789023</text:p>
          </table:table-cell>
          <table:table-cell office:value-type="float" office:value="64.86" calcext:value-type="float">
            <text:p>64.8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.86" calcext:value-type="float">
            <text:p>4.86</text:p>
          </table:table-cell>
          <table:table-cell office:value-type="float" office:value="3.48918346255229" calcext:value-type="float">
            <text:p>3.48918346255229</text:p>
          </table:table-cell>
          <table:table-cell office:value-type="float" office:value="64.12" calcext:value-type="float">
            <text:p>64.1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.79" calcext:value-type="float">
            <text:p>4.79</text:p>
          </table:table-cell>
          <table:table-cell office:value-type="float" office:value="3.49169224370628" calcext:value-type="float">
            <text:p>3.49169224370628</text:p>
          </table:table-cell>
          <table:table-cell office:value-type="float" office:value="63.66" calcext:value-type="float">
            <text:p>63.6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.82" calcext:value-type="float">
            <text:p>4.82</text:p>
          </table:table-cell>
          <table:table-cell office:value-type="float" office:value="3.48877192192987" calcext:value-type="float">
            <text:p>3.48877192192987</text:p>
          </table:table-cell>
          <table:table-cell office:value-type="float" office:value="63.54" calcext:value-type="float">
            <text:p>63.5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.86" calcext:value-type="float">
            <text:p>4.86</text:p>
          </table:table-cell>
          <table:table-cell office:value-type="float" office:value="3.49470102495885" calcext:value-type="float">
            <text:p>3.49470102495885</text:p>
          </table:table-cell>
          <table:table-cell office:value-type="float" office:value="63.44" calcext:value-type="float">
            <text:p>63.4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.84" calcext:value-type="float">
            <text:p>4.84</text:p>
          </table:table-cell>
          <table:table-cell office:value-type="float" office:value="3.49120426372164" calcext:value-type="float">
            <text:p>3.49120426372164</text:p>
          </table:table-cell>
          <table:table-cell office:value-type="float" office:value="64.68" calcext:value-type="float">
            <text:p>64.6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.84" calcext:value-type="float">
            <text:p>4.84</text:p>
          </table:table-cell>
          <table:table-cell office:value-type="float" office:value="3.48709222985588" calcext:value-type="float">
            <text:p>3.48709222985588</text:p>
          </table:table-cell>
          <table:table-cell office:value-type="float" office:value="66.19" calcext:value-type="float">
            <text:p>66.1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.67" calcext:value-type="float">
            <text:p>4.67</text:p>
          </table:table-cell>
          <table:table-cell office:value-type="float" office:value="3.48983826762141" calcext:value-type="float">
            <text:p>3.48983826762141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.6" calcext:value-type="float">
            <text:p>3.6</text:p>
          </table:table-cell>
          <table:table-cell office:value-type="float" office:value="3.48568049280659" calcext:value-type="float">
            <text:p>3.48568049280659</text:p>
          </table:table-cell>
          <table:table-cell office:value-type="float" office:value="64.87" calcext:value-type="float">
            <text:p>64.8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.15" calcext:value-type="float">
            <text:p>4.15</text:p>
          </table:table-cell>
          <table:table-cell office:value-type="float" office:value="3.48704903342623" calcext:value-type="float">
            <text:p>3.48704903342623</text:p>
          </table:table-cell>
          <table:table-cell office:value-type="float" office:value="65.06" calcext:value-type="float">
            <text:p>65.0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.83" calcext:value-type="float">
            <text:p>4.83</text:p>
          </table:table-cell>
          <table:table-cell office:value-type="float" office:value="3.48294243791871" calcext:value-type="float">
            <text:p>3.48294243791871</text:p>
          </table:table-cell>
          <table:table-cell office:value-type="float" office:value="65.42" calcext:value-type="float">
            <text:p>65.4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.8" calcext:value-type="float">
            <text:p>4.8</text:p>
          </table:table-cell>
          <table:table-cell office:value-type="float" office:value="3.4874081181542" calcext:value-type="float">
            <text:p>3.4874081181542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.52" calcext:value-type="float">
            <text:p>4.52</text:p>
          </table:table-cell>
          <table:table-cell office:value-type="float" office:value="3.48434501055363" calcext:value-type="float">
            <text:p>3.48434501055363</text:p>
          </table:table-cell>
          <table:table-cell office:value-type="float" office:value="61.79" calcext:value-type="float">
            <text:p>61.7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.52" calcext:value-type="float">
            <text:p>4.52</text:p>
          </table:table-cell>
          <table:table-cell office:value-type="float" office:value="3.48423458662956" calcext:value-type="float">
            <text:p>3.48423458662956</text:p>
          </table:table-cell>
          <table:table-cell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.5" calcext:value-type="float">
            <text:p>3.5</text:p>
          </table:table-cell>
          <table:table-cell office:value-type="float" office:value="3.48251660925442" calcext:value-type="float">
            <text:p>3.48251660925442</text:p>
          </table:table-cell>
          <table:table-cell office:value-type="float" office:value="60.02" calcext:value-type="float">
            <text:p>60.0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.6" calcext:value-type="float">
            <text:p>3.6</text:p>
          </table:table-cell>
          <table:table-cell office:value-type="float" office:value="3.47059705498901" calcext:value-type="float">
            <text:p>3.47059705498901</text:p>
          </table:table-cell>
          <table:table-cell office:value-type="float" office:value="64.18" calcext:value-type="float">
            <text:p>64.1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.81" calcext:value-type="float">
            <text:p>4.81</text:p>
          </table:table-cell>
          <table:table-cell office:value-type="float" office:value="3.46688453941491" calcext:value-type="float">
            <text:p>3.46688453941491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.45" calcext:value-type="float">
            <text:p>4.45</text:p>
          </table:table-cell>
          <table:table-cell office:value-type="float" office:value="3.46366185086854" calcext:value-type="float">
            <text:p>3.46366185086854</text:p>
          </table:table-cell>
          <table:table-cell office:value-type="float" office:value="65.19" calcext:value-type="float">
            <text:p>65.1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.79" calcext:value-type="float">
            <text:p>4.79</text:p>
          </table:table-cell>
          <table:table-cell office:value-type="float" office:value="3.46096383414653" calcext:value-type="float">
            <text:p>3.46096383414653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4.84" calcext:value-type="float">
            <text:p>4.84</text:p>
          </table:table-cell>
          <table:table-cell office:value-type="float" office:value="3.45994445599555" calcext:value-type="float">
            <text:p>3.45994445599555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.77" calcext:value-type="float">
            <text:p>4.77</text:p>
          </table:table-cell>
          <table:table-cell office:value-type="float" office:value="3.46187494482882" calcext:value-type="float">
            <text:p>3.46187494482882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.81" calcext:value-type="float">
            <text:p>4.81</text:p>
          </table:table-cell>
          <table:table-cell office:value-type="float" office:value="3.46513252448374" calcext:value-type="float">
            <text:p>3.46513252448374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.63" calcext:value-type="float">
            <text:p>4.63</text:p>
          </table:table-cell>
          <table:table-cell office:value-type="float" office:value="3.4666500041491" calcext:value-type="float">
            <text:p>3.4666500041491</text:p>
          </table:table-cell>
          <table:table-cell office:value-type="float" office:value="64.86" calcext:value-type="float">
            <text:p>64.8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.82" calcext:value-type="float">
            <text:p>4.82</text:p>
          </table:table-cell>
          <table:table-cell office:value-type="float" office:value="3.44234661729219" calcext:value-type="float">
            <text:p>3.44234661729219</text:p>
          </table:table-cell>
          <table:table-cell office:value-type="float" office:value="64.95" calcext:value-type="float">
            <text:p>64.9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.83" calcext:value-type="float">
            <text:p>4.83</text:p>
          </table:table-cell>
          <table:table-cell office:value-type="float" office:value="3.44084257288608" calcext:value-type="float">
            <text:p>3.44084257288608</text:p>
          </table:table-cell>
          <table:table-cell office:value-type="float" office:value="63.57" calcext:value-type="float">
            <text:p>63.5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.81" calcext:value-type="float">
            <text:p>4.81</text:p>
          </table:table-cell>
          <table:table-cell office:value-type="float" office:value="3.44124133003773" calcext:value-type="float">
            <text:p>3.44124133003773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.78" calcext:value-type="float">
            <text:p>4.78</text:p>
          </table:table-cell>
          <table:table-cell office:value-type="float" office:value="3.44178322325321" calcext:value-type="float">
            <text:p>3.44178322325321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.84" calcext:value-type="float">
            <text:p>4.84</text:p>
          </table:table-cell>
          <table:table-cell office:value-type="float" office:value="3.43658805460895" calcext:value-type="float">
            <text:p>3.43658805460895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.85" calcext:value-type="float">
            <text:p>4.85</text:p>
          </table:table-cell>
          <table:table-cell office:value-type="float" office:value="3.42029081944359" calcext:value-type="float">
            <text:p>3.42029081944359</text:p>
          </table:table-cell>
          <table:table-cell office:value-type="float" office:value="65.6" calcext:value-type="float">
            <text:p>65.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.85" calcext:value-type="float">
            <text:p>4.85</text:p>
          </table:table-cell>
          <table:table-cell office:value-type="float" office:value="3.42533384886561" calcext:value-type="float">
            <text:p>3.42533384886561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.77" calcext:value-type="float">
            <text:p>4.77</text:p>
          </table:table-cell>
          <table:table-cell office:value-type="float" office:value="3.43036624070724" calcext:value-type="float">
            <text:p>3.43036624070724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.8" calcext:value-type="float">
            <text:p>4.8</text:p>
          </table:table-cell>
          <table:table-cell office:value-type="float" office:value="3.42771716485573" calcext:value-type="float">
            <text:p>3.42771716485573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.8" calcext:value-type="float">
            <text:p>4.8</text:p>
          </table:table-cell>
          <table:table-cell office:value-type="float" office:value="3.42810728168262" calcext:value-type="float">
            <text:p>3.42810728168262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.86" calcext:value-type="float">
            <text:p>4.86</text:p>
          </table:table-cell>
          <table:table-cell office:value-type="float" office:value="3.42454937351986" calcext:value-type="float">
            <text:p>3.42454937351986</text:p>
          </table:table-cell>
          <table:table-cell office:value-type="float" office:value="64.31" calcext:value-type="float">
            <text:p>64.3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.8" calcext:value-type="float">
            <text:p>4.8</text:p>
          </table:table-cell>
          <table:table-cell office:value-type="float" office:value="3.42385469280009" calcext:value-type="float">
            <text:p>3.423854692800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.79" calcext:value-type="float">
            <text:p>4.79</text:p>
          </table:table-cell>
          <table:table-cell office:value-type="float" office:value="3.43123843349876" calcext:value-type="float">
            <text:p>3.43123843349876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.74" calcext:value-type="float">
            <text:p>4.74</text:p>
          </table:table-cell>
          <table:table-cell office:value-type="float" office:value="3.4336510581125" calcext:value-type="float">
            <text:p>3.4336510581125</text:p>
          </table:table-cell>
          <table:table-cell office:value-type="float" office:value="66.41" calcext:value-type="float">
            <text:p>66.4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.77" calcext:value-type="float">
            <text:p>4.77</text:p>
          </table:table-cell>
          <table:table-cell office:value-type="float" office:value="3.43047706429372" calcext:value-type="float">
            <text:p>3.43047706429372</text:p>
          </table:table-cell>
          <table:table-cell office:value-type="float" office:value="64.07" calcext:value-type="float">
            <text:p>64.0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.84" calcext:value-type="float">
            <text:p>4.84</text:p>
          </table:table-cell>
          <table:table-cell office:value-type="float" office:value="3.43416961529567" calcext:value-type="float">
            <text:p>3.43416961529567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.81" calcext:value-type="float">
            <text:p>4.81</text:p>
          </table:table-cell>
          <table:table-cell office:value-type="float" office:value="3.43603358090261" calcext:value-type="float">
            <text:p>3.43603358090261</text:p>
          </table:table-cell>
          <table:table-cell office:value-type="float" office:value="65.73" calcext:value-type="float">
            <text:p>65.7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.85" calcext:value-type="float">
            <text:p>4.85</text:p>
          </table:table-cell>
          <table:table-cell office:value-type="float" office:value="3.43423147588911" calcext:value-type="float">
            <text:p>3.43423147588911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.71" calcext:value-type="float">
            <text:p>4.71</text:p>
          </table:table-cell>
          <table:table-cell office:value-type="float" office:value="3.43472011230082" calcext:value-type="float">
            <text:p>3.43472011230082</text:p>
          </table:table-cell>
          <table:table-cell office:value-type="float" office:value="65.16" calcext:value-type="float">
            <text:p>65.1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.84" calcext:value-type="float">
            <text:p>4.84</text:p>
          </table:table-cell>
          <table:table-cell office:value-type="float" office:value="3.43351248409639" calcext:value-type="float">
            <text:p>3.43351248409639</text:p>
          </table:table-cell>
          <table:table-cell office:value-type="float" office:value="64.64" calcext:value-type="float">
            <text:p>64.6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.85" calcext:value-type="float">
            <text:p>4.85</text:p>
          </table:table-cell>
          <table:table-cell office:value-type="float" office:value="3.46067370489507" calcext:value-type="float">
            <text:p>3.46067370489507</text:p>
          </table:table-cell>
          <table:table-cell office:value-type="float" office:value="65.62" calcext:value-type="float">
            <text:p>65.6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.81" calcext:value-type="float">
            <text:p>4.81</text:p>
          </table:table-cell>
          <table:table-cell office:value-type="float" office:value="3.46590434417224" calcext:value-type="float">
            <text:p>3.46590434417224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.84" calcext:value-type="float">
            <text:p>4.84</text:p>
          </table:table-cell>
          <table:table-cell office:value-type="float" office:value="3.46423929798818" calcext:value-type="float">
            <text:p>3.46423929798818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.48" calcext:value-type="float">
            <text:p>4.48</text:p>
          </table:table-cell>
          <table:table-cell office:value-type="float" office:value="3.46542597875593" calcext:value-type="float">
            <text:p>3.46542597875593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.86" calcext:value-type="float">
            <text:p>4.86</text:p>
          </table:table-cell>
          <table:table-cell office:value-type="float" office:value="3.4708227901837" calcext:value-type="float">
            <text:p>3.4708227901837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.85" calcext:value-type="float">
            <text:p>4.85</text:p>
          </table:table-cell>
          <table:table-cell office:value-type="float" office:value="3.48909653174502" calcext:value-type="float">
            <text:p>3.48909653174502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.83" calcext:value-type="float">
            <text:p>4.83</text:p>
          </table:table-cell>
          <table:table-cell office:value-type="float" office:value="3.48768781186776" calcext:value-type="float">
            <text:p>3.48768781186776</text:p>
          </table:table-cell>
          <table:table-cell office:value-type="float" office:value="64.86" calcext:value-type="float">
            <text:p>64.8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.76" calcext:value-type="float">
            <text:p>4.76</text:p>
          </table:table-cell>
          <table:table-cell office:value-type="float" office:value="3.48287447186149" calcext:value-type="float">
            <text:p>3.48287447186149</text:p>
          </table:table-cell>
          <table:table-cell office:value-type="float" office:value="58.17" calcext:value-type="float">
            <text:p>58.1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.81" calcext:value-type="float">
            <text:p>4.81</text:p>
          </table:table-cell>
          <table:table-cell office:value-type="float" office:value="3.48312986444889" calcext:value-type="float">
            <text:p>3.48312986444889</text:p>
          </table:table-cell>
          <table:table-cell office:value-type="float" office:value="65.88" calcext:value-type="float">
            <text:p>65.8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.87" calcext:value-type="float">
            <text:p>4.87</text:p>
          </table:table-cell>
          <table:table-cell office:value-type="float" office:value="3.48589008731339" calcext:value-type="float">
            <text:p>3.48589008731339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.84" calcext:value-type="float">
            <text:p>4.84</text:p>
          </table:table-cell>
          <table:table-cell office:value-type="float" office:value="3.49468399106646" calcext:value-type="float">
            <text:p>3.49468399106646</text:p>
          </table:table-cell>
          <table:table-cell office:value-type="float" office:value="65.74" calcext:value-type="float">
            <text:p>65.7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.8" calcext:value-type="float">
            <text:p>4.8</text:p>
          </table:table-cell>
          <table:table-cell office:value-type="float" office:value="3.49581441154639" calcext:value-type="float">
            <text:p>3.49581441154639</text:p>
          </table:table-cell>
          <table:table-cell office:value-type="float" office:value="64.47" calcext:value-type="float">
            <text:p>64.4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.42" calcext:value-type="float">
            <text:p>4.42</text:p>
          </table:table-cell>
          <table:table-cell office:value-type="float" office:value="3.49075447805164" calcext:value-type="float">
            <text:p>3.49075447805164</text:p>
          </table:table-cell>
          <table:table-cell office:value-type="float" office:value="65.62" calcext:value-type="float">
            <text:p>65.6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.78" calcext:value-type="float">
            <text:p>4.78</text:p>
          </table:table-cell>
          <table:table-cell office:value-type="float" office:value="3.49418353080898" calcext:value-type="float">
            <text:p>3.49418353080898</text:p>
          </table:table-cell>
          <table:table-cell office:value-type="float" office:value="63.84" calcext:value-type="float">
            <text:p>63.8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.81" calcext:value-type="float">
            <text:p>4.81</text:p>
          </table:table-cell>
          <table:table-cell office:value-type="float" office:value="3.49791422583421" calcext:value-type="float">
            <text:p>3.49791422583421</text:p>
          </table:table-cell>
          <table:table-cell office:value-type="float" office:value="65.18" calcext:value-type="float">
            <text:p>65.18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.88" calcext:value-type="float">
            <text:p>4.88</text:p>
          </table:table-cell>
          <table:table-cell office:value-type="float" office:value="3.49577784566759" calcext:value-type="float">
            <text:p>3.49577784566759</text:p>
          </table:table-cell>
          <table:table-cell office:value-type="float" office:value="65.21" calcext:value-type="float">
            <text:p>65.2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.79" calcext:value-type="float">
            <text:p>4.79</text:p>
          </table:table-cell>
          <table:table-cell office:value-type="float" office:value="3.49132021563874" calcext:value-type="float">
            <text:p>3.49132021563874</text:p>
          </table:table-cell>
          <table:table-cell office:value-type="float" office:value="65.39" calcext:value-type="float">
            <text:p>65.3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.81" calcext:value-type="float">
            <text:p>4.81</text:p>
          </table:table-cell>
          <table:table-cell office:value-type="float" office:value="3.49316340277915" calcext:value-type="float">
            <text:p>3.49316340277915</text:p>
          </table:table-cell>
          <table:table-cell office:value-type="float" office:value="66.62" calcext:value-type="float">
            <text:p>66.6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.86" calcext:value-type="float">
            <text:p>4.86</text:p>
          </table:table-cell>
          <table:table-cell office:value-type="float" office:value="3.4910918064379" calcext:value-type="float">
            <text:p>3.4910918064379</text:p>
          </table:table-cell>
          <table:table-cell office:value-type="float" office:value="63.92" calcext:value-type="float">
            <text:p>63.9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.82" calcext:value-type="float">
            <text:p>4.82</text:p>
          </table:table-cell>
          <table:table-cell office:value-type="float" office:value="3.48808401265582" calcext:value-type="float">
            <text:p>3.48808401265582</text:p>
          </table:table-cell>
          <table:table-cell office:value-type="float" office:value="64.97" calcext:value-type="float">
            <text:p>64.9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.84" calcext:value-type="float">
            <text:p>4.84</text:p>
          </table:table-cell>
          <table:table-cell office:value-type="float" office:value="3.48350506734766" calcext:value-type="float">
            <text:p>3.48350506734766</text:p>
          </table:table-cell>
          <table:table-cell office:value-type="float" office:value="65.31" calcext:value-type="float">
            <text:p>65.3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.85" calcext:value-type="float">
            <text:p>4.85</text:p>
          </table:table-cell>
          <table:table-cell office:value-type="float" office:value="3.4837023922804" calcext:value-type="float">
            <text:p>3.4837023922804</text:p>
          </table:table-cell>
          <table:table-cell office:value-type="float" office:value="66.46" calcext:value-type="float">
            <text:p>66.4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.69" calcext:value-type="float">
            <text:p>4.69</text:p>
          </table:table-cell>
          <table:table-cell office:value-type="float" office:value="3.48303672713942" calcext:value-type="float">
            <text:p>3.48303672713942</text:p>
          </table:table-cell>
          <table:table-cell office:value-type="float" office:value="64.93" calcext:value-type="float">
            <text:p>64.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83" calcext:value-type="float">
            <text:p>4.83</text:p>
          </table:table-cell>
          <table:table-cell office:value-type="float" office:value="3.48570279814166" calcext:value-type="float">
            <text:p>3.48570279814166</text:p>
          </table:table-cell>
          <table:table-cell office:value-type="float" office:value="65.48" calcext:value-type="float">
            <text:p>65.4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.85" calcext:value-type="float">
            <text:p>4.85</text:p>
          </table:table-cell>
          <table:table-cell office:value-type="float" office:value="3.47790034953931" calcext:value-type="float">
            <text:p>3.47790034953931</text:p>
          </table:table-cell>
          <table:table-cell office:value-type="float" office:value="65.31" calcext:value-type="float">
            <text:p>65.3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.79" calcext:value-type="float">
            <text:p>4.79</text:p>
          </table:table-cell>
          <table:table-cell office:value-type="float" office:value="3.47994130161114" calcext:value-type="float">
            <text:p>3.47994130161114</text:p>
          </table:table-cell>
          <table:table-cell office:value-type="float" office:value="64.47" calcext:value-type="float">
            <text:p>64.4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.83" calcext:value-type="float">
            <text:p>4.83</text:p>
          </table:table-cell>
          <table:table-cell office:value-type="float" office:value="3.47881001305455" calcext:value-type="float">
            <text:p>3.47881001305455</text:p>
          </table:table-cell>
          <table:table-cell office:value-type="float" office:value="65.45" calcext:value-type="float">
            <text:p>65.4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.72" calcext:value-type="float">
            <text:p>4.72</text:p>
          </table:table-cell>
          <table:table-cell office:value-type="float" office:value="3.48248653768618" calcext:value-type="float">
            <text:p>3.48248653768618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.86" calcext:value-type="float">
            <text:p>4.86</text:p>
          </table:table-cell>
          <table:table-cell office:value-type="float" office:value="3.4840884267993" calcext:value-type="float">
            <text:p>3.4840884267993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.86" calcext:value-type="float">
            <text:p>4.86</text:p>
          </table:table-cell>
          <table:table-cell office:value-type="float" office:value="3.47839182894253" calcext:value-type="float">
            <text:p>3.47839182894253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.85" calcext:value-type="float">
            <text:p>4.85</text:p>
          </table:table-cell>
          <table:table-cell office:value-type="float" office:value="3.46914153861487" calcext:value-type="float">
            <text:p>3.46914153861487</text:p>
          </table:table-cell>
          <table:table-cell office:value-type="float" office:value="65.42" calcext:value-type="float">
            <text:p>65.4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.84" calcext:value-type="float">
            <text:p>4.84</text:p>
          </table:table-cell>
          <table:table-cell office:value-type="float" office:value="3.46938372900039" calcext:value-type="float">
            <text:p>3.46938372900039</text:p>
          </table:table-cell>
          <table:table-cell office:value-type="float" office:value="63.77" calcext:value-type="float">
            <text:p>63.7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.87" calcext:value-type="float">
            <text:p>4.87</text:p>
          </table:table-cell>
          <table:table-cell office:value-type="float" office:value="3.47638525237606" calcext:value-type="float">
            <text:p>3.47638525237606</text:p>
          </table:table-cell>
          <table:table-cell office:value-type="float" office:value="66.11" calcext:value-type="float">
            <text:p>66.1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.84" calcext:value-type="float">
            <text:p>4.84</text:p>
          </table:table-cell>
          <table:table-cell office:value-type="float" office:value="3.47359906151713" calcext:value-type="float">
            <text:p>3.47359906151713</text:p>
          </table:table-cell>
          <table:table-cell office:value-type="float" office:value="64.07" calcext:value-type="float">
            <text:p>64.0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.85" calcext:value-type="float">
            <text:p>4.85</text:p>
          </table:table-cell>
          <table:table-cell office:value-type="float" office:value="3.46658754317423" calcext:value-type="float">
            <text:p>3.4665875431742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.83" calcext:value-type="float">
            <text:p>4.83</text:p>
          </table:table-cell>
          <table:table-cell office:value-type="float" office:value="3.46620637944829" calcext:value-type="float">
            <text:p>3.46620637944829</text:p>
          </table:table-cell>
          <table:table-cell office:value-type="float" office:value="63.37" calcext:value-type="float">
            <text:p>63.3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.71" calcext:value-type="float">
            <text:p>4.71</text:p>
          </table:table-cell>
          <table:table-cell office:value-type="float" office:value="3.46998820463256" calcext:value-type="float">
            <text:p>3.46998820463256</text:p>
          </table:table-cell>
          <table:table-cell office:value-type="float" office:value="66.39" calcext:value-type="float">
            <text:p>66.39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.84" calcext:value-type="float">
            <text:p>4.84</text:p>
          </table:table-cell>
          <table:table-cell office:value-type="float" office:value="3.47145865392235" calcext:value-type="float">
            <text:p>3.47145865392235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.84" calcext:value-type="float">
            <text:p>4.84</text:p>
          </table:table-cell>
          <table:table-cell office:value-type="float" office:value="3.46828610823452" calcext:value-type="float">
            <text:p>3.46828610823452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.86" calcext:value-type="float">
            <text:p>4.86</text:p>
          </table:table-cell>
          <table:table-cell office:value-type="float" office:value="3.42542700296085" calcext:value-type="float">
            <text:p>3.42542700296085</text:p>
          </table:table-cell>
          <table:table-cell office:value-type="float" office:value="65.12" calcext:value-type="float">
            <text:p>65.1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.83" calcext:value-type="float">
            <text:p>4.83</text:p>
          </table:table-cell>
          <table:table-cell office:value-type="float" office:value="3.42917372714029" calcext:value-type="float">
            <text:p>3.42917372714029</text:p>
          </table:table-cell>
          <table:table-cell office:value-type="float" office:value="62.88" calcext:value-type="float">
            <text:p>62.8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.76" calcext:value-type="float">
            <text:p>3.76</text:p>
          </table:table-cell>
          <table:table-cell office:value-type="float" office:value="3.42742109954306" calcext:value-type="float">
            <text:p>3.42742109954306</text:p>
          </table:table-cell>
          <table:table-cell office:value-type="float" office:value="66.21" calcext:value-type="float">
            <text:p>66.2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.28" calcext:value-type="float">
            <text:p>4.28</text:p>
          </table:table-cell>
          <table:table-cell office:value-type="float" office:value="3.42769013311942" calcext:value-type="float">
            <text:p>3.42769013311942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.86" calcext:value-type="float">
            <text:p>4.86</text:p>
          </table:table-cell>
          <table:table-cell office:value-type="float" office:value="3.42588543408311" calcext:value-type="float">
            <text:p>3.42588543408311</text:p>
          </table:table-cell>
          <table:table-cell office:value-type="float" office:value="64.44" calcext:value-type="float">
            <text:p>64.4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.5" calcext:value-type="float">
            <text:p>4.5</text:p>
          </table:table-cell>
          <table:table-cell office:value-type="float" office:value="3.43169800039125" calcext:value-type="float">
            <text:p>3.43169800039125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.74" calcext:value-type="float">
            <text:p>4.74</text:p>
          </table:table-cell>
          <table:table-cell office:value-type="float" office:value="3.43024560544926" calcext:value-type="float">
            <text:p>3.43024560544926</text:p>
          </table:table-cell>
          <table:table-cell office:value-type="float" office:value="65.39" calcext:value-type="float">
            <text:p>65.3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.88" calcext:value-type="float">
            <text:p>4.88</text:p>
          </table:table-cell>
          <table:table-cell office:value-type="float" office:value="3.43146385013591" calcext:value-type="float">
            <text:p>3.43146385013591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.75" calcext:value-type="float">
            <text:p>4.75</text:p>
          </table:table-cell>
          <table:table-cell office:value-type="float" office:value="3.42266013791651" calcext:value-type="float">
            <text:p>3.42266013791651</text:p>
          </table:table-cell>
          <table:table-cell office:value-type="float" office:value="65.62" calcext:value-type="float">
            <text:p>65.6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.84" calcext:value-type="float">
            <text:p>4.84</text:p>
          </table:table-cell>
          <table:table-cell office:value-type="float" office:value="3.42211405803979" calcext:value-type="float">
            <text:p>3.42211405803979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.83" calcext:value-type="float">
            <text:p>4.83</text:p>
          </table:table-cell>
          <table:table-cell office:value-type="float" office:value="3.42716666989421" calcext:value-type="float">
            <text:p>3.42716666989421</text:p>
          </table:table-cell>
          <table:table-cell office:value-type="float" office:value="65.46" calcext:value-type="float">
            <text:p>65.4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.62" calcext:value-type="float">
            <text:p>4.62</text:p>
          </table:table-cell>
          <table:table-cell office:value-type="float" office:value="3.4321572691304" calcext:value-type="float">
            <text:p>3.4321572691304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.84" calcext:value-type="float">
            <text:p>4.84</text:p>
          </table:table-cell>
          <table:table-cell office:value-type="float" office:value="3.43634887276837" calcext:value-type="float">
            <text:p>3.43634887276837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.87" calcext:value-type="float">
            <text:p>4.87</text:p>
          </table:table-cell>
          <table:table-cell office:value-type="float" office:value="3.43422500854093" calcext:value-type="float">
            <text:p>3.43422500854093</text:p>
          </table:table-cell>
          <table:table-cell office:value-type="float" office:value="66.99" calcext:value-type="float">
            <text:p>66.9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.88" calcext:value-type="float">
            <text:p>4.88</text:p>
          </table:table-cell>
          <table:table-cell office:value-type="float" office:value="3.43649471482643" calcext:value-type="float">
            <text:p>3.43649471482643</text:p>
          </table:table-cell>
          <table:table-cell office:value-type="float" office:value="44.68" calcext:value-type="float">
            <text:p>44.6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.82" calcext:value-type="float">
            <text:p>4.82</text:p>
          </table:table-cell>
          <table:table-cell office:value-type="float" office:value="3.44217993852699" calcext:value-type="float">
            <text:p>3.44217993852699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.78" calcext:value-type="float">
            <text:p>4.78</text:p>
          </table:table-cell>
          <table:table-cell office:value-type="float" office:value="3.44351254857534" calcext:value-type="float">
            <text:p>3.44351254857534</text:p>
          </table:table-cell>
          <table:table-cell office:value-type="float" office:value="66.26" calcext:value-type="float">
            <text:p>66.2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.85" calcext:value-type="float">
            <text:p>4.85</text:p>
          </table:table-cell>
          <table:table-cell office:value-type="float" office:value="3.44227076232728" calcext:value-type="float">
            <text:p>3.44227076232728</text:p>
          </table:table-cell>
          <table:table-cell office:value-type="float" office:value="64.22" calcext:value-type="float">
            <text:p>64.2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.84" calcext:value-type="float">
            <text:p>4.84</text:p>
          </table:table-cell>
          <table:table-cell office:value-type="float" office:value="3.44016327534268" calcext:value-type="float">
            <text:p>3.44016327534268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.84" calcext:value-type="float">
            <text:p>4.84</text:p>
          </table:table-cell>
          <table:table-cell office:value-type="float" office:value="3.44323438295662" calcext:value-type="float">
            <text:p>3.44323438295662</text:p>
          </table:table-cell>
          <table:table-cell office:value-type="float" office:value="66.55" calcext:value-type="float">
            <text:p>66.5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.81" calcext:value-type="float">
            <text:p>4.81</text:p>
          </table:table-cell>
          <table:table-cell office:value-type="float" office:value="3.48755615159193" calcext:value-type="float">
            <text:p>3.48755615159193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.71" calcext:value-type="float">
            <text:p>4.71</text:p>
          </table:table-cell>
          <table:table-cell office:value-type="float" office:value="3.47893581973783" calcext:value-type="float">
            <text:p>3.47893581973783</text:p>
          </table:table-cell>
          <table:table-cell office:value-type="float" office:value="66.33" calcext:value-type="float">
            <text:p>66.3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.84" calcext:value-type="float">
            <text:p>4.84</text:p>
          </table:table-cell>
          <table:table-cell office:value-type="float" office:value="3.48203754998217" calcext:value-type="float">
            <text:p>3.48203754998217</text:p>
          </table:table-cell>
          <table:table-cell office:value-type="float" office:value="64.81" calcext:value-type="float">
            <text:p>64.8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.82" calcext:value-type="float">
            <text:p>4.82</text:p>
          </table:table-cell>
          <table:table-cell office:value-type="float" office:value="3.47698712633957" calcext:value-type="float">
            <text:p>3.47698712633957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.8" calcext:value-type="float">
            <text:p>4.8</text:p>
          </table:table-cell>
          <table:table-cell office:value-type="float" office:value="3.47715330158471" calcext:value-type="float">
            <text:p>3.47715330158471</text:p>
          </table:table-cell>
          <table:table-cell office:value-type="float" office:value="64.42" calcext:value-type="float">
            <text:p>64.4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.84" calcext:value-type="float">
            <text:p>4.84</text:p>
          </table:table-cell>
          <table:table-cell office:value-type="float" office:value="3.47536886556198" calcext:value-type="float">
            <text:p>3.47536886556198</text:p>
          </table:table-cell>
          <table:table-cell office:value-type="float" office:value="65.62" calcext:value-type="float">
            <text:p>65.6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.57" calcext:value-type="float">
            <text:p>4.57</text:p>
          </table:table-cell>
          <table:table-cell office:value-type="float" office:value="3.47337612906044" calcext:value-type="float">
            <text:p>3.47337612906044</text:p>
          </table:table-cell>
          <table:table-cell office:value-type="float" office:value="63.97" calcext:value-type="float">
            <text:p>63.9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.83" calcext:value-type="float">
            <text:p>4.83</text:p>
          </table:table-cell>
          <table:table-cell office:value-type="float" office:value="3.46915287260025" calcext:value-type="float">
            <text:p>3.46915287260025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.85" calcext:value-type="float">
            <text:p>4.85</text:p>
          </table:table-cell>
          <table:table-cell office:value-type="float" office:value="3.473158258214" calcext:value-type="float">
            <text:p>3.473158258214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.83" calcext:value-type="float">
            <text:p>4.83</text:p>
          </table:table-cell>
          <table:table-cell office:value-type="float" office:value="3.47474624965444" calcext:value-type="float">
            <text:p>3.47474624965444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.81" calcext:value-type="float">
            <text:p>4.81</text:p>
          </table:table-cell>
          <table:table-cell office:value-type="float" office:value="3.47324799180658" calcext:value-type="float">
            <text:p>3.47324799180658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.83" calcext:value-type="float">
            <text:p>4.83</text:p>
          </table:table-cell>
          <table:table-cell office:value-type="float" office:value="3.47295278000112" calcext:value-type="float">
            <text:p>3.47295278000112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.81" calcext:value-type="float">
            <text:p>4.81</text:p>
          </table:table-cell>
          <table:table-cell office:value-type="float" office:value="3.46856761930689" calcext:value-type="float">
            <text:p>3.46856761930689</text:p>
          </table:table-cell>
          <table:table-cell office:value-type="float" office:value="63.12" calcext:value-type="float">
            <text:p>63.1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.82" calcext:value-type="float">
            <text:p>4.82</text:p>
          </table:table-cell>
          <table:table-cell office:value-type="float" office:value="3.46988127231341" calcext:value-type="float">
            <text:p>3.46988127231341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81" calcext:value-type="float">
            <text:p>4.81</text:p>
          </table:table-cell>
          <table:table-cell office:value-type="float" office:value="3.46972856429415" calcext:value-type="float">
            <text:p>3.46972856429415</text:p>
          </table:table-cell>
          <table:table-cell office:value-type="float" office:value="65.72" calcext:value-type="float">
            <text:p>65.7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.6" calcext:value-type="float">
            <text:p>4.6</text:p>
          </table:table-cell>
          <table:table-cell office:value-type="float" office:value="3.47031435302462" calcext:value-type="float">
            <text:p>3.47031435302462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.86" calcext:value-type="float">
            <text:p>4.86</text:p>
          </table:table-cell>
          <table:table-cell office:value-type="float" office:value="3.46822115063004" calcext:value-type="float">
            <text:p>3.46822115063004</text:p>
          </table:table-cell>
          <table:table-cell office:value-type="float" office:value="65.42" calcext:value-type="float">
            <text:p>65.4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.84" calcext:value-type="float">
            <text:p>4.84</text:p>
          </table:table-cell>
          <table:table-cell office:value-type="float" office:value="3.47328164309922" calcext:value-type="float">
            <text:p>3.47328164309922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.87" calcext:value-type="float">
            <text:p>4.87</text:p>
          </table:table-cell>
          <table:table-cell office:value-type="float" office:value="3.47442502392118" calcext:value-type="float">
            <text:p>3.47442502392118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.82" calcext:value-type="float">
            <text:p>4.82</text:p>
          </table:table-cell>
          <table:table-cell office:value-type="float" office:value="3.47529039647339" calcext:value-type="float">
            <text:p>3.47529039647339</text:p>
          </table:table-cell>
          <table:table-cell office:value-type="float" office:value="61.12" calcext:value-type="float">
            <text:p>61.1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.67" calcext:value-type="float">
            <text:p>4.67</text:p>
          </table:table-cell>
          <table:table-cell office:value-type="float" office:value="3.47585502094333" calcext:value-type="float">
            <text:p>3.47585502094333</text:p>
          </table:table-cell>
          <table:table-cell office:value-type="float" office:value="65.74" calcext:value-type="float">
            <text:p>65.7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.88" calcext:value-type="float">
            <text:p>4.88</text:p>
          </table:table-cell>
          <table:table-cell office:value-type="float" office:value="3.48766997624831" calcext:value-type="float">
            <text:p>3.48766997624831</text:p>
          </table:table-cell>
          <table:table-cell office:value-type="float" office:value="64.37" calcext:value-type="float">
            <text:p>64.3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.84" calcext:value-type="float">
            <text:p>4.84</text:p>
          </table:table-cell>
          <table:table-cell office:value-type="float" office:value="3.4817701783178" calcext:value-type="float">
            <text:p>3.4817701783178</text:p>
          </table:table-cell>
          <table:table-cell office:value-type="float" office:value="60.13" calcext:value-type="float">
            <text:p>60.1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.83" calcext:value-type="float">
            <text:p>4.83</text:p>
          </table:table-cell>
          <table:table-cell office:value-type="float" office:value="3.44419161406697" calcext:value-type="float">
            <text:p>3.44419161406697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.81" calcext:value-type="float">
            <text:p>4.81</text:p>
          </table:table-cell>
          <table:table-cell office:value-type="float" office:value="3.44480997611681" calcext:value-type="float">
            <text:p>3.44480997611681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.77" calcext:value-type="float">
            <text:p>4.77</text:p>
          </table:table-cell>
          <table:table-cell office:value-type="float" office:value="3.41382062511202" calcext:value-type="float">
            <text:p>3.413820625112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.82" calcext:value-type="float">
            <text:p>4.82</text:p>
          </table:table-cell>
          <table:table-cell office:value-type="float" office:value="3.38137809951302" calcext:value-type="float">
            <text:p>3.38137809951302</text:p>
          </table:table-cell>
          <table:table-cell office:value-type="float" office:value="65.17" calcext:value-type="float">
            <text:p>65.1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.8" calcext:value-type="float">
            <text:p>4.8</text:p>
          </table:table-cell>
          <table:table-cell office:value-type="float" office:value="3.37245833146893" calcext:value-type="float">
            <text:p>3.37245833146893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.82" calcext:value-type="float">
            <text:p>4.82</text:p>
          </table:table-cell>
          <table:table-cell office:value-type="float" office:value="3.35908740674583" calcext:value-type="float">
            <text:p>3.35908740674583</text:p>
          </table:table-cell>
          <table:table-cell office:value-type="float" office:value="64.71" calcext:value-type="float">
            <text:p>64.7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.83" calcext:value-type="float">
            <text:p>4.83</text:p>
          </table:table-cell>
          <table:table-cell office:value-type="float" office:value="3.35364283038294" calcext:value-type="float">
            <text:p>3.35364283038294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.68" calcext:value-type="float">
            <text:p>3.68</text:p>
          </table:table-cell>
          <table:table-cell office:value-type="float" office:value="3.35386688256519" calcext:value-type="float">
            <text:p>3.35386688256519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.31" calcext:value-type="float">
            <text:p>4.31</text:p>
          </table:table-cell>
          <table:table-cell office:value-type="float" office:value="3.34811016910762" calcext:value-type="float">
            <text:p>3.34811016910762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.84" calcext:value-type="float">
            <text:p>4.84</text:p>
          </table:table-cell>
          <table:table-cell office:value-type="float" office:value="3.33980476457815" calcext:value-type="float">
            <text:p>3.3398047645781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.6" calcext:value-type="float">
            <text:p>4.6</text:p>
          </table:table-cell>
          <table:table-cell office:value-type="float" office:value="3.33573620422324" calcext:value-type="float">
            <text:p>3.33573620422324</text:p>
          </table:table-cell>
          <table:table-cell office:value-type="float" office:value="66.27" calcext:value-type="float">
            <text:p>66.2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.72" calcext:value-type="float">
            <text:p>4.72</text:p>
          </table:table-cell>
          <table:table-cell office:value-type="float" office:value="3.33060845146945" calcext:value-type="float">
            <text:p>3.33060845146945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.83" calcext:value-type="float">
            <text:p>4.83</text:p>
          </table:table-cell>
          <table:table-cell office:value-type="float" office:value="3.32910980825233" calcext:value-type="float">
            <text:p>3.32910980825233</text:p>
          </table:table-cell>
          <table:table-cell office:value-type="float" office:value="66.51" calcext:value-type="float">
            <text:p>66.5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.8" calcext:value-type="float">
            <text:p>4.8</text:p>
          </table:table-cell>
          <table:table-cell office:value-type="float" office:value="3.32499146516577" calcext:value-type="float">
            <text:p>3.32499146516577</text:p>
          </table:table-cell>
          <table:table-cell office:value-type="float" office:value="65.96" calcext:value-type="float">
            <text:p>65.9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.85" calcext:value-type="float">
            <text:p>4.85</text:p>
          </table:table-cell>
          <table:table-cell office:value-type="float" office:value="3.30975429262326" calcext:value-type="float">
            <text:p>3.30975429262326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.83" calcext:value-type="float">
            <text:p>4.83</text:p>
          </table:table-cell>
          <table:table-cell office:value-type="float" office:value="3.30760960828013" calcext:value-type="float">
            <text:p>3.30760960828013</text:p>
          </table:table-cell>
          <table:table-cell office:value-type="float" office:value="66.66" calcext:value-type="float">
            <text:p>66.6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.67" calcext:value-type="float">
            <text:p>4.67</text:p>
          </table:table-cell>
          <table:table-cell office:value-type="float" office:value="3.30182135701635" calcext:value-type="float">
            <text:p>3.30182135701635</text:p>
          </table:table-cell>
          <table:table-cell office:value-type="float" office:value="63.42" calcext:value-type="float">
            <text:p>63.4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.84" calcext:value-type="float">
            <text:p>4.84</text:p>
          </table:table-cell>
          <table:table-cell office:value-type="float" office:value="3.29906079935232" calcext:value-type="float">
            <text:p>3.29906079935232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.86" calcext:value-type="float">
            <text:p>4.86</text:p>
          </table:table-cell>
          <table:table-cell office:value-type="float" office:value="3.29125284260967" calcext:value-type="float">
            <text:p>3.29125284260967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.82" calcext:value-type="float">
            <text:p>4.82</text:p>
          </table:table-cell>
          <table:table-cell office:value-type="float" office:value="3.2876234729022" calcext:value-type="float">
            <text:p>3.2876234729022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4.8" calcext:value-type="float">
            <text:p>4.8</text:p>
          </table:table-cell>
          <table:table-cell office:value-type="float" office:value="3.32338266041033" calcext:value-type="float">
            <text:p>3.32338266041033</text:p>
          </table:table-cell>
          <table:table-cell office:value-type="float" office:value="64.11" calcext:value-type="float">
            <text:p>64.1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.74" calcext:value-type="float">
            <text:p>4.74</text:p>
          </table:table-cell>
          <table:table-cell office:value-type="float" office:value="3.3176255859458" calcext:value-type="float">
            <text:p>3.3176255859458</text:p>
          </table:table-cell>
          <table:table-cell office:value-type="float" office:value="64.94" calcext:value-type="float">
            <text:p>64.9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.85" calcext:value-type="float">
            <text:p>4.85</text:p>
          </table:table-cell>
          <table:table-cell office:value-type="float" office:value="3.34760151041389" calcext:value-type="float">
            <text:p>3.34760151041389</text:p>
          </table:table-cell>
          <table:table-cell office:value-type="float" office:value="64.73" calcext:value-type="float">
            <text:p>64.7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.68" calcext:value-type="float">
            <text:p>4.68</text:p>
          </table:table-cell>
          <table:table-cell office:value-type="float" office:value="3.37445216392985" calcext:value-type="float">
            <text:p>3.37445216392985</text:p>
          </table:table-cell>
          <table:table-cell office:value-type="float" office:value="66.38" calcext:value-type="float">
            <text:p>66.3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.58" calcext:value-type="float">
            <text:p>4.58</text:p>
          </table:table-cell>
          <table:table-cell office:value-type="float" office:value="3.38236765832853" calcext:value-type="float">
            <text:p>3.38236765832853</text:p>
          </table:table-cell>
          <table:table-cell office:value-type="float" office:value="64.83" calcext:value-type="float">
            <text:p>64.8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.44" calcext:value-type="float">
            <text:p>4.44</text:p>
          </table:table-cell>
          <table:table-cell office:value-type="float" office:value="3.39914478075403" calcext:value-type="float">
            <text:p>3.39914478075403</text:p>
          </table:table-cell>
          <table:table-cell office:value-type="float" office:value="64.88" calcext:value-type="float">
            <text:p>64.8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.63" calcext:value-type="float">
            <text:p>4.63</text:p>
          </table:table-cell>
          <table:table-cell office:value-type="float" office:value="3.39933900048685" calcext:value-type="float">
            <text:p>3.39933900048685</text:p>
          </table:table-cell>
          <table:table-cell office:value-type="float" office:value="66.16" calcext:value-type="float">
            <text:p>66.1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.81" calcext:value-type="float">
            <text:p>4.81</text:p>
          </table:table-cell>
          <table:table-cell office:value-type="float" office:value="3.39511305902689" calcext:value-type="float">
            <text:p>3.39511305902689</text:p>
          </table:table-cell>
          <table:table-cell office:value-type="float" office:value="63.85" calcext:value-type="float">
            <text:p>63.8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.85" calcext:value-type="float">
            <text:p>4.85</text:p>
          </table:table-cell>
          <table:table-cell office:value-type="float" office:value="3.3929949682312" calcext:value-type="float">
            <text:p>3.3929949682312</text:p>
          </table:table-cell>
          <table:table-cell office:value-type="float" office:value="62.13" calcext:value-type="float">
            <text:p>62.1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.83" calcext:value-type="float">
            <text:p>4.83</text:p>
          </table:table-cell>
          <table:table-cell office:value-type="float" office:value="3.39545964261694" calcext:value-type="float">
            <text:p>3.39545964261694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.38" calcext:value-type="float">
            <text:p>4.38</text:p>
          </table:table-cell>
          <table:table-cell office:value-type="float" office:value="3.39483881066873" calcext:value-type="float">
            <text:p>3.394838810668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.86" calcext:value-type="float">
            <text:p>4.86</text:p>
          </table:table-cell>
          <table:table-cell office:value-type="float" office:value="3.39424896961987" calcext:value-type="float">
            <text:p>3.39424896961987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.82" calcext:value-type="float">
            <text:p>4.82</text:p>
          </table:table-cell>
          <table:table-cell office:value-type="float" office:value="3.35855752322013" calcext:value-type="float">
            <text:p>3.35855752322013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.85" calcext:value-type="float">
            <text:p>4.85</text:p>
          </table:table-cell>
          <table:table-cell office:value-type="float" office:value="3.35046454370663" calcext:value-type="float">
            <text:p>3.35046454370663</text:p>
          </table:table-cell>
          <table:table-cell office:value-type="float" office:value="65.08" calcext:value-type="float">
            <text:p>65.0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.83" calcext:value-type="float">
            <text:p>4.83</text:p>
          </table:table-cell>
          <table:table-cell office:value-type="float" office:value="3.34920764520615" calcext:value-type="float">
            <text:p>3.34920764520615</text:p>
          </table:table-cell>
          <table:table-cell office:value-type="float" office:value="64.52" calcext:value-type="float">
            <text:p>64.5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.79" calcext:value-type="float">
            <text:p>4.79</text:p>
          </table:table-cell>
          <table:table-cell office:value-type="float" office:value="3.351549369942" calcext:value-type="float">
            <text:p>3.351549369942</text:p>
          </table:table-cell>
          <table:table-cell office:value-type="float" office:value="57.88" calcext:value-type="float">
            <text:p>57.8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.85" calcext:value-type="float">
            <text:p>4.85</text:p>
          </table:table-cell>
          <table:table-cell office:value-type="float" office:value="3.35569635373293" calcext:value-type="float">
            <text:p>3.35569635373293</text:p>
          </table:table-cell>
          <table:table-cell office:value-type="float" office:value="66.37" calcext:value-type="float">
            <text:p>66.3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.81" calcext:value-type="float">
            <text:p>4.81</text:p>
          </table:table-cell>
          <table:table-cell office:value-type="float" office:value="3.35497149100836" calcext:value-type="float">
            <text:p>3.35497149100836</text:p>
          </table:table-cell>
          <table:table-cell office:value-type="float" office:value="63.64" calcext:value-type="float">
            <text:p>63.6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.05" calcext:value-type="float">
            <text:p>4.05</text:p>
          </table:table-cell>
          <table:table-cell office:value-type="float" office:value="3.35827745183825" calcext:value-type="float">
            <text:p>3.35827745183825</text:p>
          </table:table-cell>
          <table:table-cell office:value-type="float" office:value="66.29" calcext:value-type="float">
            <text:p>66.29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.43" calcext:value-type="float">
            <text:p>4.43</text:p>
          </table:table-cell>
          <table:table-cell office:value-type="float" office:value="3.36432016060296" calcext:value-type="float">
            <text:p>3.36432016060296</text:p>
          </table:table-cell>
          <table:table-cell office:value-type="float" office:value="63.55" calcext:value-type="float">
            <text:p>63.5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.84" calcext:value-type="float">
            <text:p>4.84</text:p>
          </table:table-cell>
          <table:table-cell office:value-type="float" office:value="3.36260339316126" calcext:value-type="float">
            <text:p>3.36260339316126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85" calcext:value-type="float">
            <text:p>4.85</text:p>
          </table:table-cell>
          <table:table-cell office:value-type="float" office:value="3.36862056994551" calcext:value-type="float">
            <text:p>3.36862056994551</text:p>
          </table:table-cell>
          <table:table-cell office:value-type="float" office:value="66.22" calcext:value-type="float">
            <text:p>66.2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.84" calcext:value-type="float">
            <text:p>4.84</text:p>
          </table:table-cell>
          <table:table-cell office:value-type="float" office:value="3.37095471554266" calcext:value-type="float">
            <text:p>3.37095471554266</text:p>
          </table:table-cell>
          <table:table-cell office:value-type="float" office:value="66.09" calcext:value-type="float">
            <text:p>66.09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4.82" calcext:value-type="float">
            <text:p>4.82</text:p>
          </table:table-cell>
          <table:table-cell office:value-type="float" office:value="3.37689920710614" calcext:value-type="float">
            <text:p>3.37689920710614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.81" calcext:value-type="float">
            <text:p>4.81</text:p>
          </table:table-cell>
          <table:table-cell office:value-type="float" office:value="3.3777419716192" calcext:value-type="float">
            <text:p>3.3777419716192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.82" calcext:value-type="float">
            <text:p>4.82</text:p>
          </table:table-cell>
          <table:table-cell office:value-type="float" office:value="3.37804080665859" calcext:value-type="float">
            <text:p>3.37804080665859</text:p>
          </table:table-cell>
          <table:table-cell office:value-type="float" office:value="66.06" calcext:value-type="float">
            <text:p>66.0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.82" calcext:value-type="float">
            <text:p>4.82</text:p>
          </table:table-cell>
          <table:table-cell office:value-type="float" office:value="3.38356427336105" calcext:value-type="float">
            <text:p>3.38356427336105</text:p>
          </table:table-cell>
          <table:table-cell office:value-type="float" office:value="64.58" calcext:value-type="float">
            <text:p>64.5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.74" calcext:value-type="float">
            <text:p>4.74</text:p>
          </table:table-cell>
          <table:table-cell office:value-type="float" office:value="3.37795823748112" calcext:value-type="float">
            <text:p>3.37795823748112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.81" calcext:value-type="float">
            <text:p>4.81</text:p>
          </table:table-cell>
          <table:table-cell office:value-type="float" office:value="3.38805854890454" calcext:value-type="float">
            <text:p>3.38805854890454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4.8" calcext:value-type="float">
            <text:p>4.8</text:p>
          </table:table-cell>
          <table:table-cell office:value-type="float" office:value="3.39497414312356" calcext:value-type="float">
            <text:p>3.39497414312356</text:p>
          </table:table-cell>
          <table:table-cell office:value-type="float" office:value="63.64" calcext:value-type="float">
            <text:p>63.6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.86" calcext:value-type="float">
            <text:p>4.86</text:p>
          </table:table-cell>
          <table:table-cell office:value-type="float" office:value="3.39923100606622" calcext:value-type="float">
            <text:p>3.39923100606622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.83" calcext:value-type="float">
            <text:p>4.83</text:p>
          </table:table-cell>
          <table:table-cell office:value-type="float" office:value="3.40609178484058" calcext:value-type="float">
            <text:p>3.40609178484058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.28" calcext:value-type="float">
            <text:p>4.28</text:p>
          </table:table-cell>
          <table:table-cell office:value-type="float" office:value="3.44291556545543" calcext:value-type="float">
            <text:p>3.44291556545543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.81" calcext:value-type="float">
            <text:p>4.81</text:p>
          </table:table-cell>
          <table:table-cell office:value-type="float" office:value="3.45894079636298" calcext:value-type="float">
            <text:p>3.45894079636298</text:p>
          </table:table-cell>
          <table:table-cell office:value-type="float" office:value="65.87" calcext:value-type="float">
            <text:p>65.87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4.7" calcext:value-type="float">
            <text:p>4.7</text:p>
          </table:table-cell>
          <table:table-cell office:value-type="float" office:value="3.46212440911767" calcext:value-type="float">
            <text:p>3.46212440911767</text:p>
          </table:table-cell>
          <table:table-cell office:value-type="float" office:value="58.83" calcext:value-type="float">
            <text:p>58.8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.84" calcext:value-type="float">
            <text:p>4.84</text:p>
          </table:table-cell>
          <table:table-cell office:value-type="float" office:value="3.46188923161823" calcext:value-type="float">
            <text:p>3.46188923161823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.86" calcext:value-type="float">
            <text:p>4.86</text:p>
          </table:table-cell>
          <table:table-cell office:value-type="float" office:value="3.46070297261833" calcext:value-type="float">
            <text:p>3.46070297261833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.81" calcext:value-type="float">
            <text:p>4.81</text:p>
          </table:table-cell>
          <table:table-cell office:value-type="float" office:value="3.46206839796885" calcext:value-type="float">
            <text:p>3.46206839796885</text:p>
          </table:table-cell>
          <table:table-cell office:value-type="float" office:value="63.93" calcext:value-type="float">
            <text:p>63.93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4.78" calcext:value-type="float">
            <text:p>4.78</text:p>
          </table:table-cell>
          <table:table-cell office:value-type="float" office:value="3.46652909549323" calcext:value-type="float">
            <text:p>3.46652909549323</text:p>
          </table:table-cell>
          <table:table-cell office:value-type="float" office:value="66.01" calcext:value-type="float">
            <text:p>66.0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.84" calcext:value-type="float">
            <text:p>4.84</text:p>
          </table:table-cell>
          <table:table-cell office:value-type="float" office:value="3.46547880580357" calcext:value-type="float">
            <text:p>3.46547880580357</text:p>
          </table:table-cell>
          <table:table-cell office:value-type="float" office:value="64.53" calcext:value-type="float">
            <text:p>64.5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.84" calcext:value-type="float">
            <text:p>4.84</text:p>
          </table:table-cell>
          <table:table-cell office:value-type="float" office:value="3.47056403003732" calcext:value-type="float">
            <text:p>3.47056403003732</text:p>
          </table:table-cell>
          <table:table-cell office:value-type="float" office:value="42.58" calcext:value-type="float">
            <text:p>42.5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.84" calcext:value-type="float">
            <text:p>4.84</text:p>
          </table:table-cell>
          <table:table-cell office:value-type="float" office:value="3.47216459615709" calcext:value-type="float">
            <text:p>3.4721645961570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4.86" calcext:value-type="float">
            <text:p>4.86</text:p>
          </table:table-cell>
          <table:table-cell office:value-type="float" office:value="3.47116877343092" calcext:value-type="float">
            <text:p>3.47116877343092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.66" calcext:value-type="float">
            <text:p>4.66</text:p>
          </table:table-cell>
          <table:table-cell office:value-type="float" office:value="3.47242287634281" calcext:value-type="float">
            <text:p>3.47242287634281</text:p>
          </table:table-cell>
          <table:table-cell office:value-type="float" office:value="65.22" calcext:value-type="float">
            <text:p>65.2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.87" calcext:value-type="float">
            <text:p>4.87</text:p>
          </table:table-cell>
          <table:table-cell office:value-type="float" office:value="3.4688600778237" calcext:value-type="float">
            <text:p>3.4688600778237</text:p>
          </table:table-cell>
          <table:table-cell office:value-type="float" office:value="65.71" calcext:value-type="float">
            <text:p>65.7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.83" calcext:value-type="float">
            <text:p>4.83</text:p>
          </table:table-cell>
          <table:table-cell office:value-type="float" office:value="3.4670584913776" calcext:value-type="float">
            <text:p>3.4670584913776</text:p>
          </table:table-cell>
          <table:table-cell office:value-type="float" office:value="65.07" calcext:value-type="float">
            <text:p>65.0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.76" calcext:value-type="float">
            <text:p>4.76</text:p>
          </table:table-cell>
          <table:table-cell office:value-type="float" office:value="3.4659546081274" calcext:value-type="float">
            <text:p>3.4659546081274</text:p>
          </table:table-cell>
          <table:table-cell office:value-type="float" office:value="65.87" calcext:value-type="float">
            <text:p>65.8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.8" calcext:value-type="float">
            <text:p>4.8</text:p>
          </table:table-cell>
          <table:table-cell office:value-type="float" office:value="3.47526548867793" calcext:value-type="float">
            <text:p>3.4752654886779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4.73" calcext:value-type="float">
            <text:p>4.73</text:p>
          </table:table-cell>
          <table:table-cell office:value-type="float" office:value="3.4761793921677" calcext:value-type="float">
            <text:p>3.4761793921677</text:p>
          </table:table-cell>
          <table:table-cell office:value-type="float" office:value="66.66" calcext:value-type="float">
            <text:p>66.6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.84" calcext:value-type="float">
            <text:p>4.84</text:p>
          </table:table-cell>
          <table:table-cell office:value-type="float" office:value="3.47579986081234" calcext:value-type="float">
            <text:p>3.47579986081234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4.77" calcext:value-type="float">
            <text:p>4.77</text:p>
          </table:table-cell>
          <table:table-cell office:value-type="float" office:value="3.4731568202134" calcext:value-type="float">
            <text:p>3.4731568202134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.62" calcext:value-type="float">
            <text:p>4.62</text:p>
          </table:table-cell>
          <table:table-cell office:value-type="float" office:value="3.47280353955205" calcext:value-type="float">
            <text:p>3.47280353955205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.82" calcext:value-type="float">
            <text:p>4.82</text:p>
          </table:table-cell>
          <table:table-cell office:value-type="float" office:value="3.4788515628794" calcext:value-type="float">
            <text:p>3.4788515628794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4.76" calcext:value-type="float">
            <text:p>4.76</text:p>
          </table:table-cell>
          <table:table-cell office:value-type="float" office:value="3.47802609043639" calcext:value-type="float">
            <text:p>3.47802609043639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.8" calcext:value-type="float">
            <text:p>4.8</text:p>
          </table:table-cell>
          <table:table-cell office:value-type="float" office:value="3.48099156584674" calcext:value-type="float">
            <text:p>3.48099156584674</text:p>
          </table:table-cell>
          <table:table-cell office:value-type="float" office:value="66.16" calcext:value-type="float">
            <text:p>66.1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.82" calcext:value-type="float">
            <text:p>4.82</text:p>
          </table:table-cell>
          <table:table-cell office:value-type="float" office:value="3.48451594264424" calcext:value-type="float">
            <text:p>3.48451594264424</text:p>
          </table:table-cell>
          <table:table-cell office:value-type="float" office:value="65.18" calcext:value-type="float">
            <text:p>65.1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.84" calcext:value-type="float">
            <text:p>4.84</text:p>
          </table:table-cell>
          <table:table-cell office:value-type="float" office:value="3.48721095307281" calcext:value-type="float">
            <text:p>3.48721095307281</text:p>
          </table:table-cell>
          <table:table-cell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.75" calcext:value-type="float">
            <text:p>4.75</text:p>
          </table:table-cell>
          <table:table-cell office:value-type="float" office:value="3.48418176507784" calcext:value-type="float">
            <text:p>3.48418176507784</text:p>
          </table:table-cell>
          <table:table-cell office:value-type="float" office:value="64.55" calcext:value-type="float">
            <text:p>64.5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4.4" calcext:value-type="float">
            <text:p>4.4</text:p>
          </table:table-cell>
          <table:table-cell office:value-type="float" office:value="3.48169243145386" calcext:value-type="float">
            <text:p>3.48169243145386</text:p>
          </table:table-cell>
          <table:table-cell office:value-type="float" office:value="64.99" calcext:value-type="float">
            <text:p>64.99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.52" calcext:value-type="float">
            <text:p>3.52</text:p>
          </table:table-cell>
          <table:table-cell office:value-type="float" office:value="3.48311005066005" calcext:value-type="float">
            <text:p>3.48311005066005</text:p>
          </table:table-cell>
          <table:table-cell office:value-type="float" office:value="65.51" calcext:value-type="float">
            <text:p>65.5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.29" calcext:value-type="float">
            <text:p>4.29</text:p>
          </table:table-cell>
          <table:table-cell office:value-type="float" office:value="3.48472250193249" calcext:value-type="float">
            <text:p>3.48472250193249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.79" calcext:value-type="float">
            <text:p>4.79</text:p>
          </table:table-cell>
          <table:table-cell office:value-type="float" office:value="3.48172494598384" calcext:value-type="float">
            <text:p>3.48172494598384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.38" calcext:value-type="float">
            <text:p>4.38</text:p>
          </table:table-cell>
          <table:table-cell office:value-type="float" office:value="3.4453408243666" calcext:value-type="float">
            <text:p>3.4453408243666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.66" calcext:value-type="float">
            <text:p>4.66</text:p>
          </table:table-cell>
          <table:table-cell office:value-type="float" office:value="3.4320916919043" calcext:value-type="float">
            <text:p>3.4320916919043</text:p>
          </table:table-cell>
          <table:table-cell office:value-type="float" office:value="66.07" calcext:value-type="float">
            <text:p>66.0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4.82" calcext:value-type="float">
            <text:p>4.82</text:p>
          </table:table-cell>
          <table:table-cell office:value-type="float" office:value="3.43744214488711" calcext:value-type="float">
            <text:p>3.43744214488711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.78" calcext:value-type="float">
            <text:p>4.78</text:p>
          </table:table-cell>
          <table:table-cell office:value-type="float" office:value="3.44104313971034" calcext:value-type="float">
            <text:p>3.44104313971034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.85" calcext:value-type="float">
            <text:p>4.85</text:p>
          </table:table-cell>
          <table:table-cell office:value-type="float" office:value="3.44035529716027" calcext:value-type="float">
            <text:p>3.44035529716027</text:p>
          </table:table-cell>
          <table:table-cell office:value-type="float" office:value="64.09" calcext:value-type="float">
            <text:p>64.0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.66" calcext:value-type="float">
            <text:p>4.66</text:p>
          </table:table-cell>
          <table:table-cell office:value-type="float" office:value="3.43859277469077" calcext:value-type="float">
            <text:p>3.43859277469077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.83" calcext:value-type="float">
            <text:p>4.83</text:p>
          </table:table-cell>
          <table:table-cell office:value-type="float" office:value="3.43446080130464" calcext:value-type="float">
            <text:p>3.43446080130464</text:p>
          </table:table-cell>
          <table:table-cell office:value-type="float" office:value="65.87" calcext:value-type="float">
            <text:p>65.87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4.83" calcext:value-type="float">
            <text:p>4.83</text:p>
          </table:table-cell>
          <table:table-cell office:value-type="float" office:value="3.43464374930114" calcext:value-type="float">
            <text:p>3.43464374930114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.83" calcext:value-type="float">
            <text:p>4.83</text:p>
          </table:table-cell>
          <table:table-cell office:value-type="float" office:value="3.43559142524117" calcext:value-type="float">
            <text:p>3.43559142524117</text:p>
          </table:table-cell>
          <table:table-cell office:value-type="float" office:value="65.18" calcext:value-type="float">
            <text:p>65.1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.75" calcext:value-type="float">
            <text:p>4.75</text:p>
          </table:table-cell>
          <table:table-cell office:value-type="float" office:value="3.42883886749426" calcext:value-type="float">
            <text:p>3.42883886749426</text:p>
          </table:table-cell>
          <table:table-cell office:value-type="float" office:value="63.64" calcext:value-type="float">
            <text:p>63.6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.86" calcext:value-type="float">
            <text:p>4.86</text:p>
          </table:table-cell>
          <table:table-cell office:value-type="float" office:value="3.42255987291261" calcext:value-type="float">
            <text:p>3.42255987291261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.84" calcext:value-type="float">
            <text:p>4.84</text:p>
          </table:table-cell>
          <table:table-cell office:value-type="float" office:value="3.42422645869006" calcext:value-type="float">
            <text:p>3.42422645869006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.85" calcext:value-type="float">
            <text:p>4.85</text:p>
          </table:table-cell>
          <table:table-cell office:value-type="float" office:value="3.43055436447718" calcext:value-type="float">
            <text:p>3.43055436447718</text:p>
          </table:table-cell>
          <table:table-cell office:value-type="float" office:value="64.49" calcext:value-type="float">
            <text:p>64.4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.82" calcext:value-type="float">
            <text:p>4.82</text:p>
          </table:table-cell>
          <table:table-cell office:value-type="float" office:value="3.42767122516349" calcext:value-type="float">
            <text:p>3.42767122516349</text:p>
          </table:table-cell>
          <table:table-cell office:value-type="float" office:value="64.08" calcext:value-type="float">
            <text:p>64.0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.55" calcext:value-type="float">
            <text:p>4.55</text:p>
          </table:table-cell>
          <table:table-cell office:value-type="float" office:value="3.42745947030794" calcext:value-type="float">
            <text:p>3.42745947030794</text:p>
          </table:table-cell>
          <table:table-cell office:value-type="float" office:value="66.45" calcext:value-type="float">
            <text:p>66.4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.81" calcext:value-type="float">
            <text:p>4.81</text:p>
          </table:table-cell>
          <table:table-cell office:value-type="float" office:value="3.42635168517884" calcext:value-type="float">
            <text:p>3.426351685178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4.84" calcext:value-type="float">
            <text:p>4.84</text:p>
          </table:table-cell>
          <table:table-cell office:value-type="float" office:value="3.42474510911991" calcext:value-type="float">
            <text:p>3.42474510911991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.84" calcext:value-type="float">
            <text:p>4.84</text:p>
          </table:table-cell>
          <table:table-cell office:value-type="float" office:value="3.42669585764638" calcext:value-type="float">
            <text:p>3.42669585764638</text:p>
          </table:table-cell>
          <table:table-cell office:value-type="float" office:value="63.87" calcext:value-type="float">
            <text:p>63.8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.81" calcext:value-type="float">
            <text:p>4.81</text:p>
          </table:table-cell>
          <table:table-cell office:value-type="float" office:value="3.42723695983462" calcext:value-type="float">
            <text:p>3.42723695983462</text:p>
          </table:table-cell>
          <table:table-cell office:value-type="float" office:value="62.77" calcext:value-type="float">
            <text:p>62.7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.83" calcext:value-type="float">
            <text:p>4.83</text:p>
          </table:table-cell>
          <table:table-cell office:value-type="float" office:value="3.42553107298699" calcext:value-type="float">
            <text:p>3.42553107298699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.85" calcext:value-type="float">
            <text:p>4.85</text:p>
          </table:table-cell>
          <table:table-cell office:value-type="float" office:value="3.4598168797378" calcext:value-type="float">
            <text:p>3.4598168797378</text:p>
          </table:table-cell>
          <table:table-cell office:value-type="float" office:value="66.45" calcext:value-type="float">
            <text:p>66.4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.07" calcext:value-type="float">
            <text:p>3.07</text:p>
          </table:table-cell>
          <table:table-cell office:value-type="float" office:value="3.47385956917656" calcext:value-type="float">
            <text:p>3.47385956917656</text:p>
          </table:table-cell>
          <table:table-cell office:value-type="float" office:value="64.44" calcext:value-type="float">
            <text:p>64.4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.2" calcext:value-type="float">
            <text:p>4.2</text:p>
          </table:table-cell>
          <table:table-cell office:value-type="float" office:value="3.47560357407684" calcext:value-type="float">
            <text:p>3.47560357407684</text:p>
          </table:table-cell>
          <table:table-cell office:value-type="float" office:value="66.09" calcext:value-type="float">
            <text:p>66.0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.83" calcext:value-type="float">
            <text:p>4.83</text:p>
          </table:table-cell>
          <table:table-cell office:value-type="float" office:value="3.47871984757776" calcext:value-type="float">
            <text:p>3.47871984757776</text:p>
          </table:table-cell>
          <table:table-cell office:value-type="float" office:value="66.41" calcext:value-type="float">
            <text:p>66.4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.39" calcext:value-type="float">
            <text:p>4.39</text:p>
          </table:table-cell>
          <table:table-cell office:value-type="float" office:value="3.48096325397509" calcext:value-type="float">
            <text:p>3.48096325397509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.81" calcext:value-type="float">
            <text:p>4.81</text:p>
          </table:table-cell>
          <table:table-cell office:value-type="float" office:value="3.47835173240294" calcext:value-type="float">
            <text:p>3.47835173240294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.06" calcext:value-type="float">
            <text:p>3.06</text:p>
          </table:table-cell>
          <table:table-cell office:value-type="float" office:value="3.48257733227341" calcext:value-type="float">
            <text:p>3.48257733227341</text:p>
          </table:table-cell>
          <table:table-cell office:value-type="float" office:value="65.87" calcext:value-type="float">
            <text:p>65.8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.31" calcext:value-type="float">
            <text:p>2.31</text:p>
          </table:table-cell>
          <table:table-cell office:value-type="float" office:value="3.48186151364162" calcext:value-type="float">
            <text:p>3.48186151364162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.01" calcext:value-type="float">
            <text:p>3.01</text:p>
          </table:table-cell>
          <table:table-cell office:value-type="float" office:value="3.48617982405377" calcext:value-type="float">
            <text:p>3.48617982405377</text:p>
          </table:table-cell>
          <table:table-cell office:value-type="float" office:value="65.47" calcext:value-type="float">
            <text:p>65.4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.23" calcext:value-type="float">
            <text:p>4.23</text:p>
          </table:table-cell>
          <table:table-cell office:value-type="float" office:value="3.48939188192834" calcext:value-type="float">
            <text:p>3.48939188192834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.45" calcext:value-type="float">
            <text:p>2.45</text:p>
          </table:table-cell>
          <table:table-cell office:value-type="float" office:value="3.49261117298097" calcext:value-type="float">
            <text:p>3.49261117298097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.66" calcext:value-type="float">
            <text:p>4.66</text:p>
          </table:table-cell>
          <table:table-cell office:value-type="float" office:value="3.48718485936498" calcext:value-type="float">
            <text:p>3.48718485936498</text:p>
          </table:table-cell>
          <table:table-cell office:value-type="float" office:value="66.06" calcext:value-type="float">
            <text:p>66.0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.55" calcext:value-type="float">
            <text:p>3.55</text:p>
          </table:table-cell>
          <table:table-cell office:value-type="float" office:value="3.48364640412253" calcext:value-type="float">
            <text:p>3.48364640412253</text:p>
          </table:table-cell>
          <table:table-cell office:value-type="float" office:value="60.05" calcext:value-type="float">
            <text:p>60.0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.39" calcext:value-type="float">
            <text:p>2.39</text:p>
          </table:table-cell>
          <table:table-cell office:value-type="float" office:value="3.48386023938548" calcext:value-type="float">
            <text:p>3.48386023938548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.95" calcext:value-type="float">
            <text:p>2.95</text:p>
          </table:table-cell>
          <table:table-cell office:value-type="float" office:value="3.4823747858804" calcext:value-type="float">
            <text:p>3.4823747858804</text:p>
          </table:table-cell>
          <table:table-cell office:value-type="float" office:value="65.16" calcext:value-type="float">
            <text:p>65.1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.62" calcext:value-type="float">
            <text:p>2.62</text:p>
          </table:table-cell>
          <table:table-cell office:value-type="float" office:value="3.48984204242638" calcext:value-type="float">
            <text:p>3.48984204242638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.39" calcext:value-type="float">
            <text:p>3.39</text:p>
          </table:table-cell>
          <table:table-cell office:value-type="float" office:value="3.4922553776023" calcext:value-type="float">
            <text:p>3.4922553776023</text:p>
          </table:table-cell>
          <table:table-cell office:value-type="float" office:value="64.73" calcext:value-type="float">
            <text:p>64.7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.18" calcext:value-type="float">
            <text:p>4.18</text:p>
          </table:table-cell>
          <table:table-cell office:value-type="float" office:value="3.48722660948495" calcext:value-type="float">
            <text:p>3.48722660948495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.21" calcext:value-type="float">
            <text:p>4.21</text:p>
          </table:table-cell>
          <table:table-cell office:value-type="float" office:value="3.48981082793838" calcext:value-type="float">
            <text:p>3.48981082793838</text:p>
          </table:table-cell>
          <table:table-cell office:value-type="float" office:value="66.42" calcext:value-type="float">
            <text:p>66.4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.42" calcext:value-type="float">
            <text:p>3.42</text:p>
          </table:table-cell>
          <table:table-cell office:value-type="float" office:value="3.49499484933927" calcext:value-type="float">
            <text:p>3.49499484933927</text:p>
          </table:table-cell>
          <table:table-cell office:value-type="float" office:value="65.22" calcext:value-type="float">
            <text:p>65.2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.57" calcext:value-type="float">
            <text:p>4.57</text:p>
          </table:table-cell>
          <table:table-cell office:value-type="float" office:value="3.49822449200187" calcext:value-type="float">
            <text:p>3.4982244920018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.81" calcext:value-type="float">
            <text:p>4.81</text:p>
          </table:table-cell>
          <table:table-cell office:value-type="float" office:value="3.4952313425028" calcext:value-type="float">
            <text:p>3.4952313425028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.11" calcext:value-type="float">
            <text:p>3.11</text:p>
          </table:table-cell>
          <table:table-cell office:value-type="float" office:value="3.48684002420992" calcext:value-type="float">
            <text:p>3.48684002420992</text:p>
          </table:table-cell>
          <table:table-cell office:value-type="float" office:value="66.71" calcext:value-type="float">
            <text:p>66.7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.07" calcext:value-type="float">
            <text:p>3.07</text:p>
          </table:table-cell>
          <table:table-cell office:value-type="float" office:value="3.48595020372714" calcext:value-type="float">
            <text:p>3.48595020372714</text:p>
          </table:table-cell>
          <table:table-cell office:value-type="float" office:value="61.36" calcext:value-type="float">
            <text:p>61.3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.12" calcext:value-type="float">
            <text:p>3.12</text:p>
          </table:table-cell>
          <table:table-cell office:value-type="float" office:value="3.48667712455442" calcext:value-type="float">
            <text:p>3.48667712455442</text:p>
          </table:table-cell>
          <table:table-cell office:value-type="float" office:value="66.56" calcext:value-type="float">
            <text:p>66.5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.92" calcext:value-type="float">
            <text:p>3.92</text:p>
          </table:table-cell>
          <table:table-cell office:value-type="float" office:value="3.4877311691343" calcext:value-type="float">
            <text:p>3.4877311691343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.77" calcext:value-type="float">
            <text:p>4.77</text:p>
          </table:table-cell>
          <table:table-cell office:value-type="float" office:value="3.4830569739569" calcext:value-type="float">
            <text:p>3.4830569739569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.5" calcext:value-type="float">
            <text:p>3.5</text:p>
          </table:table-cell>
          <table:table-cell office:value-type="float" office:value="3.48161526606694" calcext:value-type="float">
            <text:p>3.48161526606694</text:p>
          </table:table-cell>
          <table:table-cell office:value-type="float" office:value="66.62" calcext:value-type="float">
            <text:p>66.6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.13" calcext:value-type="float">
            <text:p>2.13</text:p>
          </table:table-cell>
          <table:table-cell office:value-type="float" office:value="3.48023365992525" calcext:value-type="float">
            <text:p>3.48023365992525</text:p>
          </table:table-cell>
          <table:table-cell office:value-type="float" office:value="66.29" calcext:value-type="float">
            <text:p>66.2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.91" calcext:value-type="float">
            <text:p>3.91</text:p>
          </table:table-cell>
          <table:table-cell office:value-type="float" office:value="3.48402953219537" calcext:value-type="float">
            <text:p>3.48402953219537</text:p>
          </table:table-cell>
          <table:table-cell office:value-type="float" office:value="53.24" calcext:value-type="float">
            <text:p>53.2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.94" calcext:value-type="float">
            <text:p>2.94</text:p>
          </table:table-cell>
          <table:table-cell office:value-type="float" office:value="3.48301807135169" calcext:value-type="float">
            <text:p>3.48301807135169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.79" calcext:value-type="float">
            <text:p>2.79</text:p>
          </table:table-cell>
          <table:table-cell office:value-type="float" office:value="3.48801018950731" calcext:value-type="float">
            <text:p>3.48801018950731</text:p>
          </table:table-cell>
          <table:table-cell office:value-type="float" office:value="66.72" calcext:value-type="float">
            <text:p>66.7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.54" calcext:value-type="float">
            <text:p>2.54</text:p>
          </table:table-cell>
          <table:table-cell office:value-type="float" office:value="3.48971834922161" calcext:value-type="float">
            <text:p>3.48971834922161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/>
          <table:table-cell table:formula="of:=AVERAGE([.B2:.B1395])" office:value-type="float" office:value="4.55431133428983" calcext:value-type="float">
            <text:p>4.55431133428983</text:p>
          </table:table-cell>
          <table:table-cell table:formula="of:=AVERAGE([.C2:.C1395])" office:value-type="float" office:value="3.20371566745108" calcext:value-type="float">
            <text:p>3.20371566745108</text:p>
          </table:table-cell>
          <table:table-cell table:formula="of:=AVERAGE([.D2:.D1395])" office:value-type="float" office:value="63.6683572453371" calcext:value-type="float">
            <text:p>63.6683572453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4:57:46.561633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3:22:23.290324177</meta:creation-date>
    <dc:date>2020-09-29T15:19:27.786431453</dc:date>
    <meta:editing-duration>PT2H21M2S</meta:editing-duration>
    <meta:editing-cycles>5</meta:editing-cycles>
    <meta:generator>LibreOffice/6.4.5.2$Linux_X86_64 LibreOffice_project/40$Build-2</meta:generator>
    <meta:document-statistic meta:table-count="2" meta:cell-count="13953" meta:object-count="0"/>
  </office:meta>
</office:document-meta>
</file>